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3311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2.2874in"/>
    </style:style>
    <style:style style:name="co7" style:family="table-column">
      <style:table-column-properties fo:break-before="auto" style:column-width="2.2783in"/>
    </style:style>
    <style:style style:name="co8" style:family="table-column">
      <style:table-column-properties fo:break-before="auto" style:column-width="2.4839in"/>
    </style:style>
    <style:style style:name="co9" style:family="table-column">
      <style:table-column-properties fo:break-before="auto" style:column-width="1.7866in"/>
    </style:style>
    <style:style style:name="co10" style:family="table-column">
      <style:table-column-properties fo:break-before="auto" style:column-width="1.9752in"/>
    </style:style>
    <style:style style:name="co11" style:family="table-column">
      <style:table-column-properties fo:break-before="auto" style:column-width="1.8945in"/>
    </style:style>
    <style:style style:name="co12" style:family="table-column">
      <style:table-column-properties fo:break-before="auto" style:column-width="1.8492in"/>
    </style:style>
    <style:style style:name="co13" style:family="table-column">
      <style:table-column-properties fo:break-before="auto" style:column-width="1.4209in"/>
    </style:style>
    <style:style style:name="co14" style:family="table-column">
      <style:table-column-properties fo:break-before="auto" style:column-width="2.2339in"/>
    </style:style>
    <style:style style:name="co15" style:family="table-column">
      <style:table-column-properties fo:break-before="auto" style:column-width="1.948in"/>
    </style:style>
    <style:style style:name="co16" style:family="table-column">
      <style:table-column-properties fo:break-before="auto" style:column-width="2.0465in"/>
    </style:style>
    <style:style style:name="co17" style:family="table-column">
      <style:table-column-properties fo:break-before="auto" style:column-width="1.7244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1" number:language="en" number:country="GB">
      <number:number number:decimal-places="0" number:min-decimal-places="0" number:min-integer-digits="1"/>
    </number:number-style>
    <style:style style:name="ce14" style:family="table-cell" style:parent-style-name="Default" style:data-style-name="N10001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0001">
      <style:table-cell-properties style:text-align-source="fix" style:repeat-content="false" fo:border="0.51pt solid #000000"/>
      <style:paragraph-properties fo:text-align="center" fo:margin-left="0in"/>
    </style:style>
    <style:style style:name="ce3" style:family="table-cell" style:parent-style-name="Default" style:data-style-name="N10001">
      <style:table-cell-properties fo:background-color="#41190d" style:text-align-source="fix" style:repeat-content="false" fo:border="0.51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0.51pt solid #000000"/>
      <style:paragraph-properties fo:text-align="center" fo:margin-left="0in"/>
    </style:style>
    <style:style style:name="ce9" style:family="table-cell" style:parent-style-name="Default" style:data-style-name="N37">
      <style:table-cell-properties fo:background-color="#41190d" style:text-align-source="fix" style:repeat-content="false" fo:border="0.51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51pt solid #000000"/>
      <style:paragraph-properties fo:text-align="center" fo:margin-left="0in"/>
    </style:style>
    <style:style style:name="ce20" style:family="table-cell" style:parent-style-name="Default">
      <style:table-cell-properties fo:background-color="#41190d" style:text-align-source="fix" style:repeat-content="false" fo:border="0.51pt solid #000000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style:text-align-source="fix" style:repeat-content="false" fo:border="0.51pt solid #000000"/>
      <style:paragraph-properties fo:text-align="center" fo:margin-left="0in"/>
    </style:style>
    <style:style style:name="ce19" style:family="table-cell" style:parent-style-name="Default" style:data-style-name="N2">
      <style:table-cell-properties fo:background-color="#41190d" style:text-align-source="fix" style:repeat-content="false" fo:border="0.51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51pt solid #000000"/>
    </style:style>
    <style:style style:name="ce22" style:family="table-cell" style:parent-style-name="Default">
      <style:table-cell-properties fo:background-color="#41190d" fo:border="0.51pt solid #000000"/>
    </style:style>
    <style:style style:name="ce23" style:family="table-cell" style:parent-style-name="Default">
      <style:table-cell-properties fo:background-color="#41190d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4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6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18"/>
        <table:table-column table:style-name="co10" table:default-cell-style-name="ce18"/>
        <table:table-column table:style-name="co13" table:default-cell-style-name="ce18"/>
        <table:table-column table:style-name="co12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7"/>
        <table:table-column table:style-name="co18" table:number-columns-repeated="34" table:default-cell-style-name="ce7"/>
        <table:table-column table:style-name="co18" table:number-columns-repeated="7" table:default-cell-style-name="Default"/>
        <table:table-column table:style-name="co18" table:number-columns-repeated="16321"/>
        <table:table-row table:style-name="ro1">
          <table:table-cell table:style-name="ce14" office:value-type="string" calcext:value-type="string">
            <text:p>PARTICIPANT</text:p>
          </table:table-cell>
          <table:table-cell office:value-type="string" calcext:value-type="string">
            <text:p>SESSION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GENDER</text:p>
          </table:table-cell>
          <table:table-cell table:style-name="ce16" office:value-type="string" calcext:value-type="string">
            <text:p>AGE</text:p>
          </table:table-cell>
          <table:table-cell table:style-name="ce16" office:value-type="string" calcext:value-type="string">
            <text:p>DV_CAPTCHA_DECISION</text:p>
          </table:table-cell>
          <table:table-cell table:style-name="ce16" office:value-type="string" calcext:value-type="string">
            <text:p>dv_CAPTCHAS_ATTEMPTED</text:p>
          </table:table-cell>
          <table:table-cell table:style-name="ce16" office:value-type="string" calcext:value-type="string">
            <text:p>dv_CAPTCHAS_COMPLETED</text:p>
          </table:table-cell>
          <table:table-cell table:style-name="ce8" office:value-type="string" calcext:value-type="string">
            <text:p>DV_TOTAL_CAPTCHA_TIME</text:p>
          </table:table-cell>
          <table:table-cell table:style-name="ce8" office:value-type="string" calcext:value-type="string">
            <text:p>dv_MEAN_TIME_PER_CAPTCHA</text:p>
          </table:table-cell>
          <table:table-cell table:style-name="ce8" office:value-type="string" calcext:value-type="string">
            <text:p>IV_GATORS_pers_pos</text:p>
          </table:table-cell>
          <table:table-cell table:style-name="ce8" office:value-type="string" calcext:value-type="string">
            <text:p>IV_GATORS_soc_pos</text:p>
          </table:table-cell>
          <table:table-cell table:style-name="ce8" office:value-type="string" calcext:value-type="string">
            <text:p>IV_GATORS_pers_neg</text:p>
          </table:table-cell>
          <table:table-cell table:style-name="ce8" office:value-type="string" calcext:value-type="string">
            <text:p>IV_GATORS_soc_neg</text:p>
          </table:table-cell>
          <table:table-cell table:style-name="ce5" office:value-type="string" calcext:value-type="string">
            <text:p>IV_GATORS_pos</text:p>
          </table:table-cell>
          <table:table-cell table:style-name="ce5" office:value-type="string" calcext:value-type="string">
            <text:p>IV_GATORS_neg</text:p>
          </table:table-cell>
          <table:table-cell table:style-name="ce5" office:value-type="string" calcext:value-type="string">
            <text:p>IV_IDAQ</text:p>
          </table:table-cell>
          <table:table-cell table:style-name="ce5" office:value-type="string" calcext:value-type="string">
            <text:p>IV_EMPATHY</text:p>
          </table:table-cell>
          <table:table-cell table:style-name="ce5" office:value-type="string" calcext:value-type="string">
            <text:p>iv_MENTACY_BELIEF</text:p>
          </table:table-cell>
          <table:table-cell table:style-name="ce16" office:value-type="string" calcext:value-type="string">
            <text:p>iv_BELIEF_CONFIDENCE</text:p>
          </table:table-cell>
          <table:table-cell table:style-name="ce16" office:value-type="string" calcext:value-type="string">
            <text:p>IV_MENTACY_CONFIDENCE</text:p>
          </table:table-cell>
          <table:table-cell table:style-name="ce5" office:value-type="string" calcext:value-type="string">
            <text:p>GATORS_POS_1</text:p>
          </table:table-cell>
          <table:table-cell table:style-name="ce5" office:value-type="string" calcext:value-type="string">
            <text:p>GATORS_POS_2</text:p>
          </table:table-cell>
          <table:table-cell table:style-name="ce5" office:value-type="string" calcext:value-type="string">
            <text:p>GATORS_POS_3</text:p>
          </table:table-cell>
          <table:table-cell table:style-name="ce5" office:value-type="string" calcext:value-type="string">
            <text:p>GATORS_POS_4</text:p>
          </table:table-cell>
          <table:table-cell table:style-name="ce5" office:value-type="string" calcext:value-type="string">
            <text:p>GATORS_POS_5</text:p>
          </table:table-cell>
          <table:table-cell table:style-name="ce5" office:value-type="string" calcext:value-type="string">
            <text:p>GATORS_POS_6</text:p>
          </table:table-cell>
          <table:table-cell table:style-name="ce5" office:value-type="string" calcext:value-type="string">
            <text:p>GATORS_POS_7</text:p>
          </table:table-cell>
          <table:table-cell table:style-name="ce5" office:value-type="string" calcext:value-type="string">
            <text:p>GATORS_POS_8</text:p>
          </table:table-cell>
          <table:table-cell table:style-name="ce5" office:value-type="string" calcext:value-type="string">
            <text:p>GATORS_POS_9</text:p>
          </table:table-cell>
          <table:table-cell table:style-name="ce5" office:value-type="string" calcext:value-type="string">
            <text:p>GATORS_POS_10</text:p>
          </table:table-cell>
          <table:table-cell table:style-name="ce5" office:value-type="string" calcext:value-type="string">
            <text:p>GATORS_NEG_1</text:p>
          </table:table-cell>
          <table:table-cell table:style-name="ce5" office:value-type="string" calcext:value-type="string">
            <text:p>GATORS_NEG_2</text:p>
          </table:table-cell>
          <table:table-cell table:style-name="ce5" office:value-type="string" calcext:value-type="string">
            <text:p>GATORS_NEG_3</text:p>
          </table:table-cell>
          <table:table-cell table:style-name="ce5" office:value-type="string" calcext:value-type="string">
            <text:p>GATORS_NEG_4</text:p>
          </table:table-cell>
          <table:table-cell table:style-name="ce5" office:value-type="string" calcext:value-type="string">
            <text:p>GATORS_NEG_5</text:p>
          </table:table-cell>
          <table:table-cell table:style-name="ce5" office:value-type="string" calcext:value-type="string">
            <text:p>GATORS_NEG_6</text:p>
          </table:table-cell>
          <table:table-cell table:style-name="ce5" office:value-type="string" calcext:value-type="string">
            <text:p>GATORS_NEG_7</text:p>
          </table:table-cell>
          <table:table-cell table:style-name="ce5" office:value-type="string" calcext:value-type="string">
            <text:p>GATORS_NEG_8</text:p>
          </table:table-cell>
          <table:table-cell table:style-name="ce5" office:value-type="string" calcext:value-type="string">
            <text:p>GATORS_NEG_9</text:p>
          </table:table-cell>
          <table:table-cell table:style-name="ce5" office:value-type="string" calcext:value-type="string">
            <text:p>GATORS_NEG_10</text:p>
          </table:table-cell>
          <table:table-cell table:style-name="ce5" office:value-type="string" calcext:value-type="string">
            <text:p>IDAQ_1</text:p>
          </table:table-cell>
          <table:table-cell table:style-name="ce5" office:value-type="string" calcext:value-type="string">
            <text:p>IDAQ_2</text:p>
          </table:table-cell>
          <table:table-cell table:style-name="ce5" office:value-type="string" calcext:value-type="string">
            <text:p>IDAQ_3</text:p>
          </table:table-cell>
          <table:table-cell table:style-name="ce5" office:value-type="string" calcext:value-type="string">
            <text:p>IDAQ_4</text:p>
          </table:table-cell>
          <table:table-cell table:style-name="ce5" office:value-type="string" calcext:value-type="string">
            <text:p>IDAQ_5</text:p>
          </table:table-cell>
          <table:table-cell table:style-name="ce5" office:value-type="string" calcext:value-type="string">
            <text:p>IDAQ_6</text:p>
          </table:table-cell>
          <table:table-cell table:style-name="ce5" office:value-type="string" calcext:value-type="string">
            <text:p>IDAQ_7</text:p>
          </table:table-cell>
          <table:table-cell table:style-name="ce5" office:value-type="string" calcext:value-type="string">
            <text:p>IDAQ_8</text:p>
          </table:table-cell>
          <table:table-cell table:style-name="ce5" office:value-type="string" calcext:value-type="string">
            <text:p>IDAQ_9</text:p>
          </table:table-cell>
          <table:table-cell table:style-name="ce5" office:value-type="string" calcext:value-type="string">
            <text:p>IDAQ_10</text:p>
          </table:table-cell>
          <table:table-cell table:style-name="ce5" office:value-type="string" calcext:value-type="string">
            <text:p>IDAQ_11</text:p>
          </table:table-cell>
          <table:table-cell table:style-name="ce5" office:value-type="string" calcext:value-type="string">
            <text:p>IDAQ_12</text:p>
          </table:table-cell>
          <table:table-cell table:style-name="ce5" office:value-type="string" calcext:value-type="string">
            <text:p>IDAQ_13</text:p>
          </table:table-cell>
          <table:table-cell table:style-name="ce5" office:value-type="string" calcext:value-type="string">
            <text:p>IDAQ_14</text:p>
          </table:table-cell>
          <table:table-cell table:style-name="ce5" office:value-type="string" calcext:value-type="string">
            <text:p>IDAQ_15</text:p>
          </table:table-cell>
          <table:table-cell table:number-columns-repeated="7"/>
          <table:table-cell table:style-name="ce5" table:number-columns-repeated="163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date" office:date-value="2025-01-12" calcext:value-type="date">
            <text:p>01/12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AVERAGE([.K2:.L2])" office:value-type="float" office:value="21.5" calcext:value-type="float">
            <text:p>21.5</text:p>
          </table:table-cell>
          <table:table-cell table:formula="of:=AVERAGE([.M2:.N2])" office:value-type="float" office:value="-19.5" calcext:value-type="float">
            <text:p>-19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2]=1; RANDBETWEEN(1; 4); RANDBETWEEN(4; 7))" office:value-type="float" office:value="3" calcext:value-type="float">
            <text:p>3</text:p>
          </table:table-cell>
          <table:table-cell table:formula="of:=[.S2]*[.T2]" office:value-type="float" office:value="3" calcext:value-type="float">
            <text:p>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17" office:value-type="date" office:date-value="2025-01-14" calcext:value-type="date">
            <text:p>01/14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AVERAGE([.K3:.L3])" office:value-type="float" office:value="21" calcext:value-type="float">
            <text:p>21</text:p>
          </table:table-cell>
          <table:table-cell table:formula="of:=AVERAGE([.M3:.N3])" office:value-type="float" office:value="-20.5" calcext:value-type="float">
            <text:p>-2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S3]=1; RANDBETWEEN(1; 4); RANDBETWEEN(4; 7))" office:value-type="float" office:value="1" calcext:value-type="float">
            <text:p>1</text:p>
          </table:table-cell>
          <table:table-cell table:formula="of:=[.S3]*[.T3]" office:value-type="float" office:value="1" calcext:value-type="float">
            <text:p>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date" office:date-value="2025-01-15" calcext:value-type="date">
            <text:p>01/15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AVERAGE([.K4:.L4])" office:value-type="float" office:value="18.5" calcext:value-type="float">
            <text:p>18.5</text:p>
          </table:table-cell>
          <table:table-cell table:formula="of:=AVERAGE([.M4:.N4])" office:value-type="float" office:value="-14.5" calcext:value-type="float">
            <text:p>-1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4]=1; RANDBETWEEN(1; 4); RANDBETWEEN(4; 7))" office:value-type="float" office:value="5" calcext:value-type="float">
            <text:p>5</text:p>
          </table:table-cell>
          <table:table-cell table:formula="of:=[.S4]*[.T4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date" office:date-value="2025-01-16" calcext:value-type="date">
            <text:p>01/16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AVERAGE([.K5:.L5])" office:value-type="float" office:value="30" calcext:value-type="float">
            <text:p>30</text:p>
          </table:table-cell>
          <table:table-cell table:formula="of:=AVERAGE([.M5:.N5])" office:value-type="float" office:value="-21.5" calcext:value-type="float">
            <text:p>-21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5]=1; RANDBETWEEN(1; 4); RANDBETWEEN(4; 7))" office:value-type="float" office:value="4" calcext:value-type="float">
            <text:p>4</text:p>
          </table:table-cell>
          <table:table-cell table:formula="of:=[.S5]*[.T5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table:style-name="ce17" office:value-type="date" office:date-value="2025-01-17" calcext:value-type="date">
            <text:p>01/17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AVERAGE([.K6:.L6])" office:value-type="float" office:value="17" calcext:value-type="float">
            <text:p>17</text:p>
          </table:table-cell>
          <table:table-cell table:formula="of:=AVERAGE([.M6:.N6])" office:value-type="float" office:value="-21.5" calcext:value-type="float">
            <text:p>-21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S6]=1; RANDBETWEEN(1; 4); RANDBETWEEN(4; 7))" office:value-type="float" office:value="3" calcext:value-type="float">
            <text:p>3</text:p>
          </table:table-cell>
          <table:table-cell table:formula="of:=[.S6]*[.T6]" office:value-type="float" office:value="3" calcext:value-type="float">
            <text:p>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9" calcext:value-type="float">
            <text:p>9</text:p>
          </table:table-cell>
          <table:table-cell table:style-name="ce17" office:value-type="date" office:date-value="2025-01-19" calcext:value-type="date">
            <text:p>01/19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AVERAGE([.K7:.L7])" office:value-type="float" office:value="22" calcext:value-type="float">
            <text:p>22</text:p>
          </table:table-cell>
          <table:table-cell table:formula="of:=AVERAGE([.M7:.N7])" office:value-type="float" office:value="-12" calcext:value-type="float">
            <text:p>-1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S7]=1; RANDBETWEEN(1; 4); RANDBETWEEN(4; 7))" office:value-type="float" office:value="1" calcext:value-type="float">
            <text:p>1</text:p>
          </table:table-cell>
          <table:table-cell table:formula="of:=[.S7]*[.T7]" office:value-type="float" office:value="1" calcext:value-type="float">
            <text:p>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11" calcext:value-type="float">
            <text:p>11</text:p>
          </table:table-cell>
          <table:table-cell table:style-name="ce17" office:value-type="date" office:date-value="2025-01-21" calcext:value-type="date">
            <text:p>01/21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AVERAGE([.K8:.L8])" office:value-type="float" office:value="18.5" calcext:value-type="float">
            <text:p>18.5</text:p>
          </table:table-cell>
          <table:table-cell table:formula="of:=AVERAGE([.M8:.N8])" office:value-type="float" office:value="-28.5" calcext:value-type="float">
            <text:p>-28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8]=1; RANDBETWEEN(1; 4); RANDBETWEEN(4; 7))" office:value-type="float" office:value="7" calcext:value-type="float">
            <text:p>7</text:p>
          </table:table-cell>
          <table:table-cell table:formula="of:=[.S8]*[.T8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13" calcext:value-type="float">
            <text:p>13</text:p>
          </table:table-cell>
          <table:table-cell table:style-name="ce17" office:value-type="date" office:date-value="2025-01-23" calcext:value-type="date">
            <text:p>01/23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AVERAGE([.K9:.L9])" office:value-type="float" office:value="12.5" calcext:value-type="float">
            <text:p>12.5</text:p>
          </table:table-cell>
          <table:table-cell table:formula="of:=AVERAGE([.M9:.N9])" office:value-type="float" office:value="-11.5" calcext:value-type="float">
            <text:p>-11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9]=1; RANDBETWEEN(1; 4); RANDBETWEEN(4; 7))" office:value-type="float" office:value="5" calcext:value-type="float">
            <text:p>5</text:p>
          </table:table-cell>
          <table:table-cell table:formula="of:=[.S9]*[.T9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17" calcext:value-type="float">
            <text:p>17</text:p>
          </table:table-cell>
          <table:table-cell table:style-name="ce17" office:value-type="date" office:date-value="2025-01-27" calcext:value-type="date">
            <text:p>01/27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AVERAGE([.K10:.L10])" office:value-type="float" office:value="22.5" calcext:value-type="float">
            <text:p>22.5</text:p>
          </table:table-cell>
          <table:table-cell table:formula="of:=AVERAGE([.M10:.N10])" office:value-type="float" office:value="-21.5" calcext:value-type="float">
            <text:p>-21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0]=1; RANDBETWEEN(1; 4); RANDBETWEEN(4; 7))" office:value-type="float" office:value="6" calcext:value-type="float">
            <text:p>6</text:p>
          </table:table-cell>
          <table:table-cell table:formula="of:=[.S10]*[.T10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 office:value-type="float" office:value="18" calcext:value-type="float">
            <text:p>18</text:p>
          </table:table-cell>
          <table:table-cell table:style-name="ce17" office:value-type="date" office:date-value="2025-01-28" calcext:value-type="date">
            <text:p>01/28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AVERAGE([.K11:.L11])" office:value-type="float" office:value="20" calcext:value-type="float">
            <text:p>20</text:p>
          </table:table-cell>
          <table:table-cell table:formula="of:=AVERAGE([.M11:.N11])" office:value-type="float" office:value="-24.5" calcext:value-type="float">
            <text:p>-2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1]=1; RANDBETWEEN(1; 4); RANDBETWEEN(4; 7))" office:value-type="float" office:value="6" calcext:value-type="float">
            <text:p>6</text:p>
          </table:table-cell>
          <table:table-cell table:formula="of:=[.S11]*[.T11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19" calcext:value-type="float">
            <text:p>19</text:p>
          </table:table-cell>
          <table:table-cell table:style-name="ce17" office:value-type="date" office:date-value="2025-01-29" calcext:value-type="date">
            <text:p>01/29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AVERAGE([.K12:.L12])" office:value-type="float" office:value="26.5" calcext:value-type="float">
            <text:p>26.5</text:p>
          </table:table-cell>
          <table:table-cell table:formula="of:=AVERAGE([.M12:.N12])" office:value-type="float" office:value="-17.5" calcext:value-type="float">
            <text:p>-17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2]=1; RANDBETWEEN(1; 4); RANDBETWEEN(4; 7))" office:value-type="float" office:value="5" calcext:value-type="float">
            <text:p>5</text:p>
          </table:table-cell>
          <table:table-cell table:formula="of:=[.S12]*[.T12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date" office:date-value="2025-01-30" calcext:value-type="date">
            <text:p>01/30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AVERAGE([.K13:.L13])" office:value-type="float" office:value="17" calcext:value-type="float">
            <text:p>17</text:p>
          </table:table-cell>
          <table:table-cell table:formula="of:=AVERAGE([.M13:.N13])" office:value-type="float" office:value="-19.5" calcext:value-type="float">
            <text:p>-19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3]=1; RANDBETWEEN(1; 4); RANDBETWEEN(4; 7))" office:value-type="float" office:value="4" calcext:value-type="float">
            <text:p>4</text:p>
          </table:table-cell>
          <table:table-cell table:formula="of:=[.S13]*[.T13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5" office:value-type="float" office:value="23" calcext:value-type="float">
            <text:p>23</text:p>
          </table:table-cell>
          <table:table-cell table:style-name="ce17" office:value-type="date" office:date-value="2025-02-02" calcext:value-type="date">
            <text:p>02/02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AVERAGE([.K14:.L14])" office:value-type="float" office:value="21" calcext:value-type="float">
            <text:p>21</text:p>
          </table:table-cell>
          <table:table-cell table:formula="of:=AVERAGE([.M14:.N14])" office:value-type="float" office:value="-23.5" calcext:value-type="float">
            <text:p>-23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4]=1; RANDBETWEEN(1; 4); RANDBETWEEN(4; 7))" office:value-type="float" office:value="5" calcext:value-type="float">
            <text:p>5</text:p>
          </table:table-cell>
          <table:table-cell table:formula="of:=[.S14]*[.T14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5" office:value-type="float" office:value="24" calcext:value-type="float">
            <text:p>24</text:p>
          </table:table-cell>
          <table:table-cell table:style-name="ce17" office:value-type="date" office:date-value="2025-02-03" calcext:value-type="date">
            <text:p>02/03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AVERAGE([.K15:.L15])" office:value-type="float" office:value="12" calcext:value-type="float">
            <text:p>12</text:p>
          </table:table-cell>
          <table:table-cell table:formula="of:=AVERAGE([.M15:.N15])" office:value-type="float" office:value="-10.5" calcext:value-type="float">
            <text:p>-10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15]=1; RANDBETWEEN(1; 4); RANDBETWEEN(4; 7))" office:value-type="float" office:value="2" calcext:value-type="float">
            <text:p>2</text:p>
          </table:table-cell>
          <table:table-cell table:formula="of:=[.S15]*[.T15]" office:value-type="float" office:value="2" calcext:value-type="float">
            <text:p>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5" office:value-type="float" office:value="26" calcext:value-type="float">
            <text:p>26</text:p>
          </table:table-cell>
          <table:table-cell table:style-name="ce17" office:value-type="date" office:date-value="2025-02-05" calcext:value-type="date">
            <text:p>02/05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AVERAGE([.K16:.L16])" office:value-type="float" office:value="18.5" calcext:value-type="float">
            <text:p>18.5</text:p>
          </table:table-cell>
          <table:table-cell table:formula="of:=AVERAGE([.M16:.N16])" office:value-type="float" office:value="-32" calcext:value-type="float">
            <text:p>-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6]=1; RANDBETWEEN(1; 4); RANDBETWEEN(4; 7))" office:value-type="float" office:value="7" calcext:value-type="float">
            <text:p>7</text:p>
          </table:table-cell>
          <table:table-cell table:formula="of:=[.S16]*[.T16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" office:value-type="float" office:value="27" calcext:value-type="float">
            <text:p>27</text:p>
          </table:table-cell>
          <table:table-cell table:style-name="ce17" office:value-type="date" office:date-value="2025-02-06" calcext:value-type="date">
            <text:p>02/06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AVERAGE([.K17:.L17])" office:value-type="float" office:value="25.5" calcext:value-type="float">
            <text:p>25.5</text:p>
          </table:table-cell>
          <table:table-cell table:formula="of:=AVERAGE([.M17:.N17])" office:value-type="float" office:value="-30" calcext:value-type="float">
            <text:p>-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7]=1; RANDBETWEEN(1; 4); RANDBETWEEN(4; 7))" office:value-type="float" office:value="6" calcext:value-type="float">
            <text:p>6</text:p>
          </table:table-cell>
          <table:table-cell table:formula="of:=[.S17]*[.T17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5" office:value-type="float" office:value="28" calcext:value-type="float">
            <text:p>28</text:p>
          </table:table-cell>
          <table:table-cell table:style-name="ce17" office:value-type="date" office:date-value="2025-02-07" calcext:value-type="date">
            <text:p>02/07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AVERAGE([.K18:.L18])" office:value-type="float" office:value="17.5" calcext:value-type="float">
            <text:p>17.5</text:p>
          </table:table-cell>
          <table:table-cell table:formula="of:=AVERAGE([.M18:.N18])"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S18]=1; RANDBETWEEN(1; 4); RANDBETWEEN(4; 7))" office:value-type="float" office:value="3" calcext:value-type="float">
            <text:p>3</text:p>
          </table:table-cell>
          <table:table-cell table:formula="of:=[.S18]*[.T18]" office:value-type="float" office:value="3" calcext:value-type="float">
            <text:p>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5" office:value-type="float" office:value="29" calcext:value-type="float">
            <text:p>29</text:p>
          </table:table-cell>
          <table:table-cell table:style-name="ce17" office:value-type="date" office:date-value="2025-02-08" calcext:value-type="date">
            <text:p>02/08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AVERAGE([.K19:.L19])" office:value-type="float" office:value="31.5" calcext:value-type="float">
            <text:p>31.5</text:p>
          </table:table-cell>
          <table:table-cell table:formula="of:=AVERAGE([.M19:.N19])" office:value-type="float" office:value="-23.5" calcext:value-type="float">
            <text:p>-2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9]=1; RANDBETWEEN(1; 4); RANDBETWEEN(4; 7))" office:value-type="float" office:value="6" calcext:value-type="float">
            <text:p>6</text:p>
          </table:table-cell>
          <table:table-cell table:formula="of:=[.S19]*[.T19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5" office:value-type="float" office:value="31" calcext:value-type="float">
            <text:p>31</text:p>
          </table:table-cell>
          <table:table-cell table:style-name="ce17" office:value-type="date" office:date-value="2025-02-10" calcext:value-type="date">
            <text:p>02/10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AVERAGE([.K20:.L20])" office:value-type="float" office:value="10" calcext:value-type="float">
            <text:p>10</text:p>
          </table:table-cell>
          <table:table-cell table:formula="of:=AVERAGE([.M20:.N20])" office:value-type="float" office:value="-23.5" calcext:value-type="float">
            <text:p>-23.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S20]=1; RANDBETWEEN(1; 4); RANDBETWEEN(4; 7))" office:value-type="float" office:value="4" calcext:value-type="float">
            <text:p>4</text:p>
          </table:table-cell>
          <table:table-cell table:formula="of:=[.S20]*[.T20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5" office:value-type="float" office:value="38" calcext:value-type="float">
            <text:p>38</text:p>
          </table:table-cell>
          <table:table-cell table:style-name="ce17" office:value-type="date" office:date-value="2025-02-17" calcext:value-type="date">
            <text:p>02/17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AVERAGE([.K21:.L21])" office:value-type="float" office:value="29.5" calcext:value-type="float">
            <text:p>29.5</text:p>
          </table:table-cell>
          <table:table-cell table:formula="of:=AVERAGE([.M21:.N21])" office:value-type="float" office:value="-11.5" calcext:value-type="float">
            <text:p>-11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21]=1; RANDBETWEEN(1; 4); RANDBETWEEN(4; 7))" office:value-type="float" office:value="5" calcext:value-type="float">
            <text:p>5</text:p>
          </table:table-cell>
          <table:table-cell table:formula="of:=[.S21]*[.T21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5" office:value-type="float" office:value="43" calcext:value-type="float">
            <text:p>43</text:p>
          </table:table-cell>
          <table:table-cell table:style-name="ce17" office:value-type="date" office:date-value="2025-02-22" calcext:value-type="date">
            <text:p>02/22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AVERAGE([.K22:.L22])" office:value-type="float" office:value="20" calcext:value-type="float">
            <text:p>20</text:p>
          </table:table-cell>
          <table:table-cell table:formula="of:=AVERAGE([.M22:.N22])" office:value-type="float" office:value="-27.5" calcext:value-type="float">
            <text:p>-27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22]=1; RANDBETWEEN(1; 4); RANDBETWEEN(4; 7))" office:value-type="float" office:value="5" calcext:value-type="float">
            <text:p>5</text:p>
          </table:table-cell>
          <table:table-cell table:formula="of:=[.S22]*[.T22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5" office:value-type="float" office:value="45" calcext:value-type="float">
            <text:p>45</text:p>
          </table:table-cell>
          <table:table-cell table:style-name="ce17" office:value-type="date" office:date-value="2025-02-24" calcext:value-type="date">
            <text:p>02/24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AVERAGE([.K23:.L23])" office:value-type="float" office:value="26" calcext:value-type="float">
            <text:p>26</text:p>
          </table:table-cell>
          <table:table-cell table:formula="of:=AVERAGE([.M23:.N23])" office:value-type="float" office:value="-24" calcext:value-type="float">
            <text:p>-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23]=1; RANDBETWEEN(1; 4); RANDBETWEEN(4; 7))" office:value-type="float" office:value="4" calcext:value-type="float">
            <text:p>4</text:p>
          </table:table-cell>
          <table:table-cell table:formula="of:=[.S23]*[.T23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" office:value-type="float" office:value="51" calcext:value-type="float">
            <text:p>51</text:p>
          </table:table-cell>
          <table:table-cell table:style-name="ce17" office:value-type="date" office:date-value="2025-03-02" calcext:value-type="date">
            <text:p>03/02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AVERAGE([.K24:.L24])" office:value-type="float" office:value="25.5" calcext:value-type="float">
            <text:p>25.5</text:p>
          </table:table-cell>
          <table:table-cell table:formula="of:=AVERAGE([.M24:.N24])" office:value-type="float" office:value="-30.5" calcext:value-type="float">
            <text:p>-3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24]=1; RANDBETWEEN(1; 4); RANDBETWEEN(4; 7))" office:value-type="float" office:value="6" calcext:value-type="float">
            <text:p>6</text:p>
          </table:table-cell>
          <table:table-cell table:formula="of:=[.S24]*[.T24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5" office:value-type="float" office:value="58" calcext:value-type="float">
            <text:p>58</text:p>
          </table:table-cell>
          <table:table-cell table:style-name="ce17" office:value-type="date" office:date-value="2025-03-09" calcext:value-type="date">
            <text:p>03/09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25:.L25])" office:value-type="float" office:value="15.5" calcext:value-type="float">
            <text:p>15.5</text:p>
          </table:table-cell>
          <table:table-cell table:formula="of:=AVERAGE([.M25:.N25])"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25]=1; RANDBETWEEN(1; 4); RANDBETWEEN(4; 7))" office:value-type="float" office:value="5" calcext:value-type="float">
            <text:p>5</text:p>
          </table:table-cell>
          <table:table-cell table:formula="of:=[.S25]*[.T25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5" office:value-type="float" office:value="62" calcext:value-type="float">
            <text:p>62</text:p>
          </table:table-cell>
          <table:table-cell table:style-name="ce17" office:value-type="date" office:date-value="2025-03-13" calcext:value-type="date">
            <text:p>03/13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AVERAGE([.K26:.L26])" office:value-type="float" office:value="23" calcext:value-type="float">
            <text:p>23</text:p>
          </table:table-cell>
          <table:table-cell table:formula="of:=AVERAGE([.M26:.N26])"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26]=1; RANDBETWEEN(1; 4); RANDBETWEEN(4; 7))" office:value-type="float" office:value="7" calcext:value-type="float">
            <text:p>7</text:p>
          </table:table-cell>
          <table:table-cell table:formula="of:=[.S26]*[.T26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5" office:value-type="float" office:value="63" calcext:value-type="float">
            <text:p>63</text:p>
          </table:table-cell>
          <table:table-cell table:style-name="ce17" office:value-type="date" office:date-value="2025-03-14" calcext:value-type="date">
            <text:p>03/14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27:.L27])" office:value-type="float" office:value="26.5" calcext:value-type="float">
            <text:p>26.5</text:p>
          </table:table-cell>
          <table:table-cell table:formula="of:=AVERAGE([.M27:.N27])" office:value-type="float" office:value="-20.5" calcext:value-type="float">
            <text:p>-20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27]=1; RANDBETWEEN(1; 4); RANDBETWEEN(4; 7))" office:value-type="float" office:value="3" calcext:value-type="float">
            <text:p>3</text:p>
          </table:table-cell>
          <table:table-cell table:formula="of:=[.S27]*[.T27]" office:value-type="float" office:value="3" calcext:value-type="float">
            <text:p>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5" office:value-type="float" office:value="64" calcext:value-type="float">
            <text:p>64</text:p>
          </table:table-cell>
          <table:table-cell table:style-name="ce17" office:value-type="date" office:date-value="2025-03-15" calcext:value-type="date">
            <text:p>03/15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28:.L28])" office:value-type="float" office:value="16" calcext:value-type="float">
            <text:p>16</text:p>
          </table:table-cell>
          <table:table-cell table:formula="of:=AVERAGE([.M28:.N28])" office:value-type="float" office:value="-24" calcext:value-type="float">
            <text:p>-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28]=1; RANDBETWEEN(1; 4); RANDBETWEEN(4; 7))" office:value-type="float" office:value="7" calcext:value-type="float">
            <text:p>7</text:p>
          </table:table-cell>
          <table:table-cell table:formula="of:=[.S28]*[.T28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5" office:value-type="float" office:value="65" calcext:value-type="float">
            <text:p>65</text:p>
          </table:table-cell>
          <table:table-cell table:style-name="ce17" office:value-type="date" office:date-value="2025-03-16" calcext:value-type="date">
            <text:p>03/16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AVERAGE([.K29:.L29])" office:value-type="float" office:value="32" calcext:value-type="float">
            <text:p>32</text:p>
          </table:table-cell>
          <table:table-cell table:formula="of:=AVERAGE([.M29:.N29])" office:value-type="float" office:value="-20.5" calcext:value-type="float">
            <text:p>-2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S29]=1; RANDBETWEEN(1; 4); RANDBETWEEN(4; 7))" office:value-type="float" office:value="3" calcext:value-type="float">
            <text:p>3</text:p>
          </table:table-cell>
          <table:table-cell table:formula="of:=[.S29]*[.T29]" office:value-type="float" office:value="3" calcext:value-type="float">
            <text:p>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5" office:value-type="float" office:value="71" calcext:value-type="float">
            <text:p>71</text:p>
          </table:table-cell>
          <table:table-cell table:style-name="ce17" office:value-type="date" office:date-value="2025-03-22" calcext:value-type="date">
            <text:p>03/22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30:.L30])" office:value-type="float" office:value="18" calcext:value-type="float">
            <text:p>18</text:p>
          </table:table-cell>
          <table:table-cell table:formula="of:=AVERAGE([.M30:.N30])" office:value-type="float" office:value="-18" calcext:value-type="float">
            <text:p>-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S30]=1; RANDBETWEEN(1; 4); RANDBETWEEN(4; 7))" office:value-type="float" office:value="1" calcext:value-type="float">
            <text:p>1</text:p>
          </table:table-cell>
          <table:table-cell table:formula="of:=[.S30]*[.T30]" office:value-type="float" office:value="1" calcext:value-type="float">
            <text:p>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5" office:value-type="float" office:value="72" calcext:value-type="float">
            <text:p>72</text:p>
          </table:table-cell>
          <table:table-cell table:style-name="ce17" office:value-type="date" office:date-value="2025-03-23" calcext:value-type="date">
            <text:p>03/23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AVERAGE([.K31:.L31])" office:value-type="float" office:value="18" calcext:value-type="float">
            <text:p>18</text:p>
          </table:table-cell>
          <table:table-cell table:formula="of:=AVERAGE([.M31:.N31])" office:value-type="float" office:value="-24.5" calcext:value-type="float">
            <text:p>-24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31]=1; RANDBETWEEN(1; 4); RANDBETWEEN(4; 7))" office:value-type="float" office:value="7" calcext:value-type="float">
            <text:p>7</text:p>
          </table:table-cell>
          <table:table-cell table:formula="of:=[.S31]*[.T31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5" office:value-type="float" office:value="75" calcext:value-type="float">
            <text:p>75</text:p>
          </table:table-cell>
          <table:table-cell table:style-name="ce17" office:value-type="date" office:date-value="2025-03-26" calcext:value-type="date">
            <text:p>03/26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AVERAGE([.K32:.L32])" office:value-type="float" office:value="11" calcext:value-type="float">
            <text:p>11</text:p>
          </table:table-cell>
          <table:table-cell table:formula="of:=AVERAGE([.M32:.N32])" office:value-type="float" office:value="-20.5" calcext:value-type="float">
            <text:p>-2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32]=1; RANDBETWEEN(1; 4); RANDBETWEEN(4; 7))" office:value-type="float" office:value="3" calcext:value-type="float">
            <text:p>3</text:p>
          </table:table-cell>
          <table:table-cell table:formula="of:=[.S32]*[.T32]" office:value-type="float" office:value="3" calcext:value-type="float">
            <text:p>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5" office:value-type="float" office:value="76" calcext:value-type="float">
            <text:p>76</text:p>
          </table:table-cell>
          <table:table-cell table:style-name="ce17" office:value-type="date" office:date-value="2025-03-27" calcext:value-type="date">
            <text:p>03/27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33:.L33])" office:value-type="float" office:value="24.5" calcext:value-type="float">
            <text:p>24.5</text:p>
          </table:table-cell>
          <table:table-cell table:formula="of:=AVERAGE([.M33:.N33])" office:value-type="float" office:value="-16" calcext:value-type="float">
            <text:p>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S33]=1; RANDBETWEEN(1; 4); RANDBETWEEN(4; 7))" office:value-type="float" office:value="1" calcext:value-type="float">
            <text:p>1</text:p>
          </table:table-cell>
          <table:table-cell table:formula="of:=[.S33]*[.T33]" office:value-type="float" office:value="1" calcext:value-type="float">
            <text:p>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5" office:value-type="float" office:value="82" calcext:value-type="float">
            <text:p>82</text:p>
          </table:table-cell>
          <table:table-cell table:style-name="ce17" office:value-type="date" office:date-value="2025-04-02" calcext:value-type="date">
            <text:p>04/02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AVERAGE([.K34:.L34])" office:value-type="float" office:value="19.5" calcext:value-type="float">
            <text:p>19.5</text:p>
          </table:table-cell>
          <table:table-cell table:formula="of:=AVERAGE([.M34:.N34])"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34]=1; RANDBETWEEN(1; 4); RANDBETWEEN(4; 7))" office:value-type="float" office:value="4" calcext:value-type="float">
            <text:p>4</text:p>
          </table:table-cell>
          <table:table-cell table:formula="of:=[.S34]*[.T34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5" office:value-type="float" office:value="88" calcext:value-type="float">
            <text:p>88</text:p>
          </table:table-cell>
          <table:table-cell table:style-name="ce17" office:value-type="date" office:date-value="2025-04-08" calcext:value-type="date">
            <text:p>04/08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AVERAGE([.K35:.L35])" office:value-type="float" office:value="28.5" calcext:value-type="float">
            <text:p>28.5</text:p>
          </table:table-cell>
          <table:table-cell table:formula="of:=AVERAGE([.M35:.N35])" office:value-type="float" office:value="-14.5" calcext:value-type="float">
            <text:p>-1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35]=1; RANDBETWEEN(1; 4); RANDBETWEEN(4; 7))" office:value-type="float" office:value="5" calcext:value-type="float">
            <text:p>5</text:p>
          </table:table-cell>
          <table:table-cell table:formula="of:=[.S35]*[.T35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5" office:value-type="float" office:value="89" calcext:value-type="float">
            <text:p>89</text:p>
          </table:table-cell>
          <table:table-cell table:style-name="ce17" office:value-type="date" office:date-value="2025-04-09" calcext:value-type="date">
            <text:p>04/09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AVERAGE([.K36:.L36])" office:value-type="float" office:value="24.5" calcext:value-type="float">
            <text:p>24.5</text:p>
          </table:table-cell>
          <table:table-cell table:formula="of:=AVERAGE([.M36:.N36])" office:value-type="float" office:value="-22" calcext:value-type="float">
            <text:p>-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36]=1; RANDBETWEEN(1; 4); RANDBETWEEN(4; 7))" office:value-type="float" office:value="7" calcext:value-type="float">
            <text:p>7</text:p>
          </table:table-cell>
          <table:table-cell table:formula="of:=[.S36]*[.T36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5" office:value-type="float" office:value="90" calcext:value-type="float">
            <text:p>90</text:p>
          </table:table-cell>
          <table:table-cell table:style-name="ce17" office:value-type="date" office:date-value="2025-04-10" calcext:value-type="date">
            <text:p>04/10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AVERAGE([.K37:.L37])" office:value-type="float" office:value="15.5" calcext:value-type="float">
            <text:p>15.5</text:p>
          </table:table-cell>
          <table:table-cell table:formula="of:=AVERAGE([.M37:.N37])" office:value-type="float" office:value="-31.5" calcext:value-type="float">
            <text:p>-31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37]=1; RANDBETWEEN(1; 4); RANDBETWEEN(4; 7))" office:value-type="float" office:value="5" calcext:value-type="float">
            <text:p>5</text:p>
          </table:table-cell>
          <table:table-cell table:formula="of:=[.S37]*[.T37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5" office:value-type="float" office:value="92" calcext:value-type="float">
            <text:p>92</text:p>
          </table:table-cell>
          <table:table-cell table:style-name="ce17" office:value-type="date" office:date-value="2025-04-12" calcext:value-type="date">
            <text:p>04/12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AVERAGE([.K38:.L38])" office:value-type="float" office:value="22.5" calcext:value-type="float">
            <text:p>22.5</text:p>
          </table:table-cell>
          <table:table-cell table:formula="of:=AVERAGE([.M38:.N38])" office:value-type="float" office:value="-19.5" calcext:value-type="float">
            <text:p>-19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38]=1; RANDBETWEEN(1; 4); RANDBETWEEN(4; 7))" office:value-type="float" office:value="7" calcext:value-type="float">
            <text:p>7</text:p>
          </table:table-cell>
          <table:table-cell table:formula="of:=[.S38]*[.T38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5" office:value-type="float" office:value="93" calcext:value-type="float">
            <text:p>93</text:p>
          </table:table-cell>
          <table:table-cell table:style-name="ce17" office:value-type="date" office:date-value="2025-04-13" calcext:value-type="date">
            <text:p>04/13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AVERAGE([.K39:.L39])" office:value-type="float" office:value="12.5" calcext:value-type="float">
            <text:p>12.5</text:p>
          </table:table-cell>
          <table:table-cell table:formula="of:=AVERAGE([.M39:.N39])"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39]=1; RANDBETWEEN(1; 4); RANDBETWEEN(4; 7))" office:value-type="float" office:value="4" calcext:value-type="float">
            <text:p>4</text:p>
          </table:table-cell>
          <table:table-cell table:formula="of:=[.S39]*[.T39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5" office:value-type="float" office:value="98" calcext:value-type="float">
            <text:p>98</text:p>
          </table:table-cell>
          <table:table-cell table:style-name="ce17" office:value-type="date" office:date-value="2025-04-18" calcext:value-type="date">
            <text:p>04/18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AVERAGE([.K40:.L40])" office:value-type="float" office:value="25.5" calcext:value-type="float">
            <text:p>25.5</text:p>
          </table:table-cell>
          <table:table-cell table:formula="of:=AVERAGE([.M40:.N40])" office:value-type="float" office:value="-14.5" calcext:value-type="float">
            <text:p>-1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40]=1; RANDBETWEEN(1; 4); RANDBETWEEN(4; 7))" office:value-type="float" office:value="7" calcext:value-type="float">
            <text:p>7</text:p>
          </table:table-cell>
          <table:table-cell table:formula="of:=[.S40]*[.T40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5" office:value-type="float" office:value="101" calcext:value-type="float">
            <text:p>101</text:p>
          </table:table-cell>
          <table:table-cell table:style-name="ce17" office:value-type="date" office:date-value="2025-04-21" calcext:value-type="date">
            <text:p>04/21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AVERAGE([.K41:.L41])" office:value-type="float" office:value="31.5" calcext:value-type="float">
            <text:p>31.5</text:p>
          </table:table-cell>
          <table:table-cell table:formula="of:=AVERAGE([.M41:.N41])" office:value-type="float" office:value="-25.5" calcext:value-type="float">
            <text:p>-25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41]=1; RANDBETWEEN(1; 4); RANDBETWEEN(4; 7))" office:value-type="float" office:value="6" calcext:value-type="float">
            <text:p>6</text:p>
          </table:table-cell>
          <table:table-cell table:formula="of:=[.S41]*[.T41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5" office:value-type="float" office:value="102" calcext:value-type="float">
            <text:p>102</text:p>
          </table:table-cell>
          <table:table-cell table:style-name="ce17" office:value-type="date" office:date-value="2025-04-22" calcext:value-type="date">
            <text:p>04/22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42:.L42])" office:value-type="float" office:value="10" calcext:value-type="float">
            <text:p>10</text:p>
          </table:table-cell>
          <table:table-cell table:formula="of:=AVERAGE([.M42:.N42])" office:value-type="float" office:value="-27.5" calcext:value-type="float">
            <text:p>-27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S42]=1; RANDBETWEEN(1; 4); RANDBETWEEN(4; 7))" office:value-type="float" office:value="4" calcext:value-type="float">
            <text:p>4</text:p>
          </table:table-cell>
          <table:table-cell table:formula="of:=[.S42]*[.T42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5" office:value-type="float" office:value="103" calcext:value-type="float">
            <text:p>103</text:p>
          </table:table-cell>
          <table:table-cell table:style-name="ce17" office:value-type="date" office:date-value="2025-04-23" calcext:value-type="date">
            <text:p>04/23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43:.L43])" office:value-type="float" office:value="24.5" calcext:value-type="float">
            <text:p>24.5</text:p>
          </table:table-cell>
          <table:table-cell table:formula="of:=AVERAGE([.M43:.N43])" office:value-type="float" office:value="-25" calcext:value-type="float">
            <text:p>-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S43]=1; RANDBETWEEN(1; 4); RANDBETWEEN(4; 7))" office:value-type="float" office:value="3" calcext:value-type="float">
            <text:p>3</text:p>
          </table:table-cell>
          <table:table-cell table:formula="of:=[.S43]*[.T43]" office:value-type="float" office:value="3" calcext:value-type="float">
            <text:p>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5" office:value-type="float" office:value="106" calcext:value-type="float">
            <text:p>106</text:p>
          </table:table-cell>
          <table:table-cell table:style-name="ce17" office:value-type="date" office:date-value="2025-04-26" calcext:value-type="date">
            <text:p>04/26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AVERAGE([.K44:.L44])" office:value-type="float" office:value="24" calcext:value-type="float">
            <text:p>24</text:p>
          </table:table-cell>
          <table:table-cell table:formula="of:=AVERAGE([.M44:.N44])"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S44]=1; RANDBETWEEN(1; 4); RANDBETWEEN(4; 7))" office:value-type="float" office:value="3" calcext:value-type="float">
            <text:p>3</text:p>
          </table:table-cell>
          <table:table-cell table:formula="of:=[.S44]*[.T44]" office:value-type="float" office:value="3" calcext:value-type="float">
            <text:p>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5" office:value-type="float" office:value="107" calcext:value-type="float">
            <text:p>107</text:p>
          </table:table-cell>
          <table:table-cell table:style-name="ce17" office:value-type="date" office:date-value="2025-04-27" calcext:value-type="date">
            <text:p>04/27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AVERAGE([.K45:.L45])" office:value-type="float" office:value="23" calcext:value-type="float">
            <text:p>23</text:p>
          </table:table-cell>
          <table:table-cell table:formula="of:=AVERAGE([.M45:.N45])" office:value-type="float" office:value="-23.5" calcext:value-type="float">
            <text:p>-2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S45]=1; RANDBETWEEN(1; 4); RANDBETWEEN(4; 7))" office:value-type="float" office:value="4" calcext:value-type="float">
            <text:p>4</text:p>
          </table:table-cell>
          <table:table-cell table:formula="of:=[.S45]*[.T45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5" office:value-type="float" office:value="109" calcext:value-type="float">
            <text:p>109</text:p>
          </table:table-cell>
          <table:table-cell table:style-name="ce17" office:value-type="date" office:date-value="2025-04-29" calcext:value-type="date">
            <text:p>04/29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46:.L46])" office:value-type="float" office:value="12.5" calcext:value-type="float">
            <text:p>12.5</text:p>
          </table:table-cell>
          <table:table-cell table:formula="of:=AVERAGE([.M46:.N46])"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S46]=1; RANDBETWEEN(1; 4); RANDBETWEEN(4; 7))" office:value-type="float" office:value="2" calcext:value-type="float">
            <text:p>2</text:p>
          </table:table-cell>
          <table:table-cell table:formula="of:=[.S46]*[.T46]" office:value-type="float" office:value="2" calcext:value-type="float">
            <text:p>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5" office:value-type="float" office:value="112" calcext:value-type="float">
            <text:p>112</text:p>
          </table:table-cell>
          <table:table-cell table:style-name="ce17" office:value-type="date" office:date-value="2025-05-02" calcext:value-type="date">
            <text:p>05/02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47:.L47])" office:value-type="float" office:value="25.5" calcext:value-type="float">
            <text:p>25.5</text:p>
          </table:table-cell>
          <table:table-cell table:formula="of:=AVERAGE([.M47:.N47])" office:value-type="float" office:value="-23" calcext:value-type="float">
            <text:p>-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47]=1; RANDBETWEEN(1; 4); RANDBETWEEN(4; 7))" office:value-type="float" office:value="6" calcext:value-type="float">
            <text:p>6</text:p>
          </table:table-cell>
          <table:table-cell table:formula="of:=[.S47]*[.T47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5" office:value-type="float" office:value="115" calcext:value-type="float">
            <text:p>115</text:p>
          </table:table-cell>
          <table:table-cell table:style-name="ce17" office:value-type="date" office:date-value="2025-05-05" calcext:value-type="date">
            <text:p>05/05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AVERAGE([.K48:.L48])" office:value-type="float" office:value="19.5" calcext:value-type="float">
            <text:p>19.5</text:p>
          </table:table-cell>
          <table:table-cell table:formula="of:=AVERAGE([.M48:.N48])" office:value-type="float" office:value="-22.5" calcext:value-type="float">
            <text:p>-2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S48]=1; RANDBETWEEN(1; 4); RANDBETWEEN(4; 7))" office:value-type="float" office:value="4" calcext:value-type="float">
            <text:p>4</text:p>
          </table:table-cell>
          <table:table-cell table:formula="of:=[.S48]*[.T48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5" office:value-type="float" office:value="118" calcext:value-type="float">
            <text:p>118</text:p>
          </table:table-cell>
          <table:table-cell table:style-name="ce17" office:value-type="date" office:date-value="2025-05-08" calcext:value-type="date">
            <text:p>05/08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AVERAGE([.K49:.L49])" office:value-type="float" office:value="30.5" calcext:value-type="float">
            <text:p>30.5</text:p>
          </table:table-cell>
          <table:table-cell table:formula="of:=AVERAGE([.M49:.N49])"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49]=1; RANDBETWEEN(1; 4); RANDBETWEEN(4; 7))" office:value-type="float" office:value="6" calcext:value-type="float">
            <text:p>6</text:p>
          </table:table-cell>
          <table:table-cell table:formula="of:=[.S49]*[.T49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5" office:value-type="float" office:value="119" calcext:value-type="float">
            <text:p>119</text:p>
          </table:table-cell>
          <table:table-cell table:style-name="ce17" office:value-type="date" office:date-value="2025-05-09" calcext:value-type="date">
            <text:p>05/09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AVERAGE([.K50:.L50])" office:value-type="float" office:value="17" calcext:value-type="float">
            <text:p>17</text:p>
          </table:table-cell>
          <table:table-cell table:formula="of:=AVERAGE([.M50:.N50])"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50]=1; RANDBETWEEN(1; 4); RANDBETWEEN(4; 7))" office:value-type="float" office:value="4" calcext:value-type="float">
            <text:p>4</text:p>
          </table:table-cell>
          <table:table-cell table:formula="of:=[.S50]*[.T50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5" office:value-type="float" office:value="121" calcext:value-type="float">
            <text:p>121</text:p>
          </table:table-cell>
          <table:table-cell table:style-name="ce17" office:value-type="date" office:date-value="2025-05-11" calcext:value-type="date">
            <text:p>05/11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51:.L51])" office:value-type="float" office:value="33.5" calcext:value-type="float">
            <text:p>33.5</text:p>
          </table:table-cell>
          <table:table-cell table:formula="of:=AVERAGE([.M51:.N51])" office:value-type="float" office:value="-22.5" calcext:value-type="float">
            <text:p>-2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S51]=1; RANDBETWEEN(1; 4); RANDBETWEEN(4; 7))" office:value-type="float" office:value="2" calcext:value-type="float">
            <text:p>2</text:p>
          </table:table-cell>
          <table:table-cell table:formula="of:=[.S51]*[.T51]" office:value-type="float" office:value="2" calcext:value-type="float">
            <text:p>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5" office:value-type="float" office:value="122" calcext:value-type="float">
            <text:p>122</text:p>
          </table:table-cell>
          <table:table-cell table:style-name="ce17" office:value-type="date" office:date-value="2025-05-12" calcext:value-type="date">
            <text:p>05/12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AVERAGE([.K52:.L52])" office:value-type="float" office:value="22" calcext:value-type="float">
            <text:p>22</text:p>
          </table:table-cell>
          <table:table-cell table:formula="of:=AVERAGE([.M52:.N52])" office:value-type="float" office:value="-22.5" calcext:value-type="float">
            <text:p>-2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52]=1; RANDBETWEEN(1; 4); RANDBETWEEN(4; 7))" office:value-type="float" office:value="4" calcext:value-type="float">
            <text:p>4</text:p>
          </table:table-cell>
          <table:table-cell table:formula="of:=[.S52]*[.T52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5" office:value-type="float" office:value="124" calcext:value-type="float">
            <text:p>124</text:p>
          </table:table-cell>
          <table:table-cell table:style-name="ce17" office:value-type="date" office:date-value="2025-05-14" calcext:value-type="date">
            <text:p>05/14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AVERAGE([.K53:.L53])" office:value-type="float" office:value="31" calcext:value-type="float">
            <text:p>31</text:p>
          </table:table-cell>
          <table:table-cell table:formula="of:=AVERAGE([.M53:.N53])" office:value-type="float" office:value="-12.5" calcext:value-type="float">
            <text:p>-1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53]=1; RANDBETWEEN(1; 4); RANDBETWEEN(4; 7))" office:value-type="float" office:value="6" calcext:value-type="float">
            <text:p>6</text:p>
          </table:table-cell>
          <table:table-cell table:formula="of:=[.S53]*[.T53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5" office:value-type="float" office:value="125" calcext:value-type="float">
            <text:p>125</text:p>
          </table:table-cell>
          <table:table-cell table:style-name="ce17" office:value-type="date" office:date-value="2025-05-15" calcext:value-type="date">
            <text:p>05/15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AVERAGE([.K54:.L54])" office:value-type="float" office:value="9.5" calcext:value-type="float">
            <text:p>9.5</text:p>
          </table:table-cell>
          <table:table-cell table:formula="of:=AVERAGE([.M54:.N54])" office:value-type="float" office:value="-19.5" calcext:value-type="float">
            <text:p>-19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54]=1; RANDBETWEEN(1; 4); RANDBETWEEN(4; 7))" office:value-type="float" office:value="6" calcext:value-type="float">
            <text:p>6</text:p>
          </table:table-cell>
          <table:table-cell table:formula="of:=[.S54]*[.T54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5" office:value-type="float" office:value="127" calcext:value-type="float">
            <text:p>127</text:p>
          </table:table-cell>
          <table:table-cell table:style-name="ce17" office:value-type="date" office:date-value="2025-05-17" calcext:value-type="date">
            <text:p>05/17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AVERAGE([.K55:.L55])" office:value-type="float" office:value="24.5" calcext:value-type="float">
            <text:p>24.5</text:p>
          </table:table-cell>
          <table:table-cell table:formula="of:=AVERAGE([.M55:.N55])"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55]=1; RANDBETWEEN(1; 4); RANDBETWEEN(4; 7))" office:value-type="float" office:value="6" calcext:value-type="float">
            <text:p>6</text:p>
          </table:table-cell>
          <table:table-cell table:formula="of:=[.S55]*[.T55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office:value-type="date" office:date-value="2025-05-18" calcext:value-type="date">
            <text:p>05/18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AVERAGE([.K56:.L56])" office:value-type="float" office:value="18" calcext:value-type="float">
            <text:p>18</text:p>
          </table:table-cell>
          <table:table-cell table:formula="of:=AVERAGE([.M56:.N56])"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56]=1; RANDBETWEEN(1; 4); RANDBETWEEN(4; 7))" office:value-type="float" office:value="5" calcext:value-type="float">
            <text:p>5</text:p>
          </table:table-cell>
          <table:table-cell table:formula="of:=[.S56]*[.T56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5" office:value-type="float" office:value="135" calcext:value-type="float">
            <text:p>135</text:p>
          </table:table-cell>
          <table:table-cell table:style-name="ce17" office:value-type="date" office:date-value="2025-05-25" calcext:value-type="date">
            <text:p>05/25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AVERAGE([.K57:.L57])" office:value-type="float" office:value="13.5" calcext:value-type="float">
            <text:p>13.5</text:p>
          </table:table-cell>
          <table:table-cell table:formula="of:=AVERAGE([.M57:.N57])" office:value-type="float" office:value="-23.5" calcext:value-type="float">
            <text:p>-23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57]=1; RANDBETWEEN(1; 4); RANDBETWEEN(4; 7))" office:value-type="float" office:value="7" calcext:value-type="float">
            <text:p>7</text:p>
          </table:table-cell>
          <table:table-cell table:formula="of:=[.S57]*[.T57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5" office:value-type="float" office:value="138" calcext:value-type="float">
            <text:p>138</text:p>
          </table:table-cell>
          <table:table-cell table:style-name="ce17" office:value-type="date" office:date-value="2025-05-28" calcext:value-type="date">
            <text:p>05/28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AVERAGE([.K58:.L58])" office:value-type="float" office:value="21" calcext:value-type="float">
            <text:p>21</text:p>
          </table:table-cell>
          <table:table-cell table:formula="of:=AVERAGE([.M58:.N58])" office:value-type="float" office:value="-26" calcext:value-type="float">
            <text:p>-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58]=1; RANDBETWEEN(1; 4); RANDBETWEEN(4; 7))" office:value-type="float" office:value="6" calcext:value-type="float">
            <text:p>6</text:p>
          </table:table-cell>
          <table:table-cell table:formula="of:=[.S58]*[.T58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5" office:value-type="float" office:value="139" calcext:value-type="float">
            <text:p>139</text:p>
          </table:table-cell>
          <table:table-cell table:style-name="ce17" office:value-type="date" office:date-value="2025-05-29" calcext:value-type="date">
            <text:p>05/29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59:.L59])" office:value-type="float" office:value="23.5" calcext:value-type="float">
            <text:p>23.5</text:p>
          </table:table-cell>
          <table:table-cell table:formula="of:=AVERAGE([.M59:.N59])" office:value-type="float" office:value="-28" calcext:value-type="float">
            <text:p>-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59]=1; RANDBETWEEN(1; 4); RANDBETWEEN(4; 7))" office:value-type="float" office:value="7" calcext:value-type="float">
            <text:p>7</text:p>
          </table:table-cell>
          <table:table-cell table:formula="of:=[.S59]*[.T59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5" office:value-type="float" office:value="142" calcext:value-type="float">
            <text:p>142</text:p>
          </table:table-cell>
          <table:table-cell table:style-name="ce17" office:value-type="date" office:date-value="2025-06-01" calcext:value-type="date">
            <text:p>06/01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AVERAGE([.K60:.L60])" office:value-type="float" office:value="18" calcext:value-type="float">
            <text:p>18</text:p>
          </table:table-cell>
          <table:table-cell table:formula="of:=AVERAGE([.M60:.N60])" office:value-type="float" office:value="-20.5" calcext:value-type="float">
            <text:p>-2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60]=1; RANDBETWEEN(1; 4); RANDBETWEEN(4; 7))" office:value-type="float" office:value="5" calcext:value-type="float">
            <text:p>5</text:p>
          </table:table-cell>
          <table:table-cell table:formula="of:=[.S60]*[.T60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5" office:value-type="float" office:value="144" calcext:value-type="float">
            <text:p>144</text:p>
          </table:table-cell>
          <table:table-cell table:style-name="ce17" office:value-type="date" office:date-value="2025-06-03" calcext:value-type="date">
            <text:p>06/03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AVERAGE([.K61:.L61])" office:value-type="float" office:value="34" calcext:value-type="float">
            <text:p>34</text:p>
          </table:table-cell>
          <table:table-cell table:formula="of:=AVERAGE([.M61:.N61])" office:value-type="float" office:value="-26.5" calcext:value-type="float">
            <text:p>-26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S61]=1; RANDBETWEEN(1; 4); RANDBETWEEN(4; 7))" office:value-type="float" office:value="4" calcext:value-type="float">
            <text:p>4</text:p>
          </table:table-cell>
          <table:table-cell table:formula="of:=[.S61]*[.T61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5" office:value-type="float" office:value="146" calcext:value-type="float">
            <text:p>146</text:p>
          </table:table-cell>
          <table:table-cell table:style-name="ce17" office:value-type="date" office:date-value="2025-06-05" calcext:value-type="date">
            <text:p>06/05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AVERAGE([.K62:.L62])" office:value-type="float" office:value="26" calcext:value-type="float">
            <text:p>26</text:p>
          </table:table-cell>
          <table:table-cell table:formula="of:=AVERAGE([.M62:.N62])" office:value-type="float" office:value="-22" calcext:value-type="float">
            <text:p>-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S62]=1; RANDBETWEEN(1; 4); RANDBETWEEN(4; 7))" office:value-type="float" office:value="1" calcext:value-type="float">
            <text:p>1</text:p>
          </table:table-cell>
          <table:table-cell table:formula="of:=[.S62]*[.T62]" office:value-type="float" office:value="1" calcext:value-type="float">
            <text:p>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5" office:value-type="float" office:value="147" calcext:value-type="float">
            <text:p>147</text:p>
          </table:table-cell>
          <table:table-cell table:style-name="ce17" office:value-type="date" office:date-value="2025-06-06" calcext:value-type="date">
            <text:p>06/06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AVERAGE([.K63:.L63])" office:value-type="float" office:value="21" calcext:value-type="float">
            <text:p>21</text:p>
          </table:table-cell>
          <table:table-cell table:formula="of:=AVERAGE([.M63:.N63])" office:value-type="float" office:value="-21.5" calcext:value-type="float">
            <text:p>-2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S63]=1; RANDBETWEEN(1; 4); RANDBETWEEN(4; 7))" office:value-type="float" office:value="4" calcext:value-type="float">
            <text:p>4</text:p>
          </table:table-cell>
          <table:table-cell table:formula="of:=[.S63]*[.T63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5" office:value-type="float" office:value="149" calcext:value-type="float">
            <text:p>149</text:p>
          </table:table-cell>
          <table:table-cell table:style-name="ce17" office:value-type="date" office:date-value="2025-06-08" calcext:value-type="date">
            <text:p>06/08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AVERAGE([.K64:.L64])" office:value-type="float" office:value="25" calcext:value-type="float">
            <text:p>25</text:p>
          </table:table-cell>
          <table:table-cell table:formula="of:=AVERAGE([.M64:.N64])" office:value-type="float" office:value="-11.5" calcext:value-type="float">
            <text:p>-11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64]=1; RANDBETWEEN(1; 4); RANDBETWEEN(4; 7))" office:value-type="float" office:value="5" calcext:value-type="float">
            <text:p>5</text:p>
          </table:table-cell>
          <table:table-cell table:formula="of:=[.S64]*[.T64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5" office:value-type="float" office:value="150" calcext:value-type="float">
            <text:p>150</text:p>
          </table:table-cell>
          <table:table-cell table:style-name="ce17" office:value-type="date" office:date-value="2025-06-09" calcext:value-type="date">
            <text:p>06/09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AVERAGE([.K65:.L65])" office:value-type="float" office:value="16.5" calcext:value-type="float">
            <text:p>16.5</text:p>
          </table:table-cell>
          <table:table-cell table:formula="of:=AVERAGE([.M65:.N65])"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S65]=1; RANDBETWEEN(1; 4); RANDBETWEEN(4; 7))" office:value-type="float" office:value="3" calcext:value-type="float">
            <text:p>3</text:p>
          </table:table-cell>
          <table:table-cell table:formula="of:=[.S65]*[.T65]" office:value-type="float" office:value="3" calcext:value-type="float">
            <text:p>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5" office:value-type="float" office:value="151" calcext:value-type="float">
            <text:p>151</text:p>
          </table:table-cell>
          <table:table-cell table:style-name="ce17" office:value-type="date" office:date-value="2025-06-10" calcext:value-type="date">
            <text:p>06/10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66:.L66])" office:value-type="float" office:value="19.5" calcext:value-type="float">
            <text:p>19.5</text:p>
          </table:table-cell>
          <table:table-cell table:formula="of:=AVERAGE([.M66:.N66])" office:value-type="float" office:value="-21" calcext:value-type="float">
            <text:p>-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66]=1; RANDBETWEEN(1; 4); RANDBETWEEN(4; 7))" office:value-type="float" office:value="4" calcext:value-type="float">
            <text:p>4</text:p>
          </table:table-cell>
          <table:table-cell table:formula="of:=[.S66]*[.T66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5" office:value-type="float" office:value="152" calcext:value-type="float">
            <text:p>152</text:p>
          </table:table-cell>
          <table:table-cell table:style-name="ce17" office:value-type="date" office:date-value="2025-06-11" calcext:value-type="date">
            <text:p>06/11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AVERAGE([.K67:.L67])" office:value-type="float" office:value="20" calcext:value-type="float">
            <text:p>20</text:p>
          </table:table-cell>
          <table:table-cell table:formula="of:=AVERAGE([.M67:.N67])" office:value-type="float" office:value="-23" calcext:value-type="float">
            <text:p>-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67]=1; RANDBETWEEN(1; 4); RANDBETWEEN(4; 7))" office:value-type="float" office:value="3" calcext:value-type="float">
            <text:p>3</text:p>
          </table:table-cell>
          <table:table-cell table:formula="of:=[.S67]*[.T67]" office:value-type="float" office:value="3" calcext:value-type="float">
            <text:p>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5" office:value-type="float" office:value="153" calcext:value-type="float">
            <text:p>153</text:p>
          </table:table-cell>
          <table:table-cell table:style-name="ce17" office:value-type="date" office:date-value="2025-06-12" calcext:value-type="date">
            <text:p>06/12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AVERAGE([.K68:.L68])" office:value-type="float" office:value="27.5" calcext:value-type="float">
            <text:p>27.5</text:p>
          </table:table-cell>
          <table:table-cell table:formula="of:=AVERAGE([.M68:.N68])" office:value-type="float" office:value="-21.5" calcext:value-type="float">
            <text:p>-2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68]=1; RANDBETWEEN(1; 4); RANDBETWEEN(4; 7))" office:value-type="float" office:value="5" calcext:value-type="float">
            <text:p>5</text:p>
          </table:table-cell>
          <table:table-cell table:formula="of:=[.S68]*[.T68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5" office:value-type="float" office:value="159" calcext:value-type="float">
            <text:p>159</text:p>
          </table:table-cell>
          <table:table-cell table:style-name="ce17" office:value-type="date" office:date-value="2025-06-18" calcext:value-type="date">
            <text:p>06/18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69:.L69])" office:value-type="float" office:value="11.5" calcext:value-type="float">
            <text:p>11.5</text:p>
          </table:table-cell>
          <table:table-cell table:formula="of:=AVERAGE([.M69:.N69])" office:value-type="float" office:value="-17.5" calcext:value-type="float">
            <text:p>-17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69]=1; RANDBETWEEN(1; 4); RANDBETWEEN(4; 7))" office:value-type="float" office:value="5" calcext:value-type="float">
            <text:p>5</text:p>
          </table:table-cell>
          <table:table-cell table:formula="of:=[.S69]*[.T69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5" office:value-type="float" office:value="162" calcext:value-type="float">
            <text:p>162</text:p>
          </table:table-cell>
          <table:table-cell table:style-name="ce17" office:value-type="date" office:date-value="2025-06-21" calcext:value-type="date">
            <text:p>06/21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70:.L70])" office:value-type="float" office:value="15" calcext:value-type="float">
            <text:p>15</text:p>
          </table:table-cell>
          <table:table-cell table:formula="of:=AVERAGE([.M70:.N70])" office:value-type="float" office:value="-26" calcext:value-type="float">
            <text:p>-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70]=1; RANDBETWEEN(1; 4); RANDBETWEEN(4; 7))" office:value-type="float" office:value="7" calcext:value-type="float">
            <text:p>7</text:p>
          </table:table-cell>
          <table:table-cell table:formula="of:=[.S70]*[.T70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5" office:value-type="float" office:value="163" calcext:value-type="float">
            <text:p>163</text:p>
          </table:table-cell>
          <table:table-cell table:style-name="ce17" office:value-type="date" office:date-value="2025-06-22" calcext:value-type="date">
            <text:p>06/22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71:.L71])" office:value-type="float" office:value="24" calcext:value-type="float">
            <text:p>24</text:p>
          </table:table-cell>
          <table:table-cell table:formula="of:=AVERAGE([.M71:.N71])" office:value-type="float" office:value="-26" calcext:value-type="float">
            <text:p>-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S71]=1; RANDBETWEEN(1; 4); RANDBETWEEN(4; 7))" office:value-type="float" office:value="1" calcext:value-type="float">
            <text:p>1</text:p>
          </table:table-cell>
          <table:table-cell table:formula="of:=[.S71]*[.T71]" office:value-type="float" office:value="1" calcext:value-type="float">
            <text:p>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5" office:value-type="float" office:value="164" calcext:value-type="float">
            <text:p>164</text:p>
          </table:table-cell>
          <table:table-cell table:style-name="ce17" office:value-type="date" office:date-value="2025-06-23" calcext:value-type="date">
            <text:p>06/23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AVERAGE([.K72:.L72])" office:value-type="float" office:value="16" calcext:value-type="float">
            <text:p>16</text:p>
          </table:table-cell>
          <table:table-cell table:formula="of:=AVERAGE([.M72:.N72])" office:value-type="float" office:value="-18.5" calcext:value-type="float">
            <text:p>-18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72]=1; RANDBETWEEN(1; 4); RANDBETWEEN(4; 7))" office:value-type="float" office:value="6" calcext:value-type="float">
            <text:p>6</text:p>
          </table:table-cell>
          <table:table-cell table:formula="of:=[.S72]*[.T72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5" office:value-type="float" office:value="165" calcext:value-type="float">
            <text:p>165</text:p>
          </table:table-cell>
          <table:table-cell table:style-name="ce17" office:value-type="date" office:date-value="2025-06-24" calcext:value-type="date">
            <text:p>06/24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AVERAGE([.K73:.L73])" office:value-type="float" office:value="23" calcext:value-type="float">
            <text:p>23</text:p>
          </table:table-cell>
          <table:table-cell table:formula="of:=AVERAGE([.M73:.N73])" office:value-type="float" office:value="-22" calcext:value-type="float">
            <text:p>-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S73]=1; RANDBETWEEN(1; 4); RANDBETWEEN(4; 7))" office:value-type="float" office:value="1" calcext:value-type="float">
            <text:p>1</text:p>
          </table:table-cell>
          <table:table-cell table:formula="of:=[.S73]*[.T73]" office:value-type="float" office:value="1" calcext:value-type="float">
            <text:p>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5" office:value-type="float" office:value="168" calcext:value-type="float">
            <text:p>168</text:p>
          </table:table-cell>
          <table:table-cell table:style-name="ce17" office:value-type="date" office:date-value="2025-06-27" calcext:value-type="date">
            <text:p>06/27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74:.L74])" office:value-type="float" office:value="33" calcext:value-type="float">
            <text:p>33</text:p>
          </table:table-cell>
          <table:table-cell table:formula="of:=AVERAGE([.M74:.N74])" office:value-type="float" office:value="-27.5" calcext:value-type="float">
            <text:p>-27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S74]=1; RANDBETWEEN(1; 4); RANDBETWEEN(4; 7))" office:value-type="float" office:value="2" calcext:value-type="float">
            <text:p>2</text:p>
          </table:table-cell>
          <table:table-cell table:formula="of:=[.S74]*[.T74]" office:value-type="float" office:value="2" calcext:value-type="float">
            <text:p>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5" office:value-type="float" office:value="169" calcext:value-type="float">
            <text:p>169</text:p>
          </table:table-cell>
          <table:table-cell table:style-name="ce17" office:value-type="date" office:date-value="2025-06-28" calcext:value-type="date">
            <text:p>06/28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AVERAGE([.K75:.L75])" office:value-type="float" office:value="30" calcext:value-type="float">
            <text:p>30</text:p>
          </table:table-cell>
          <table:table-cell table:formula="of:=AVERAGE([.M75:.N75])" office:value-type="float" office:value="-23" calcext:value-type="float">
            <text:p>-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75]=1; RANDBETWEEN(1; 4); RANDBETWEEN(4; 7))" office:value-type="float" office:value="4" calcext:value-type="float">
            <text:p>4</text:p>
          </table:table-cell>
          <table:table-cell table:formula="of:=[.S75]*[.T75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5" office:value-type="float" office:value="173" calcext:value-type="float">
            <text:p>173</text:p>
          </table:table-cell>
          <table:table-cell table:style-name="ce17" office:value-type="date" office:date-value="2025-07-02" calcext:value-type="date">
            <text:p>07/02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AVERAGE([.K76:.L76])" office:value-type="float" office:value="24" calcext:value-type="float">
            <text:p>24</text:p>
          </table:table-cell>
          <table:table-cell table:formula="of:=AVERAGE([.M76:.N76])" office:value-type="float" office:value="-20.5" calcext:value-type="float">
            <text:p>-2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76]=1; RANDBETWEEN(1; 4); RANDBETWEEN(4; 7))" office:value-type="float" office:value="5" calcext:value-type="float">
            <text:p>5</text:p>
          </table:table-cell>
          <table:table-cell table:formula="of:=[.S76]*[.T76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5" office:value-type="float" office:value="175" calcext:value-type="float">
            <text:p>175</text:p>
          </table:table-cell>
          <table:table-cell table:style-name="ce17" office:value-type="date" office:date-value="2025-07-04" calcext:value-type="date">
            <text:p>07/04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77:.L77])" office:value-type="float" office:value="26" calcext:value-type="float">
            <text:p>26</text:p>
          </table:table-cell>
          <table:table-cell table:formula="of:=AVERAGE([.M77:.N77])" office:value-type="float" office:value="-24.5" calcext:value-type="float">
            <text:p>-2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S77]=1; RANDBETWEEN(1; 4); RANDBETWEEN(4; 7))" office:value-type="float" office:value="4" calcext:value-type="float">
            <text:p>4</text:p>
          </table:table-cell>
          <table:table-cell table:formula="of:=[.S77]*[.T77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5" office:value-type="float" office:value="177" calcext:value-type="float">
            <text:p>177</text:p>
          </table:table-cell>
          <table:table-cell table:style-name="ce17" office:value-type="date" office:date-value="2025-07-06" calcext:value-type="date">
            <text:p>07/06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AVERAGE([.K78:.L78])" office:value-type="float" office:value="25" calcext:value-type="float">
            <text:p>25</text:p>
          </table:table-cell>
          <table:table-cell table:formula="of:=AVERAGE([.M78:.N78])" office:value-type="float" office:value="-25" calcext:value-type="float">
            <text:p>-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78]=1; RANDBETWEEN(1; 4); RANDBETWEEN(4; 7))" office:value-type="float" office:value="7" calcext:value-type="float">
            <text:p>7</text:p>
          </table:table-cell>
          <table:table-cell table:formula="of:=[.S78]*[.T78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5" office:value-type="float" office:value="179" calcext:value-type="float">
            <text:p>179</text:p>
          </table:table-cell>
          <table:table-cell table:style-name="ce17" office:value-type="date" office:date-value="2025-07-08" calcext:value-type="date">
            <text:p>07/08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AVERAGE([.K79:.L79])" office:value-type="float" office:value="24" calcext:value-type="float">
            <text:p>24</text:p>
          </table:table-cell>
          <table:table-cell table:formula="of:=AVERAGE([.M79:.N79])"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79]=1; RANDBETWEEN(1; 4); RANDBETWEEN(4; 7))" office:value-type="float" office:value="4" calcext:value-type="float">
            <text:p>4</text:p>
          </table:table-cell>
          <table:table-cell table:formula="of:=[.S79]*[.T79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5" office:value-type="float" office:value="181" calcext:value-type="float">
            <text:p>181</text:p>
          </table:table-cell>
          <table:table-cell table:style-name="ce17" office:value-type="date" office:date-value="2025-07-10" calcext:value-type="date">
            <text:p>07/10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AVERAGE([.K80:.L80])" office:value-type="float" office:value="19.5" calcext:value-type="float">
            <text:p>19.5</text:p>
          </table:table-cell>
          <table:table-cell table:formula="of:=AVERAGE([.M80:.N80])" office:value-type="float" office:value="-23" calcext:value-type="float">
            <text:p>-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S80]=1; RANDBETWEEN(1; 4); RANDBETWEEN(4; 7))" office:value-type="float" office:value="2" calcext:value-type="float">
            <text:p>2</text:p>
          </table:table-cell>
          <table:table-cell table:formula="of:=[.S80]*[.T80]" office:value-type="float" office:value="2" calcext:value-type="float">
            <text:p>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5" office:value-type="float" office:value="182" calcext:value-type="float">
            <text:p>182</text:p>
          </table:table-cell>
          <table:table-cell table:style-name="ce17" office:value-type="date" office:date-value="2025-07-11" calcext:value-type="date">
            <text:p>07/11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81:.L81])" office:value-type="float" office:value="21.5" calcext:value-type="float">
            <text:p>21.5</text:p>
          </table:table-cell>
          <table:table-cell table:formula="of:=AVERAGE([.M81:.N81])" office:value-type="float" office:value="-22" calcext:value-type="float">
            <text:p>-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81]=1; RANDBETWEEN(1; 4); RANDBETWEEN(4; 7))" office:value-type="float" office:value="4" calcext:value-type="float">
            <text:p>4</text:p>
          </table:table-cell>
          <table:table-cell table:formula="of:=[.S81]*[.T81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5" office:value-type="float" office:value="186" calcext:value-type="float">
            <text:p>186</text:p>
          </table:table-cell>
          <table:table-cell table:style-name="ce17" office:value-type="date" office:date-value="2025-07-15" calcext:value-type="date">
            <text:p>07/15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AVERAGE([.K82:.L82])" office:value-type="float" office:value="25.5" calcext:value-type="float">
            <text:p>25.5</text:p>
          </table:table-cell>
          <table:table-cell table:formula="of:=AVERAGE([.M82:.N82])" office:value-type="float" office:value="-23.5" calcext:value-type="float">
            <text:p>-23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82]=1; RANDBETWEEN(1; 4); RANDBETWEEN(4; 7))" office:value-type="float" office:value="7" calcext:value-type="float">
            <text:p>7</text:p>
          </table:table-cell>
          <table:table-cell table:formula="of:=[.S82]*[.T82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5" office:value-type="float" office:value="187" calcext:value-type="float">
            <text:p>187</text:p>
          </table:table-cell>
          <table:table-cell table:style-name="ce17" office:value-type="date" office:date-value="2025-07-16" calcext:value-type="date">
            <text:p>07/16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AVERAGE([.K83:.L83])" office:value-type="float" office:value="23.5" calcext:value-type="float">
            <text:p>23.5</text:p>
          </table:table-cell>
          <table:table-cell table:formula="of:=AVERAGE([.M83:.N83])"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S83]=1; RANDBETWEEN(1; 4); RANDBETWEEN(4; 7))" office:value-type="float" office:value="2" calcext:value-type="float">
            <text:p>2</text:p>
          </table:table-cell>
          <table:table-cell table:formula="of:=[.S83]*[.T83]" office:value-type="float" office:value="2" calcext:value-type="float">
            <text:p>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5" office:value-type="float" office:value="188" calcext:value-type="float">
            <text:p>188</text:p>
          </table:table-cell>
          <table:table-cell table:style-name="ce17" office:value-type="date" office:date-value="2025-07-17" calcext:value-type="date">
            <text:p>07/17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AVERAGE([.K84:.L84])" office:value-type="float" office:value="17" calcext:value-type="float">
            <text:p>17</text:p>
          </table:table-cell>
          <table:table-cell table:formula="of:=AVERAGE([.M84:.N84])" office:value-type="float" office:value="-18.5" calcext:value-type="float">
            <text:p>-18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84]=1; RANDBETWEEN(1; 4); RANDBETWEEN(4; 7))" office:value-type="float" office:value="5" calcext:value-type="float">
            <text:p>5</text:p>
          </table:table-cell>
          <table:table-cell table:formula="of:=[.S84]*[.T84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5" office:value-type="float" office:value="189" calcext:value-type="float">
            <text:p>189</text:p>
          </table:table-cell>
          <table:table-cell table:style-name="ce17" office:value-type="date" office:date-value="2025-07-18" calcext:value-type="date">
            <text:p>07/18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AVERAGE([.K85:.L85])" office:value-type="float" office:value="18.5" calcext:value-type="float">
            <text:p>18.5</text:p>
          </table:table-cell>
          <table:table-cell table:formula="of:=AVERAGE([.M85:.N85])" office:value-type="float" office:value="-27.5" calcext:value-type="float">
            <text:p>-27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S85]=1; RANDBETWEEN(1; 4); RANDBETWEEN(4; 7))" office:value-type="float" office:value="1" calcext:value-type="float">
            <text:p>1</text:p>
          </table:table-cell>
          <table:table-cell table:formula="of:=[.S85]*[.T85]" office:value-type="float" office:value="1" calcext:value-type="float">
            <text:p>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5" office:value-type="float" office:value="191" calcext:value-type="float">
            <text:p>191</text:p>
          </table:table-cell>
          <table:table-cell table:style-name="ce17" office:value-type="date" office:date-value="2025-07-20" calcext:value-type="date">
            <text:p>07/20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AVERAGE([.K86:.L86])" office:value-type="float" office:value="11" calcext:value-type="float">
            <text:p>11</text:p>
          </table:table-cell>
          <table:table-cell table:formula="of:=AVERAGE([.M86:.N86])" office:value-type="float" office:value="-22" calcext:value-type="float">
            <text:p>-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86]=1; RANDBETWEEN(1; 4); RANDBETWEEN(4; 7))" office:value-type="float" office:value="6" calcext:value-type="float">
            <text:p>6</text:p>
          </table:table-cell>
          <table:table-cell table:formula="of:=[.S86]*[.T86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5" office:value-type="float" office:value="192" calcext:value-type="float">
            <text:p>192</text:p>
          </table:table-cell>
          <table:table-cell table:style-name="ce17" office:value-type="date" office:date-value="2025-07-21" calcext:value-type="date">
            <text:p>07/21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AVERAGE([.K87:.L87])" office:value-type="float" office:value="19" calcext:value-type="float">
            <text:p>19</text:p>
          </table:table-cell>
          <table:table-cell table:formula="of:=AVERAGE([.M87:.N87])" office:value-type="float" office:value="-10.5" calcext:value-type="float">
            <text:p>-10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S87]=1; RANDBETWEEN(1; 4); RANDBETWEEN(4; 7))" office:value-type="float" office:value="4" calcext:value-type="float">
            <text:p>4</text:p>
          </table:table-cell>
          <table:table-cell table:formula="of:=[.S87]*[.T87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5" office:value-type="float" office:value="193" calcext:value-type="float">
            <text:p>193</text:p>
          </table:table-cell>
          <table:table-cell table:style-name="ce17" office:value-type="date" office:date-value="2025-07-22" calcext:value-type="date">
            <text:p>07/22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AVERAGE([.K88:.L88])" office:value-type="float" office:value="24" calcext:value-type="float">
            <text:p>24</text:p>
          </table:table-cell>
          <table:table-cell table:formula="of:=AVERAGE([.M88:.N88])" office:value-type="float" office:value="-17.5" calcext:value-type="float">
            <text:p>-17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S88]=1; RANDBETWEEN(1; 4); RANDBETWEEN(4; 7))" office:value-type="float" office:value="4" calcext:value-type="float">
            <text:p>4</text:p>
          </table:table-cell>
          <table:table-cell table:formula="of:=[.S88]*[.T88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5" office:value-type="float" office:value="200" calcext:value-type="float">
            <text:p>200</text:p>
          </table:table-cell>
          <table:table-cell table:style-name="ce17" office:value-type="date" office:date-value="2025-07-29" calcext:value-type="date">
            <text:p>07/29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AVERAGE([.K89:.L89])" office:value-type="float" office:value="21.5" calcext:value-type="float">
            <text:p>21.5</text:p>
          </table:table-cell>
          <table:table-cell table:formula="of:=AVERAGE([.M89:.N89])" office:value-type="float" office:value="-22.5" calcext:value-type="float">
            <text:p>-2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89]=1; RANDBETWEEN(1; 4); RANDBETWEEN(4; 7))" office:value-type="float" office:value="6" calcext:value-type="float">
            <text:p>6</text:p>
          </table:table-cell>
          <table:table-cell table:formula="of:=[.S89]*[.T89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5" office:value-type="float" office:value="203" calcext:value-type="float">
            <text:p>203</text:p>
          </table:table-cell>
          <table:table-cell table:style-name="ce17" office:value-type="date" office:date-value="2025-08-01" calcext:value-type="date">
            <text:p>08/01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AVERAGE([.K90:.L90])" office:value-type="float" office:value="15.5" calcext:value-type="float">
            <text:p>15.5</text:p>
          </table:table-cell>
          <table:table-cell table:formula="of:=AVERAGE([.M90:.N90])"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90]=1; RANDBETWEEN(1; 4); RANDBETWEEN(4; 7))" office:value-type="float" office:value="5" calcext:value-type="float">
            <text:p>5</text:p>
          </table:table-cell>
          <table:table-cell table:formula="of:=[.S90]*[.T90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5" office:value-type="float" office:value="205" calcext:value-type="float">
            <text:p>205</text:p>
          </table:table-cell>
          <table:table-cell table:style-name="ce17" office:value-type="date" office:date-value="2025-08-03" calcext:value-type="date">
            <text:p>08/03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AVERAGE([.K91:.L91])" office:value-type="float" office:value="19.5" calcext:value-type="float">
            <text:p>19.5</text:p>
          </table:table-cell>
          <table:table-cell table:formula="of:=AVERAGE([.M91:.N91])" office:value-type="float" office:value="-19.5" calcext:value-type="float">
            <text:p>-19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91]=1; RANDBETWEEN(1; 4); RANDBETWEEN(4; 7))" office:value-type="float" office:value="7" calcext:value-type="float">
            <text:p>7</text:p>
          </table:table-cell>
          <table:table-cell table:formula="of:=[.S91]*[.T91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5" office:value-type="float" office:value="206" calcext:value-type="float">
            <text:p>206</text:p>
          </table:table-cell>
          <table:table-cell table:style-name="ce17" office:value-type="date" office:date-value="2025-08-04" calcext:value-type="date">
            <text:p>08/04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AVERAGE([.K92:.L92])" office:value-type="float" office:value="18" calcext:value-type="float">
            <text:p>18</text:p>
          </table:table-cell>
          <table:table-cell table:formula="of:=AVERAGE([.M92:.N92])"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92]=1; RANDBETWEEN(1; 4); RANDBETWEEN(4; 7))" office:value-type="float" office:value="6" calcext:value-type="float">
            <text:p>6</text:p>
          </table:table-cell>
          <table:table-cell table:formula="of:=[.S92]*[.T92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5" office:value-type="float" office:value="208" calcext:value-type="float">
            <text:p>208</text:p>
          </table:table-cell>
          <table:table-cell table:style-name="ce17" office:value-type="date" office:date-value="2025-08-06" calcext:value-type="date">
            <text:p>08/06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93:.L93])" office:value-type="float" office:value="15.5" calcext:value-type="float">
            <text:p>15.5</text:p>
          </table:table-cell>
          <table:table-cell table:formula="of:=AVERAGE([.M93:.N93])"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S93]=1; RANDBETWEEN(1; 4); RANDBETWEEN(4; 7))" office:value-type="float" office:value="1" calcext:value-type="float">
            <text:p>1</text:p>
          </table:table-cell>
          <table:table-cell table:formula="of:=[.S93]*[.T93]" office:value-type="float" office:value="1" calcext:value-type="float">
            <text:p>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5" office:value-type="float" office:value="209" calcext:value-type="float">
            <text:p>209</text:p>
          </table:table-cell>
          <table:table-cell table:style-name="ce17" office:value-type="date" office:date-value="2025-08-07" calcext:value-type="date">
            <text:p>08/07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AVERAGE([.K94:.L94])" office:value-type="float" office:value="12.5" calcext:value-type="float">
            <text:p>12.5</text:p>
          </table:table-cell>
          <table:table-cell table:formula="of:=AVERAGE([.M94:.N94])" office:value-type="float" office:value="-30.5" calcext:value-type="float">
            <text:p>-3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94]=1; RANDBETWEEN(1; 4); RANDBETWEEN(4; 7))" office:value-type="float" office:value="5" calcext:value-type="float">
            <text:p>5</text:p>
          </table:table-cell>
          <table:table-cell table:formula="of:=[.S94]*[.T94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5" office:value-type="float" office:value="211" calcext:value-type="float">
            <text:p>211</text:p>
          </table:table-cell>
          <table:table-cell table:style-name="ce17"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AVERAGE([.K95:.L95])" office:value-type="float" office:value="14.5" calcext:value-type="float">
            <text:p>14.5</text:p>
          </table:table-cell>
          <table:table-cell table:formula="of:=AVERAGE([.M95:.N95])" office:value-type="float" office:value="-34.5" calcext:value-type="float">
            <text:p>-34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95]=1; RANDBETWEEN(1; 4); RANDBETWEEN(4; 7))" office:value-type="float" office:value="2" calcext:value-type="float">
            <text:p>2</text:p>
          </table:table-cell>
          <table:table-cell table:formula="of:=[.S95]*[.T95]" office:value-type="float" office:value="2" calcext:value-type="float">
            <text:p>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5" office:value-type="float" office:value="212" calcext:value-type="float">
            <text:p>212</text:p>
          </table:table-cell>
          <table:table-cell table:style-name="ce17" office:value-type="date" office:date-value="2025-08-10" calcext:value-type="date">
            <text:p>08/10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AVERAGE([.K96:.L96])" office:value-type="float" office:value="31" calcext:value-type="float">
            <text:p>31</text:p>
          </table:table-cell>
          <table:table-cell table:formula="of:=AVERAGE([.M96:.N96])" office:value-type="float" office:value="-18.5" calcext:value-type="float">
            <text:p>-18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96]=1; RANDBETWEEN(1; 4); RANDBETWEEN(4; 7))" office:value-type="float" office:value="7" calcext:value-type="float">
            <text:p>7</text:p>
          </table:table-cell>
          <table:table-cell table:formula="of:=[.S96]*[.T96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5" office:value-type="float" office:value="215" calcext:value-type="float">
            <text:p>215</text:p>
          </table:table-cell>
          <table:table-cell table:style-name="ce17" office:value-type="date" office:date-value="2025-08-13" calcext:value-type="date">
            <text:p>08/13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97:.L97])" office:value-type="float" office:value="29" calcext:value-type="float">
            <text:p>29</text:p>
          </table:table-cell>
          <table:table-cell table:formula="of:=AVERAGE([.M97:.N97])" office:value-type="float" office:value="-31.5" calcext:value-type="float">
            <text:p>-3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S97]=1; RANDBETWEEN(1; 4); RANDBETWEEN(4; 7))" office:value-type="float" office:value="2" calcext:value-type="float">
            <text:p>2</text:p>
          </table:table-cell>
          <table:table-cell table:formula="of:=[.S97]*[.T97]" office:value-type="float" office:value="2" calcext:value-type="float">
            <text:p>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5" office:value-type="float" office:value="218" calcext:value-type="float">
            <text:p>218</text:p>
          </table:table-cell>
          <table:table-cell table:style-name="ce17" office:value-type="date" office:date-value="2025-08-16" calcext:value-type="date">
            <text:p>08/16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AVERAGE([.K98:.L98])" office:value-type="float" office:value="22.5" calcext:value-type="float">
            <text:p>22.5</text:p>
          </table:table-cell>
          <table:table-cell table:formula="of:=AVERAGE([.M98:.N98])" office:value-type="float" office:value="-19" calcext:value-type="float">
            <text:p>-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98]=1; RANDBETWEEN(1; 4); RANDBETWEEN(4; 7))" office:value-type="float" office:value="4" calcext:value-type="float">
            <text:p>4</text:p>
          </table:table-cell>
          <table:table-cell table:formula="of:=[.S98]*[.T98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5" office:value-type="float" office:value="219" calcext:value-type="float">
            <text:p>219</text:p>
          </table:table-cell>
          <table:table-cell table:style-name="ce17" office:value-type="date" office:date-value="2025-08-17" calcext:value-type="date">
            <text:p>08/17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AVERAGE([.K99:.L99])" office:value-type="float" office:value="28" calcext:value-type="float">
            <text:p>28</text:p>
          </table:table-cell>
          <table:table-cell table:formula="of:=AVERAGE([.M99:.N99])"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S99]=1; RANDBETWEEN(1; 4); RANDBETWEEN(4; 7))" office:value-type="float" office:value="2" calcext:value-type="float">
            <text:p>2</text:p>
          </table:table-cell>
          <table:table-cell table:formula="of:=[.S99]*[.T99]" office:value-type="float" office:value="2" calcext:value-type="float">
            <text:p>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5" office:value-type="float" office:value="221" calcext:value-type="float">
            <text:p>221</text:p>
          </table:table-cell>
          <table:table-cell table:style-name="ce17" office:value-type="date" office:date-value="2025-08-19" calcext:value-type="date">
            <text:p>08/19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AVERAGE([.K100:.L100])" office:value-type="float" office:value="20.5" calcext:value-type="float">
            <text:p>20.5</text:p>
          </table:table-cell>
          <table:table-cell table:formula="of:=AVERAGE([.M100:.N100])" office:value-type="float" office:value="-30" calcext:value-type="float">
            <text:p>-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00]=1; RANDBETWEEN(1; 4); RANDBETWEEN(4; 7))" office:value-type="float" office:value="5" calcext:value-type="float">
            <text:p>5</text:p>
          </table:table-cell>
          <table:table-cell table:formula="of:=[.S100]*[.T100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5" office:value-type="float" office:value="224" calcext:value-type="float">
            <text:p>224</text:p>
          </table:table-cell>
          <table:table-cell table:style-name="ce17" office:value-type="date" office:date-value="2025-08-22" calcext:value-type="date">
            <text:p>08/22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AVERAGE([.K101:.L101])" office:value-type="float" office:value="25.5" calcext:value-type="float">
            <text:p>25.5</text:p>
          </table:table-cell>
          <table:table-cell table:formula="of:=AVERAGE([.M101:.N101])" office:value-type="float" office:value="-21.5" calcext:value-type="float">
            <text:p>-21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01]=1; RANDBETWEEN(1; 4); RANDBETWEEN(4; 7))" office:value-type="float" office:value="7" calcext:value-type="float">
            <text:p>7</text:p>
          </table:table-cell>
          <table:table-cell table:formula="of:=[.S101]*[.T101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5" office:value-type="float" office:value="226" calcext:value-type="float">
            <text:p>226</text:p>
          </table:table-cell>
          <table:table-cell table:style-name="ce17" office:value-type="date" office:date-value="2025-08-24" calcext:value-type="date">
            <text:p>08/24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AVERAGE([.K102:.L102])" office:value-type="float" office:value="25" calcext:value-type="float">
            <text:p>25</text:p>
          </table:table-cell>
          <table:table-cell table:formula="of:=AVERAGE([.M102:.N102])" office:value-type="float" office:value="-12.5" calcext:value-type="float">
            <text:p>-1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102]=1; RANDBETWEEN(1; 4); RANDBETWEEN(4; 7))" office:value-type="float" office:value="6" calcext:value-type="float">
            <text:p>6</text:p>
          </table:table-cell>
          <table:table-cell table:formula="of:=[.S102]*[.T102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5" office:value-type="float" office:value="227" calcext:value-type="float">
            <text:p>227</text:p>
          </table:table-cell>
          <table:table-cell table:style-name="ce17" office:value-type="date" office:date-value="2025-08-25" calcext:value-type="date">
            <text:p>08/25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103:.L103])" office:value-type="float" office:value="25" calcext:value-type="float">
            <text:p>25</text:p>
          </table:table-cell>
          <table:table-cell table:formula="of:=AVERAGE([.M103:.N103])"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03]=1; RANDBETWEEN(1; 4); RANDBETWEEN(4; 7))" office:value-type="float" office:value="4" calcext:value-type="float">
            <text:p>4</text:p>
          </table:table-cell>
          <table:table-cell table:formula="of:=[.S103]*[.T103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5" office:value-type="float" office:value="234" calcext:value-type="float">
            <text:p>234</text:p>
          </table:table-cell>
          <table:table-cell table:style-name="ce17" office:value-type="date" office:date-value="2025-09-01" calcext:value-type="date">
            <text:p>09/01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104:.L104])" office:value-type="float" office:value="33" calcext:value-type="float">
            <text:p>33</text:p>
          </table:table-cell>
          <table:table-cell table:formula="of:=AVERAGE([.M104:.N104])" office:value-type="float" office:value="-29.5" calcext:value-type="float">
            <text:p>-29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04]=1; RANDBETWEEN(1; 4); RANDBETWEEN(4; 7))" office:value-type="float" office:value="7" calcext:value-type="float">
            <text:p>7</text:p>
          </table:table-cell>
          <table:table-cell table:formula="of:=[.S104]*[.T104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5" office:value-type="float" office:value="235" calcext:value-type="float">
            <text:p>235</text:p>
          </table:table-cell>
          <table:table-cell table:style-name="ce17" office:value-type="date" office:date-value="2025-09-02" calcext:value-type="date">
            <text:p>09/02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AVERAGE([.K105:.L105])" office:value-type="float" office:value="23.5" calcext:value-type="float">
            <text:p>23.5</text:p>
          </table:table-cell>
          <table:table-cell table:formula="of:=AVERAGE([.M105:.N105])"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05]=1; RANDBETWEEN(1; 4); RANDBETWEEN(4; 7))" office:value-type="float" office:value="7" calcext:value-type="float">
            <text:p>7</text:p>
          </table:table-cell>
          <table:table-cell table:formula="of:=[.S105]*[.T105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5" office:value-type="float" office:value="243" calcext:value-type="float">
            <text:p>243</text:p>
          </table:table-cell>
          <table:table-cell table:style-name="ce17" office:value-type="date" office:date-value="2025-09-10" calcext:value-type="date">
            <text:p>09/10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AVERAGE([.K106:.L106])" office:value-type="float" office:value="31" calcext:value-type="float">
            <text:p>31</text:p>
          </table:table-cell>
          <table:table-cell table:formula="of:=AVERAGE([.M106:.N106])" office:value-type="float" office:value="-18.5" calcext:value-type="float">
            <text:p>-18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06]=1; RANDBETWEEN(1; 4); RANDBETWEEN(4; 7))" office:value-type="float" office:value="4" calcext:value-type="float">
            <text:p>4</text:p>
          </table:table-cell>
          <table:table-cell table:formula="of:=[.S106]*[.T106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5" office:value-type="float" office:value="246" calcext:value-type="float">
            <text:p>246</text:p>
          </table:table-cell>
          <table:table-cell table:style-name="ce17" office:value-type="date" office:date-value="2025-09-13" calcext:value-type="date">
            <text:p>09/13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AVERAGE([.K107:.L107])" office:value-type="float" office:value="15" calcext:value-type="float">
            <text:p>15</text:p>
          </table:table-cell>
          <table:table-cell table:formula="of:=AVERAGE([.M107:.N107])" office:value-type="float" office:value="-26.5" calcext:value-type="float">
            <text:p>-26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07]=1; RANDBETWEEN(1; 4); RANDBETWEEN(4; 7))" office:value-type="float" office:value="7" calcext:value-type="float">
            <text:p>7</text:p>
          </table:table-cell>
          <table:table-cell table:formula="of:=[.S107]*[.T107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5" office:value-type="float" office:value="247" calcext:value-type="float">
            <text:p>247</text:p>
          </table:table-cell>
          <table:table-cell table:style-name="ce17" office:value-type="date" office:date-value="2025-09-14" calcext:value-type="date">
            <text:p>09/14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AVERAGE([.K108:.L108])" office:value-type="float" office:value="16.5" calcext:value-type="float">
            <text:p>16.5</text:p>
          </table:table-cell>
          <table:table-cell table:formula="of:=AVERAGE([.M108:.N108])" office:value-type="float" office:value="-20.5" calcext:value-type="float">
            <text:p>-2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108]=1; RANDBETWEEN(1; 4); RANDBETWEEN(4; 7))" office:value-type="float" office:value="4" calcext:value-type="float">
            <text:p>4</text:p>
          </table:table-cell>
          <table:table-cell table:formula="of:=[.S108]*[.T108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5" office:value-type="float" office:value="250" calcext:value-type="float">
            <text:p>250</text:p>
          </table:table-cell>
          <table:table-cell table:style-name="ce17" office:value-type="date" office:date-value="2025-09-17" calcext:value-type="date">
            <text:p>09/17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109:.L109])" office:value-type="float" office:value="15" calcext:value-type="float">
            <text:p>15</text:p>
          </table:table-cell>
          <table:table-cell table:formula="of:=AVERAGE([.M109:.N109])" office:value-type="float" office:value="-23" calcext:value-type="float">
            <text:p>-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09]=1; RANDBETWEEN(1; 4); RANDBETWEEN(4; 7))" office:value-type="float" office:value="7" calcext:value-type="float">
            <text:p>7</text:p>
          </table:table-cell>
          <table:table-cell table:formula="of:=[.S109]*[.T109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5" office:value-type="float" office:value="251" calcext:value-type="float">
            <text:p>251</text:p>
          </table:table-cell>
          <table:table-cell table:style-name="ce17" office:value-type="date" office:date-value="2025-09-18" calcext:value-type="date">
            <text:p>09/18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110:.L110])" office:value-type="float" office:value="12.5" calcext:value-type="float">
            <text:p>12.5</text:p>
          </table:table-cell>
          <table:table-cell table:formula="of:=AVERAGE([.M110:.N110])" office:value-type="float" office:value="-17.5" calcext:value-type="float">
            <text:p>-17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S110]=1; RANDBETWEEN(1; 4); RANDBETWEEN(4; 7))" office:value-type="float" office:value="3" calcext:value-type="float">
            <text:p>3</text:p>
          </table:table-cell>
          <table:table-cell table:formula="of:=[.S110]*[.T110]" office:value-type="float" office:value="3" calcext:value-type="float">
            <text:p>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5" office:value-type="float" office:value="256" calcext:value-type="float">
            <text:p>256</text:p>
          </table:table-cell>
          <table:table-cell table:style-name="ce17" office:value-type="date" office:date-value="2025-09-23" calcext:value-type="date">
            <text:p>09/23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AVERAGE([.K111:.L111])" office:value-type="float" office:value="23.5" calcext:value-type="float">
            <text:p>23.5</text:p>
          </table:table-cell>
          <table:table-cell table:formula="of:=AVERAGE([.M111:.N111])"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S111]=1; RANDBETWEEN(1; 4); RANDBETWEEN(4; 7))" office:value-type="float" office:value="1" calcext:value-type="float">
            <text:p>1</text:p>
          </table:table-cell>
          <table:table-cell table:formula="of:=[.S111]*[.T111]" office:value-type="float" office:value="1" calcext:value-type="float">
            <text:p>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5" office:value-type="float" office:value="257" calcext:value-type="float">
            <text:p>257</text:p>
          </table:table-cell>
          <table:table-cell table:style-name="ce17" office:value-type="date" office:date-value="2025-09-24" calcext:value-type="date">
            <text:p>09/24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AVERAGE([.K112:.L112])" office:value-type="float" office:value="26" calcext:value-type="float">
            <text:p>26</text:p>
          </table:table-cell>
          <table:table-cell table:formula="of:=AVERAGE([.M112:.N112])" office:value-type="float" office:value="-24" calcext:value-type="float">
            <text:p>-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12]=1; RANDBETWEEN(1; 4); RANDBETWEEN(4; 7))" office:value-type="float" office:value="5" calcext:value-type="float">
            <text:p>5</text:p>
          </table:table-cell>
          <table:table-cell table:formula="of:=[.S112]*[.T112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5" office:value-type="float" office:value="262" calcext:value-type="float">
            <text:p>262</text:p>
          </table:table-cell>
          <table:table-cell table:style-name="ce17" office:value-type="date" office:date-value="2025-09-29" calcext:value-type="date">
            <text:p>09/29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113:.L113])" office:value-type="float" office:value="20.5" calcext:value-type="float">
            <text:p>20.5</text:p>
          </table:table-cell>
          <table:table-cell table:formula="of:=AVERAGE([.M113:.N113])" office:value-type="float" office:value="-24" calcext:value-type="float">
            <text:p>-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113]=1; RANDBETWEEN(1; 4); RANDBETWEEN(4; 7))" office:value-type="float" office:value="2" calcext:value-type="float">
            <text:p>2</text:p>
          </table:table-cell>
          <table:table-cell table:formula="of:=[.S113]*[.T113]" office:value-type="float" office:value="2" calcext:value-type="float">
            <text:p>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5" office:value-type="float" office:value="266" calcext:value-type="float">
            <text:p>266</text:p>
          </table:table-cell>
          <table:table-cell table:style-name="ce17" office:value-type="date" office:date-value="2025-10-03" calcext:value-type="date">
            <text:p>10/03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AVERAGE([.K114:.L114])" office:value-type="float" office:value="12.5" calcext:value-type="float">
            <text:p>12.5</text:p>
          </table:table-cell>
          <table:table-cell table:formula="of:=AVERAGE([.M114:.N114])"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114]=1; RANDBETWEEN(1; 4); RANDBETWEEN(4; 7))" office:value-type="float" office:value="5" calcext:value-type="float">
            <text:p>5</text:p>
          </table:table-cell>
          <table:table-cell table:formula="of:=[.S114]*[.T114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5" office:value-type="float" office:value="270" calcext:value-type="float">
            <text:p>270</text:p>
          </table:table-cell>
          <table:table-cell table:style-name="ce17" office:value-type="date" office:date-value="2025-10-07" calcext:value-type="date">
            <text:p>10/07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AVERAGE([.K115:.L115])" office:value-type="float" office:value="16.5" calcext:value-type="float">
            <text:p>16.5</text:p>
          </table:table-cell>
          <table:table-cell table:formula="of:=AVERAGE([.M115:.N115])" office:value-type="float" office:value="-23" calcext:value-type="float">
            <text:p>-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15]=1; RANDBETWEEN(1; 4); RANDBETWEEN(4; 7))" office:value-type="float" office:value="7" calcext:value-type="float">
            <text:p>7</text:p>
          </table:table-cell>
          <table:table-cell table:formula="of:=[.S115]*[.T115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5" office:value-type="float" office:value="271" calcext:value-type="float">
            <text:p>271</text:p>
          </table:table-cell>
          <table:table-cell table:style-name="ce17" office:value-type="date" office:date-value="2025-10-08" calcext:value-type="date">
            <text:p>10/08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AVERAGE([.K116:.L116])" office:value-type="float" office:value="18.5" calcext:value-type="float">
            <text:p>18.5</text:p>
          </table:table-cell>
          <table:table-cell table:formula="of:=AVERAGE([.M116:.N116])" office:value-type="float" office:value="-22.5" calcext:value-type="float">
            <text:p>-2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16]=1; RANDBETWEEN(1; 4); RANDBETWEEN(4; 7))" office:value-type="float" office:value="5" calcext:value-type="float">
            <text:p>5</text:p>
          </table:table-cell>
          <table:table-cell table:formula="of:=[.S116]*[.T116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5" office:value-type="float" office:value="278" calcext:value-type="float">
            <text:p>278</text:p>
          </table:table-cell>
          <table:table-cell table:style-name="ce17" office:value-type="date" office:date-value="2025-10-15" calcext:value-type="date">
            <text:p>10/15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AVERAGE([.K117:.L117])" office:value-type="float" office:value="17.5" calcext:value-type="float">
            <text:p>17.5</text:p>
          </table:table-cell>
          <table:table-cell table:formula="of:=AVERAGE([.M117:.N117])"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17]=1; RANDBETWEEN(1; 4); RANDBETWEEN(4; 7))" office:value-type="float" office:value="6" calcext:value-type="float">
            <text:p>6</text:p>
          </table:table-cell>
          <table:table-cell table:formula="of:=[.S117]*[.T117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5" office:value-type="float" office:value="280" calcext:value-type="float">
            <text:p>280</text:p>
          </table:table-cell>
          <table:table-cell table:style-name="ce17" office:value-type="date" office:date-value="2025-10-17" calcext:value-type="date">
            <text:p>10/17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AVERAGE([.K118:.L118])" office:value-type="float" office:value="26" calcext:value-type="float">
            <text:p>26</text:p>
          </table:table-cell>
          <table:table-cell table:formula="of:=AVERAGE([.M118:.N118])" office:value-type="float" office:value="-23" calcext:value-type="float">
            <text:p>-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118]=1; RANDBETWEEN(1; 4); RANDBETWEEN(4; 7))" office:value-type="float" office:value="3" calcext:value-type="float">
            <text:p>3</text:p>
          </table:table-cell>
          <table:table-cell table:formula="of:=[.S118]*[.T118]" office:value-type="float" office:value="3" calcext:value-type="float">
            <text:p>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5" office:value-type="float" office:value="284" calcext:value-type="float">
            <text:p>284</text:p>
          </table:table-cell>
          <table:table-cell table:style-name="ce17" office:value-type="date" office:date-value="2025-10-21" calcext:value-type="date">
            <text:p>10/21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AVERAGE([.K119:.L119])" office:value-type="float" office:value="14" calcext:value-type="float">
            <text:p>14</text:p>
          </table:table-cell>
          <table:table-cell table:formula="of:=AVERAGE([.M119:.N119])" office:value-type="float" office:value="-13.5" calcext:value-type="float">
            <text:p>-13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19]=1; RANDBETWEEN(1; 4); RANDBETWEEN(4; 7))" office:value-type="float" office:value="5" calcext:value-type="float">
            <text:p>5</text:p>
          </table:table-cell>
          <table:table-cell table:formula="of:=[.S119]*[.T119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5" office:value-type="float" office:value="285" calcext:value-type="float">
            <text:p>285</text:p>
          </table:table-cell>
          <table:table-cell table:style-name="ce17" office:value-type="date" office:date-value="2025-10-22" calcext:value-type="date">
            <text:p>10/22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120:.L120])" office:value-type="float" office:value="21" calcext:value-type="float">
            <text:p>21</text:p>
          </table:table-cell>
          <table:table-cell table:formula="of:=AVERAGE([.M120:.N120])"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S120]=1; RANDBETWEEN(1; 4); RANDBETWEEN(4; 7))" office:value-type="float" office:value="2" calcext:value-type="float">
            <text:p>2</text:p>
          </table:table-cell>
          <table:table-cell table:formula="of:=[.S120]*[.T120]" office:value-type="float" office:value="2" calcext:value-type="float">
            <text:p>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5" office:value-type="float" office:value="287" calcext:value-type="float">
            <text:p>287</text:p>
          </table:table-cell>
          <table:table-cell table:style-name="ce17" office:value-type="date" office:date-value="2025-10-24" calcext:value-type="date">
            <text:p>10/24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AVERAGE([.K121:.L121])" office:value-type="float" office:value="20" calcext:value-type="float">
            <text:p>20</text:p>
          </table:table-cell>
          <table:table-cell table:formula="of:=AVERAGE([.M121:.N121])" office:value-type="float" office:value="-21" calcext:value-type="float">
            <text:p>-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21]=1; RANDBETWEEN(1; 4); RANDBETWEEN(4; 7))" office:value-type="float" office:value="7" calcext:value-type="float">
            <text:p>7</text:p>
          </table:table-cell>
          <table:table-cell table:formula="of:=[.S121]*[.T121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5" office:value-type="float" office:value="288" calcext:value-type="float">
            <text:p>288</text:p>
          </table:table-cell>
          <table:table-cell table:style-name="ce17" office:value-type="date" office:date-value="2025-10-25" calcext:value-type="date">
            <text:p>10/25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AVERAGE([.K122:.L122])" office:value-type="float" office:value="24.5" calcext:value-type="float">
            <text:p>24.5</text:p>
          </table:table-cell>
          <table:table-cell table:formula="of:=AVERAGE([.M122:.N122])" office:value-type="float" office:value="-24.5" calcext:value-type="float">
            <text:p>-24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122]=1; RANDBETWEEN(1; 4); RANDBETWEEN(4; 7))" office:value-type="float" office:value="3" calcext:value-type="float">
            <text:p>3</text:p>
          </table:table-cell>
          <table:table-cell table:formula="of:=[.S122]*[.T122]" office:value-type="float" office:value="3" calcext:value-type="float">
            <text:p>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5" office:value-type="float" office:value="290" calcext:value-type="float">
            <text:p>290</text:p>
          </table:table-cell>
          <table:table-cell table:style-name="ce17" office:value-type="date" office:date-value="2025-10-27" calcext:value-type="date">
            <text:p>10/27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AVERAGE([.K123:.L123])" office:value-type="float" office:value="31.5" calcext:value-type="float">
            <text:p>31.5</text:p>
          </table:table-cell>
          <table:table-cell table:formula="of:=AVERAGE([.M123:.N123])"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S123]=1; RANDBETWEEN(1; 4); RANDBETWEEN(4; 7))" office:value-type="float" office:value="1" calcext:value-type="float">
            <text:p>1</text:p>
          </table:table-cell>
          <table:table-cell table:formula="of:=[.S123]*[.T123]" office:value-type="float" office:value="1" calcext:value-type="float">
            <text:p>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15" office:value-type="float" office:value="291" calcext:value-type="float">
            <text:p>291</text:p>
          </table:table-cell>
          <table:table-cell table:style-name="ce17" office:value-type="date" office:date-value="2025-10-28" calcext:value-type="date">
            <text:p>10/28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AVERAGE([.K124:.L124])" office:value-type="float" office:value="29.5" calcext:value-type="float">
            <text:p>29.5</text:p>
          </table:table-cell>
          <table:table-cell table:formula="of:=AVERAGE([.M124:.N124])" office:value-type="float" office:value="-29" calcext:value-type="float">
            <text:p>-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124]=1; RANDBETWEEN(1; 4); RANDBETWEEN(4; 7))" office:value-type="float" office:value="5" calcext:value-type="float">
            <text:p>5</text:p>
          </table:table-cell>
          <table:table-cell table:formula="of:=[.S124]*[.T124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5" office:value-type="float" office:value="296" calcext:value-type="float">
            <text:p>296</text:p>
          </table:table-cell>
          <table:table-cell table:style-name="ce17" office:value-type="date" office:date-value="2025-11-02" calcext:value-type="date">
            <text:p>11/02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AVERAGE([.K125:.L125])" office:value-type="float" office:value="8" calcext:value-type="float">
            <text:p>8</text:p>
          </table:table-cell>
          <table:table-cell table:formula="of:=AVERAGE([.M125:.N125])"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25]=1; RANDBETWEEN(1; 4); RANDBETWEEN(4; 7))" office:value-type="float" office:value="5" calcext:value-type="float">
            <text:p>5</text:p>
          </table:table-cell>
          <table:table-cell table:formula="of:=[.S125]*[.T125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5" office:value-type="float" office:value="301" calcext:value-type="float">
            <text:p>301</text:p>
          </table:table-cell>
          <table:table-cell table:style-name="ce17" office:value-type="date" office:date-value="2025-11-07" calcext:value-type="date">
            <text:p>11/07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AVERAGE([.K126:.L126])" office:value-type="float" office:value="11" calcext:value-type="float">
            <text:p>11</text:p>
          </table:table-cell>
          <table:table-cell table:formula="of:=AVERAGE([.M126:.N126])" office:value-type="float" office:value="-29" calcext:value-type="float">
            <text:p>-2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26]=1; RANDBETWEEN(1; 4); RANDBETWEEN(4; 7))" office:value-type="float" office:value="5" calcext:value-type="float">
            <text:p>5</text:p>
          </table:table-cell>
          <table:table-cell table:formula="of:=[.S126]*[.T126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15" office:value-type="float" office:value="304" calcext:value-type="float">
            <text:p>304</text:p>
          </table:table-cell>
          <table:table-cell table:style-name="ce17" office:value-type="date" office:date-value="2025-11-10" calcext:value-type="date">
            <text:p>11/10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AVERAGE([.K127:.L127])" office:value-type="float" office:value="16.5" calcext:value-type="float">
            <text:p>16.5</text:p>
          </table:table-cell>
          <table:table-cell table:formula="of:=AVERAGE([.M127:.N127])" office:value-type="float" office:value="-22" calcext:value-type="float">
            <text:p>-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27]=1; RANDBETWEEN(1; 4); RANDBETWEEN(4; 7))" office:value-type="float" office:value="6" calcext:value-type="float">
            <text:p>6</text:p>
          </table:table-cell>
          <table:table-cell table:formula="of:=[.S127]*[.T127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5" office:value-type="float" office:value="310" calcext:value-type="float">
            <text:p>310</text:p>
          </table:table-cell>
          <table:table-cell table:style-name="ce17" office:value-type="date" office:date-value="2025-11-16" calcext:value-type="date">
            <text:p>11/16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AVERAGE([.K128:.L128])" office:value-type="float" office:value="8" calcext:value-type="float">
            <text:p>8</text:p>
          </table:table-cell>
          <table:table-cell table:formula="of:=AVERAGE([.M128:.N128])"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28]=1; RANDBETWEEN(1; 4); RANDBETWEEN(4; 7))" office:value-type="float" office:value="5" calcext:value-type="float">
            <text:p>5</text:p>
          </table:table-cell>
          <table:table-cell table:formula="of:=[.S128]*[.T128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5" office:value-type="float" office:value="313" calcext:value-type="float">
            <text:p>313</text:p>
          </table:table-cell>
          <table:table-cell table:style-name="ce17" office:value-type="date" office:date-value="2025-11-19" calcext:value-type="date">
            <text:p>11/19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129:.L129])" office:value-type="float" office:value="12" calcext:value-type="float">
            <text:p>12</text:p>
          </table:table-cell>
          <table:table-cell table:formula="of:=AVERAGE([.M129:.N129])" office:value-type="float" office:value="-26.5" calcext:value-type="float">
            <text:p>-26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129]=1; RANDBETWEEN(1; 4); RANDBETWEEN(4; 7))" office:value-type="float" office:value="2" calcext:value-type="float">
            <text:p>2</text:p>
          </table:table-cell>
          <table:table-cell table:formula="of:=[.S129]*[.T129]" office:value-type="float" office:value="2" calcext:value-type="float">
            <text:p>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5" office:value-type="float" office:value="317" calcext:value-type="float">
            <text:p>317</text:p>
          </table:table-cell>
          <table:table-cell table:style-name="ce17" office:value-type="date" office:date-value="2025-11-23" calcext:value-type="date">
            <text:p>11/23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AVERAGE([.K130:.L130])" office:value-type="float" office:value="18" calcext:value-type="float">
            <text:p>18</text:p>
          </table:table-cell>
          <table:table-cell table:formula="of:=AVERAGE([.M130:.N130])" office:value-type="float" office:value="-16.5" calcext:value-type="float">
            <text:p>-16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30]=1; RANDBETWEEN(1; 4); RANDBETWEEN(4; 7))" office:value-type="float" office:value="7" calcext:value-type="float">
            <text:p>7</text:p>
          </table:table-cell>
          <table:table-cell table:formula="of:=[.S130]*[.T130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5" office:value-type="float" office:value="318" calcext:value-type="float">
            <text:p>318</text:p>
          </table:table-cell>
          <table:table-cell table:style-name="ce17" office:value-type="date" office:date-value="2025-11-24" calcext:value-type="date">
            <text:p>11/24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AVERAGE([.K131:.L131])" office:value-type="float" office:value="27" calcext:value-type="float">
            <text:p>27</text:p>
          </table:table-cell>
          <table:table-cell table:formula="of:=AVERAGE([.M131:.N131])" office:value-type="float" office:value="-21.5" calcext:value-type="float">
            <text:p>-2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31]=1; RANDBETWEEN(1; 4); RANDBETWEEN(4; 7))" office:value-type="float" office:value="4" calcext:value-type="float">
            <text:p>4</text:p>
          </table:table-cell>
          <table:table-cell table:formula="of:=[.S131]*[.T131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5" office:value-type="float" office:value="321" calcext:value-type="float">
            <text:p>321</text:p>
          </table:table-cell>
          <table:table-cell table:style-name="ce17" office:value-type="date" office:date-value="2025-11-27" calcext:value-type="date">
            <text:p>11/27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132:.L132])" office:value-type="float" office:value="19" calcext:value-type="float">
            <text:p>19</text:p>
          </table:table-cell>
          <table:table-cell table:formula="of:=AVERAGE([.M132:.N132])"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32]=1; RANDBETWEEN(1; 4); RANDBETWEEN(4; 7))" office:value-type="float" office:value="5" calcext:value-type="float">
            <text:p>5</text:p>
          </table:table-cell>
          <table:table-cell table:formula="of:=[.S132]*[.T132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5" office:value-type="float" office:value="323" calcext:value-type="float">
            <text:p>323</text:p>
          </table:table-cell>
          <table:table-cell table:style-name="ce17" office:value-type="date" office:date-value="2025-11-29" calcext:value-type="date">
            <text:p>11/29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AVERAGE([.K133:.L133])" office:value-type="float" office:value="34" calcext:value-type="float">
            <text:p>34</text:p>
          </table:table-cell>
          <table:table-cell table:formula="of:=AVERAGE([.M133:.N133])" office:value-type="float" office:value="-30.5" calcext:value-type="float">
            <text:p>-3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33]=1; RANDBETWEEN(1; 4); RANDBETWEEN(4; 7))" office:value-type="float" office:value="5" calcext:value-type="float">
            <text:p>5</text:p>
          </table:table-cell>
          <table:table-cell table:formula="of:=[.S133]*[.T133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5" office:value-type="float" office:value="326" calcext:value-type="float">
            <text:p>326</text:p>
          </table:table-cell>
          <table:table-cell table:style-name="ce17" office:value-type="date" office:date-value="2025-12-02" calcext:value-type="date">
            <text:p>12/02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AVERAGE([.K134:.L134])" office:value-type="float" office:value="16" calcext:value-type="float">
            <text:p>16</text:p>
          </table:table-cell>
          <table:table-cell table:formula="of:=AVERAGE([.M134:.N134])"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34]=1; RANDBETWEEN(1; 4); RANDBETWEEN(4; 7))" office:value-type="float" office:value="5" calcext:value-type="float">
            <text:p>5</text:p>
          </table:table-cell>
          <table:table-cell table:formula="of:=[.S134]*[.T134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15" office:value-type="float" office:value="327" calcext:value-type="float">
            <text:p>327</text:p>
          </table:table-cell>
          <table:table-cell table:style-name="ce17" office:value-type="date" office:date-value="2025-12-03" calcext:value-type="date">
            <text:p>12/03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135:.L135])" office:value-type="float" office:value="22.5" calcext:value-type="float">
            <text:p>22.5</text:p>
          </table:table-cell>
          <table:table-cell table:formula="of:=AVERAGE([.M135:.N135])" office:value-type="float" office:value="-21.5" calcext:value-type="float">
            <text:p>-21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35]=1; RANDBETWEEN(1; 4); RANDBETWEEN(4; 7))" office:value-type="float" office:value="6" calcext:value-type="float">
            <text:p>6</text:p>
          </table:table-cell>
          <table:table-cell table:formula="of:=[.S135]*[.T135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15" office:value-type="float" office:value="328" calcext:value-type="float">
            <text:p>328</text:p>
          </table:table-cell>
          <table:table-cell table:style-name="ce17" office:value-type="date" office:date-value="2025-12-04" calcext:value-type="date">
            <text:p>12/04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AVERAGE([.K136:.L136])" office:value-type="float" office:value="11.5" calcext:value-type="float">
            <text:p>11.5</text:p>
          </table:table-cell>
          <table:table-cell table:formula="of:=AVERAGE([.M136:.N136])" office:value-type="float" office:value="-15.5" calcext:value-type="float">
            <text:p>-15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136]=1; RANDBETWEEN(1; 4); RANDBETWEEN(4; 7))" office:value-type="float" office:value="7" calcext:value-type="float">
            <text:p>7</text:p>
          </table:table-cell>
          <table:table-cell table:formula="of:=[.S136]*[.T136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5" office:value-type="float" office:value="329" calcext:value-type="float">
            <text:p>329</text:p>
          </table:table-cell>
          <table:table-cell table:style-name="ce17" office:value-type="date" office:date-value="2025-12-05" calcext:value-type="date">
            <text:p>12/05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137:.L137])" office:value-type="float" office:value="19" calcext:value-type="float">
            <text:p>19</text:p>
          </table:table-cell>
          <table:table-cell table:formula="of:=AVERAGE([.M137:.N137])" office:value-type="float" office:value="-24" calcext:value-type="float">
            <text:p>-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37]=1; RANDBETWEEN(1; 4); RANDBETWEEN(4; 7))" office:value-type="float" office:value="7" calcext:value-type="float">
            <text:p>7</text:p>
          </table:table-cell>
          <table:table-cell table:formula="of:=[.S137]*[.T137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5" office:value-type="float" office:value="333" calcext:value-type="float">
            <text:p>333</text:p>
          </table:table-cell>
          <table:table-cell table:style-name="ce17" office:value-type="date" office:date-value="2025-12-09" calcext:value-type="date">
            <text:p>12/09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138:.L138])" office:value-type="float" office:value="21" calcext:value-type="float">
            <text:p>21</text:p>
          </table:table-cell>
          <table:table-cell table:formula="of:=AVERAGE([.M138:.N138])"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S138]=1; RANDBETWEEN(1; 4); RANDBETWEEN(4; 7))" office:value-type="float" office:value="2" calcext:value-type="float">
            <text:p>2</text:p>
          </table:table-cell>
          <table:table-cell table:formula="of:=[.S138]*[.T138]" office:value-type="float" office:value="2" calcext:value-type="float">
            <text:p>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5" office:value-type="float" office:value="336" calcext:value-type="float">
            <text:p>336</text:p>
          </table:table-cell>
          <table:table-cell table:style-name="ce17" office:value-type="date" office:date-value="2025-12-12" calcext:value-type="date">
            <text:p>12/12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AVERAGE([.K139:.L139])" office:value-type="float" office:value="16.5" calcext:value-type="float">
            <text:p>16.5</text:p>
          </table:table-cell>
          <table:table-cell table:formula="of:=AVERAGE([.M139:.N139])"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39]=1; RANDBETWEEN(1; 4); RANDBETWEEN(4; 7))" office:value-type="float" office:value="4" calcext:value-type="float">
            <text:p>4</text:p>
          </table:table-cell>
          <table:table-cell table:formula="of:=[.S139]*[.T139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5" office:value-type="float" office:value="338" calcext:value-type="float">
            <text:p>338</text:p>
          </table:table-cell>
          <table:table-cell table:style-name="ce17" office:value-type="date" office:date-value="2025-12-14" calcext:value-type="date">
            <text:p>12/14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140:.L140])" office:value-type="float" office:value="25" calcext:value-type="float">
            <text:p>25</text:p>
          </table:table-cell>
          <table:table-cell table:formula="of:=AVERAGE([.M140:.N140])" office:value-type="float" office:value="-16.5" calcext:value-type="float">
            <text:p>-16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140]=1; RANDBETWEEN(1; 4); RANDBETWEEN(4; 7))" office:value-type="float" office:value="7" calcext:value-type="float">
            <text:p>7</text:p>
          </table:table-cell>
          <table:table-cell table:formula="of:=[.S140]*[.T140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5" office:value-type="float" office:value="344" calcext:value-type="float">
            <text:p>344</text:p>
          </table:table-cell>
          <table:table-cell table:style-name="ce17" office:value-type="date" office:date-value="2025-12-20" calcext:value-type="date">
            <text:p>12/20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AVERAGE([.K141:.L141])" office:value-type="float" office:value="17.5" calcext:value-type="float">
            <text:p>17.5</text:p>
          </table:table-cell>
          <table:table-cell table:formula="of:=AVERAGE([.M141:.N141])" office:value-type="float" office:value="-13" calcext:value-type="float">
            <text:p>-1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S141]=1; RANDBETWEEN(1; 4); RANDBETWEEN(4; 7))" office:value-type="float" office:value="2" calcext:value-type="float">
            <text:p>2</text:p>
          </table:table-cell>
          <table:table-cell table:formula="of:=[.S141]*[.T141]" office:value-type="float" office:value="2" calcext:value-type="float">
            <text:p>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15" office:value-type="float" office:value="346" calcext:value-type="float">
            <text:p>346</text:p>
          </table:table-cell>
          <table:table-cell table:style-name="ce17" office:value-type="date" office:date-value="2025-12-22" calcext:value-type="date">
            <text:p>12/22/25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AVERAGE([.K142:.L142])" office:value-type="float" office:value="29.5" calcext:value-type="float">
            <text:p>29.5</text:p>
          </table:table-cell>
          <table:table-cell table:formula="of:=AVERAGE([.M142:.N142])" office:value-type="float" office:value="-21" calcext:value-type="float">
            <text:p>-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42]=1; RANDBETWEEN(1; 4); RANDBETWEEN(4; 7))" office:value-type="float" office:value="7" calcext:value-type="float">
            <text:p>7</text:p>
          </table:table-cell>
          <table:table-cell table:formula="of:=[.S142]*[.T142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15" office:value-type="float" office:value="352" calcext:value-type="float">
            <text:p>352</text:p>
          </table:table-cell>
          <table:table-cell table:style-name="ce17" office:value-type="date" office:date-value="2025-12-28" calcext:value-type="date">
            <text:p>12/28/25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AVERAGE([.K143:.L143])" office:value-type="float" office:value="14" calcext:value-type="float">
            <text:p>14</text:p>
          </table:table-cell>
          <table:table-cell table:formula="of:=AVERAGE([.M143:.N143])" office:value-type="float" office:value="-12.5" calcext:value-type="float">
            <text:p>-12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43]=1; RANDBETWEEN(1; 4); RANDBETWEEN(4; 7))" office:value-type="float" office:value="7" calcext:value-type="float">
            <text:p>7</text:p>
          </table:table-cell>
          <table:table-cell table:formula="of:=[.S143]*[.T143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5" office:value-type="float" office:value="360" calcext:value-type="float">
            <text:p>360</text:p>
          </table:table-cell>
          <table:table-cell table:style-name="ce17" office:value-type="date" office:date-value="2026-01-05" calcext:value-type="date">
            <text:p>01/05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AVERAGE([.K144:.L144])" office:value-type="float" office:value="22" calcext:value-type="float">
            <text:p>22</text:p>
          </table:table-cell>
          <table:table-cell table:formula="of:=AVERAGE([.M144:.N144])" office:value-type="float" office:value="-19.5" calcext:value-type="float">
            <text:p>-19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44]=1; RANDBETWEEN(1; 4); RANDBETWEEN(4; 7))" office:value-type="float" office:value="7" calcext:value-type="float">
            <text:p>7</text:p>
          </table:table-cell>
          <table:table-cell table:formula="of:=[.S144]*[.T144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15" office:value-type="float" office:value="362" calcext:value-type="float">
            <text:p>362</text:p>
          </table:table-cell>
          <table:table-cell table:style-name="ce17" office:value-type="date" office:date-value="2026-01-07" calcext:value-type="date">
            <text:p>01/07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145:.L145])" office:value-type="float" office:value="18" calcext:value-type="float">
            <text:p>18</text:p>
          </table:table-cell>
          <table:table-cell table:formula="of:=AVERAGE([.M145:.N145])" office:value-type="float" office:value="-24.5" calcext:value-type="float">
            <text:p>-24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45]=1; RANDBETWEEN(1; 4); RANDBETWEEN(4; 7))" office:value-type="float" office:value="4" calcext:value-type="float">
            <text:p>4</text:p>
          </table:table-cell>
          <table:table-cell table:formula="of:=[.S145]*[.T145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15" office:value-type="float" office:value="363" calcext:value-type="float">
            <text:p>363</text:p>
          </table:table-cell>
          <table:table-cell table:style-name="ce17" office:value-type="date" office:date-value="2026-01-08" calcext:value-type="date">
            <text:p>01/08/26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AVERAGE([.K146:.L146])" office:value-type="float" office:value="16" calcext:value-type="float">
            <text:p>16</text:p>
          </table:table-cell>
          <table:table-cell table:formula="of:=AVERAGE([.M146:.N146])" office:value-type="float" office:value="-24" calcext:value-type="float">
            <text:p>-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46]=1; RANDBETWEEN(1; 4); RANDBETWEEN(4; 7))" office:value-type="float" office:value="6" calcext:value-type="float">
            <text:p>6</text:p>
          </table:table-cell>
          <table:table-cell table:formula="of:=[.S146]*[.T146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15" office:value-type="float" office:value="366" calcext:value-type="float">
            <text:p>366</text:p>
          </table:table-cell>
          <table:table-cell table:style-name="ce17" office:value-type="date" office:date-value="2026-01-11" calcext:value-type="date">
            <text:p>01/11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AVERAGE([.K147:.L147])" office:value-type="float" office:value="13.5" calcext:value-type="float">
            <text:p>13.5</text:p>
          </table:table-cell>
          <table:table-cell table:formula="of:=AVERAGE([.M147:.N147])" office:value-type="float" office:value="-11" calcext:value-type="float">
            <text:p>-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S147]=1; RANDBETWEEN(1; 4); RANDBETWEEN(4; 7))" office:value-type="float" office:value="4" calcext:value-type="float">
            <text:p>4</text:p>
          </table:table-cell>
          <table:table-cell table:formula="of:=[.S147]*[.T147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5" office:value-type="float" office:value="367" calcext:value-type="float">
            <text:p>367</text:p>
          </table:table-cell>
          <table:table-cell table:style-name="ce17" office:value-type="date" office:date-value="2026-01-12" calcext:value-type="date">
            <text:p>01/12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AVERAGE([.K148:.L148])" office:value-type="float" office:value="21.5" calcext:value-type="float">
            <text:p>21.5</text:p>
          </table:table-cell>
          <table:table-cell table:formula="of:=AVERAGE([.M148:.N148])"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48]=1; RANDBETWEEN(1; 4); RANDBETWEEN(4; 7))" office:value-type="float" office:value="4" calcext:value-type="float">
            <text:p>4</text:p>
          </table:table-cell>
          <table:table-cell table:formula="of:=[.S148]*[.T148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15" office:value-type="float" office:value="368" calcext:value-type="float">
            <text:p>368</text:p>
          </table:table-cell>
          <table:table-cell table:style-name="ce17" office:value-type="date" office:date-value="2026-01-13" calcext:value-type="date">
            <text:p>01/13/26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AVERAGE([.K149:.L149])" office:value-type="float" office:value="9.5" calcext:value-type="float">
            <text:p>9.5</text:p>
          </table:table-cell>
          <table:table-cell table:formula="of:=AVERAGE([.M149:.N149])" office:value-type="float" office:value="-32.5" calcext:value-type="float">
            <text:p>-3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S149]=1; RANDBETWEEN(1; 4); RANDBETWEEN(4; 7))" office:value-type="float" office:value="2" calcext:value-type="float">
            <text:p>2</text:p>
          </table:table-cell>
          <table:table-cell table:formula="of:=[.S149]*[.T149]" office:value-type="float" office:value="2" calcext:value-type="float">
            <text:p>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15" office:value-type="float" office:value="369" calcext:value-type="float">
            <text:p>369</text:p>
          </table:table-cell>
          <table:table-cell table:style-name="ce17" office:value-type="date" office:date-value="2026-01-14" calcext:value-type="date">
            <text:p>01/14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AVERAGE([.K150:.L150])" office:value-type="float" office:value="24.5" calcext:value-type="float">
            <text:p>24.5</text:p>
          </table:table-cell>
          <table:table-cell table:formula="of:=AVERAGE([.M150:.N150])" office:value-type="float" office:value="-26" calcext:value-type="float">
            <text:p>-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150]=1; RANDBETWEEN(1; 4); RANDBETWEEN(4; 7))" office:value-type="float" office:value="5" calcext:value-type="float">
            <text:p>5</text:p>
          </table:table-cell>
          <table:table-cell table:formula="of:=[.S150]*[.T150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15" office:value-type="float" office:value="371" calcext:value-type="float">
            <text:p>371</text:p>
          </table:table-cell>
          <table:table-cell table:style-name="ce17" office:value-type="date" office:date-value="2026-01-16" calcext:value-type="date">
            <text:p>01/16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AVERAGE([.K151:.L151])" office:value-type="float" office:value="21" calcext:value-type="float">
            <text:p>21</text:p>
          </table:table-cell>
          <table:table-cell table:formula="of:=AVERAGE([.M151:.N151])" office:value-type="float" office:value="-17" calcext:value-type="float">
            <text:p>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151]=1; RANDBETWEEN(1; 4); RANDBETWEEN(4; 7))" office:value-type="float" office:value="6" calcext:value-type="float">
            <text:p>6</text:p>
          </table:table-cell>
          <table:table-cell table:formula="of:=[.S151]*[.T151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15" office:value-type="float" office:value="374" calcext:value-type="float">
            <text:p>374</text:p>
          </table:table-cell>
          <table:table-cell table:style-name="ce17" office:value-type="date" office:date-value="2026-01-19" calcext:value-type="date">
            <text:p>01/19/26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AVERAGE([.K152:.L152])" office:value-type="float" office:value="18" calcext:value-type="float">
            <text:p>18</text:p>
          </table:table-cell>
          <table:table-cell table:formula="of:=AVERAGE([.M152:.N152])"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52]=1; RANDBETWEEN(1; 4); RANDBETWEEN(4; 7))" office:value-type="float" office:value="4" calcext:value-type="float">
            <text:p>4</text:p>
          </table:table-cell>
          <table:table-cell table:formula="of:=[.S152]*[.T152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5" office:value-type="float" office:value="376" calcext:value-type="float">
            <text:p>376</text:p>
          </table:table-cell>
          <table:table-cell table:style-name="ce17" office:value-type="date" office:date-value="2026-01-21" calcext:value-type="date">
            <text:p>01/21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AVERAGE([.K153:.L153])" office:value-type="float" office:value="20.5" calcext:value-type="float">
            <text:p>20.5</text:p>
          </table:table-cell>
          <table:table-cell table:formula="of:=AVERAGE([.M153:.N153])" office:value-type="float" office:value="-23" calcext:value-type="float">
            <text:p>-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53]=1; RANDBETWEEN(1; 4); RANDBETWEEN(4; 7))" office:value-type="float" office:value="4" calcext:value-type="float">
            <text:p>4</text:p>
          </table:table-cell>
          <table:table-cell table:formula="of:=[.S153]*[.T153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15" office:value-type="float" office:value="377" calcext:value-type="float">
            <text:p>377</text:p>
          </table:table-cell>
          <table:table-cell table:style-name="ce17" office:value-type="date" office:date-value="2026-01-22" calcext:value-type="date">
            <text:p>01/22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AVERAGE([.K154:.L154])" office:value-type="float" office:value="17" calcext:value-type="float">
            <text:p>17</text:p>
          </table:table-cell>
          <table:table-cell table:formula="of:=AVERAGE([.M154:.N154])" office:value-type="float" office:value="-23" calcext:value-type="float">
            <text:p>-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54]=1; RANDBETWEEN(1; 4); RANDBETWEEN(4; 7))" office:value-type="float" office:value="5" calcext:value-type="float">
            <text:p>5</text:p>
          </table:table-cell>
          <table:table-cell table:formula="of:=[.S154]*[.T154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15" office:value-type="float" office:value="379" calcext:value-type="float">
            <text:p>379</text:p>
          </table:table-cell>
          <table:table-cell table:style-name="ce17" office:value-type="date" office:date-value="2026-01-24" calcext:value-type="date">
            <text:p>01/24/26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AVERAGE([.K155:.L155])" office:value-type="float" office:value="23" calcext:value-type="float">
            <text:p>23</text:p>
          </table:table-cell>
          <table:table-cell table:formula="of:=AVERAGE([.M155:.N155])" office:value-type="float" office:value="-13.5" calcext:value-type="float">
            <text:p>-13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55]=1; RANDBETWEEN(1; 4); RANDBETWEEN(4; 7))" office:value-type="float" office:value="7" calcext:value-type="float">
            <text:p>7</text:p>
          </table:table-cell>
          <table:table-cell table:formula="of:=[.S155]*[.T155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15" office:value-type="float" office:value="381" calcext:value-type="float">
            <text:p>381</text:p>
          </table:table-cell>
          <table:table-cell table:style-name="ce17" office:value-type="date" office:date-value="2026-01-26" calcext:value-type="date">
            <text:p>01/26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AVERAGE([.K156:.L156])" office:value-type="float" office:value="13.5" calcext:value-type="float">
            <text:p>13.5</text:p>
          </table:table-cell>
          <table:table-cell table:formula="of:=AVERAGE([.M156:.N156])" office:value-type="float" office:value="-23.5" calcext:value-type="float">
            <text:p>-23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56]=1; RANDBETWEEN(1; 4); RANDBETWEEN(4; 7))" office:value-type="float" office:value="7" calcext:value-type="float">
            <text:p>7</text:p>
          </table:table-cell>
          <table:table-cell table:formula="of:=[.S156]*[.T156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5" office:value-type="float" office:value="384" calcext:value-type="float">
            <text:p>384</text:p>
          </table:table-cell>
          <table:table-cell table:style-name="ce17" office:value-type="date" office:date-value="2026-01-29" calcext:value-type="date">
            <text:p>01/29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157:.L157])" office:value-type="float" office:value="13.5" calcext:value-type="float">
            <text:p>13.5</text:p>
          </table:table-cell>
          <table:table-cell table:formula="of:=AVERAGE([.M157:.N157])" office:value-type="float" office:value="-28" calcext:value-type="float">
            <text:p>-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57]=1; RANDBETWEEN(1; 4); RANDBETWEEN(4; 7))" office:value-type="float" office:value="5" calcext:value-type="float">
            <text:p>5</text:p>
          </table:table-cell>
          <table:table-cell table:formula="of:=[.S157]*[.T157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15" office:value-type="float" office:value="385" calcext:value-type="float">
            <text:p>385</text:p>
          </table:table-cell>
          <table:table-cell table:style-name="ce17" office:value-type="date" office:date-value="2026-01-30" calcext:value-type="date">
            <text:p>01/30/26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AVERAGE([.K158:.L158])" office:value-type="float" office:value="22.5" calcext:value-type="float">
            <text:p>22.5</text:p>
          </table:table-cell>
          <table:table-cell table:formula="of:=AVERAGE([.M158:.N158])" office:value-type="float" office:value="-19.5" calcext:value-type="float">
            <text:p>-19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58]=1; RANDBETWEEN(1; 4); RANDBETWEEN(4; 7))" office:value-type="float" office:value="7" calcext:value-type="float">
            <text:p>7</text:p>
          </table:table-cell>
          <table:table-cell table:formula="of:=[.S158]*[.T158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15" office:value-type="float" office:value="386" calcext:value-type="float">
            <text:p>386</text:p>
          </table:table-cell>
          <table:table-cell table:style-name="ce17" office:value-type="date" office:date-value="2026-01-31" calcext:value-type="date">
            <text:p>01/31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AVERAGE([.K159:.L159])" office:value-type="float" office:value="18.5" calcext:value-type="float">
            <text:p>18.5</text:p>
          </table:table-cell>
          <table:table-cell table:formula="of:=AVERAGE([.M159:.N159])" office:value-type="float" office:value="-23" calcext:value-type="float">
            <text:p>-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S159]=1; RANDBETWEEN(1; 4); RANDBETWEEN(4; 7))" office:value-type="float" office:value="1" calcext:value-type="float">
            <text:p>1</text:p>
          </table:table-cell>
          <table:table-cell table:formula="of:=[.S159]*[.T159]" office:value-type="float" office:value="1" calcext:value-type="float">
            <text:p>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15" office:value-type="float" office:value="388" calcext:value-type="float">
            <text:p>388</text:p>
          </table:table-cell>
          <table:table-cell table:style-name="ce17" office:value-type="date" office:date-value="2026-02-02" calcext:value-type="date">
            <text:p>02/02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AVERAGE([.K160:.L160])" office:value-type="float" office:value="16.5" calcext:value-type="float">
            <text:p>16.5</text:p>
          </table:table-cell>
          <table:table-cell table:formula="of:=AVERAGE([.M160:.N160])" office:value-type="float" office:value="-25" calcext:value-type="float">
            <text:p>-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60]=1; RANDBETWEEN(1; 4); RANDBETWEEN(4; 7))" office:value-type="float" office:value="6" calcext:value-type="float">
            <text:p>6</text:p>
          </table:table-cell>
          <table:table-cell table:formula="of:=[.S160]*[.T160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15" office:value-type="float" office:value="390" calcext:value-type="float">
            <text:p>390</text:p>
          </table:table-cell>
          <table:table-cell table:style-name="ce17" office:value-type="date" office:date-value="2026-02-04" calcext:value-type="date">
            <text:p>02/04/26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161:.L161])" office:value-type="float" office:value="22" calcext:value-type="float">
            <text:p>22</text:p>
          </table:table-cell>
          <table:table-cell table:formula="of:=AVERAGE([.M161:.N161])" office:value-type="float" office:value="-27.5" calcext:value-type="float">
            <text:p>-27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61]=1; RANDBETWEEN(1; 4); RANDBETWEEN(4; 7))" office:value-type="float" office:value="7" calcext:value-type="float">
            <text:p>7</text:p>
          </table:table-cell>
          <table:table-cell table:formula="of:=[.S161]*[.T161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15" office:value-type="float" office:value="392" calcext:value-type="float">
            <text:p>392</text:p>
          </table:table-cell>
          <table:table-cell table:style-name="ce17" office:value-type="date" office:date-value="2026-02-06" calcext:value-type="date">
            <text:p>02/06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AVERAGE([.K162:.L162])" office:value-type="float" office:value="14.5" calcext:value-type="float">
            <text:p>14.5</text:p>
          </table:table-cell>
          <table:table-cell table:formula="of:=AVERAGE([.M162:.N162])" office:value-type="float" office:value="-14.5" calcext:value-type="float">
            <text:p>-1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62]=1; RANDBETWEEN(1; 4); RANDBETWEEN(4; 7))" office:value-type="float" office:value="7" calcext:value-type="float">
            <text:p>7</text:p>
          </table:table-cell>
          <table:table-cell table:formula="of:=[.S162]*[.T162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5" office:value-type="float" office:value="393" calcext:value-type="float">
            <text:p>393</text:p>
          </table:table-cell>
          <table:table-cell table:style-name="ce17" office:value-type="date" office:date-value="2026-02-07" calcext:value-type="date">
            <text:p>02/07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163:.L163])" office:value-type="float" office:value="20.5" calcext:value-type="float">
            <text:p>20.5</text:p>
          </table:table-cell>
          <table:table-cell table:formula="of:=AVERAGE([.M163:.N163])" office:value-type="float" office:value="-14.5" calcext:value-type="float">
            <text:p>-1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63]=1; RANDBETWEEN(1; 4); RANDBETWEEN(4; 7))" office:value-type="float" office:value="5" calcext:value-type="float">
            <text:p>5</text:p>
          </table:table-cell>
          <table:table-cell table:formula="of:=[.S163]*[.T163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15" office:value-type="float" office:value="394" calcext:value-type="float">
            <text:p>394</text:p>
          </table:table-cell>
          <table:table-cell table:style-name="ce17" office:value-type="date" office:date-value="2026-02-08" calcext:value-type="date">
            <text:p>02/08/26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AVERAGE([.K164:.L164])" office:value-type="float" office:value="29.5" calcext:value-type="float">
            <text:p>29.5</text:p>
          </table:table-cell>
          <table:table-cell table:formula="of:=AVERAGE([.M164:.N164])" office:value-type="float" office:value="-25.5" calcext:value-type="float">
            <text:p>-25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S164]=1; RANDBETWEEN(1; 4); RANDBETWEEN(4; 7))" office:value-type="float" office:value="3" calcext:value-type="float">
            <text:p>3</text:p>
          </table:table-cell>
          <table:table-cell table:formula="of:=[.S164]*[.T164]" office:value-type="float" office:value="3" calcext:value-type="float">
            <text:p>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5" office:value-type="float" office:value="397" calcext:value-type="float">
            <text:p>397</text:p>
          </table:table-cell>
          <table:table-cell table:style-name="ce17" office:value-type="date" office:date-value="2026-02-11" calcext:value-type="date">
            <text:p>02/11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165:.L165])" office:value-type="float" office:value="12.5" calcext:value-type="float">
            <text:p>12.5</text:p>
          </table:table-cell>
          <table:table-cell table:formula="of:=AVERAGE([.M165:.N165])" office:value-type="float" office:value="-18.5" calcext:value-type="float">
            <text:p>-18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65]=1; RANDBETWEEN(1; 4); RANDBETWEEN(4; 7))" office:value-type="float" office:value="6" calcext:value-type="float">
            <text:p>6</text:p>
          </table:table-cell>
          <table:table-cell table:formula="of:=[.S165]*[.T165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5" office:value-type="float" office:value="398" calcext:value-type="float">
            <text:p>398</text:p>
          </table:table-cell>
          <table:table-cell table:style-name="ce17" office:value-type="date" office:date-value="2026-02-12" calcext:value-type="date">
            <text:p>02/12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166:.L166])" office:value-type="float" office:value="9" calcext:value-type="float">
            <text:p>9</text:p>
          </table:table-cell>
          <table:table-cell table:formula="of:=AVERAGE([.M166:.N166])" office:value-type="float" office:value="-27" calcext:value-type="float">
            <text:p>-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66]=1; RANDBETWEEN(1; 4); RANDBETWEEN(4; 7))" office:value-type="float" office:value="5" calcext:value-type="float">
            <text:p>5</text:p>
          </table:table-cell>
          <table:table-cell table:formula="of:=[.S166]*[.T166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15" office:value-type="float" office:value="401" calcext:value-type="float">
            <text:p>401</text:p>
          </table:table-cell>
          <table:table-cell table:style-name="ce17" office:value-type="date" office:date-value="2026-02-15" calcext:value-type="date">
            <text:p>02/15/26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AVERAGE([.K167:.L167])" office:value-type="float" office:value="21" calcext:value-type="float">
            <text:p>21</text:p>
          </table:table-cell>
          <table:table-cell table:formula="of:=AVERAGE([.M167:.N167])" office:value-type="float" office:value="-20.5" calcext:value-type="float">
            <text:p>-20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67]=1; RANDBETWEEN(1; 4); RANDBETWEEN(4; 7))" office:value-type="float" office:value="6" calcext:value-type="float">
            <text:p>6</text:p>
          </table:table-cell>
          <table:table-cell table:formula="of:=[.S167]*[.T167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5" office:value-type="float" office:value="408" calcext:value-type="float">
            <text:p>408</text:p>
          </table:table-cell>
          <table:table-cell table:style-name="ce17" office:value-type="date" office:date-value="2026-02-22" calcext:value-type="date">
            <text:p>02/22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168:.L168])" office:value-type="float" office:value="23" calcext:value-type="float">
            <text:p>23</text:p>
          </table:table-cell>
          <table:table-cell table:formula="of:=AVERAGE([.M168:.N168])" office:value-type="float" office:value="-21" calcext:value-type="float">
            <text:p>-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168]=1; RANDBETWEEN(1; 4); RANDBETWEEN(4; 7))" office:value-type="float" office:value="6" calcext:value-type="float">
            <text:p>6</text:p>
          </table:table-cell>
          <table:table-cell table:formula="of:=[.S168]*[.T168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15" office:value-type="float" office:value="409" calcext:value-type="float">
            <text:p>409</text:p>
          </table:table-cell>
          <table:table-cell table:style-name="ce17" office:value-type="date" office:date-value="2026-02-23" calcext:value-type="date">
            <text:p>02/23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AVERAGE([.K169:.L169])" office:value-type="float" office:value="22" calcext:value-type="float">
            <text:p>22</text:p>
          </table:table-cell>
          <table:table-cell table:formula="of:=AVERAGE([.M169:.N169])" office:value-type="float" office:value="-25.5" calcext:value-type="float">
            <text:p>-25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69]=1; RANDBETWEEN(1; 4); RANDBETWEEN(4; 7))" office:value-type="float" office:value="4" calcext:value-type="float">
            <text:p>4</text:p>
          </table:table-cell>
          <table:table-cell table:formula="of:=[.S169]*[.T169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15" office:value-type="float" office:value="410" calcext:value-type="float">
            <text:p>410</text:p>
          </table:table-cell>
          <table:table-cell table:style-name="ce17" office:value-type="date" office:date-value="2026-02-24" calcext:value-type="date">
            <text:p>02/24/26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AVERAGE([.K170:.L170])" office:value-type="float" office:value="24.5" calcext:value-type="float">
            <text:p>24.5</text:p>
          </table:table-cell>
          <table:table-cell table:formula="of:=AVERAGE([.M170:.N170])" office:value-type="float" office:value="-11" calcext:value-type="float">
            <text:p>-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70]=1; RANDBETWEEN(1; 4); RANDBETWEEN(4; 7))" office:value-type="float" office:value="4" calcext:value-type="float">
            <text:p>4</text:p>
          </table:table-cell>
          <table:table-cell table:formula="of:=[.S170]*[.T170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15" office:value-type="float" office:value="411" calcext:value-type="float">
            <text:p>411</text:p>
          </table:table-cell>
          <table:table-cell table:style-name="ce17" office:value-type="date" office:date-value="2026-02-25" calcext:value-type="date">
            <text:p>02/25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171:.L171])" office:value-type="float" office:value="19.5" calcext:value-type="float">
            <text:p>19.5</text:p>
          </table:table-cell>
          <table:table-cell table:formula="of:=AVERAGE([.M171:.N171])" office:value-type="float" office:value="-22.5" calcext:value-type="float">
            <text:p>-22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71]=1; RANDBETWEEN(1; 4); RANDBETWEEN(4; 7))" office:value-type="float" office:value="6" calcext:value-type="float">
            <text:p>6</text:p>
          </table:table-cell>
          <table:table-cell table:formula="of:=[.S171]*[.T171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15" office:value-type="float" office:value="417" calcext:value-type="float">
            <text:p>417</text:p>
          </table:table-cell>
          <table:table-cell table:style-name="ce17" office:value-type="date" office:date-value="2026-03-03" calcext:value-type="date">
            <text:p>03/03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AVERAGE([.K172:.L172])" office:value-type="float" office:value="18.5" calcext:value-type="float">
            <text:p>18.5</text:p>
          </table:table-cell>
          <table:table-cell table:formula="of:=AVERAGE([.M172:.N172])" office:value-type="float" office:value="-23" calcext:value-type="float">
            <text:p>-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72]=1; RANDBETWEEN(1; 4); RANDBETWEEN(4; 7))" office:value-type="float" office:value="6" calcext:value-type="float">
            <text:p>6</text:p>
          </table:table-cell>
          <table:table-cell table:formula="of:=[.S172]*[.T172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15" office:value-type="float" office:value="419" calcext:value-type="float">
            <text:p>419</text:p>
          </table:table-cell>
          <table:table-cell table:style-name="ce17" office:value-type="date" office:date-value="2026-03-05" calcext:value-type="date">
            <text:p>03/05/26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AVERAGE([.K173:.L173])" office:value-type="float" office:value="18" calcext:value-type="float">
            <text:p>18</text:p>
          </table:table-cell>
          <table:table-cell table:formula="of:=AVERAGE([.M173:.N173])" office:value-type="float" office:value="-19" calcext:value-type="float">
            <text:p>-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173]=1; RANDBETWEEN(1; 4); RANDBETWEEN(4; 7))" office:value-type="float" office:value="5" calcext:value-type="float">
            <text:p>5</text:p>
          </table:table-cell>
          <table:table-cell table:formula="of:=[.S173]*[.T173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5" office:value-type="float" office:value="420" calcext:value-type="float">
            <text:p>420</text:p>
          </table:table-cell>
          <table:table-cell table:style-name="ce17" office:value-type="date" office:date-value="2026-03-06" calcext:value-type="date">
            <text:p>03/06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AVERAGE([.K174:.L174])" office:value-type="float" office:value="20.5" calcext:value-type="float">
            <text:p>20.5</text:p>
          </table:table-cell>
          <table:table-cell table:formula="of:=AVERAGE([.M174:.N174])"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74]=1; RANDBETWEEN(1; 4); RANDBETWEEN(4; 7))" office:value-type="float" office:value="5" calcext:value-type="float">
            <text:p>5</text:p>
          </table:table-cell>
          <table:table-cell table:formula="of:=[.S174]*[.T174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5" office:value-type="float" office:value="422" calcext:value-type="float">
            <text:p>422</text:p>
          </table:table-cell>
          <table:table-cell table:style-name="ce17" office:value-type="date" office:date-value="2026-03-08" calcext:value-type="date">
            <text:p>03/08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AVERAGE([.K175:.L175])" office:value-type="float" office:value="11" calcext:value-type="float">
            <text:p>11</text:p>
          </table:table-cell>
          <table:table-cell table:formula="of:=AVERAGE([.M175:.N175])" office:value-type="float" office:value="-15.5" calcext:value-type="float">
            <text:p>-15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175]=1; RANDBETWEEN(1; 4); RANDBETWEEN(4; 7))" office:value-type="float" office:value="5" calcext:value-type="float">
            <text:p>5</text:p>
          </table:table-cell>
          <table:table-cell table:formula="of:=[.S175]*[.T175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15" office:value-type="float" office:value="423" calcext:value-type="float">
            <text:p>423</text:p>
          </table:table-cell>
          <table:table-cell table:style-name="ce17" office:value-type="date" office:date-value="2026-03-09" calcext:value-type="date">
            <text:p>03/09/26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AVERAGE([.K176:.L176])" office:value-type="float" office:value="19" calcext:value-type="float">
            <text:p>19</text:p>
          </table:table-cell>
          <table:table-cell table:formula="of:=AVERAGE([.M176:.N176])" office:value-type="float" office:value="-25" calcext:value-type="float">
            <text:p>-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S176]=1; RANDBETWEEN(1; 4); RANDBETWEEN(4; 7))" office:value-type="float" office:value="2" calcext:value-type="float">
            <text:p>2</text:p>
          </table:table-cell>
          <table:table-cell table:formula="of:=[.S176]*[.T176]" office:value-type="float" office:value="2" calcext:value-type="float">
            <text:p>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5" office:value-type="float" office:value="424" calcext:value-type="float">
            <text:p>424</text:p>
          </table:table-cell>
          <table:table-cell table:style-name="ce17" office:value-type="date" office:date-value="2026-03-10" calcext:value-type="date">
            <text:p>03/10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AVERAGE([.K177:.L177])" office:value-type="float" office:value="15" calcext:value-type="float">
            <text:p>15</text:p>
          </table:table-cell>
          <table:table-cell table:formula="of:=AVERAGE([.M177:.N177])" office:value-type="float" office:value="-12.5" calcext:value-type="float">
            <text:p>-12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77]=1; RANDBETWEEN(1; 4); RANDBETWEEN(4; 7))" office:value-type="float" office:value="7" calcext:value-type="float">
            <text:p>7</text:p>
          </table:table-cell>
          <table:table-cell table:formula="of:=[.S177]*[.T177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15" office:value-type="float" office:value="426" calcext:value-type="float">
            <text:p>426</text:p>
          </table:table-cell>
          <table:table-cell table:style-name="ce17" office:value-type="date" office:date-value="2026-03-12" calcext:value-type="date">
            <text:p>03/12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AVERAGE([.K178:.L178])" office:value-type="float" office:value="25" calcext:value-type="float">
            <text:p>25</text:p>
          </table:table-cell>
          <table:table-cell table:formula="of:=AVERAGE([.M178:.N178])" office:value-type="float" office:value="-34.5" calcext:value-type="float">
            <text:p>-34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78]=1; RANDBETWEEN(1; 4); RANDBETWEEN(4; 7))" office:value-type="float" office:value="7" calcext:value-type="float">
            <text:p>7</text:p>
          </table:table-cell>
          <table:table-cell table:formula="of:=[.S178]*[.T178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15" office:value-type="float" office:value="433" calcext:value-type="float">
            <text:p>433</text:p>
          </table:table-cell>
          <table:table-cell table:style-name="ce17" office:value-type="date" office:date-value="2026-03-19" calcext:value-type="date">
            <text:p>03/19/26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179:.L179])" office:value-type="float" office:value="22" calcext:value-type="float">
            <text:p>22</text:p>
          </table:table-cell>
          <table:table-cell table:formula="of:=AVERAGE([.M179:.N179])" office:value-type="float" office:value="-17.5" calcext:value-type="float">
            <text:p>-17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79]=1; RANDBETWEEN(1; 4); RANDBETWEEN(4; 7))" office:value-type="float" office:value="4" calcext:value-type="float">
            <text:p>4</text:p>
          </table:table-cell>
          <table:table-cell table:formula="of:=[.S179]*[.T179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15" office:value-type="float" office:value="436" calcext:value-type="float">
            <text:p>436</text:p>
          </table:table-cell>
          <table:table-cell table:style-name="ce17" office:value-type="date" office:date-value="2026-03-22" calcext:value-type="date">
            <text:p>03/22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AVERAGE([.K180:.L180])" office:value-type="float" office:value="12.5" calcext:value-type="float">
            <text:p>12.5</text:p>
          </table:table-cell>
          <table:table-cell table:formula="of:=AVERAGE([.M180:.N180])" office:value-type="float" office:value="-13.5" calcext:value-type="float">
            <text:p>-13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180]=1; RANDBETWEEN(1; 4); RANDBETWEEN(4; 7))" office:value-type="float" office:value="6" calcext:value-type="float">
            <text:p>6</text:p>
          </table:table-cell>
          <table:table-cell table:formula="of:=[.S180]*[.T180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15" office:value-type="float" office:value="437" calcext:value-type="float">
            <text:p>437</text:p>
          </table:table-cell>
          <table:table-cell table:style-name="ce17" office:value-type="date" office:date-value="2026-03-23" calcext:value-type="date">
            <text:p>03/23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181:.L181])" office:value-type="float" office:value="17" calcext:value-type="float">
            <text:p>17</text:p>
          </table:table-cell>
          <table:table-cell table:formula="of:=AVERAGE([.M181:.N181])" office:value-type="float" office:value="-31" calcext:value-type="float">
            <text:p>-3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81]=1; RANDBETWEEN(1; 4); RANDBETWEEN(4; 7))" office:value-type="float" office:value="7" calcext:value-type="float">
            <text:p>7</text:p>
          </table:table-cell>
          <table:table-cell table:formula="of:=[.S181]*[.T181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15" office:value-type="float" office:value="438" calcext:value-type="float">
            <text:p>438</text:p>
          </table:table-cell>
          <table:table-cell table:style-name="ce17" office:value-type="date" office:date-value="2026-03-24" calcext:value-type="date">
            <text:p>03/24/26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AVERAGE([.K182:.L182])" office:value-type="float" office:value="32.5" calcext:value-type="float">
            <text:p>32.5</text:p>
          </table:table-cell>
          <table:table-cell table:formula="of:=AVERAGE([.M182:.N182])" office:value-type="float" office:value="-30.5" calcext:value-type="float">
            <text:p>-30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182]=1; RANDBETWEEN(1; 4); RANDBETWEEN(4; 7))" office:value-type="float" office:value="4" calcext:value-type="float">
            <text:p>4</text:p>
          </table:table-cell>
          <table:table-cell table:formula="of:=[.S182]*[.T182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15" office:value-type="float" office:value="440" calcext:value-type="float">
            <text:p>440</text:p>
          </table:table-cell>
          <table:table-cell table:style-name="ce17" office:value-type="date" office:date-value="2026-03-26" calcext:value-type="date">
            <text:p>03/26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AVERAGE([.K183:.L183])" office:value-type="float" office:value="13.5" calcext:value-type="float">
            <text:p>13.5</text:p>
          </table:table-cell>
          <table:table-cell table:formula="of:=AVERAGE([.M183:.N183])" office:value-type="float" office:value="-18.5" calcext:value-type="float">
            <text:p>-18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83]=1; RANDBETWEEN(1; 4); RANDBETWEEN(4; 7))" office:value-type="float" office:value="7" calcext:value-type="float">
            <text:p>7</text:p>
          </table:table-cell>
          <table:table-cell table:formula="of:=[.S183]*[.T183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15" office:value-type="float" office:value="441" calcext:value-type="float">
            <text:p>441</text:p>
          </table:table-cell>
          <table:table-cell table:style-name="ce17" office:value-type="date" office:date-value="2026-03-27" calcext:value-type="date">
            <text:p>03/27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AVERAGE([.K184:.L184])" office:value-type="float" office:value="14.5" calcext:value-type="float">
            <text:p>14.5</text:p>
          </table:table-cell>
          <table:table-cell table:formula="of:=AVERAGE([.M184:.N184])" office:value-type="float" office:value="-10.5" calcext:value-type="float">
            <text:p>-10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S184]=1; RANDBETWEEN(1; 4); RANDBETWEEN(4; 7))" office:value-type="float" office:value="1" calcext:value-type="float">
            <text:p>1</text:p>
          </table:table-cell>
          <table:table-cell table:formula="of:=[.S184]*[.T184]" office:value-type="float" office:value="1" calcext:value-type="float">
            <text:p>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15" office:value-type="float" office:value="445" calcext:value-type="float">
            <text:p>445</text:p>
          </table:table-cell>
          <table:table-cell table:style-name="ce17" office:value-type="date" office:date-value="2026-03-31" calcext:value-type="date">
            <text:p>03/31/26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AVERAGE([.K185:.L185])" office:value-type="float" office:value="22" calcext:value-type="float">
            <text:p>22</text:p>
          </table:table-cell>
          <table:table-cell table:formula="of:=AVERAGE([.M185:.N185])" office:value-type="float" office:value="-19.5" calcext:value-type="float">
            <text:p>-19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85]=1; RANDBETWEEN(1; 4); RANDBETWEEN(4; 7))" office:value-type="float" office:value="4" calcext:value-type="float">
            <text:p>4</text:p>
          </table:table-cell>
          <table:table-cell table:formula="of:=[.S185]*[.T185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15" office:value-type="float" office:value="449" calcext:value-type="float">
            <text:p>449</text:p>
          </table:table-cell>
          <table:table-cell table:style-name="ce17" office:value-type="date" office:date-value="2026-04-04" calcext:value-type="date">
            <text:p>04/04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AVERAGE([.K186:.L186])" office:value-type="float" office:value="28.5" calcext:value-type="float">
            <text:p>28.5</text:p>
          </table:table-cell>
          <table:table-cell table:formula="of:=AVERAGE([.M186:.N186])" office:value-type="float" office:value="-12.5" calcext:value-type="float">
            <text:p>-12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86]=1; RANDBETWEEN(1; 4); RANDBETWEEN(4; 7))" office:value-type="float" office:value="7" calcext:value-type="float">
            <text:p>7</text:p>
          </table:table-cell>
          <table:table-cell table:formula="of:=[.S186]*[.T186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15" office:value-type="float" office:value="450" calcext:value-type="float">
            <text:p>450</text:p>
          </table:table-cell>
          <table:table-cell table:style-name="ce17" office:value-type="date" office:date-value="2026-04-05" calcext:value-type="date">
            <text:p>04/05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187:.L187])" office:value-type="float" office:value="29.5" calcext:value-type="float">
            <text:p>29.5</text:p>
          </table:table-cell>
          <table:table-cell table:formula="of:=AVERAGE([.M187:.N187])"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87]=1; RANDBETWEEN(1; 4); RANDBETWEEN(4; 7))" office:value-type="float" office:value="7" calcext:value-type="float">
            <text:p>7</text:p>
          </table:table-cell>
          <table:table-cell table:formula="of:=[.S187]*[.T187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5" office:value-type="float" office:value="452" calcext:value-type="float">
            <text:p>452</text:p>
          </table:table-cell>
          <table:table-cell table:style-name="ce17" office:value-type="date" office:date-value="2026-04-07" calcext:value-type="date">
            <text:p>04/07/26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AVERAGE([.K188:.L188])" office:value-type="float" office:value="15.5" calcext:value-type="float">
            <text:p>15.5</text:p>
          </table:table-cell>
          <table:table-cell table:formula="of:=AVERAGE([.M188:.N188])" office:value-type="float" office:value="-29.5" calcext:value-type="float">
            <text:p>-29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88]=1; RANDBETWEEN(1; 4); RANDBETWEEN(4; 7))" office:value-type="float" office:value="6" calcext:value-type="float">
            <text:p>6</text:p>
          </table:table-cell>
          <table:table-cell table:formula="of:=[.S188]*[.T188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15" office:value-type="float" office:value="453" calcext:value-type="float">
            <text:p>453</text:p>
          </table:table-cell>
          <table:table-cell table:style-name="ce17" office:value-type="date" office:date-value="2026-04-08" calcext:value-type="date">
            <text:p>04/08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AVERAGE([.K189:.L189])" office:value-type="float" office:value="27" calcext:value-type="float">
            <text:p>27</text:p>
          </table:table-cell>
          <table:table-cell table:formula="of:=AVERAGE([.M189:.N189])" office:value-type="float" office:value="-26" calcext:value-type="float">
            <text:p>-2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89]=1; RANDBETWEEN(1; 4); RANDBETWEEN(4; 7))" office:value-type="float" office:value="4" calcext:value-type="float">
            <text:p>4</text:p>
          </table:table-cell>
          <table:table-cell table:formula="of:=[.S189]*[.T189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5" office:value-type="float" office:value="454" calcext:value-type="float">
            <text:p>454</text:p>
          </table:table-cell>
          <table:table-cell table:style-name="ce17" office:value-type="date" office:date-value="2026-04-09" calcext:value-type="date">
            <text:p>04/09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AVERAGE([.K190:.L190])" office:value-type="float" office:value="25" calcext:value-type="float">
            <text:p>25</text:p>
          </table:table-cell>
          <table:table-cell table:formula="of:=AVERAGE([.M190:.N190])" office:value-type="float" office:value="-22" calcext:value-type="float">
            <text:p>-2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S190]=1; RANDBETWEEN(1; 4); RANDBETWEEN(4; 7))" office:value-type="float" office:value="1" calcext:value-type="float">
            <text:p>1</text:p>
          </table:table-cell>
          <table:table-cell table:formula="of:=[.S190]*[.T190]" office:value-type="float" office:value="1" calcext:value-type="float">
            <text:p>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15" office:value-type="float" office:value="455" calcext:value-type="float">
            <text:p>455</text:p>
          </table:table-cell>
          <table:table-cell table:style-name="ce17" office:value-type="date" office:date-value="2026-04-10" calcext:value-type="date">
            <text:p>04/10/26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191:.L191])" office:value-type="float" office:value="18.5" calcext:value-type="float">
            <text:p>18.5</text:p>
          </table:table-cell>
          <table:table-cell table:formula="of:=AVERAGE([.M191:.N191])" office:value-type="float" office:value="-18.5" calcext:value-type="float">
            <text:p>-18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S191]=1; RANDBETWEEN(1; 4); RANDBETWEEN(4; 7))" office:value-type="float" office:value="3" calcext:value-type="float">
            <text:p>3</text:p>
          </table:table-cell>
          <table:table-cell table:formula="of:=[.S191]*[.T191]" office:value-type="float" office:value="3" calcext:value-type="float">
            <text:p>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15" office:value-type="float" office:value="457" calcext:value-type="float">
            <text:p>457</text:p>
          </table:table-cell>
          <table:table-cell table:style-name="ce17" office:value-type="date" office:date-value="2026-04-12" calcext:value-type="date">
            <text:p>04/12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192:.L192])" office:value-type="float" office:value="28" calcext:value-type="float">
            <text:p>28</text:p>
          </table:table-cell>
          <table:table-cell table:formula="of:=AVERAGE([.M192:.N192])" office:value-type="float" office:value="-20.5" calcext:value-type="float">
            <text:p>-20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92]=1; RANDBETWEEN(1; 4); RANDBETWEEN(4; 7))" office:value-type="float" office:value="4" calcext:value-type="float">
            <text:p>4</text:p>
          </table:table-cell>
          <table:table-cell table:formula="of:=[.S192]*[.T192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15" office:value-type="float" office:value="461" calcext:value-type="float">
            <text:p>461</text:p>
          </table:table-cell>
          <table:table-cell table:style-name="ce17" office:value-type="date" office:date-value="2026-04-16" calcext:value-type="date">
            <text:p>04/16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AVERAGE([.K193:.L193])" office:value-type="float" office:value="13" calcext:value-type="float">
            <text:p>13</text:p>
          </table:table-cell>
          <table:table-cell table:formula="of:=AVERAGE([.M193:.N193])"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93]=1; RANDBETWEEN(1; 4); RANDBETWEEN(4; 7))" office:value-type="float" office:value="5" calcext:value-type="float">
            <text:p>5</text:p>
          </table:table-cell>
          <table:table-cell table:formula="of:=[.S193]*[.T193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15" office:value-type="float" office:value="466" calcext:value-type="float">
            <text:p>466</text:p>
          </table:table-cell>
          <table:table-cell table:style-name="ce17" office:value-type="date" office:date-value="2026-04-21" calcext:value-type="date">
            <text:p>04/21/26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194:.L194])" office:value-type="float" office:value="27.5" calcext:value-type="float">
            <text:p>27.5</text:p>
          </table:table-cell>
          <table:table-cell table:formula="of:=AVERAGE([.M194:.N194])" office:value-type="float" office:value="-28.5" calcext:value-type="float">
            <text:p>-28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94]=1; RANDBETWEEN(1; 4); RANDBETWEEN(4; 7))" office:value-type="float" office:value="5" calcext:value-type="float">
            <text:p>5</text:p>
          </table:table-cell>
          <table:table-cell table:formula="of:=[.S194]*[.T194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15" office:value-type="float" office:value="467" calcext:value-type="float">
            <text:p>467</text:p>
          </table:table-cell>
          <table:table-cell table:style-name="ce17" office:value-type="date" office:date-value="2026-04-22" calcext:value-type="date">
            <text:p>04/22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AVERAGE([.K195:.L195])" office:value-type="float" office:value="19.5" calcext:value-type="float">
            <text:p>19.5</text:p>
          </table:table-cell>
          <table:table-cell table:formula="of:=AVERAGE([.M195:.N195])" office:value-type="float" office:value="-11.5" calcext:value-type="float">
            <text:p>-11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195]=1; RANDBETWEEN(1; 4); RANDBETWEEN(4; 7))" office:value-type="float" office:value="3" calcext:value-type="float">
            <text:p>3</text:p>
          </table:table-cell>
          <table:table-cell table:formula="of:=[.S195]*[.T195]" office:value-type="float" office:value="3" calcext:value-type="float">
            <text:p>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15" office:value-type="float" office:value="468" calcext:value-type="float">
            <text:p>468</text:p>
          </table:table-cell>
          <table:table-cell table:style-name="ce17" office:value-type="date" office:date-value="2026-04-23" calcext:value-type="date">
            <text:p>04/23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AVERAGE([.K196:.L196])" office:value-type="float" office:value="8.5" calcext:value-type="float">
            <text:p>8.5</text:p>
          </table:table-cell>
          <table:table-cell table:formula="of:=AVERAGE([.M196:.N196])"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S196]=1; RANDBETWEEN(1; 4); RANDBETWEEN(4; 7))" office:value-type="float" office:value="6" calcext:value-type="float">
            <text:p>6</text:p>
          </table:table-cell>
          <table:table-cell table:formula="of:=[.S196]*[.T196]" office:value-type="float" office:value="-6" calcext:value-type="float">
            <text:p>-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15" office:value-type="float" office:value="479" calcext:value-type="float">
            <text:p>479</text:p>
          </table:table-cell>
          <table:table-cell table:style-name="ce17" office:value-type="date" office:date-value="2026-05-04" calcext:value-type="date">
            <text:p>05/04/26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AVERAGE([.K197:.L197])" office:value-type="float" office:value="19.5" calcext:value-type="float">
            <text:p>19.5</text:p>
          </table:table-cell>
          <table:table-cell table:formula="of:=AVERAGE([.M197:.N197])" office:value-type="float" office:value="-19.5" calcext:value-type="float">
            <text:p>-19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97]=1; RANDBETWEEN(1; 4); RANDBETWEEN(4; 7))" office:value-type="float" office:value="5" calcext:value-type="float">
            <text:p>5</text:p>
          </table:table-cell>
          <table:table-cell table:formula="of:=[.S197]*[.T197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15" office:value-type="float" office:value="482" calcext:value-type="float">
            <text:p>482</text:p>
          </table:table-cell>
          <table:table-cell table:style-name="ce17" office:value-type="date" office:date-value="2026-05-07" calcext:value-type="date">
            <text:p>05/07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198:.L198])" office:value-type="float" office:value="15.5" calcext:value-type="float">
            <text:p>15.5</text:p>
          </table:table-cell>
          <table:table-cell table:formula="of:=AVERAGE([.M198:.N198])" office:value-type="float" office:value="-18" calcext:value-type="float">
            <text:p>-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198]=1; RANDBETWEEN(1; 4); RANDBETWEEN(4; 7))" office:value-type="float" office:value="5" calcext:value-type="float">
            <text:p>5</text:p>
          </table:table-cell>
          <table:table-cell table:formula="of:=[.S198]*[.T198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15" office:value-type="float" office:value="483" calcext:value-type="float">
            <text:p>483</text:p>
          </table:table-cell>
          <table:table-cell table:style-name="ce17" office:value-type="date" office:date-value="2026-05-08" calcext:value-type="date">
            <text:p>05/08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AVERAGE([.K199:.L199])" office:value-type="float" office:value="23" calcext:value-type="float">
            <text:p>23</text:p>
          </table:table-cell>
          <table:table-cell table:formula="of:=AVERAGE([.M199:.N199])" office:value-type="float" office:value="-21.5" calcext:value-type="float">
            <text:p>-21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S199]=1; RANDBETWEEN(1; 4); RANDBETWEEN(4; 7))" office:value-type="float" office:value="7" calcext:value-type="float">
            <text:p>7</text:p>
          </table:table-cell>
          <table:table-cell table:formula="of:=[.S199]*[.T199]" office:value-type="float" office:value="-7" calcext:value-type="float">
            <text:p>-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15" office:value-type="float" office:value="486" calcext:value-type="float">
            <text:p>486</text:p>
          </table:table-cell>
          <table:table-cell table:style-name="ce17" office:value-type="date" office:date-value="2026-05-11" calcext:value-type="date">
            <text:p>05/11/26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AVERAGE([.K200:.L200])" office:value-type="float" office:value="15.5" calcext:value-type="float">
            <text:p>15.5</text:p>
          </table:table-cell>
          <table:table-cell table:formula="of:=AVERAGE([.M200:.N200])" office:value-type="float" office:value="-27" calcext:value-type="float">
            <text:p>-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S200]=1; RANDBETWEEN(1; 4); RANDBETWEEN(4; 7))" office:value-type="float" office:value="4" calcext:value-type="float">
            <text:p>4</text:p>
          </table:table-cell>
          <table:table-cell table:formula="of:=[.S200]*[.T200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15" office:value-type="float" office:value="488" calcext:value-type="float">
            <text:p>488</text:p>
          </table:table-cell>
          <table:table-cell table:style-name="ce17" office:value-type="date" office:date-value="2026-05-13" calcext:value-type="date">
            <text:p>05/13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AVERAGE([.K201:.L201])" office:value-type="float" office:value="18" calcext:value-type="float">
            <text:p>18</text:p>
          </table:table-cell>
          <table:table-cell table:formula="of:=AVERAGE([.M201:.N201])" office:value-type="float" office:value="-23.5" calcext:value-type="float">
            <text:p>-23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S201]=1; RANDBETWEEN(1; 4); RANDBETWEEN(4; 7))" office:value-type="float" office:value="4" calcext:value-type="float">
            <text:p>4</text:p>
          </table:table-cell>
          <table:table-cell table:formula="of:=[.S201]*[.T201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15" office:value-type="float" office:value="489" calcext:value-type="float">
            <text:p>489</text:p>
          </table:table-cell>
          <table:table-cell table:style-name="ce17" office:value-type="date" office:date-value="2026-05-14" calcext:value-type="date">
            <text:p>05/14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AVERAGE([.K202:.L202])" office:value-type="float" office:value="27" calcext:value-type="float">
            <text:p>27</text:p>
          </table:table-cell>
          <table:table-cell table:formula="of:=AVERAGE([.M202:.N202])" office:value-type="float" office:value="-22.5" calcext:value-type="float">
            <text:p>-22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202]=1; RANDBETWEEN(1; 4); RANDBETWEEN(4; 7))" office:value-type="float" office:value="3" calcext:value-type="float">
            <text:p>3</text:p>
          </table:table-cell>
          <table:table-cell table:formula="of:=[.S202]*[.T202]" office:value-type="float" office:value="3" calcext:value-type="float">
            <text:p>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15" office:value-type="float" office:value="495" calcext:value-type="float">
            <text:p>495</text:p>
          </table:table-cell>
          <table:table-cell table:style-name="ce17" office:value-type="date" office:date-value="2026-05-20" calcext:value-type="date">
            <text:p>05/20/26</text:p>
          </table:table-cell>
          <table:table-cell office:value-type="string" calcext:value-type="string">
            <text:p>F</text:p>
          </table:table-cell>
          <table:table-cell table:formula="of:=ROUND(RANDBETWEEN(25; 60)*0.72)"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203:.L203])" office:value-type="float" office:value="31" calcext:value-type="float">
            <text:p>31</text:p>
          </table:table-cell>
          <table:table-cell table:formula="of:=AVERAGE([.M203:.N203])" office:value-type="float" office:value="-19.5" calcext:value-type="float">
            <text:p>-19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203]=1; RANDBETWEEN(1; 4); RANDBETWEEN(4; 7))" office:value-type="float" office:value="5" calcext:value-type="float">
            <text:p>5</text:p>
          </table:table-cell>
          <table:table-cell table:formula="of:=[.S203]*[.T203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5" office:value-type="float" office:value="496" calcext:value-type="float">
            <text:p>496</text:p>
          </table:table-cell>
          <table:table-cell table:style-name="ce17" office:value-type="date" office:date-value="2026-05-21" calcext:value-type="date">
            <text:p>05/21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AVERAGE([.K204:.L204])" office:value-type="float" office:value="31" calcext:value-type="float">
            <text:p>31</text:p>
          </table:table-cell>
          <table:table-cell table:formula="of:=AVERAGE([.M204:.N204])"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S204]=1; RANDBETWEEN(1; 4); RANDBETWEEN(4; 7))" office:value-type="float" office:value="3" calcext:value-type="float">
            <text:p>3</text:p>
          </table:table-cell>
          <table:table-cell table:formula="of:=[.S204]*[.T204]" office:value-type="float" office:value="3" calcext:value-type="float">
            <text:p>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5" office:value-type="float" office:value="500" calcext:value-type="float">
            <text:p>500</text:p>
          </table:table-cell>
          <table:table-cell table:style-name="ce17" office:value-type="date" office:date-value="2026-05-25" calcext:value-type="date">
            <text:p>05/25/26</text:p>
          </table:table-cell>
          <table:table-cell office:value-type="string" calcext:value-type="string">
            <text:p>M</text:p>
          </table:table-cell>
          <table:table-cell table:formula="of:=ROUND(RANDBETWEEN(25; 60)*0.72)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AVERAGE([.K205:.L205])" office:value-type="float" office:value="30.5" calcext:value-type="float">
            <text:p>30.5</text:p>
          </table:table-cell>
          <table:table-cell table:formula="of:=AVERAGE([.M205:.N205])" office:value-type="float" office:value="-9.5" calcext:value-type="float">
            <text:p>-9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205]=1; RANDBETWEEN(1; 4); RANDBETWEEN(4; 7))" office:value-type="float" office:value="5" calcext:value-type="float">
            <text:p>5</text:p>
          </table:table-cell>
          <table:table-cell table:formula="of:=[.S205]*[.T205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date" office:date-value="2025-01-11" calcext:value-type="date">
            <text:p>01/11/25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3" calcext:value-type="float">
            <text:p>73</text:p>
          </table:table-cell>
          <table:table-cell table:style-name="ce20" office:value-type="float" office:value="63" calcext:value-type="float">
            <text:p>63</text:p>
          </table:table-cell>
          <table:table-cell table:style-name="ce19" table:formula="of:=[.G206]*[.J206]" office:value-type="float" office:value="42.212396834345" calcext:value-type="float">
            <text:p>42.21</text:p>
          </table:table-cell>
          <table:table-cell table:style-name="ce19" table:formula="of:=RANDBETWEEN(2; 10)* RAND()" office:value-type="float" office:value="0.578252011429384" calcext:value-type="float">
            <text:p>0.58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AVERAGE([.K206:.L206])" office:value-type="float" office:value="26.5" calcext:value-type="float">
            <text:p>26.5</text:p>
          </table:table-cell>
          <table:table-cell table:formula="of:=AVERAGE([.M206:.N206])" office:value-type="float" office:value="-28.5" calcext:value-type="float">
            <text:p>-28.5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-1" calcext:value-type="float">
            <text:p>-1</text:p>
          </table:table-cell>
          <table:table-cell table:formula="of:=IF([.S206]=1; RANDBETWEEN(4; 7); RANDBETWEEN(1; 5))" office:value-type="float" office:value="3" calcext:value-type="float">
            <text:p>3</text:p>
          </table:table-cell>
          <table:table-cell table:formula="of:=[.S206]*[.T206]" office:value-type="float" office:value="-3" calcext:value-type="float">
            <text:p>-3</text:p>
          </table:table-cell>
          <table:table-cell table:style-name="ce22" table:number-columns-repeated="35"/>
          <table:table-cell table:style-name="ce23" table:number-columns-repeated="7"/>
          <table:table-cell table:style-name="ce22" table:number-columns-repeated="163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date" office:date-value="2025-01-13" calcext:value-type="date">
            <text:p>01/13/25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formula="of:=[.G207]*[.J207]" office:value-type="float" office:value="171.411644565237" calcext:value-type="float">
            <text:p>171.41</text:p>
          </table:table-cell>
          <table:table-cell table:formula="of:=RANDBETWEEN(2; 10)* RAND()" office:value-type="float" office:value="1.86317004962214" calcext:value-type="float">
            <text:p>1.86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AVERAGE([.K207:.L207])" office:value-type="float" office:value="14.5" calcext:value-type="float">
            <text:p>14.5</text:p>
          </table:table-cell>
          <table:table-cell table:formula="of:=AVERAGE([.M207:.N207])" office:value-type="float" office:value="-12.5" calcext:value-type="float">
            <text:p>-12.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207]=1; RANDBETWEEN(4; 7); RANDBETWEEN(1; 5))" office:value-type="float" office:value="5" calcext:value-type="float">
            <text:p>5</text:p>
          </table:table-cell>
          <table:table-cell table:formula="of:=[.S207]*[.T207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style-name="ce17" office:value-type="date" office:date-value="2025-01-18" calcext:value-type="date">
            <text:p>01/18/25</text:p>
          </table:table-cell>
          <table:table-cell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[.G208]*[.J208]" office:value-type="float" office:value="113.111004868456" calcext:value-type="float">
            <text:p>113.11</text:p>
          </table:table-cell>
          <table:table-cell table:formula="of:=RANDBETWEEN(2; 10)* RAND()" office:value-type="float" office:value="3.05705418563394" calcext:value-type="float">
            <text:p>3.06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AVERAGE([.K208:.L208])" office:value-type="float" office:value="30.5" calcext:value-type="float">
            <text:p>30.5</text:p>
          </table:table-cell>
          <table:table-cell table:formula="of:=AVERAGE([.M208:.N208])"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208]=1; RANDBETWEEN(4; 7); RANDBETWEEN(1; 5))" office:value-type="float" office:value="1" calcext:value-type="float">
            <text:p>1</text:p>
          </table:table-cell>
          <table:table-cell table:formula="of:=[.S208]*[.T208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date" office:date-value="2025-01-20" calcext:value-type="date">
            <text:p>01/20/25</text:p>
          </table:table-cell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table:formula="of:=[.G209]*[.J209]" office:value-type="float" office:value="746.508342724128" calcext:value-type="float">
            <text:p>746.51</text:p>
          </table:table-cell>
          <table:table-cell table:formula="of:=RANDBETWEEN(2; 10)* RAND()" office:value-type="float" office:value="7.31870924239341" calcext:value-type="float">
            <text:p>7.32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AVERAGE([.K209:.L209])" office:value-type="float" office:value="24" calcext:value-type="float">
            <text:p>24</text:p>
          </table:table-cell>
          <table:table-cell table:formula="of:=AVERAGE([.M209:.N209])" office:value-type="float" office:value="-32" calcext:value-type="float">
            <text:p>-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209]=1; RANDBETWEEN(4; 7); RANDBETWEEN(1; 5))" office:value-type="float" office:value="5" calcext:value-type="float">
            <text:p>5</text:p>
          </table:table-cell>
          <table:table-cell table:formula="of:=[.S209]*[.T209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float" office:value="12" calcext:value-type="float">
            <text:p>12</text:p>
          </table:table-cell>
          <table:table-cell table:style-name="ce17" office:value-type="date" office:date-value="2025-01-22" calcext:value-type="date">
            <text:p>01/22/25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formula="of:=[.G210]*[.J210]" office:value-type="float" office:value="93.4753007731163" calcext:value-type="float">
            <text:p>93.48</text:p>
          </table:table-cell>
          <table:table-cell table:formula="of:=RANDBETWEEN(2; 10)* RAND()" office:value-type="float" office:value="1.46055157457994" calcext:value-type="float">
            <text:p>1.46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210:.L210])" office:value-type="float" office:value="33" calcext:value-type="float">
            <text:p>33</text:p>
          </table:table-cell>
          <table:table-cell table:formula="of:=AVERAGE([.M210:.N210])" office:value-type="float" office:value="-16.5" calcext:value-type="float">
            <text:p>-16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210]=1; RANDBETWEEN(4; 7); RANDBETWEEN(1; 5))" office:value-type="float" office:value="1" calcext:value-type="float">
            <text:p>1</text:p>
          </table:table-cell>
          <table:table-cell table:formula="of:=[.S210]*[.T210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14" calcext:value-type="float">
            <text:p>14</text:p>
          </table:table-cell>
          <table:table-cell table:style-name="ce17" office:value-type="date" office:date-value="2025-01-24" calcext:value-type="date">
            <text:p>01/24/25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formula="of:=[.G211]*[.J211]" office:value-type="float" office:value="81.2066103139057" calcext:value-type="float">
            <text:p>81.21</text:p>
          </table:table-cell>
          <table:table-cell table:formula="of:=RANDBETWEEN(2; 10)* RAND()" office:value-type="float" office:value="1.56166558295973" calcext:value-type="float">
            <text:p>1.56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AVERAGE([.K211:.L211])" office:value-type="float" office:value="31" calcext:value-type="float">
            <text:p>31</text:p>
          </table:table-cell>
          <table:table-cell table:formula="of:=AVERAGE([.M211:.N211])" office:value-type="float" office:value="-28" calcext:value-type="float">
            <text:p>-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211]=1; RANDBETWEEN(4; 7); RANDBETWEEN(1; 5))" office:value-type="float" office:value="1" calcext:value-type="float">
            <text:p>1</text:p>
          </table:table-cell>
          <table:table-cell table:formula="of:=[.S211]*[.T211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15" calcext:value-type="float">
            <text:p>15</text:p>
          </table:table-cell>
          <table:table-cell table:style-name="ce17" office:value-type="date" office:date-value="2025-01-25" calcext:value-type="date">
            <text:p>01/25/25</text:p>
          </table:table-cell>
          <table:table-cell office:value-type="string" calcext:value-type="string">
            <text:p>F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table:formula="of:=[.G212]*[.J212]" office:value-type="float" office:value="181.604334435317" calcext:value-type="float">
            <text:p>181.60</text:p>
          </table:table-cell>
          <table:table-cell table:formula="of:=RANDBETWEEN(2; 10)* RAND()" office:value-type="float" office:value="1.53901978335014" calcext:value-type="float">
            <text:p>1.54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AVERAGE([.K212:.L212])" office:value-type="float" office:value="19.5" calcext:value-type="float">
            <text:p>19.5</text:p>
          </table:table-cell>
          <table:table-cell table:formula="of:=AVERAGE([.M212:.N212])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212]=1; RANDBETWEEN(4; 7); RANDBETWEEN(1; 5))" office:value-type="float" office:value="6" calcext:value-type="float">
            <text:p>6</text:p>
          </table:table-cell>
          <table:table-cell table:formula="of:=[.S212]*[.T212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16" calcext:value-type="float">
            <text:p>16</text:p>
          </table:table-cell>
          <table:table-cell table:style-name="ce17" office:value-type="date" office:date-value="2025-01-26" calcext:value-type="date">
            <text:p>01/26/25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table:formula="of:=[.G213]*[.J213]" office:value-type="float" office:value="190.068031976791" calcext:value-type="float">
            <text:p>190.07</text:p>
          </table:table-cell>
          <table:table-cell table:formula="of:=RANDBETWEEN(2; 10)* RAND()" office:value-type="float" office:value="2.06595686931295" calcext:value-type="float">
            <text:p>2.07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AVERAGE([.K213:.L213])" office:value-type="float" office:value="26.5" calcext:value-type="float">
            <text:p>26.5</text:p>
          </table:table-cell>
          <table:table-cell table:formula="of:=AVERAGE([.M213:.N213])"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213]=1; RANDBETWEEN(4; 7); RANDBETWEEN(1; 5))" office:value-type="float" office:value="5" calcext:value-type="float">
            <text:p>5</text:p>
          </table:table-cell>
          <table:table-cell table:formula="of:=[.S213]*[.T213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float" office:value="21" calcext:value-type="float">
            <text:p>21</text:p>
          </table:table-cell>
          <table:table-cell table:style-name="ce17" office:value-type="date" office:date-value="2025-01-31" calcext:value-type="date">
            <text:p>01/31/25</text:p>
          </table:table-cell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table:formula="of:=[.G214]*[.J214]" office:value-type="float" office:value="122.102563590602" calcext:value-type="float">
            <text:p>122.10</text:p>
          </table:table-cell>
          <table:table-cell table:formula="of:=RANDBETWEEN(2; 10)* RAND()" office:value-type="float" office:value="1.19708395677061" calcext:value-type="float">
            <text:p>1.20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AVERAGE([.K214:.L214])" office:value-type="float" office:value="29" calcext:value-type="float">
            <text:p>29</text:p>
          </table:table-cell>
          <table:table-cell table:formula="of:=AVERAGE([.M214:.N214])" office:value-type="float" office:value="-13.5" calcext:value-type="float">
            <text:p>-13.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214]=1; RANDBETWEEN(4; 7); RANDBETWEEN(1; 5))" office:value-type="float" office:value="3" calcext:value-type="float">
            <text:p>3</text:p>
          </table:table-cell>
          <table:table-cell table:formula="of:=[.S214]*[.T214]" office:value-type="float" office:value="-3" calcext:value-type="float">
            <text:p>-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" office:value-type="float" office:value="22" calcext:value-type="float">
            <text:p>22</text:p>
          </table:table-cell>
          <table:table-cell table:style-name="ce17" office:value-type="date" office:date-value="2025-02-01" calcext:value-type="date">
            <text:p>02/01/25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formula="of:=[.G215]*[.J215]" office:value-type="float" office:value="670.321543526969" calcext:value-type="float">
            <text:p>670.32</text:p>
          </table:table-cell>
          <table:table-cell table:formula="of:=RANDBETWEEN(2; 10)* RAND()" office:value-type="float" office:value="8.59386594265345" calcext:value-type="float">
            <text:p>8.59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AVERAGE([.K215:.L215])" office:value-type="float" office:value="17" calcext:value-type="float">
            <text:p>17</text:p>
          </table:table-cell>
          <table:table-cell table:formula="of:=AVERAGE([.M215:.N215])"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215]=1; RANDBETWEEN(4; 7); RANDBETWEEN(1; 5))" office:value-type="float" office:value="4" calcext:value-type="float">
            <text:p>4</text:p>
          </table:table-cell>
          <table:table-cell table:formula="of:=[.S215]*[.T215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office:value-type="float" office:value="25" calcext:value-type="float">
            <text:p>25</text:p>
          </table:table-cell>
          <table:table-cell table:style-name="ce17" office:value-type="date" office:date-value="2025-02-04" calcext:value-type="date">
            <text:p>02/04/25</text:p>
          </table:table-cell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formula="of:=[.G216]*[.J216]" office:value-type="float" office:value="53.7043676560275" calcext:value-type="float">
            <text:p>53.70</text:p>
          </table:table-cell>
          <table:table-cell table:formula="of:=RANDBETWEEN(2; 10)* RAND()" office:value-type="float" office:value="0.671304595700343" calcext:value-type="float">
            <text:p>0.67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AVERAGE([.K216:.L216])" office:value-type="float" office:value="18" calcext:value-type="float">
            <text:p>18</text:p>
          </table:table-cell>
          <table:table-cell table:formula="of:=AVERAGE([.M216:.N216])" office:value-type="float" office:value="-25.5" calcext:value-type="float">
            <text:p>-25.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216]=1; RANDBETWEEN(4; 7); RANDBETWEEN(1; 5))" office:value-type="float" office:value="3" calcext:value-type="float">
            <text:p>3</text:p>
          </table:table-cell>
          <table:table-cell table:formula="of:=[.S216]*[.T216]" office:value-type="float" office:value="-3" calcext:value-type="float">
            <text:p>-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5" office:value-type="float" office:value="30" calcext:value-type="float">
            <text:p>30</text:p>
          </table:table-cell>
          <table:table-cell table:style-name="ce17" office:value-type="date" office:date-value="2025-02-09" calcext:value-type="date">
            <text:p>02/09/25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table:formula="of:=[.G217]*[.J217]" office:value-type="float" office:value="443.487527424989" calcext:value-type="float">
            <text:p>443.49</text:p>
          </table:table-cell>
          <table:table-cell table:formula="of:=RANDBETWEEN(2; 10)* RAND()" office:value-type="float" office:value="4.22369073738085" calcext:value-type="float">
            <text:p>4.22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217:.L217])" office:value-type="float" office:value="17.5" calcext:value-type="float">
            <text:p>17.5</text:p>
          </table:table-cell>
          <table:table-cell table:formula="of:=AVERAGE([.M217:.N217])" office:value-type="float" office:value="-29.5" calcext:value-type="float">
            <text:p>-29.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217]=1; RANDBETWEEN(4; 7); RANDBETWEEN(1; 5))" office:value-type="float" office:value="6" calcext:value-type="float">
            <text:p>6</text:p>
          </table:table-cell>
          <table:table-cell table:formula="of:=[.S217]*[.T217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style-name="ce17" office:value-type="date" office:date-value="2025-02-11" calcext:value-type="date">
            <text:p>02/11/25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formula="of:=[.G218]*[.J218]" office:value-type="float" office:value="104.50846558234" calcext:value-type="float">
            <text:p>104.51</text:p>
          </table:table-cell>
          <table:table-cell table:formula="of:=RANDBETWEEN(2; 10)* RAND()" office:value-type="float" office:value="1.83348185232175" calcext:value-type="float">
            <text:p>1.83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AVERAGE([.K218:.L218])" office:value-type="float" office:value="19" calcext:value-type="float">
            <text:p>19</text:p>
          </table:table-cell>
          <table:table-cell table:formula="of:=AVERAGE([.M218:.N218])" office:value-type="float" office:value="-11.5" calcext:value-type="float">
            <text:p>-11.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218]=1; RANDBETWEEN(4; 7); RANDBETWEEN(1; 5))" office:value-type="float" office:value="5" calcext:value-type="float">
            <text:p>5</text:p>
          </table:table-cell>
          <table:table-cell table:formula="of:=[.S218]*[.T218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5" office:value-type="float" office:value="33" calcext:value-type="float">
            <text:p>33</text:p>
          </table:table-cell>
          <table:table-cell table:style-name="ce17" office:value-type="date" office:date-value="2025-02-12" calcext:value-type="date">
            <text:p>02/12/25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formula="of:=[.G219]*[.J219]" office:value-type="float" office:value="229.81818268476" calcext:value-type="float">
            <text:p>229.82</text:p>
          </table:table-cell>
          <table:table-cell table:formula="of:=RANDBETWEEN(2; 10)* RAND()" office:value-type="float" office:value="4.33619212612755" calcext:value-type="float">
            <text:p>4.34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AVERAGE([.K219:.L219])" office:value-type="float" office:value="30.5" calcext:value-type="float">
            <text:p>30.5</text:p>
          </table:table-cell>
          <table:table-cell table:formula="of:=AVERAGE([.M219:.N219])" office:value-type="float" office:value="-8" calcext:value-type="float">
            <text:p>-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219]=1; RANDBETWEEN(4; 7); RANDBETWEEN(1; 5))" office:value-type="float" office:value="5" calcext:value-type="float">
            <text:p>5</text:p>
          </table:table-cell>
          <table:table-cell table:formula="of:=[.S219]*[.T219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5" office:value-type="float" office:value="34" calcext:value-type="float">
            <text:p>34</text:p>
          </table:table-cell>
          <table:table-cell table:style-name="ce17" office:value-type="date" office:date-value="2025-02-13" calcext:value-type="date">
            <text:p>02/13/25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table:formula="of:=[.G220]*[.J220]" office:value-type="float" office:value="301.26299601426" calcext:value-type="float">
            <text:p>301.26</text:p>
          </table:table-cell>
          <table:table-cell table:formula="of:=RANDBETWEEN(2; 10)* RAND()" office:value-type="float" office:value="3.91250644174363" calcext:value-type="float">
            <text:p>3.91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220:.L220])" office:value-type="float" office:value="22" calcext:value-type="float">
            <text:p>22</text:p>
          </table:table-cell>
          <table:table-cell table:formula="of:=AVERAGE([.M220:.N220])" office:value-type="float" office:value="-17.5" calcext:value-type="float">
            <text:p>-17.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220]=1; RANDBETWEEN(4; 7); RANDBETWEEN(1; 5))" office:value-type="float" office:value="5" calcext:value-type="float">
            <text:p>5</text:p>
          </table:table-cell>
          <table:table-cell table:formula="of:=[.S220]*[.T220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table:style-name="ce17" office:value-type="date" office:date-value="2025-02-14" calcext:value-type="date">
            <text:p>02/14/25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42" calcext:value-type="float">
            <text:p>42</text:p>
          </table:table-cell>
          <table:table-cell table:formula="of:=[.G221]*[.J221]" office:value-type="float" office:value="565.152482756924" calcext:value-type="float">
            <text:p>565.15</text:p>
          </table:table-cell>
          <table:table-cell table:formula="of:=RANDBETWEEN(2; 10)* RAND()" office:value-type="float" office:value="5.18488516290756" calcext:value-type="float">
            <text:p>5.18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221:.L221])" office:value-type="float" office:value="20" calcext:value-type="float">
            <text:p>20</text:p>
          </table:table-cell>
          <table:table-cell table:formula="of:=AVERAGE([.M221:.N221])" office:value-type="float" office:value="-19" calcext:value-type="float">
            <text:p>-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221]=1; RANDBETWEEN(4; 7); RANDBETWEEN(1; 5))" office:value-type="float" office:value="7" calcext:value-type="float">
            <text:p>7</text:p>
          </table:table-cell>
          <table:table-cell table:formula="of:=[.S221]*[.T221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5" office:value-type="float" office:value="36" calcext:value-type="float">
            <text:p>36</text:p>
          </table:table-cell>
          <table:table-cell table:style-name="ce17" office:value-type="date" office:date-value="2025-02-15" calcext:value-type="date">
            <text:p>02/15/25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[.G222]*[.J222]" office:value-type="float" office:value="187.899186054369" calcext:value-type="float">
            <text:p>187.90</text:p>
          </table:table-cell>
          <table:table-cell table:formula="of:=RANDBETWEEN(2; 10)* RAND()" office:value-type="float" office:value="2.26384561511288" calcext:value-type="float">
            <text:p>2.26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AVERAGE([.K222:.L222])" office:value-type="float" office:value="12.5" calcext:value-type="float">
            <text:p>12.5</text:p>
          </table:table-cell>
          <table:table-cell table:formula="of:=AVERAGE([.M222:.N222])" office:value-type="float" office:value="-22" calcext:value-type="float">
            <text:p>-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222]=1; RANDBETWEEN(4; 7); RANDBETWEEN(1; 5))" office:value-type="float" office:value="4" calcext:value-type="float">
            <text:p>4</text:p>
          </table:table-cell>
          <table:table-cell table:formula="of:=[.S222]*[.T222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5" office:value-type="float" office:value="37" calcext:value-type="float">
            <text:p>37</text:p>
          </table:table-cell>
          <table:table-cell table:style-name="ce17" office:value-type="date" office:date-value="2025-02-16" calcext:value-type="date">
            <text:p>02/16/25</text:p>
          </table:table-cell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G223]*[.J223]" office:value-type="float" office:value="15.0655457639477" calcext:value-type="float">
            <text:p>15.07</text:p>
          </table:table-cell>
          <table:table-cell table:formula="of:=RANDBETWEEN(2; 10)* RAND()" office:value-type="float" office:value="0.627731073497819" calcext:value-type="float">
            <text:p>0.63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AVERAGE([.K223:.L223])" office:value-type="float" office:value="29" calcext:value-type="float">
            <text:p>29</text:p>
          </table:table-cell>
          <table:table-cell table:formula="of:=AVERAGE([.M223:.N223])"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223]=1; RANDBETWEEN(4; 7); RANDBETWEEN(1; 5))" office:value-type="float" office:value="5" calcext:value-type="float">
            <text:p>5</text:p>
          </table:table-cell>
          <table:table-cell table:formula="of:=[.S223]*[.T223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5" office:value-type="float" office:value="39" calcext:value-type="float">
            <text:p>39</text:p>
          </table:table-cell>
          <table:table-cell table:style-name="ce17" office:value-type="date" office:date-value="2025-02-18" calcext:value-type="date">
            <text:p>02/18/25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table:formula="of:=[.G224]*[.J224]" office:value-type="float" office:value="706.713194355616" calcext:value-type="float">
            <text:p>706.71</text:p>
          </table:table-cell>
          <table:table-cell table:formula="of:=RANDBETWEEN(2; 10)* RAND()" office:value-type="float" office:value="6.42466540323287" calcext:value-type="float">
            <text:p>6.42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224:.L224])" office:value-type="float" office:value="17" calcext:value-type="float">
            <text:p>17</text:p>
          </table:table-cell>
          <table:table-cell table:formula="of:=AVERAGE([.M224:.N224])" office:value-type="float" office:value="-27" calcext:value-type="float">
            <text:p>-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224]=1; RANDBETWEEN(4; 7); RANDBETWEEN(1; 5))" office:value-type="float" office:value="4" calcext:value-type="float">
            <text:p>4</text:p>
          </table:table-cell>
          <table:table-cell table:formula="of:=[.S224]*[.T224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5" office:value-type="float" office:value="40" calcext:value-type="float">
            <text:p>40</text:p>
          </table:table-cell>
          <table:table-cell table:style-name="ce17" office:value-type="date" office:date-value="2025-02-19" calcext:value-type="date">
            <text:p>02/19/25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table:formula="of:=[.G225]*[.J225]" office:value-type="float" office:value="901.493887535877" calcext:value-type="float">
            <text:p>901.49</text:p>
          </table:table-cell>
          <table:table-cell table:formula="of:=RANDBETWEEN(2; 10)* RAND()" office:value-type="float" office:value="7.97782201359183" calcext:value-type="float">
            <text:p>7.98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AVERAGE([.K225:.L225])" office:value-type="float" office:value="30" calcext:value-type="float">
            <text:p>30</text:p>
          </table:table-cell>
          <table:table-cell table:formula="of:=AVERAGE([.M225:.N225])"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225]=1; RANDBETWEEN(4; 7); RANDBETWEEN(1; 5))" office:value-type="float" office:value="5" calcext:value-type="float">
            <text:p>5</text:p>
          </table:table-cell>
          <table:table-cell table:formula="of:=[.S225]*[.T225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5" office:value-type="float" office:value="41" calcext:value-type="float">
            <text:p>41</text:p>
          </table:table-cell>
          <table:table-cell table:style-name="ce17" office:value-type="date" office:date-value="2025-02-20" calcext:value-type="date">
            <text:p>02/20/25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table:formula="of:=[.G226]*[.J226]" office:value-type="float" office:value="406.325173086111" calcext:value-type="float">
            <text:p>406.33</text:p>
          </table:table-cell>
          <table:table-cell table:formula="of:=RANDBETWEEN(2; 10)* RAND()" office:value-type="float" office:value="3.72775388152395" calcext:value-type="float">
            <text:p>3.73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AVERAGE([.K226:.L226])" office:value-type="float" office:value="21.5" calcext:value-type="float">
            <text:p>21.5</text:p>
          </table:table-cell>
          <table:table-cell table:formula="of:=AVERAGE([.M226:.N226])" office:value-type="float" office:value="-22.5" calcext:value-type="float">
            <text:p>-22.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226]=1; RANDBETWEEN(4; 7); RANDBETWEEN(1; 5))" office:value-type="float" office:value="5" calcext:value-type="float">
            <text:p>5</text:p>
          </table:table-cell>
          <table:table-cell table:formula="of:=[.S226]*[.T226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float" office:value="42" calcext:value-type="float">
            <text:p>42</text:p>
          </table:table-cell>
          <table:table-cell table:style-name="ce17" office:value-type="date" office:date-value="2025-02-21" calcext:value-type="date">
            <text:p>02/21/25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table:formula="of:=[.G227]*[.J227]" office:value-type="float" office:value="283.187955604141" calcext:value-type="float">
            <text:p>283.19</text:p>
          </table:table-cell>
          <table:table-cell table:formula="of:=RANDBETWEEN(2; 10)* RAND()" office:value-type="float" office:value="3.11195555608946" calcext:value-type="float">
            <text:p>3.11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AVERAGE([.K227:.L227])" office:value-type="float" office:value="16" calcext:value-type="float">
            <text:p>16</text:p>
          </table:table-cell>
          <table:table-cell table:formula="of:=AVERAGE([.M227:.N227])" office:value-type="float" office:value="-26.5" calcext:value-type="float">
            <text:p>-26.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227]=1; RANDBETWEEN(4; 7); RANDBETWEEN(1; 5))" office:value-type="float" office:value="6" calcext:value-type="float">
            <text:p>6</text:p>
          </table:table-cell>
          <table:table-cell table:formula="of:=[.S227]*[.T227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5" office:value-type="float" office:value="44" calcext:value-type="float">
            <text:p>44</text:p>
          </table:table-cell>
          <table:table-cell table:style-name="ce17" office:value-type="date" office:date-value="2025-02-23" calcext:value-type="date">
            <text:p>02/23/25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[.G228]*[.J228]" office:value-type="float" office:value="353.392918204267" calcext:value-type="float">
            <text:p>353.39</text:p>
          </table:table-cell>
          <table:table-cell table:formula="of:=RANDBETWEEN(2; 10)* RAND()" office:value-type="float" office:value="5.04847026006096" calcext:value-type="float">
            <text:p>5.05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AVERAGE([.K228:.L228])" office:value-type="float" office:value="19.5" calcext:value-type="float">
            <text:p>19.5</text:p>
          </table:table-cell>
          <table:table-cell table:formula="of:=AVERAGE([.M228:.N228])" office:value-type="float" office:value="-20.5" calcext:value-type="float">
            <text:p>-20.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228]=1; RANDBETWEEN(4; 7); RANDBETWEEN(1; 5))" office:value-type="float" office:value="5" calcext:value-type="float">
            <text:p>5</text:p>
          </table:table-cell>
          <table:table-cell table:formula="of:=[.S228]*[.T228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5" office:value-type="float" office:value="46" calcext:value-type="float">
            <text:p>46</text:p>
          </table:table-cell>
          <table:table-cell table:style-name="ce17" office:value-type="date" office:date-value="2025-02-25" calcext:value-type="date">
            <text:p>02/25/25</text:p>
          </table:table-cell>
          <table:table-cell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[.G229]*[.J229]" office:value-type="float" office:value="75.7007510710941" calcext:value-type="float">
            <text:p>75.70</text:p>
          </table:table-cell>
          <table:table-cell table:formula="of:=RANDBETWEEN(2; 10)* RAND()" office:value-type="float" office:value="1.64566850154552" calcext:value-type="float">
            <text:p>1.65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AVERAGE([.K229:.L229])" office:value-type="float" office:value="31.5" calcext:value-type="float">
            <text:p>31.5</text:p>
          </table:table-cell>
          <table:table-cell table:formula="of:=AVERAGE([.M229:.N229])"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229]=1; RANDBETWEEN(4; 7); RANDBETWEEN(1; 5))" office:value-type="float" office:value="4" calcext:value-type="float">
            <text:p>4</text:p>
          </table:table-cell>
          <table:table-cell table:formula="of:=[.S229]*[.T229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5" office:value-type="float" office:value="47" calcext:value-type="float">
            <text:p>47</text:p>
          </table:table-cell>
          <table:table-cell table:style-name="ce17" office:value-type="date" office:date-value="2025-02-26" calcext:value-type="date">
            <text:p>02/26/25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table:formula="of:=[.G230]*[.J230]" office:value-type="float" office:value="157.301911964659" calcext:value-type="float">
            <text:p>157.30</text:p>
          </table:table-cell>
          <table:table-cell table:formula="of:=RANDBETWEEN(2; 10)* RAND()" office:value-type="float" office:value="1.30001580136082" calcext:value-type="float">
            <text:p>1.3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AVERAGE([.K230:.L230])" office:value-type="float" office:value="31" calcext:value-type="float">
            <text:p>31</text:p>
          </table:table-cell>
          <table:table-cell table:formula="of:=AVERAGE([.M230:.N230])" office:value-type="float" office:value="-17.5" calcext:value-type="float">
            <text:p>-17.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230]=1; RANDBETWEEN(4; 7); RANDBETWEEN(1; 5))" office:value-type="float" office:value="4" calcext:value-type="float">
            <text:p>4</text:p>
          </table:table-cell>
          <table:table-cell table:formula="of:=[.S230]*[.T230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5" office:value-type="float" office:value="48" calcext:value-type="float">
            <text:p>48</text:p>
          </table:table-cell>
          <table:table-cell table:style-name="ce17" office:value-type="date" office:date-value="2025-02-27" calcext:value-type="date">
            <text:p>02/27/25</text:p>
          </table:table-cell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table:formula="of:=[.G231]*[.J231]" office:value-type="float" office:value="329.397205337387" calcext:value-type="float">
            <text:p>329.40</text:p>
          </table:table-cell>
          <table:table-cell table:formula="of:=RANDBETWEEN(2; 10)* RAND()" office:value-type="float" office:value="3.65996894819319" calcext:value-type="float">
            <text:p>3.66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AVERAGE([.K231:.L231])" office:value-type="float" office:value="27.5" calcext:value-type="float">
            <text:p>27.5</text:p>
          </table:table-cell>
          <table:table-cell table:formula="of:=AVERAGE([.M231:.N231])"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231]=1; RANDBETWEEN(4; 7); RANDBETWEEN(1; 5))" office:value-type="float" office:value="6" calcext:value-type="float">
            <text:p>6</text:p>
          </table:table-cell>
          <table:table-cell table:formula="of:=[.S231]*[.T231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5" office:value-type="float" office:value="49" calcext:value-type="float">
            <text:p>49</text:p>
          </table:table-cell>
          <table:table-cell table:style-name="ce17" office:value-type="date" office:date-value="2025-02-28" calcext:value-type="date">
            <text:p>02/28/25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91" calcext:value-type="float">
            <text:p>91</text:p>
          </table:table-cell>
          <table:table-cell table:formula="of:=[.G232]*[.J232]" office:value-type="float" office:value="680.639548840074" calcext:value-type="float">
            <text:p>680.64</text:p>
          </table:table-cell>
          <table:table-cell table:formula="of:=RANDBETWEEN(2; 10)* RAND()" office:value-type="float" office:value="5.00470256500055" calcext:value-type="float">
            <text:p>5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AVERAGE([.K232:.L232])" office:value-type="float" office:value="15.5" calcext:value-type="float">
            <text:p>15.5</text:p>
          </table:table-cell>
          <table:table-cell table:formula="of:=AVERAGE([.M232:.N232])"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232]=1; RANDBETWEEN(4; 7); RANDBETWEEN(1; 5))" office:value-type="float" office:value="1" calcext:value-type="float">
            <text:p>1</text:p>
          </table:table-cell>
          <table:table-cell table:formula="of:=[.S232]*[.T232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5" office:value-type="float" office:value="50" calcext:value-type="float">
            <text:p>50</text:p>
          </table:table-cell>
          <table:table-cell table:style-name="ce17" office:value-type="date" office:date-value="2025-03-01" calcext:value-type="date">
            <text:p>03/01/25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table:formula="of:=[.G233]*[.J233]" office:value-type="float" office:value="569.054931852169" calcext:value-type="float">
            <text:p>569.05</text:p>
          </table:table-cell>
          <table:table-cell table:formula="of:=RANDBETWEEN(2; 10)* RAND()" office:value-type="float" office:value="4.41127854148968" calcext:value-type="float">
            <text:p>4.41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AVERAGE([.K233:.L233])" office:value-type="float" office:value="24.5" calcext:value-type="float">
            <text:p>24.5</text:p>
          </table:table-cell>
          <table:table-cell table:formula="of:=AVERAGE([.M233:.N233])" office:value-type="float" office:value="-17.5" calcext:value-type="float">
            <text:p>-17.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233]=1; RANDBETWEEN(4; 7); RANDBETWEEN(1; 5))" office:value-type="float" office:value="6" calcext:value-type="float">
            <text:p>6</text:p>
          </table:table-cell>
          <table:table-cell table:formula="of:=[.S233]*[.T233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" office:value-type="float" office:value="52" calcext:value-type="float">
            <text:p>52</text:p>
          </table:table-cell>
          <table:table-cell table:style-name="ce17" office:value-type="date" office:date-value="2025-03-03" calcext:value-type="date">
            <text:p>03/03/25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formula="of:=[.G234]*[.J234]" office:value-type="float" office:value="291.698737227972" calcext:value-type="float">
            <text:p>291.70</text:p>
          </table:table-cell>
          <table:table-cell table:formula="of:=RANDBETWEEN(2; 10)* RAND()" office:value-type="float" office:value="6.48219416062159" calcext:value-type="float">
            <text:p>6.48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234:.L234])" office:value-type="float" office:value="23.5" calcext:value-type="float">
            <text:p>23.5</text:p>
          </table:table-cell>
          <table:table-cell table:formula="of:=AVERAGE([.M234:.N234])" office:value-type="float" office:value="-18.5" calcext:value-type="float">
            <text:p>-18.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234]=1; RANDBETWEEN(4; 7); RANDBETWEEN(1; 5))" office:value-type="float" office:value="1" calcext:value-type="float">
            <text:p>1</text:p>
          </table:table-cell>
          <table:table-cell table:formula="of:=[.S234]*[.T234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" office:value-type="float" office:value="53" calcext:value-type="float">
            <text:p>53</text:p>
          </table:table-cell>
          <table:table-cell table:style-name="ce17" office:value-type="date" office:date-value="2025-03-04" calcext:value-type="date">
            <text:p>03/04/25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table:formula="of:=[.G235]*[.J235]" office:value-type="float" office:value="280.218643342609" calcext:value-type="float">
            <text:p>280.22</text:p>
          </table:table-cell>
          <table:table-cell table:formula="of:=RANDBETWEEN(2; 10)* RAND()" office:value-type="float" office:value="6.09170963788281" calcext:value-type="float">
            <text:p>6.09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AVERAGE([.K235:.L235])" office:value-type="float" office:value="12.5" calcext:value-type="float">
            <text:p>12.5</text:p>
          </table:table-cell>
          <table:table-cell table:formula="of:=AVERAGE([.M235:.N235])" office:value-type="float" office:value="-23.5" calcext:value-type="float">
            <text:p>-23.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235]=1; RANDBETWEEN(4; 7); RANDBETWEEN(1; 5))" office:value-type="float" office:value="1" calcext:value-type="float">
            <text:p>1</text:p>
          </table:table-cell>
          <table:table-cell table:formula="of:=[.S235]*[.T235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5" office:value-type="float" office:value="54" calcext:value-type="float">
            <text:p>54</text:p>
          </table:table-cell>
          <table:table-cell table:style-name="ce17" office:value-type="date" office:date-value="2025-03-05" calcext:value-type="date">
            <text:p>03/05/25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table:formula="of:=[.G236]*[.J236]" office:value-type="float" office:value="64.6600495940101" calcext:value-type="float">
            <text:p>64.66</text:p>
          </table:table-cell>
          <table:table-cell table:formula="of:=RANDBETWEEN(2; 10)* RAND()" office:value-type="float" office:value="0.646600495940101" calcext:value-type="float">
            <text:p>0.65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236:.L236])" office:value-type="float" office:value="29.5" calcext:value-type="float">
            <text:p>29.5</text:p>
          </table:table-cell>
          <table:table-cell table:formula="of:=AVERAGE([.M236:.N236])" office:value-type="float" office:value="-23.5" calcext:value-type="float">
            <text:p>-23.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236]=1; RANDBETWEEN(4; 7); RANDBETWEEN(1; 5))" office:value-type="float" office:value="4" calcext:value-type="float">
            <text:p>4</text:p>
          </table:table-cell>
          <table:table-cell table:formula="of:=[.S236]*[.T236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5" office:value-type="float" office:value="55" calcext:value-type="float">
            <text:p>55</text:p>
          </table:table-cell>
          <table:table-cell table:style-name="ce17" office:value-type="date" office:date-value="2025-03-06" calcext:value-type="date">
            <text:p>03/06/25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table:formula="of:=[.G237]*[.J237]" office:value-type="float" office:value="104.233605560691" calcext:value-type="float">
            <text:p>104.23</text:p>
          </table:table-cell>
          <table:table-cell table:formula="of:=RANDBETWEEN(2; 10)* RAND()" office:value-type="float" office:value="1.14542423693067" calcext:value-type="float">
            <text:p>1.15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AVERAGE([.K237:.L237])" office:value-type="float" office:value="13" calcext:value-type="float">
            <text:p>13</text:p>
          </table:table-cell>
          <table:table-cell table:formula="of:=AVERAGE([.M237:.N237])" office:value-type="float" office:value="-14.5" calcext:value-type="float">
            <text:p>-1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237]=1; RANDBETWEEN(4; 7); RANDBETWEEN(1; 5))" office:value-type="float" office:value="5" calcext:value-type="float">
            <text:p>5</text:p>
          </table:table-cell>
          <table:table-cell table:formula="of:=[.S237]*[.T237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5" office:value-type="float" office:value="56" calcext:value-type="float">
            <text:p>56</text:p>
          </table:table-cell>
          <table:table-cell table:style-name="ce17" office:value-type="date" office:date-value="2025-03-07" calcext:value-type="date">
            <text:p>03/07/25</text:p>
          </table:table-cell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table:formula="of:=[.G238]*[.J238]" office:value-type="float" office:value="754.081731767175" calcext:value-type="float">
            <text:p>754.08</text:p>
          </table:table-cell>
          <table:table-cell table:formula="of:=RANDBETWEEN(2; 10)* RAND()" office:value-type="float" office:value="5.31043473075475" calcext:value-type="float">
            <text:p>5.31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238:.L238])" office:value-type="float" office:value="34" calcext:value-type="float">
            <text:p>34</text:p>
          </table:table-cell>
          <table:table-cell table:formula="of:=AVERAGE([.M238:.N238])" office:value-type="float" office:value="-21" calcext:value-type="float">
            <text:p>-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238]=1; RANDBETWEEN(4; 7); RANDBETWEEN(1; 5))" office:value-type="float" office:value="5" calcext:value-type="float">
            <text:p>5</text:p>
          </table:table-cell>
          <table:table-cell table:formula="of:=[.S238]*[.T238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5" office:value-type="float" office:value="57" calcext:value-type="float">
            <text:p>57</text:p>
          </table:table-cell>
          <table:table-cell table:style-name="ce17" office:value-type="date" office:date-value="2025-03-08" calcext:value-type="date">
            <text:p>03/08/25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table:formula="of:=[.G239]*[.J239]" office:value-type="float" office:value="180.147908811087" calcext:value-type="float">
            <text:p>180.15</text:p>
          </table:table-cell>
          <table:table-cell table:formula="of:=RANDBETWEEN(2; 10)* RAND()" office:value-type="float" office:value="1.89629377695881" calcext:value-type="float">
            <text:p>1.90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AVERAGE([.K239:.L239])" office:value-type="float" office:value="17.5" calcext:value-type="float">
            <text:p>17.5</text:p>
          </table:table-cell>
          <table:table-cell table:formula="of:=AVERAGE([.M239:.N239])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239]=1; RANDBETWEEN(4; 7); RANDBETWEEN(1; 5))" office:value-type="float" office:value="6" calcext:value-type="float">
            <text:p>6</text:p>
          </table:table-cell>
          <table:table-cell table:formula="of:=[.S239]*[.T239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5" office:value-type="float" office:value="59" calcext:value-type="float">
            <text:p>59</text:p>
          </table:table-cell>
          <table:table-cell table:style-name="ce17" office:value-type="date" office:date-value="2025-03-10" calcext:value-type="date">
            <text:p>03/10/25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table:formula="of:=[.G240]*[.J240]" office:value-type="float" office:value="67.4424180316136" calcext:value-type="float">
            <text:p>67.44</text:p>
          </table:table-cell>
          <table:table-cell table:formula="of:=RANDBETWEEN(2; 10)* RAND()" office:value-type="float" office:value="0.465120124355956" calcext:value-type="float">
            <text:p>0.47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AVERAGE([.K240:.L240])" office:value-type="float" office:value="16.5" calcext:value-type="float">
            <text:p>16.5</text:p>
          </table:table-cell>
          <table:table-cell table:formula="of:=AVERAGE([.M240:.N240])" office:value-type="float" office:value="-20.5" calcext:value-type="float">
            <text:p>-20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240]=1; RANDBETWEEN(4; 7); RANDBETWEEN(1; 5))" office:value-type="float" office:value="7" calcext:value-type="float">
            <text:p>7</text:p>
          </table:table-cell>
          <table:table-cell table:formula="of:=[.S240]*[.T240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date" office:date-value="2025-03-11" calcext:value-type="date">
            <text:p>03/11/25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G241]*[.J241]" office:value-type="float" office:value="45.8866230064875" calcext:value-type="float">
            <text:p>45.89</text:p>
          </table:table-cell>
          <table:table-cell table:formula="of:=RANDBETWEEN(2; 10)* RAND()" office:value-type="float" office:value="1.52955410021625" calcext:value-type="float">
            <text:p>1.53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AVERAGE([.K241:.L241])" office:value-type="float" office:value="16.5" calcext:value-type="float">
            <text:p>16.5</text:p>
          </table:table-cell>
          <table:table-cell table:formula="of:=AVERAGE([.M241:.N241])" office:value-type="float" office:value="-26" calcext:value-type="float">
            <text:p>-2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241]=1; RANDBETWEEN(4; 7); RANDBETWEEN(1; 5))" office:value-type="float" office:value="3" calcext:value-type="float">
            <text:p>3</text:p>
          </table:table-cell>
          <table:table-cell table:formula="of:=[.S241]*[.T241]" office:value-type="float" office:value="-3" calcext:value-type="float">
            <text:p>-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5" office:value-type="float" office:value="61" calcext:value-type="float">
            <text:p>61</text:p>
          </table:table-cell>
          <table:table-cell table:style-name="ce17" office:value-type="date" office:date-value="2025-03-12" calcext:value-type="date">
            <text:p>03/12/25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table:formula="of:=[.G242]*[.J242]" office:value-type="float" office:value="101.33650772111" calcext:value-type="float">
            <text:p>101.34</text:p>
          </table:table-cell>
          <table:table-cell table:formula="of:=RANDBETWEEN(2; 10)* RAND()" office:value-type="float" office:value="0.810692061768881" calcext:value-type="float">
            <text:p>0.81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242:.L242])" office:value-type="float" office:value="16" calcext:value-type="float">
            <text:p>16</text:p>
          </table:table-cell>
          <table:table-cell table:formula="of:=AVERAGE([.M242:.N242])" office:value-type="float" office:value="-30.5" calcext:value-type="float">
            <text:p>-30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242]=1; RANDBETWEEN(4; 7); RANDBETWEEN(1; 5))" office:value-type="float" office:value="2" calcext:value-type="float">
            <text:p>2</text:p>
          </table:table-cell>
          <table:table-cell table:formula="of:=[.S242]*[.T242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5" office:value-type="float" office:value="66" calcext:value-type="float">
            <text:p>66</text:p>
          </table:table-cell>
          <table:table-cell table:style-name="ce17" office:value-type="date" office:date-value="2025-03-17" calcext:value-type="date">
            <text:p>03/17/25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formula="of:=[.G243]*[.J243]" office:value-type="float" office:value="146.397238379053" calcext:value-type="float">
            <text:p>146.40</text:p>
          </table:table-cell>
          <table:table-cell table:formula="of:=RANDBETWEEN(2; 10)* RAND()" office:value-type="float" office:value="2.87053408586378" calcext:value-type="float">
            <text:p>2.87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243:.L243])" office:value-type="float" office:value="25.5" calcext:value-type="float">
            <text:p>25.5</text:p>
          </table:table-cell>
          <table:table-cell table:formula="of:=AVERAGE([.M243:.N243])" office:value-type="float" office:value="-30" calcext:value-type="float">
            <text:p>-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243]=1; RANDBETWEEN(4; 7); RANDBETWEEN(1; 5))" office:value-type="float" office:value="6" calcext:value-type="float">
            <text:p>6</text:p>
          </table:table-cell>
          <table:table-cell table:formula="of:=[.S243]*[.T243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5" office:value-type="float" office:value="67" calcext:value-type="float">
            <text:p>67</text:p>
          </table:table-cell>
          <table:table-cell table:style-name="ce17" office:value-type="date" office:date-value="2025-03-18" calcext:value-type="date">
            <text:p>03/18/25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88" calcext:value-type="float">
            <text:p>88</text:p>
          </table:table-cell>
          <table:table-cell table:formula="of:=[.G244]*[.J244]" office:value-type="float" office:value="1080.69157586268" calcext:value-type="float">
            <text:p>1080.69</text:p>
          </table:table-cell>
          <table:table-cell table:formula="of:=RANDBETWEEN(2; 10)* RAND()" office:value-type="float" office:value="6.83982010039673" calcext:value-type="float">
            <text:p>6.84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AVERAGE([.K244:.L244])" office:value-type="float" office:value="15" calcext:value-type="float">
            <text:p>15</text:p>
          </table:table-cell>
          <table:table-cell table:formula="of:=AVERAGE([.M244:.N244])" office:value-type="float" office:value="-29" calcext:value-type="float">
            <text:p>-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244]=1; RANDBETWEEN(4; 7); RANDBETWEEN(1; 5))" office:value-type="float" office:value="7" calcext:value-type="float">
            <text:p>7</text:p>
          </table:table-cell>
          <table:table-cell table:formula="of:=[.S244]*[.T244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5" office:value-type="float" office:value="68" calcext:value-type="float">
            <text:p>68</text:p>
          </table:table-cell>
          <table:table-cell table:style-name="ce17" office:value-type="date" office:date-value="2025-03-19" calcext:value-type="date">
            <text:p>03/19/25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table:formula="of:=[.G245]*[.J245]" office:value-type="float" office:value="39.9837494223417" calcext:value-type="float">
            <text:p>39.98</text:p>
          </table:table-cell>
          <table:table-cell table:formula="of:=RANDBETWEEN(2; 10)* RAND()" office:value-type="float" office:value="0.384459129060977" calcext:value-type="float">
            <text:p>0.38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245:.L245])" office:value-type="float" office:value="28.5" calcext:value-type="float">
            <text:p>28.5</text:p>
          </table:table-cell>
          <table:table-cell table:formula="of:=AVERAGE([.M245:.N245])" office:value-type="float" office:value="-31.5" calcext:value-type="float">
            <text:p>-31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245]=1; RANDBETWEEN(4; 7); RANDBETWEEN(1; 5))" office:value-type="float" office:value="4" calcext:value-type="float">
            <text:p>4</text:p>
          </table:table-cell>
          <table:table-cell table:formula="of:=[.S245]*[.T245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5" office:value-type="float" office:value="69" calcext:value-type="float">
            <text:p>69</text:p>
          </table:table-cell>
          <table:table-cell table:style-name="ce17" office:value-type="date" office:date-value="2025-03-20" calcext:value-type="date">
            <text:p>03/20/25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table:formula="of:=[.G246]*[.J246]" office:value-type="float" office:value="137.708275923621" calcext:value-type="float">
            <text:p>137.71</text:p>
          </table:table-cell>
          <table:table-cell table:formula="of:=RANDBETWEEN(2; 10)* RAND()" office:value-type="float" office:value="1.56486677185933" calcext:value-type="float">
            <text:p>1.56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AVERAGE([.K246:.L246])" office:value-type="float" office:value="24.5" calcext:value-type="float">
            <text:p>24.5</text:p>
          </table:table-cell>
          <table:table-cell table:formula="of:=AVERAGE([.M246:.N246])" office:value-type="float" office:value="-15.5" calcext:value-type="float">
            <text:p>-15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246]=1; RANDBETWEEN(4; 7); RANDBETWEEN(1; 5))" office:value-type="float" office:value="6" calcext:value-type="float">
            <text:p>6</text:p>
          </table:table-cell>
          <table:table-cell table:formula="of:=[.S246]*[.T246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5" office:value-type="float" office:value="70" calcext:value-type="float">
            <text:p>70</text:p>
          </table:table-cell>
          <table:table-cell table:style-name="ce17" office:value-type="date" office:date-value="2025-03-21" calcext:value-type="date">
            <text:p>03/21/25</text:p>
          </table:table-cell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table:formula="of:=[.G247]*[.J247]" office:value-type="float" office:value="287.346292240627" calcext:value-type="float">
            <text:p>287.35</text:p>
          </table:table-cell>
          <table:table-cell table:formula="of:=RANDBETWEEN(2; 10)* RAND()" office:value-type="float" office:value="2.16049843789945" calcext:value-type="float">
            <text:p>2.16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AVERAGE([.K247:.L247])" office:value-type="float" office:value="28.5" calcext:value-type="float">
            <text:p>28.5</text:p>
          </table:table-cell>
          <table:table-cell table:formula="of:=AVERAGE([.M247:.N247])"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247]=1; RANDBETWEEN(4; 7); RANDBETWEEN(1; 5))" office:value-type="float" office:value="6" calcext:value-type="float">
            <text:p>6</text:p>
          </table:table-cell>
          <table:table-cell table:formula="of:=[.S247]*[.T247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5" office:value-type="float" office:value="73" calcext:value-type="float">
            <text:p>73</text:p>
          </table:table-cell>
          <table:table-cell table:style-name="ce17" office:value-type="date" office:date-value="2025-03-24" calcext:value-type="date">
            <text:p>03/24/25</text:p>
          </table:table-cell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table:formula="of:=[.G248]*[.J248]" office:value-type="float" office:value="273.154175857539" calcext:value-type="float">
            <text:p>273.15</text:p>
          </table:table-cell>
          <table:table-cell table:formula="of:=RANDBETWEEN(2; 10)* RAND()" office:value-type="float" office:value="2.43887657015659" calcext:value-type="float">
            <text:p>2.44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AVERAGE([.K248:.L248])" office:value-type="float" office:value="17" calcext:value-type="float">
            <text:p>17</text:p>
          </table:table-cell>
          <table:table-cell table:formula="of:=AVERAGE([.M248:.N248])" office:value-type="float" office:value="-13.5" calcext:value-type="float">
            <text:p>-13.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248]=1; RANDBETWEEN(4; 7); RANDBETWEEN(1; 5))" office:value-type="float" office:value="2" calcext:value-type="float">
            <text:p>2</text:p>
          </table:table-cell>
          <table:table-cell table:formula="of:=[.S248]*[.T248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5" office:value-type="float" office:value="74" calcext:value-type="float">
            <text:p>74</text:p>
          </table:table-cell>
          <table:table-cell table:style-name="ce17" office:value-type="date" office:date-value="2025-03-25" calcext:value-type="date">
            <text:p>03/25/25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table:formula="of:=[.G249]*[.J249]" office:value-type="float" office:value="16.8554834940638" calcext:value-type="float">
            <text:p>16.86</text:p>
          </table:table-cell>
          <table:table-cell table:formula="of:=RANDBETWEEN(2; 10)* RAND()" office:value-type="float" office:value="0.27631940154203" calcext:value-type="float">
            <text:p>0.28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AVERAGE([.K249:.L249])" office:value-type="float" office:value="24" calcext:value-type="float">
            <text:p>24</text:p>
          </table:table-cell>
          <table:table-cell table:formula="of:=AVERAGE([.M249:.N249])" office:value-type="float" office:value="-10.5" calcext:value-type="float">
            <text:p>-10.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249]=1; RANDBETWEEN(4; 7); RANDBETWEEN(1; 5))" office:value-type="float" office:value="6" calcext:value-type="float">
            <text:p>6</text:p>
          </table:table-cell>
          <table:table-cell table:formula="of:=[.S249]*[.T249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5" office:value-type="float" office:value="77" calcext:value-type="float">
            <text:p>77</text:p>
          </table:table-cell>
          <table:table-cell table:style-name="ce17" office:value-type="date" office:date-value="2025-03-28" calcext:value-type="date">
            <text:p>03/28/25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table:formula="of:=[.G250]*[.J250]" office:value-type="float" office:value="122.280452978289" calcext:value-type="float">
            <text:p>122.28</text:p>
          </table:table-cell>
          <table:table-cell table:formula="of:=RANDBETWEEN(2; 10)* RAND()" office:value-type="float" office:value="1.63040603971052" calcext:value-type="float">
            <text:p>1.63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AVERAGE([.K250:.L250])" office:value-type="float" office:value="24" calcext:value-type="float">
            <text:p>24</text:p>
          </table:table-cell>
          <table:table-cell table:formula="of:=AVERAGE([.M250:.N250])" office:value-type="float" office:value="-20.5" calcext:value-type="float">
            <text:p>-20.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250]=1; RANDBETWEEN(4; 7); RANDBETWEEN(1; 5))" office:value-type="float" office:value="3" calcext:value-type="float">
            <text:p>3</text:p>
          </table:table-cell>
          <table:table-cell table:formula="of:=[.S250]*[.T250]" office:value-type="float" office:value="-3" calcext:value-type="float">
            <text:p>-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5" office:value-type="float" office:value="78" calcext:value-type="float">
            <text:p>78</text:p>
          </table:table-cell>
          <table:table-cell table:style-name="ce17" office:value-type="date" office:date-value="2025-03-29" calcext:value-type="date">
            <text:p>03/29/25</text:p>
          </table:table-cell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table:formula="of:=[.G251]*[.J251]" office:value-type="float" office:value="461.911010547737" calcext:value-type="float">
            <text:p>461.91</text:p>
          </table:table-cell>
          <table:table-cell table:formula="of:=RANDBETWEEN(2; 10)* RAND()" office:value-type="float" office:value="6.7928089786432" calcext:value-type="float">
            <text:p>6.79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251:.L251])" office:value-type="float" office:value="32" calcext:value-type="float">
            <text:p>32</text:p>
          </table:table-cell>
          <table:table-cell table:formula="of:=AVERAGE([.M251:.N251])" office:value-type="float" office:value="-25" calcext:value-type="float">
            <text:p>-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251]=1; RANDBETWEEN(4; 7); RANDBETWEEN(1; 5))" office:value-type="float" office:value="1" calcext:value-type="float">
            <text:p>1</text:p>
          </table:table-cell>
          <table:table-cell table:formula="of:=[.S251]*[.T251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5" office:value-type="float" office:value="79" calcext:value-type="float">
            <text:p>79</text:p>
          </table:table-cell>
          <table:table-cell table:style-name="ce17" office:value-type="date" office:date-value="2025-03-30" calcext:value-type="date">
            <text:p>03/30/25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table:formula="of:=[.G252]*[.J252]" office:value-type="float" office:value="496.70082236539" calcext:value-type="float">
            <text:p>496.70</text:p>
          </table:table-cell>
          <table:table-cell table:formula="of:=RANDBETWEEN(2; 10)* RAND()" office:value-type="float" office:value="5.28405130175947" calcext:value-type="float">
            <text:p>5.28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AVERAGE([.K252:.L252])" office:value-type="float" office:value="23" calcext:value-type="float">
            <text:p>23</text:p>
          </table:table-cell>
          <table:table-cell table:formula="of:=AVERAGE([.M252:.N252])"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252]=1; RANDBETWEEN(4; 7); RANDBETWEEN(1; 5))" office:value-type="float" office:value="4" calcext:value-type="float">
            <text:p>4</text:p>
          </table:table-cell>
          <table:table-cell table:formula="of:=[.S252]*[.T252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5" office:value-type="float" office:value="80" calcext:value-type="float">
            <text:p>80</text:p>
          </table:table-cell>
          <table:table-cell table:style-name="ce17" office:value-type="date" office:date-value="2025-03-31" calcext:value-type="date">
            <text:p>03/31/25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table:formula="of:=[.G253]*[.J253]" office:value-type="float" office:value="371.662648134661" calcext:value-type="float">
            <text:p>371.66</text:p>
          </table:table-cell>
          <table:table-cell table:formula="of:=RANDBETWEEN(2; 10)* RAND()" office:value-type="float" office:value="3.34831214535731" calcext:value-type="float">
            <text:p>3.35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253:.L253])" office:value-type="float" office:value="13" calcext:value-type="float">
            <text:p>13</text:p>
          </table:table-cell>
          <table:table-cell table:formula="of:=AVERAGE([.M253:.N253])" office:value-type="float" office:value="-25.5" calcext:value-type="float">
            <text:p>-25.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253]=1; RANDBETWEEN(4; 7); RANDBETWEEN(1; 5))" office:value-type="float" office:value="7" calcext:value-type="float">
            <text:p>7</text:p>
          </table:table-cell>
          <table:table-cell table:formula="of:=[.S253]*[.T253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5" office:value-type="float" office:value="81" calcext:value-type="float">
            <text:p>81</text:p>
          </table:table-cell>
          <table:table-cell table:style-name="ce17" office:value-type="date" office:date-value="2025-04-01" calcext:value-type="date">
            <text:p>04/01/25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table:formula="of:=[.G254]*[.J254]" office:value-type="float" office:value="633.667028326851" calcext:value-type="float">
            <text:p>633.67</text:p>
          </table:table-cell>
          <table:table-cell table:formula="of:=RANDBETWEEN(2; 10)* RAND()" office:value-type="float" office:value="6.21242184634168" calcext:value-type="float">
            <text:p>6.21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AVERAGE([.K254:.L254])" office:value-type="float" office:value="22.5" calcext:value-type="float">
            <text:p>22.5</text:p>
          </table:table-cell>
          <table:table-cell table:formula="of:=AVERAGE([.M254:.N254])" office:value-type="float" office:value="-14" calcext:value-type="float">
            <text:p>-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254]=1; RANDBETWEEN(4; 7); RANDBETWEEN(1; 5))" office:value-type="float" office:value="7" calcext:value-type="float">
            <text:p>7</text:p>
          </table:table-cell>
          <table:table-cell table:formula="of:=[.S254]*[.T254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5" office:value-type="float" office:value="83" calcext:value-type="float">
            <text:p>83</text:p>
          </table:table-cell>
          <table:table-cell table:style-name="ce17" office:value-type="date" office:date-value="2025-04-03" calcext:value-type="date">
            <text:p>04/03/25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formula="of:=[.G255]*[.J255]" office:value-type="float" office:value="118.798781037338" calcext:value-type="float">
            <text:p>118.80</text:p>
          </table:table-cell>
          <table:table-cell table:formula="of:=RANDBETWEEN(2; 10)* RAND()" office:value-type="float" office:value="2.82854240565091" calcext:value-type="float">
            <text:p>2.83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255:.L255])" office:value-type="float" office:value="10" calcext:value-type="float">
            <text:p>10</text:p>
          </table:table-cell>
          <table:table-cell table:formula="of:=AVERAGE([.M255:.N255])" office:value-type="float" office:value="-23" calcext:value-type="float">
            <text:p>-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255]=1; RANDBETWEEN(4; 7); RANDBETWEEN(1; 5))" office:value-type="float" office:value="7" calcext:value-type="float">
            <text:p>7</text:p>
          </table:table-cell>
          <table:table-cell table:formula="of:=[.S255]*[.T255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5" office:value-type="float" office:value="84" calcext:value-type="float">
            <text:p>84</text:p>
          </table:table-cell>
          <table:table-cell table:style-name="ce17" office:value-type="date" office:date-value="2025-04-04" calcext:value-type="date">
            <text:p>04/04/25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table:formula="of:=[.G256]*[.J256]" office:value-type="float" office:value="85.4786658870182" calcext:value-type="float">
            <text:p>85.48</text:p>
          </table:table-cell>
          <table:table-cell table:formula="of:=RANDBETWEEN(2; 10)* RAND()" office:value-type="float" office:value="1.70957331774036" calcext:value-type="float">
            <text:p>1.71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AVERAGE([.K256:.L256])" office:value-type="float" office:value="13" calcext:value-type="float">
            <text:p>13</text:p>
          </table:table-cell>
          <table:table-cell table:formula="of:=AVERAGE([.M256:.N256])" office:value-type="float" office:value="-17.5" calcext:value-type="float">
            <text:p>-17.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256]=1; RANDBETWEEN(4; 7); RANDBETWEEN(1; 5))" office:value-type="float" office:value="2" calcext:value-type="float">
            <text:p>2</text:p>
          </table:table-cell>
          <table:table-cell table:formula="of:=[.S256]*[.T256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5" office:value-type="float" office:value="85" calcext:value-type="float">
            <text:p>85</text:p>
          </table:table-cell>
          <table:table-cell table:style-name="ce17" office:value-type="date" office:date-value="2025-04-05" calcext:value-type="date">
            <text:p>04/05/25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[.G257]*[.J257]" office:value-type="float" office:value="50.6450445434181" calcext:value-type="float">
            <text:p>50.65</text:p>
          </table:table-cell>
          <table:table-cell table:formula="of:=RANDBETWEEN(2; 10)* RAND()" office:value-type="float" office:value="1.53469831949752" calcext:value-type="float">
            <text:p>1.53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AVERAGE([.K257:.L257])" office:value-type="float" office:value="28" calcext:value-type="float">
            <text:p>28</text:p>
          </table:table-cell>
          <table:table-cell table:formula="of:=AVERAGE([.M257:.N257])"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257]=1; RANDBETWEEN(4; 7); RANDBETWEEN(1; 5))" office:value-type="float" office:value="4" calcext:value-type="float">
            <text:p>4</text:p>
          </table:table-cell>
          <table:table-cell table:formula="of:=[.S257]*[.T257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5" office:value-type="float" office:value="86" calcext:value-type="float">
            <text:p>86</text:p>
          </table:table-cell>
          <table:table-cell table:style-name="ce17" office:value-type="date" office:date-value="2025-04-06" calcext:value-type="date">
            <text:p>04/06/25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table:formula="of:=[.G258]*[.J258]" office:value-type="float" office:value="92.0066356775251" calcext:value-type="float">
            <text:p>92.01</text:p>
          </table:table-cell>
          <table:table-cell table:formula="of:=RANDBETWEEN(2; 10)* RAND()" office:value-type="float" office:value="0.893268307548788" calcext:value-type="float">
            <text:p>0.89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AVERAGE([.K258:.L258])" office:value-type="float" office:value="16" calcext:value-type="float">
            <text:p>16</text:p>
          </table:table-cell>
          <table:table-cell table:formula="of:=AVERAGE([.M258:.N258])"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258]=1; RANDBETWEEN(4; 7); RANDBETWEEN(1; 5))" office:value-type="float" office:value="1" calcext:value-type="float">
            <text:p>1</text:p>
          </table:table-cell>
          <table:table-cell table:formula="of:=[.S258]*[.T258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5" office:value-type="float" office:value="87" calcext:value-type="float">
            <text:p>87</text:p>
          </table:table-cell>
          <table:table-cell table:style-name="ce17" office:value-type="date" office:date-value="2025-04-07" calcext:value-type="date">
            <text:p>04/07/25</text:p>
          </table:table-cell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formula="of:=[.G259]*[.J259]" office:value-type="float" office:value="68.1740832535055" calcext:value-type="float">
            <text:p>68.17</text:p>
          </table:table-cell>
          <table:table-cell table:formula="of:=RANDBETWEEN(2; 10)* RAND()" office:value-type="float" office:value="1.31104006256741" calcext:value-type="float">
            <text:p>1.31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AVERAGE([.K259:.L259])" office:value-type="float" office:value="16.5" calcext:value-type="float">
            <text:p>16.5</text:p>
          </table:table-cell>
          <table:table-cell table:formula="of:=AVERAGE([.M259:.N259])" office:value-type="float" office:value="-28" calcext:value-type="float">
            <text:p>-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259]=1; RANDBETWEEN(4; 7); RANDBETWEEN(1; 5))" office:value-type="float" office:value="5" calcext:value-type="float">
            <text:p>5</text:p>
          </table:table-cell>
          <table:table-cell table:formula="of:=[.S259]*[.T259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5" office:value-type="float" office:value="91" calcext:value-type="float">
            <text:p>91</text:p>
          </table:table-cell>
          <table:table-cell table:style-name="ce17" office:value-type="date" office:date-value="2025-04-11" calcext:value-type="date">
            <text:p>04/11/25</text:p>
          </table:table-cell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table:formula="of:=[.G260]*[.J260]" office:value-type="float" office:value="526.658623990508" calcext:value-type="float">
            <text:p>526.66</text:p>
          </table:table-cell>
          <table:table-cell table:formula="of:=RANDBETWEEN(2; 10)* RAND()" office:value-type="float" office:value="4.31687396713531" calcext:value-type="float">
            <text:p>4.32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260:.L260])" office:value-type="float" office:value="21.5" calcext:value-type="float">
            <text:p>21.5</text:p>
          </table:table-cell>
          <table:table-cell table:formula="of:=AVERAGE([.M260:.N260])" office:value-type="float" office:value="-20.5" calcext:value-type="float">
            <text:p>-20.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260]=1; RANDBETWEEN(4; 7); RANDBETWEEN(1; 5))" office:value-type="float" office:value="4" calcext:value-type="float">
            <text:p>4</text:p>
          </table:table-cell>
          <table:table-cell table:formula="of:=[.S260]*[.T260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5" office:value-type="float" office:value="94" calcext:value-type="float">
            <text:p>94</text:p>
          </table:table-cell>
          <table:table-cell table:style-name="ce17" office:value-type="date" office:date-value="2025-04-14" calcext:value-type="date">
            <text:p>04/14/25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table:formula="of:=[.G261]*[.J261]" office:value-type="float" office:value="330.812607229455" calcext:value-type="float">
            <text:p>330.81</text:p>
          </table:table-cell>
          <table:table-cell table:formula="of:=RANDBETWEEN(2; 10)* RAND()" office:value-type="float" office:value="2.80349667143606" calcext:value-type="float">
            <text:p>2.8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AVERAGE([.K261:.L261])" office:value-type="float" office:value="21" calcext:value-type="float">
            <text:p>21</text:p>
          </table:table-cell>
          <table:table-cell table:formula="of:=AVERAGE([.M261:.N261])" office:value-type="float" office:value="-12.5" calcext:value-type="float">
            <text:p>-12.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261]=1; RANDBETWEEN(4; 7); RANDBETWEEN(1; 5))" office:value-type="float" office:value="5" calcext:value-type="float">
            <text:p>5</text:p>
          </table:table-cell>
          <table:table-cell table:formula="of:=[.S261]*[.T261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table:style-name="ce17" office:value-type="date" office:date-value="2025-04-15" calcext:value-type="date">
            <text:p>04/15/25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table:formula="of:=[.G262]*[.J262]" office:value-type="float" office:value="107.638042799536" calcext:value-type="float">
            <text:p>107.64</text:p>
          </table:table-cell>
          <table:table-cell table:formula="of:=RANDBETWEEN(2; 10)* RAND()" office:value-type="float" office:value="1.49497281666023" calcext:value-type="float">
            <text:p>1.49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AVERAGE([.K262:.L262])" office:value-type="float" office:value="20" calcext:value-type="float">
            <text:p>20</text:p>
          </table:table-cell>
          <table:table-cell table:formula="of:=AVERAGE([.M262:.N262])" office:value-type="float" office:value="-22" calcext:value-type="float">
            <text:p>-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262]=1; RANDBETWEEN(4; 7); RANDBETWEEN(1; 5))" office:value-type="float" office:value="4" calcext:value-type="float">
            <text:p>4</text:p>
          </table:table-cell>
          <table:table-cell table:formula="of:=[.S262]*[.T262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5" office:value-type="float" office:value="96" calcext:value-type="float">
            <text:p>96</text:p>
          </table:table-cell>
          <table:table-cell table:style-name="ce17" office:value-type="date" office:date-value="2025-04-16" calcext:value-type="date">
            <text:p>04/16/25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table:formula="of:=[.G263]*[.J263]" office:value-type="float" office:value="467.730231016038" calcext:value-type="float">
            <text:p>467.73</text:p>
          </table:table-cell>
          <table:table-cell table:formula="of:=RANDBETWEEN(2; 10)* RAND()" office:value-type="float" office:value="4.63099238629741" calcext:value-type="float">
            <text:p>4.63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AVERAGE([.K263:.L263])" office:value-type="float" office:value="20.5" calcext:value-type="float">
            <text:p>20.5</text:p>
          </table:table-cell>
          <table:table-cell table:formula="of:=AVERAGE([.M263:.N263])" office:value-type="float" office:value="-21.5" calcext:value-type="float">
            <text:p>-21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263]=1; RANDBETWEEN(4; 7); RANDBETWEEN(1; 5))" office:value-type="float" office:value="4" calcext:value-type="float">
            <text:p>4</text:p>
          </table:table-cell>
          <table:table-cell table:formula="of:=[.S263]*[.T263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5" office:value-type="float" office:value="97" calcext:value-type="float">
            <text:p>97</text:p>
          </table:table-cell>
          <table:table-cell table:style-name="ce17" office:value-type="date" office:date-value="2025-04-17" calcext:value-type="date">
            <text:p>04/17/25</text:p>
          </table:table-cell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table:formula="of:=[.G264]*[.J264]" office:value-type="float" office:value="528.787398077383" calcext:value-type="float">
            <text:p>528.79</text:p>
          </table:table-cell>
          <table:table-cell table:formula="of:=RANDBETWEEN(2; 10)* RAND()" office:value-type="float" office:value="4.2990845372145" calcext:value-type="float">
            <text:p>4.3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AVERAGE([.K264:.L264])" office:value-type="float" office:value="21.5" calcext:value-type="float">
            <text:p>21.5</text:p>
          </table:table-cell>
          <table:table-cell table:formula="of:=AVERAGE([.M264:.N264])" office:value-type="float" office:value="-21" calcext:value-type="float">
            <text:p>-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264]=1; RANDBETWEEN(4; 7); RANDBETWEEN(1; 5))" office:value-type="float" office:value="5" calcext:value-type="float">
            <text:p>5</text:p>
          </table:table-cell>
          <table:table-cell table:formula="of:=[.S264]*[.T264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5" office:value-type="float" office:value="99" calcext:value-type="float">
            <text:p>99</text:p>
          </table:table-cell>
          <table:table-cell table:style-name="ce17" office:value-type="date" office:date-value="2025-04-19" calcext:value-type="date">
            <text:p>04/19/25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table:formula="of:=[.G265]*[.J265]" office:value-type="float" office:value="26.4729604115764" calcext:value-type="float">
            <text:p>26.47</text:p>
          </table:table-cell>
          <table:table-cell table:formula="of:=RANDBETWEEN(2; 10)* RAND()" office:value-type="float" office:value="0.21349161622239" calcext:value-type="float">
            <text:p>0.21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265:.L265])" office:value-type="float" office:value="22" calcext:value-type="float">
            <text:p>22</text:p>
          </table:table-cell>
          <table:table-cell table:formula="of:=AVERAGE([.M265:.N265])" office:value-type="float" office:value="-25" calcext:value-type="float">
            <text:p>-2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265]=1; RANDBETWEEN(4; 7); RANDBETWEEN(1; 5))" office:value-type="float" office:value="4" calcext:value-type="float">
            <text:p>4</text:p>
          </table:table-cell>
          <table:table-cell table:formula="of:=[.S265]*[.T265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5" office:value-type="float" office:value="100" calcext:value-type="float">
            <text:p>100</text:p>
          </table:table-cell>
          <table:table-cell table:style-name="ce17" office:value-type="date" office:date-value="2025-04-20" calcext:value-type="date">
            <text:p>04/20/25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formula="of:=[.G266]*[.J266]" office:value-type="float" office:value="113.261666761377" calcext:value-type="float">
            <text:p>113.26</text:p>
          </table:table-cell>
          <table:table-cell table:formula="of:=RANDBETWEEN(2; 10)* RAND()" office:value-type="float" office:value="1.61802381087681" calcext:value-type="float">
            <text:p>1.62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AVERAGE([.K266:.L266])" office:value-type="float" office:value="20.5" calcext:value-type="float">
            <text:p>20.5</text:p>
          </table:table-cell>
          <table:table-cell table:formula="of:=AVERAGE([.M266:.N266])" office:value-type="float" office:value="-32" calcext:value-type="float">
            <text:p>-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266]=1; RANDBETWEEN(4; 7); RANDBETWEEN(1; 5))" office:value-type="float" office:value="2" calcext:value-type="float">
            <text:p>2</text:p>
          </table:table-cell>
          <table:table-cell table:formula="of:=[.S266]*[.T266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5" office:value-type="float" office:value="104" calcext:value-type="float">
            <text:p>104</text:p>
          </table:table-cell>
          <table:table-cell table:style-name="ce17" office:value-type="date" office:date-value="2025-04-24" calcext:value-type="date">
            <text:p>04/24/25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table:formula="of:=[.G267]*[.J267]" office:value-type="float" office:value="159.984524120694" calcext:value-type="float">
            <text:p>159.98</text:p>
          </table:table-cell>
          <table:table-cell table:formula="of:=RANDBETWEEN(2; 10)* RAND()" office:value-type="float" office:value="1.26971844540233" calcext:value-type="float">
            <text:p>1.27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AVERAGE([.K267:.L267])" office:value-type="float" office:value="33.5" calcext:value-type="float">
            <text:p>33.5</text:p>
          </table:table-cell>
          <table:table-cell table:formula="of:=AVERAGE([.M267:.N267])" office:value-type="float" office:value="-17.5" calcext:value-type="float">
            <text:p>-17.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267]=1; RANDBETWEEN(4; 7); RANDBETWEEN(1; 5))" office:value-type="float" office:value="3" calcext:value-type="float">
            <text:p>3</text:p>
          </table:table-cell>
          <table:table-cell table:formula="of:=[.S267]*[.T267]" office:value-type="float" office:value="-3" calcext:value-type="float">
            <text:p>-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5" office:value-type="float" office:value="105" calcext:value-type="float">
            <text:p>105</text:p>
          </table:table-cell>
          <table:table-cell table:style-name="ce17" office:value-type="date" office:date-value="2025-04-25" calcext:value-type="date">
            <text:p>04/25/25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[.G268]*[.J268]" office:value-type="float" office:value="46.8429053474799" calcext:value-type="float">
            <text:p>46.84</text:p>
          </table:table-cell>
          <table:table-cell table:formula="of:=RANDBETWEEN(2; 10)* RAND()" office:value-type="float" office:value="1.41948198022666" calcext:value-type="float">
            <text:p>1.42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AVERAGE([.K268:.L268])" office:value-type="float" office:value="20.5" calcext:value-type="float">
            <text:p>20.5</text:p>
          </table:table-cell>
          <table:table-cell table:formula="of:=AVERAGE([.M268:.N268])" office:value-type="float" office:value="-21.5" calcext:value-type="float">
            <text:p>-21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268]=1; RANDBETWEEN(4; 7); RANDBETWEEN(1; 5))" office:value-type="float" office:value="5" calcext:value-type="float">
            <text:p>5</text:p>
          </table:table-cell>
          <table:table-cell table:formula="of:=[.S268]*[.T268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5" office:value-type="float" office:value="108" calcext:value-type="float">
            <text:p>108</text:p>
          </table:table-cell>
          <table:table-cell table:style-name="ce17" office:value-type="date" office:date-value="2025-04-28" calcext:value-type="date">
            <text:p>04/28/25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table:formula="of:=[.G269]*[.J269]" office:value-type="float" office:value="232.789778537291" calcext:value-type="float">
            <text:p>232.79</text:p>
          </table:table-cell>
          <table:table-cell table:formula="of:=RANDBETWEEN(2; 10)* RAND()" office:value-type="float" office:value="1.84753792489913" calcext:value-type="float">
            <text:p>1.85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AVERAGE([.K269:.L269])" office:value-type="float" office:value="22.5" calcext:value-type="float">
            <text:p>22.5</text:p>
          </table:table-cell>
          <table:table-cell table:formula="of:=AVERAGE([.M269:.N269])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269]=1; RANDBETWEEN(4; 7); RANDBETWEEN(1; 5))" office:value-type="float" office:value="5" calcext:value-type="float">
            <text:p>5</text:p>
          </table:table-cell>
          <table:table-cell table:formula="of:=[.S269]*[.T269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5" office:value-type="float" office:value="110" calcext:value-type="float">
            <text:p>110</text:p>
          </table:table-cell>
          <table:table-cell table:style-name="ce17" office:value-type="date" office:date-value="2025-04-30" calcext:value-type="date">
            <text:p>04/30/25</text:p>
          </table:table-cell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table:formula="of:=[.G270]*[.J270]" office:value-type="float" office:value="22.5925410675126" calcext:value-type="float">
            <text:p>22.59</text:p>
          </table:table-cell>
          <table:table-cell table:formula="of:=RANDBETWEEN(2; 10)* RAND()" office:value-type="float" office:value="0.285981532500159" calcext:value-type="float">
            <text:p>0.29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AVERAGE([.K270:.L270])" office:value-type="float" office:value="22" calcext:value-type="float">
            <text:p>22</text:p>
          </table:table-cell>
          <table:table-cell table:formula="of:=AVERAGE([.M270:.N270])"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270]=1; RANDBETWEEN(4; 7); RANDBETWEEN(1; 5))" office:value-type="float" office:value="6" calcext:value-type="float">
            <text:p>6</text:p>
          </table:table-cell>
          <table:table-cell table:formula="of:=[.S270]*[.T270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5" office:value-type="float" office:value="111" calcext:value-type="float">
            <text:p>111</text:p>
          </table:table-cell>
          <table:table-cell table:style-name="ce17" office:value-type="date" office:date-value="2025-05-01" calcext:value-type="date">
            <text:p>05/01/25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96" calcext:value-type="float">
            <text:p>96</text:p>
          </table:table-cell>
          <table:table-cell table:formula="of:=[.G271]*[.J271]" office:value-type="float" office:value="846.381606526585" calcext:value-type="float">
            <text:p>846.38</text:p>
          </table:table-cell>
          <table:table-cell table:formula="of:=RANDBETWEEN(2; 10)* RAND()" office:value-type="float" office:value="5.35684561092775" calcext:value-type="float">
            <text:p>5.36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271:.L271])" office:value-type="float" office:value="17.5" calcext:value-type="float">
            <text:p>17.5</text:p>
          </table:table-cell>
          <table:table-cell table:formula="of:=AVERAGE([.M271:.N271])" office:value-type="float" office:value="-17.5" calcext:value-type="float">
            <text:p>-17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271]=1; RANDBETWEEN(4; 7); RANDBETWEEN(1; 5))" office:value-type="float" office:value="4" calcext:value-type="float">
            <text:p>4</text:p>
          </table:table-cell>
          <table:table-cell table:formula="of:=[.S271]*[.T271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5" office:value-type="float" office:value="113" calcext:value-type="float">
            <text:p>113</text:p>
          </table:table-cell>
          <table:table-cell table:style-name="ce17" office:value-type="date" office:date-value="2025-05-03" calcext:value-type="date">
            <text:p>05/03/25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table:formula="of:=[.G272]*[.J272]" office:value-type="float" office:value="56.7802866388655" calcext:value-type="float">
            <text:p>56.78</text:p>
          </table:table-cell>
          <table:table-cell table:formula="of:=RANDBETWEEN(2; 10)* RAND()" office:value-type="float" office:value="0.597687227777532" calcext:value-type="float">
            <text:p>0.60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AVERAGE([.K272:.L272])" office:value-type="float" office:value="11.5" calcext:value-type="float">
            <text:p>11.5</text:p>
          </table:table-cell>
          <table:table-cell table:formula="of:=AVERAGE([.M272:.N272])"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272]=1; RANDBETWEEN(4; 7); RANDBETWEEN(1; 5))" office:value-type="float" office:value="5" calcext:value-type="float">
            <text:p>5</text:p>
          </table:table-cell>
          <table:table-cell table:formula="of:=[.S272]*[.T272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5" office:value-type="float" office:value="114" calcext:value-type="float">
            <text:p>114</text:p>
          </table:table-cell>
          <table:table-cell table:style-name="ce17" office:value-type="date" office:date-value="2025-05-04" calcext:value-type="date">
            <text:p>05/04/25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84" calcext:value-type="float">
            <text:p>84</text:p>
          </table:table-cell>
          <table:table-cell table:formula="of:=[.G273]*[.J273]" office:value-type="float" office:value="674.722414445527" calcext:value-type="float">
            <text:p>674.72</text:p>
          </table:table-cell>
          <table:table-cell table:formula="of:=RANDBETWEEN(2; 10)* RAND()" office:value-type="float" office:value="5.03524189884722" calcext:value-type="float">
            <text:p>5.04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AVERAGE([.K273:.L273])" office:value-type="float" office:value="22" calcext:value-type="float">
            <text:p>22</text:p>
          </table:table-cell>
          <table:table-cell table:formula="of:=AVERAGE([.M273:.N273])" office:value-type="float" office:value="-21" calcext:value-type="float">
            <text:p>-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273]=1; RANDBETWEEN(4; 7); RANDBETWEEN(1; 5))" office:value-type="float" office:value="7" calcext:value-type="float">
            <text:p>7</text:p>
          </table:table-cell>
          <table:table-cell table:formula="of:=[.S273]*[.T273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5" office:value-type="float" office:value="116" calcext:value-type="float">
            <text:p>116</text:p>
          </table:table-cell>
          <table:table-cell table:style-name="ce17" office:value-type="date" office:date-value="2025-05-06" calcext:value-type="date">
            <text:p>05/06/25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formula="of:=[.G274]*[.J274]" office:value-type="float" office:value="213.792482242266" calcext:value-type="float">
            <text:p>213.79</text:p>
          </table:table-cell>
          <table:table-cell table:formula="of:=RANDBETWEEN(2; 10)* RAND()" office:value-type="float" office:value="2.3493679367282" calcext:value-type="float">
            <text:p>2.35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AVERAGE([.K274:.L274])" office:value-type="float" office:value="23.5" calcext:value-type="float">
            <text:p>23.5</text:p>
          </table:table-cell>
          <table:table-cell table:formula="of:=AVERAGE([.M274:.N274])" office:value-type="float" office:value="-13.5" calcext:value-type="float">
            <text:p>-13.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274]=1; RANDBETWEEN(4; 7); RANDBETWEEN(1; 5))" office:value-type="float" office:value="2" calcext:value-type="float">
            <text:p>2</text:p>
          </table:table-cell>
          <table:table-cell table:formula="of:=[.S274]*[.T274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5" office:value-type="float" office:value="117" calcext:value-type="float">
            <text:p>117</text:p>
          </table:table-cell>
          <table:table-cell table:style-name="ce17" office:value-type="date" office:date-value="2025-05-07" calcext:value-type="date">
            <text:p>05/07/25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formula="of:=[.G275]*[.J275]" office:value-type="float" office:value="342.416487377559" calcext:value-type="float">
            <text:p>342.42</text:p>
          </table:table-cell>
          <table:table-cell table:formula="of:=RANDBETWEEN(2; 10)* RAND()" office:value-type="float" office:value="9.51156909382107" calcext:value-type="float">
            <text:p>9.51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AVERAGE([.K275:.L275])" office:value-type="float" office:value="22" calcext:value-type="float">
            <text:p>22</text:p>
          </table:table-cell>
          <table:table-cell table:formula="of:=AVERAGE([.M275:.N275])" office:value-type="float" office:value="-21.5" calcext:value-type="float">
            <text:p>-21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275]=1; RANDBETWEEN(4; 7); RANDBETWEEN(1; 5))" office:value-type="float" office:value="1" calcext:value-type="float">
            <text:p>1</text:p>
          </table:table-cell>
          <table:table-cell table:formula="of:=[.S275]*[.T275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5" office:value-type="float" office:value="120" calcext:value-type="float">
            <text:p>120</text:p>
          </table:table-cell>
          <table:table-cell table:style-name="ce17" office:value-type="date" office:date-value="2025-05-10" calcext:value-type="date">
            <text:p>05/10/25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table:formula="of:=[.G276]*[.J276]" office:value-type="float" office:value="275.036568102262" calcext:value-type="float">
            <text:p>275.04</text:p>
          </table:table-cell>
          <table:table-cell table:formula="of:=RANDBETWEEN(2; 10)* RAND()" office:value-type="float" office:value="3.19809962909606" calcext:value-type="float">
            <text:p>3.2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276:.L276])" office:value-type="float" office:value="26.5" calcext:value-type="float">
            <text:p>26.5</text:p>
          </table:table-cell>
          <table:table-cell table:formula="of:=AVERAGE([.M276:.N276])" office:value-type="float" office:value="-24.5" calcext:value-type="float">
            <text:p>-24.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276]=1; RANDBETWEEN(4; 7); RANDBETWEEN(1; 5))" office:value-type="float" office:value="7" calcext:value-type="float">
            <text:p>7</text:p>
          </table:table-cell>
          <table:table-cell table:formula="of:=[.S276]*[.T276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5" office:value-type="float" office:value="123" calcext:value-type="float">
            <text:p>123</text:p>
          </table:table-cell>
          <table:table-cell table:style-name="ce17" office:value-type="date" office:date-value="2025-05-13" calcext:value-type="date">
            <text:p>05/13/25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formula="of:=[.G277]*[.J277]" office:value-type="float" office:value="36.0715744510829" calcext:value-type="float">
            <text:p>36.07</text:p>
          </table:table-cell>
          <table:table-cell table:formula="of:=RANDBETWEEN(2; 10)* RAND()" office:value-type="float" office:value="0.601192907518048" calcext:value-type="float">
            <text:p>0.6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277:.L277])" office:value-type="float" office:value="17" calcext:value-type="float">
            <text:p>17</text:p>
          </table:table-cell>
          <table:table-cell table:formula="of:=AVERAGE([.M277:.N277])" office:value-type="float" office:value="-25" calcext:value-type="float">
            <text:p>-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277]=1; RANDBETWEEN(4; 7); RANDBETWEEN(1; 5))" office:value-type="float" office:value="5" calcext:value-type="float">
            <text:p>5</text:p>
          </table:table-cell>
          <table:table-cell table:formula="of:=[.S277]*[.T277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5" office:value-type="float" office:value="126" calcext:value-type="float">
            <text:p>126</text:p>
          </table:table-cell>
          <table:table-cell table:style-name="ce17" office:value-type="date" office:date-value="2025-05-16" calcext:value-type="date">
            <text:p>05/16/25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formula="of:=[.G278]*[.J278]" office:value-type="float" office:value="97.8593892058041" calcext:value-type="float">
            <text:p>97.86</text:p>
          </table:table-cell>
          <table:table-cell table:formula="of:=RANDBETWEEN(2; 10)* RAND()" office:value-type="float" office:value="0.782875113646433" calcext:value-type="float">
            <text:p>0.78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278:.L278])" office:value-type="float" office:value="18.5" calcext:value-type="float">
            <text:p>18.5</text:p>
          </table:table-cell>
          <table:table-cell table:formula="of:=AVERAGE([.M278:.N278])" office:value-type="float" office:value="-29" calcext:value-type="float">
            <text:p>-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278]=1; RANDBETWEEN(4; 7); RANDBETWEEN(1; 5))" office:value-type="float" office:value="3" calcext:value-type="float">
            <text:p>3</text:p>
          </table:table-cell>
          <table:table-cell table:formula="of:=[.S278]*[.T278]" office:value-type="float" office:value="-3" calcext:value-type="float">
            <text:p>-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5" office:value-type="float" office:value="129" calcext:value-type="float">
            <text:p>129</text:p>
          </table:table-cell>
          <table:table-cell table:style-name="ce17" office:value-type="date" office:date-value="2025-05-19" calcext:value-type="date">
            <text:p>05/19/25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table:formula="of:=[.G279]*[.J279]" office:value-type="float" office:value="148.65251304685" calcext:value-type="float">
            <text:p>148.65</text:p>
          </table:table-cell>
          <table:table-cell table:formula="of:=RANDBETWEEN(2; 10)* RAND()" office:value-type="float" office:value="1.76967277436726" calcext:value-type="float">
            <text:p>1.77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AVERAGE([.K279:.L279])" office:value-type="float" office:value="24" calcext:value-type="float">
            <text:p>24</text:p>
          </table:table-cell>
          <table:table-cell table:formula="of:=AVERAGE([.M279:.N279])" office:value-type="float" office:value="-27.5" calcext:value-type="float">
            <text:p>-27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279]=1; RANDBETWEEN(4; 7); RANDBETWEEN(1; 5))" office:value-type="float" office:value="4" calcext:value-type="float">
            <text:p>4</text:p>
          </table:table-cell>
          <table:table-cell table:formula="of:=[.S279]*[.T279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5" office:value-type="float" office:value="130" calcext:value-type="float">
            <text:p>130</text:p>
          </table:table-cell>
          <table:table-cell table:style-name="ce17" office:value-type="date" office:date-value="2025-05-20" calcext:value-type="date">
            <text:p>05/20/25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formula="of:=[.G280]*[.J280]" office:value-type="float" office:value="133.06139991993" calcext:value-type="float">
            <text:p>133.06</text:p>
          </table:table-cell>
          <table:table-cell table:formula="of:=RANDBETWEEN(2; 10)* RAND()" office:value-type="float" office:value="3.16812856952214" calcext:value-type="float">
            <text:p>3.17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AVERAGE([.K280:.L280])" office:value-type="float" office:value="14.5" calcext:value-type="float">
            <text:p>14.5</text:p>
          </table:table-cell>
          <table:table-cell table:formula="of:=AVERAGE([.M280:.N280])" office:value-type="float" office:value="-21" calcext:value-type="float">
            <text:p>-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280]=1; RANDBETWEEN(4; 7); RANDBETWEEN(1; 5))" office:value-type="float" office:value="3" calcext:value-type="float">
            <text:p>3</text:p>
          </table:table-cell>
          <table:table-cell table:formula="of:=[.S280]*[.T280]" office:value-type="float" office:value="-3" calcext:value-type="float">
            <text:p>-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5" office:value-type="float" office:value="131" calcext:value-type="float">
            <text:p>131</text:p>
          </table:table-cell>
          <table:table-cell table:style-name="ce17" office:value-type="date" office:date-value="2025-05-21" calcext:value-type="date">
            <text:p>05/21/25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table:formula="of:=[.G281]*[.J281]" office:value-type="float" office:value="447.655044208355" calcext:value-type="float">
            <text:p>447.66</text:p>
          </table:table-cell>
          <table:table-cell table:formula="of:=RANDBETWEEN(2; 10)* RAND()" office:value-type="float" office:value="3.76180709418786" calcext:value-type="float">
            <text:p>3.76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281:.L281])" office:value-type="float" office:value="17" calcext:value-type="float">
            <text:p>17</text:p>
          </table:table-cell>
          <table:table-cell table:formula="of:=AVERAGE([.M281:.N281])" office:value-type="float" office:value="-23" calcext:value-type="float">
            <text:p>-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281]=1; RANDBETWEEN(4; 7); RANDBETWEEN(1; 5))" office:value-type="float" office:value="1" calcext:value-type="float">
            <text:p>1</text:p>
          </table:table-cell>
          <table:table-cell table:formula="of:=[.S281]*[.T281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5" office:value-type="float" office:value="132" calcext:value-type="float">
            <text:p>132</text:p>
          </table:table-cell>
          <table:table-cell table:style-name="ce17" office:value-type="date" office:date-value="2025-05-22" calcext:value-type="date">
            <text:p>05/22/25</text:p>
          </table:table-cell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table:formula="of:=[.G282]*[.J282]" office:value-type="float" office:value="146.44318630729" calcext:value-type="float">
            <text:p>146.44</text:p>
          </table:table-cell>
          <table:table-cell table:formula="of:=RANDBETWEEN(2; 10)* RAND()" office:value-type="float" office:value="3.75495349505871" calcext:value-type="float">
            <text:p>3.75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AVERAGE([.K282:.L282])" office:value-type="float" office:value="11" calcext:value-type="float">
            <text:p>11</text:p>
          </table:table-cell>
          <table:table-cell table:formula="of:=AVERAGE([.M282:.N282])" office:value-type="float" office:value="-23" calcext:value-type="float">
            <text:p>-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282]=1; RANDBETWEEN(4; 7); RANDBETWEEN(1; 5))" office:value-type="float" office:value="6" calcext:value-type="float">
            <text:p>6</text:p>
          </table:table-cell>
          <table:table-cell table:formula="of:=[.S282]*[.T282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5" office:value-type="float" office:value="133" calcext:value-type="float">
            <text:p>133</text:p>
          </table:table-cell>
          <table:table-cell table:style-name="ce17" office:value-type="date" office:date-value="2025-05-23" calcext:value-type="date">
            <text:p>05/23/25</text:p>
          </table:table-cell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G283]*[.J283]" office:value-type="float" office:value="62.5137632201723" calcext:value-type="float">
            <text:p>62.51</text:p>
          </table:table-cell>
          <table:table-cell table:formula="of:=RANDBETWEEN(2; 10)* RAND()" office:value-type="float" office:value="1.56284408050431" calcext:value-type="float">
            <text:p>1.56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AVERAGE([.K283:.L283])" office:value-type="float" office:value="22" calcext:value-type="float">
            <text:p>22</text:p>
          </table:table-cell>
          <table:table-cell table:formula="of:=AVERAGE([.M283:.N283])" office:value-type="float" office:value="-23.5" calcext:value-type="float">
            <text:p>-23.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283]=1; RANDBETWEEN(4; 7); RANDBETWEEN(1; 5))" office:value-type="float" office:value="4" calcext:value-type="float">
            <text:p>4</text:p>
          </table:table-cell>
          <table:table-cell table:formula="of:=[.S283]*[.T283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5" office:value-type="float" office:value="134" calcext:value-type="float">
            <text:p>134</text:p>
          </table:table-cell>
          <table:table-cell table:style-name="ce17" office:value-type="date" office:date-value="2025-05-24" calcext:value-type="date">
            <text:p>05/24/25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G284]*[.J284]" office:value-type="float" office:value="64.2143056180223" calcext:value-type="float">
            <text:p>64.21</text:p>
          </table:table-cell>
          <table:table-cell table:formula="of:=RANDBETWEEN(2; 10)* RAND()" office:value-type="float" office:value="2.37830761548231" calcext:value-type="float">
            <text:p>2.38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AVERAGE([.K284:.L284])" office:value-type="float" office:value="21" calcext:value-type="float">
            <text:p>21</text:p>
          </table:table-cell>
          <table:table-cell table:formula="of:=AVERAGE([.M284:.N284])" office:value-type="float" office:value="-18" calcext:value-type="float">
            <text:p>-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284]=1; RANDBETWEEN(4; 7); RANDBETWEEN(1; 5))" office:value-type="float" office:value="3" calcext:value-type="float">
            <text:p>3</text:p>
          </table:table-cell>
          <table:table-cell table:formula="of:=[.S284]*[.T284]" office:value-type="float" office:value="-3" calcext:value-type="float">
            <text:p>-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5" office:value-type="float" office:value="136" calcext:value-type="float">
            <text:p>136</text:p>
          </table:table-cell>
          <table:table-cell table:style-name="ce17" office:value-type="date" office:date-value="2025-05-26" calcext:value-type="date">
            <text:p>05/26/25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formula="of:=[.G285]*[.J285]" office:value-type="float" office:value="58.2226646809688" calcext:value-type="float">
            <text:p>58.22</text:p>
          </table:table-cell>
          <table:table-cell table:formula="of:=RANDBETWEEN(2; 10)* RAND()" office:value-type="float" office:value="0.831752352585269" calcext:value-type="float">
            <text:p>0.83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AVERAGE([.K285:.L285])" office:value-type="float" office:value="30.5" calcext:value-type="float">
            <text:p>30.5</text:p>
          </table:table-cell>
          <table:table-cell table:formula="of:=AVERAGE([.M285:.N285])" office:value-type="float" office:value="-32.5" calcext:value-type="float">
            <text:p>-32.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285]=1; RANDBETWEEN(4; 7); RANDBETWEEN(1; 5))" office:value-type="float" office:value="5" calcext:value-type="float">
            <text:p>5</text:p>
          </table:table-cell>
          <table:table-cell table:formula="of:=[.S285]*[.T285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5" office:value-type="float" office:value="137" calcext:value-type="float">
            <text:p>137</text:p>
          </table:table-cell>
          <table:table-cell table:style-name="ce17" office:value-type="date" office:date-value="2025-05-27" calcext:value-type="date">
            <text:p>05/27/25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formula="of:=[.G286]*[.J286]" office:value-type="float" office:value="599.031276138619" calcext:value-type="float">
            <text:p>599.03</text:p>
          </table:table-cell>
          <table:table-cell table:formula="of:=RANDBETWEEN(2; 10)* RAND()" office:value-type="float" office:value="6.96547995510022" calcext:value-type="float">
            <text:p>6.97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AVERAGE([.K286:.L286])" office:value-type="float" office:value="20" calcext:value-type="float">
            <text:p>20</text:p>
          </table:table-cell>
          <table:table-cell table:formula="of:=AVERAGE([.M286:.N286])" office:value-type="float" office:value="-30.5" calcext:value-type="float">
            <text:p>-30.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286]=1; RANDBETWEEN(4; 7); RANDBETWEEN(1; 5))" office:value-type="float" office:value="1" calcext:value-type="float">
            <text:p>1</text:p>
          </table:table-cell>
          <table:table-cell table:formula="of:=[.S286]*[.T286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5" office:value-type="float" office:value="140" calcext:value-type="float">
            <text:p>140</text:p>
          </table:table-cell>
          <table:table-cell table:style-name="ce17" office:value-type="date" office:date-value="2025-05-30" calcext:value-type="date">
            <text:p>05/30/25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table:formula="of:=[.G287]*[.J287]" office:value-type="float" office:value="447.000030732112" calcext:value-type="float">
            <text:p>447.00</text:p>
          </table:table-cell>
          <table:table-cell table:formula="of:=RANDBETWEEN(2; 10)* RAND()" office:value-type="float" office:value="3.4384617748624" calcext:value-type="float">
            <text:p>3.44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AVERAGE([.K287:.L287])" office:value-type="float" office:value="31.5" calcext:value-type="float">
            <text:p>31.5</text:p>
          </table:table-cell>
          <table:table-cell table:formula="of:=AVERAGE([.M287:.N287])"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287]=1; RANDBETWEEN(4; 7); RANDBETWEEN(1; 5))" office:value-type="float" office:value="5" calcext:value-type="float">
            <text:p>5</text:p>
          </table:table-cell>
          <table:table-cell table:formula="of:=[.S287]*[.T287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5" office:value-type="float" office:value="141" calcext:value-type="float">
            <text:p>141</text:p>
          </table:table-cell>
          <table:table-cell table:style-name="ce17" office:value-type="date" office:date-value="2025-05-31" calcext:value-type="date">
            <text:p>05/31/25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table:formula="of:=[.G288]*[.J288]" office:value-type="float" office:value="131.313215414056" calcext:value-type="float">
            <text:p>131.31</text:p>
          </table:table-cell>
          <table:table-cell table:formula="of:=RANDBETWEEN(2; 10)* RAND()" office:value-type="float" office:value="1.35374448880471" calcext:value-type="float">
            <text:p>1.35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AVERAGE([.K288:.L288])" office:value-type="float" office:value="25.5" calcext:value-type="float">
            <text:p>25.5</text:p>
          </table:table-cell>
          <table:table-cell table:formula="of:=AVERAGE([.M288:.N288])" office:value-type="float" office:value="-24" calcext:value-type="float">
            <text:p>-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288]=1; RANDBETWEEN(4; 7); RANDBETWEEN(1; 5))" office:value-type="float" office:value="1" calcext:value-type="float">
            <text:p>1</text:p>
          </table:table-cell>
          <table:table-cell table:formula="of:=[.S288]*[.T288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5" office:value-type="float" office:value="143" calcext:value-type="float">
            <text:p>143</text:p>
          </table:table-cell>
          <table:table-cell table:style-name="ce17" office:value-type="date" office:date-value="2025-06-02" calcext:value-type="date">
            <text:p>06/02/25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table:formula="of:=[.G289]*[.J289]" office:value-type="float" office:value="154.994126914486" calcext:value-type="float">
            <text:p>154.99</text:p>
          </table:table-cell>
          <table:table-cell table:formula="of:=RANDBETWEEN(2; 10)* RAND()" office:value-type="float" office:value="1.32473612747424" calcext:value-type="float">
            <text:p>1.32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AVERAGE([.K289:.L289])" office:value-type="float" office:value="33.5" calcext:value-type="float">
            <text:p>33.5</text:p>
          </table:table-cell>
          <table:table-cell table:formula="of:=AVERAGE([.M289:.N289])" office:value-type="float" office:value="-24" calcext:value-type="float">
            <text:p>-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289]=1; RANDBETWEEN(4; 7); RANDBETWEEN(1; 5))" office:value-type="float" office:value="4" calcext:value-type="float">
            <text:p>4</text:p>
          </table:table-cell>
          <table:table-cell table:formula="of:=[.S289]*[.T289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5" office:value-type="float" office:value="145" calcext:value-type="float">
            <text:p>145</text:p>
          </table:table-cell>
          <table:table-cell table:style-name="ce17" office:value-type="date" office:date-value="2025-06-04" calcext:value-type="date">
            <text:p>06/04/25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table:formula="of:=[.G290]*[.J290]" office:value-type="float" office:value="296.35432462497" calcext:value-type="float">
            <text:p>296.35</text:p>
          </table:table-cell>
          <table:table-cell table:formula="of:=RANDBETWEEN(2; 10)* RAND()" office:value-type="float" office:value="2.49037247584009" calcext:value-type="float">
            <text:p>2.49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AVERAGE([.K290:.L290])" office:value-type="float" office:value="20.5" calcext:value-type="float">
            <text:p>20.5</text:p>
          </table:table-cell>
          <table:table-cell table:formula="of:=AVERAGE([.M290:.N290])" office:value-type="float" office:value="-14.5" calcext:value-type="float">
            <text:p>-14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290]=1; RANDBETWEEN(4; 7); RANDBETWEEN(1; 5))" office:value-type="float" office:value="7" calcext:value-type="float">
            <text:p>7</text:p>
          </table:table-cell>
          <table:table-cell table:formula="of:=[.S290]*[.T290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5" office:value-type="float" office:value="148" calcext:value-type="float">
            <text:p>148</text:p>
          </table:table-cell>
          <table:table-cell table:style-name="ce17" office:value-type="date" office:date-value="2025-06-07" calcext:value-type="date">
            <text:p>06/07/25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93" calcext:value-type="float">
            <text:p>93</text:p>
          </table:table-cell>
          <table:table-cell table:formula="of:=[.G291]*[.J291]" office:value-type="float" office:value="652.943771143114" calcext:value-type="float">
            <text:p>652.94</text:p>
          </table:table-cell>
          <table:table-cell table:formula="of:=RANDBETWEEN(2; 10)* RAND()" office:value-type="float" office:value="4.94654372078117" calcext:value-type="float">
            <text:p>4.95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291:.L291])" office:value-type="float" office:value="25.5" calcext:value-type="float">
            <text:p>25.5</text:p>
          </table:table-cell>
          <table:table-cell table:formula="of:=AVERAGE([.M291:.N291])" office:value-type="float" office:value="-22" calcext:value-type="float">
            <text:p>-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291]=1; RANDBETWEEN(4; 7); RANDBETWEEN(1; 5))" office:value-type="float" office:value="7" calcext:value-type="float">
            <text:p>7</text:p>
          </table:table-cell>
          <table:table-cell table:formula="of:=[.S291]*[.T291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5" office:value-type="float" office:value="154" calcext:value-type="float">
            <text:p>154</text:p>
          </table:table-cell>
          <table:table-cell table:style-name="ce17" office:value-type="date" office:date-value="2025-06-13" calcext:value-type="date">
            <text:p>06/13/25</text:p>
          </table:table-cell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table:formula="of:=[.G292]*[.J292]" office:value-type="float" office:value="483.476478057017" calcext:value-type="float">
            <text:p>483.48</text:p>
          </table:table-cell>
          <table:table-cell table:formula="of:=RANDBETWEEN(2; 10)* RAND()" office:value-type="float" office:value="5.14336678784061" calcext:value-type="float">
            <text:p>5.14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AVERAGE([.K292:.L292])" office:value-type="float" office:value="24.5" calcext:value-type="float">
            <text:p>24.5</text:p>
          </table:table-cell>
          <table:table-cell table:formula="of:=AVERAGE([.M292:.N292])" office:value-type="float" office:value="-26.5" calcext:value-type="float">
            <text:p>-26.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292]=1; RANDBETWEEN(4; 7); RANDBETWEEN(1; 5))" office:value-type="float" office:value="4" calcext:value-type="float">
            <text:p>4</text:p>
          </table:table-cell>
          <table:table-cell table:formula="of:=[.S292]*[.T292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5" office:value-type="float" office:value="155" calcext:value-type="float">
            <text:p>155</text:p>
          </table:table-cell>
          <table:table-cell table:style-name="ce17" office:value-type="date" office:date-value="2025-06-14" calcext:value-type="date">
            <text:p>06/14/25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G293]*[.J293]" office:value-type="float" office:value="169.853076660087" calcext:value-type="float">
            <text:p>169.85</text:p>
          </table:table-cell>
          <table:table-cell table:formula="of:=RANDBETWEEN(2; 10)* RAND()" office:value-type="float" office:value="6.29085469111435" calcext:value-type="float">
            <text:p>6.29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293:.L293])" office:value-type="float" office:value="21" calcext:value-type="float">
            <text:p>21</text:p>
          </table:table-cell>
          <table:table-cell table:formula="of:=AVERAGE([.M293:.N293])" office:value-type="float" office:value="-20" calcext:value-type="float">
            <text:p>-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293]=1; RANDBETWEEN(4; 7); RANDBETWEEN(1; 5))" office:value-type="float" office:value="2" calcext:value-type="float">
            <text:p>2</text:p>
          </table:table-cell>
          <table:table-cell table:formula="of:=[.S293]*[.T293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5" office:value-type="float" office:value="156" calcext:value-type="float">
            <text:p>156</text:p>
          </table:table-cell>
          <table:table-cell table:style-name="ce17" office:value-type="date" office:date-value="2025-06-15" calcext:value-type="date">
            <text:p>06/15/25</text:p>
          </table:table-cell>
          <table:table-cell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table:formula="of:=[.G294]*[.J294]" office:value-type="float" office:value="207.115252292344" calcext:value-type="float">
            <text:p>207.12</text:p>
          </table:table-cell>
          <table:table-cell table:formula="of:=RANDBETWEEN(2; 10)* RAND()" office:value-type="float" office:value="1.63082875820743" calcext:value-type="float">
            <text:p>1.63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AVERAGE([.K294:.L294])" office:value-type="float" office:value="26" calcext:value-type="float">
            <text:p>26</text:p>
          </table:table-cell>
          <table:table-cell table:formula="of:=AVERAGE([.M294:.N294])" office:value-type="float" office:value="-23" calcext:value-type="float">
            <text:p>-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294]=1; RANDBETWEEN(4; 7); RANDBETWEEN(1; 5))" office:value-type="float" office:value="6" calcext:value-type="float">
            <text:p>6</text:p>
          </table:table-cell>
          <table:table-cell table:formula="of:=[.S294]*[.T294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5" office:value-type="float" office:value="157" calcext:value-type="float">
            <text:p>157</text:p>
          </table:table-cell>
          <table:table-cell table:style-name="ce17" office:value-type="date" office:date-value="2025-06-16" calcext:value-type="date">
            <text:p>06/16/25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formula="of:=[.G295]*[.J295]" office:value-type="float" office:value="278.230887256389" calcext:value-type="float">
            <text:p>278.23</text:p>
          </table:table-cell>
          <table:table-cell table:formula="of:=RANDBETWEEN(2; 10)* RAND()" office:value-type="float" office:value="3.97472696080556" calcext:value-type="float">
            <text:p>3.97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AVERAGE([.K295:.L295])" office:value-type="float" office:value="14.5" calcext:value-type="float">
            <text:p>14.5</text:p>
          </table:table-cell>
          <table:table-cell table:formula="of:=AVERAGE([.M295:.N295])" office:value-type="float" office:value="-17.5" calcext:value-type="float">
            <text:p>-17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295]=1; RANDBETWEEN(4; 7); RANDBETWEEN(1; 5))" office:value-type="float" office:value="2" calcext:value-type="float">
            <text:p>2</text:p>
          </table:table-cell>
          <table:table-cell table:formula="of:=[.S295]*[.T295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5" office:value-type="float" office:value="158" calcext:value-type="float">
            <text:p>158</text:p>
          </table:table-cell>
          <table:table-cell table:style-name="ce17" office:value-type="date" office:date-value="2025-06-17" calcext:value-type="date">
            <text:p>06/17/25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formula="of:=[.G296]*[.J296]" office:value-type="float" office:value="44.0700686865441" calcext:value-type="float">
            <text:p>44.07</text:p>
          </table:table-cell>
          <table:table-cell table:formula="of:=RANDBETWEEN(2; 10)* RAND()" office:value-type="float" office:value="1.1017517171636" calcext:value-type="float">
            <text:p>1.10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AVERAGE([.K296:.L296])" office:value-type="float" office:value="26" calcext:value-type="float">
            <text:p>26</text:p>
          </table:table-cell>
          <table:table-cell table:formula="of:=AVERAGE([.M296:.N296])" office:value-type="float" office:value="-19.5" calcext:value-type="float">
            <text:p>-19.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296]=1; RANDBETWEEN(4; 7); RANDBETWEEN(1; 5))" office:value-type="float" office:value="6" calcext:value-type="float">
            <text:p>6</text:p>
          </table:table-cell>
          <table:table-cell table:formula="of:=[.S296]*[.T296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5" office:value-type="float" office:value="160" calcext:value-type="float">
            <text:p>160</text:p>
          </table:table-cell>
          <table:table-cell table:style-name="ce17" office:value-type="date" office:date-value="2025-06-19" calcext:value-type="date">
            <text:p>06/19/25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table:formula="of:=[.G297]*[.J297]" office:value-type="float" office:value="188.863683989535" calcext:value-type="float">
            <text:p>188.86</text:p>
          </table:table-cell>
          <table:table-cell table:formula="of:=RANDBETWEEN(2; 10)* RAND()" office:value-type="float" office:value="1.9470482885519" calcext:value-type="float">
            <text:p>1.95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AVERAGE([.K297:.L297])" office:value-type="float" office:value="24.5" calcext:value-type="float">
            <text:p>24.5</text:p>
          </table:table-cell>
          <table:table-cell table:formula="of:=AVERAGE([.M297:.N297])"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297]=1; RANDBETWEEN(4; 7); RANDBETWEEN(1; 5))" office:value-type="float" office:value="2" calcext:value-type="float">
            <text:p>2</text:p>
          </table:table-cell>
          <table:table-cell table:formula="of:=[.S297]*[.T297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5" office:value-type="float" office:value="161" calcext:value-type="float">
            <text:p>161</text:p>
          </table:table-cell>
          <table:table-cell table:style-name="ce17" office:value-type="date" office:date-value="2025-06-20" calcext:value-type="date">
            <text:p>06/20/25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table:formula="of:=[.G298]*[.J298]" office:value-type="float" office:value="179.418557130546" calcext:value-type="float">
            <text:p>179.42</text:p>
          </table:table-cell>
          <table:table-cell table:formula="of:=RANDBETWEEN(2; 10)* RAND()" office:value-type="float" office:value="1.90870805458028" calcext:value-type="float">
            <text:p>1.91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AVERAGE([.K298:.L298])" office:value-type="float" office:value="10.5" calcext:value-type="float">
            <text:p>10.5</text:p>
          </table:table-cell>
          <table:table-cell table:formula="of:=AVERAGE([.M298:.N298])" office:value-type="float" office:value="-23" calcext:value-type="float">
            <text:p>-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298]=1; RANDBETWEEN(4; 7); RANDBETWEEN(1; 5))" office:value-type="float" office:value="5" calcext:value-type="float">
            <text:p>5</text:p>
          </table:table-cell>
          <table:table-cell table:formula="of:=[.S298]*[.T298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5" office:value-type="float" office:value="166" calcext:value-type="float">
            <text:p>166</text:p>
          </table:table-cell>
          <table:table-cell table:style-name="ce17" office:value-type="date" office:date-value="2025-06-25" calcext:value-type="date">
            <text:p>06/25/25</text:p>
          </table:table-cell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[.G299]*[.J299]" office:value-type="float" office:value="291.254227997547" calcext:value-type="float">
            <text:p>291.25</text:p>
          </table:table-cell>
          <table:table-cell table:formula="of:=RANDBETWEEN(2; 10)* RAND()" office:value-type="float" office:value="5.10972329820258" calcext:value-type="float">
            <text:p>5.11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AVERAGE([.K299:.L299])" office:value-type="float" office:value="27" calcext:value-type="float">
            <text:p>27</text:p>
          </table:table-cell>
          <table:table-cell table:formula="of:=AVERAGE([.M299:.N299])" office:value-type="float" office:value="-32" calcext:value-type="float">
            <text:p>-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299]=1; RANDBETWEEN(4; 7); RANDBETWEEN(1; 5))" office:value-type="float" office:value="4" calcext:value-type="float">
            <text:p>4</text:p>
          </table:table-cell>
          <table:table-cell table:formula="of:=[.S299]*[.T299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5" office:value-type="float" office:value="167" calcext:value-type="float">
            <text:p>167</text:p>
          </table:table-cell>
          <table:table-cell table:style-name="ce17" office:value-type="date" office:date-value="2025-06-26" calcext:value-type="date">
            <text:p>06/26/25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table:formula="of:=[.G300]*[.J300]" office:value-type="float" office:value="49.7475705370016" calcext:value-type="float">
            <text:p>49.75</text:p>
          </table:table-cell>
          <table:table-cell table:formula="of:=RANDBETWEEN(2; 10)* RAND()" office:value-type="float" office:value="0.507628270785731" calcext:value-type="float">
            <text:p>0.51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AVERAGE([.K300:.L300])" office:value-type="float" office:value="9.5" calcext:value-type="float">
            <text:p>9.5</text:p>
          </table:table-cell>
          <table:table-cell table:formula="of:=AVERAGE([.M300:.N300])" office:value-type="float" office:value="-23" calcext:value-type="float">
            <text:p>-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300]=1; RANDBETWEEN(4; 7); RANDBETWEEN(1; 5))" office:value-type="float" office:value="5" calcext:value-type="float">
            <text:p>5</text:p>
          </table:table-cell>
          <table:table-cell table:formula="of:=[.S300]*[.T300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5" office:value-type="float" office:value="170" calcext:value-type="float">
            <text:p>170</text:p>
          </table:table-cell>
          <table:table-cell table:style-name="ce17" office:value-type="date" office:date-value="2025-06-29" calcext:value-type="date">
            <text:p>06/29/25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G301]*[.J301]" office:value-type="float" office:value="216.863824935102" calcext:value-type="float">
            <text:p>216.86</text:p>
          </table:table-cell>
          <table:table-cell table:formula="of:=RANDBETWEEN(2; 10)* RAND()" office:value-type="float" office:value="2.28277710458002" calcext:value-type="float">
            <text:p>2.28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AVERAGE([.K301:.L301])" office:value-type="float" office:value="12" calcext:value-type="float">
            <text:p>12</text:p>
          </table:table-cell>
          <table:table-cell table:formula="of:=AVERAGE([.M301:.N301])"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301]=1; RANDBETWEEN(4; 7); RANDBETWEEN(1; 5))" office:value-type="float" office:value="3" calcext:value-type="float">
            <text:p>3</text:p>
          </table:table-cell>
          <table:table-cell table:formula="of:=[.S301]*[.T301]" office:value-type="float" office:value="-3" calcext:value-type="float">
            <text:p>-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5" office:value-type="float" office:value="171" calcext:value-type="float">
            <text:p>171</text:p>
          </table:table-cell>
          <table:table-cell table:style-name="ce17" office:value-type="date" office:date-value="2025-06-30" calcext:value-type="date">
            <text:p>06/30/25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table:formula="of:=[.G302]*[.J302]" office:value-type="float" office:value="355.168791019117" calcext:value-type="float">
            <text:p>355.17</text:p>
          </table:table-cell>
          <table:table-cell table:formula="of:=RANDBETWEEN(2; 10)* RAND()" office:value-type="float" office:value="2.77475617983685" calcext:value-type="float">
            <text:p>2.77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AVERAGE([.K302:.L302])" office:value-type="float" office:value="24" calcext:value-type="float">
            <text:p>24</text:p>
          </table:table-cell>
          <table:table-cell table:formula="of:=AVERAGE([.M302:.N302])"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302]=1; RANDBETWEEN(4; 7); RANDBETWEEN(1; 5))" office:value-type="float" office:value="2" calcext:value-type="float">
            <text:p>2</text:p>
          </table:table-cell>
          <table:table-cell table:formula="of:=[.S302]*[.T302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5" office:value-type="float" office:value="172" calcext:value-type="float">
            <text:p>172</text:p>
          </table:table-cell>
          <table:table-cell table:style-name="ce17" office:value-type="date" office:date-value="2025-07-01" calcext:value-type="date">
            <text:p>07/01/25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formula="of:=[.G303]*[.J303]" office:value-type="float" office:value="63.9691975591967" calcext:value-type="float">
            <text:p>63.97</text:p>
          </table:table-cell>
          <table:table-cell table:formula="of:=RANDBETWEEN(2; 10)* RAND()" office:value-type="float" office:value="0.780112165356057" calcext:value-type="float">
            <text:p>0.78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AVERAGE([.K303:.L303])" office:value-type="float" office:value="26" calcext:value-type="float">
            <text:p>26</text:p>
          </table:table-cell>
          <table:table-cell table:formula="of:=AVERAGE([.M303:.N303])" office:value-type="float" office:value="-22.5" calcext:value-type="float">
            <text:p>-22.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303]=1; RANDBETWEEN(4; 7); RANDBETWEEN(1; 5))" office:value-type="float" office:value="2" calcext:value-type="float">
            <text:p>2</text:p>
          </table:table-cell>
          <table:table-cell table:formula="of:=[.S303]*[.T303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5" office:value-type="float" office:value="174" calcext:value-type="float">
            <text:p>174</text:p>
          </table:table-cell>
          <table:table-cell table:style-name="ce17" office:value-type="date" office:date-value="2025-07-03" calcext:value-type="date">
            <text:p>07/03/25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table:formula="of:=[.G304]*[.J304]" office:value-type="float" office:value="1.40556125521367" calcext:value-type="float">
            <text:p>1.41</text:p>
          </table:table-cell>
          <table:table-cell table:formula="of:=RANDBETWEEN(2; 10)* RAND()" office:value-type="float" office:value="0.0135150120693622" calcext:value-type="float">
            <text:p>0.01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AVERAGE([.K304:.L304])" office:value-type="float" office:value="14.5" calcext:value-type="float">
            <text:p>14.5</text:p>
          </table:table-cell>
          <table:table-cell table:formula="of:=AVERAGE([.M304:.N304])" office:value-type="float" office:value="-14.5" calcext:value-type="float">
            <text:p>-14.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304]=1; RANDBETWEEN(4; 7); RANDBETWEEN(1; 5))" office:value-type="float" office:value="3" calcext:value-type="float">
            <text:p>3</text:p>
          </table:table-cell>
          <table:table-cell table:formula="of:=[.S304]*[.T304]" office:value-type="float" office:value="-3" calcext:value-type="float">
            <text:p>-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5" office:value-type="float" office:value="176" calcext:value-type="float">
            <text:p>176</text:p>
          </table:table-cell>
          <table:table-cell table:style-name="ce17" office:value-type="date" office:date-value="2025-07-05" calcext:value-type="date">
            <text:p>07/05/25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formula="of:=[.G305]*[.J305]" office:value-type="float" office:value="8.25014121742045" calcext:value-type="float">
            <text:p>8.25</text:p>
          </table:table-cell>
          <table:table-cell table:formula="of:=RANDBETWEEN(2; 10)* RAND()" office:value-type="float" office:value="0.14732395031108" calcext:value-type="float">
            <text:p>0.15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305:.L305])" office:value-type="float" office:value="18" calcext:value-type="float">
            <text:p>18</text:p>
          </table:table-cell>
          <table:table-cell table:formula="of:=AVERAGE([.M305:.N305])" office:value-type="float" office:value="-25" calcext:value-type="float">
            <text:p>-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305]=1; RANDBETWEEN(4; 7); RANDBETWEEN(1; 5))" office:value-type="float" office:value="4" calcext:value-type="float">
            <text:p>4</text:p>
          </table:table-cell>
          <table:table-cell table:formula="of:=[.S305]*[.T305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5" office:value-type="float" office:value="178" calcext:value-type="float">
            <text:p>178</text:p>
          </table:table-cell>
          <table:table-cell table:style-name="ce17" office:value-type="date" office:date-value="2025-07-07" calcext:value-type="date">
            <text:p>07/07/25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table:formula="of:=[.G306]*[.J306]" office:value-type="float" office:value="52.1263402153377" calcext:value-type="float">
            <text:p>52.13</text:p>
          </table:table-cell>
          <table:table-cell table:formula="of:=RANDBETWEEN(2; 10)* RAND()" office:value-type="float" office:value="0.965302596580327" calcext:value-type="float">
            <text:p>0.97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AVERAGE([.K306:.L306])" office:value-type="float" office:value="28" calcext:value-type="float">
            <text:p>28</text:p>
          </table:table-cell>
          <table:table-cell table:formula="of:=AVERAGE([.M306:.N306])" office:value-type="float" office:value="-33.5" calcext:value-type="float">
            <text:p>-33.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306]=1; RANDBETWEEN(4; 7); RANDBETWEEN(1; 5))" office:value-type="float" office:value="1" calcext:value-type="float">
            <text:p>1</text:p>
          </table:table-cell>
          <table:table-cell table:formula="of:=[.S306]*[.T306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5" office:value-type="float" office:value="180" calcext:value-type="float">
            <text:p>180</text:p>
          </table:table-cell>
          <table:table-cell table:style-name="ce17" office:value-type="date" office:date-value="2025-07-09" calcext:value-type="date">
            <text:p>07/09/25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formula="of:=[.G307]*[.J307]" office:value-type="float" office:value="142.824037071763" calcext:value-type="float">
            <text:p>142.82</text:p>
          </table:table-cell>
          <table:table-cell table:formula="of:=RANDBETWEEN(2; 10)* RAND()" office:value-type="float" office:value="1.76325971693534" calcext:value-type="float">
            <text:p>1.76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307:.L307])" office:value-type="float" office:value="20" calcext:value-type="float">
            <text:p>20</text:p>
          </table:table-cell>
          <table:table-cell table:formula="of:=AVERAGE([.M307:.N307])" office:value-type="float" office:value="-19.5" calcext:value-type="float">
            <text:p>-19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307]=1; RANDBETWEEN(4; 7); RANDBETWEEN(1; 5))" office:value-type="float" office:value="3" calcext:value-type="float">
            <text:p>3</text:p>
          </table:table-cell>
          <table:table-cell table:formula="of:=[.S307]*[.T307]" office:value-type="float" office:value="-3" calcext:value-type="float">
            <text:p>-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5" office:value-type="float" office:value="183" calcext:value-type="float">
            <text:p>183</text:p>
          </table:table-cell>
          <table:table-cell table:style-name="ce17" office:value-type="date" office:date-value="2025-07-12" calcext:value-type="date">
            <text:p>07/12/25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formula="of:=[.G308]*[.J308]" office:value-type="float" office:value="29.9159541250464" calcext:value-type="float">
            <text:p>29.92</text:p>
          </table:table-cell>
          <table:table-cell table:formula="of:=RANDBETWEEN(2; 10)* RAND()" office:value-type="float" office:value="0.325173414402679" calcext:value-type="float">
            <text:p>0.33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308:.L308])" office:value-type="float" office:value="18.5" calcext:value-type="float">
            <text:p>18.5</text:p>
          </table:table-cell>
          <table:table-cell table:formula="of:=AVERAGE([.M308:.N308])" office:value-type="float" office:value="-18.5" calcext:value-type="float">
            <text:p>-18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308]=1; RANDBETWEEN(4; 7); RANDBETWEEN(1; 5))" office:value-type="float" office:value="2" calcext:value-type="float">
            <text:p>2</text:p>
          </table:table-cell>
          <table:table-cell table:formula="of:=[.S308]*[.T308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5" office:value-type="float" office:value="184" calcext:value-type="float">
            <text:p>184</text:p>
          </table:table-cell>
          <table:table-cell table:style-name="ce17" office:value-type="date" office:date-value="2025-07-13" calcext:value-type="date">
            <text:p>07/13/25</text:p>
          </table:table-cell>
          <table:table-cell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table:formula="of:=[.G309]*[.J309]" office:value-type="float" office:value="734.976696123506" calcext:value-type="float">
            <text:p>734.98</text:p>
          </table:table-cell>
          <table:table-cell table:formula="of:=RANDBETWEEN(2; 10)* RAND()" office:value-type="float" office:value="7.73659680130007" calcext:value-type="float">
            <text:p>7.74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AVERAGE([.K309:.L309])" office:value-type="float" office:value="14.5" calcext:value-type="float">
            <text:p>14.5</text:p>
          </table:table-cell>
          <table:table-cell table:formula="of:=AVERAGE([.M309:.N309])" office:value-type="float" office:value="-34.5" calcext:value-type="float">
            <text:p>-34.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309]=1; RANDBETWEEN(4; 7); RANDBETWEEN(1; 5))" office:value-type="float" office:value="2" calcext:value-type="float">
            <text:p>2</text:p>
          </table:table-cell>
          <table:table-cell table:formula="of:=[.S309]*[.T309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5" office:value-type="float" office:value="185" calcext:value-type="float">
            <text:p>185</text:p>
          </table:table-cell>
          <table:table-cell table:style-name="ce17" office:value-type="date" office:date-value="2025-07-14" calcext:value-type="date">
            <text:p>07/14/25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table:formula="of:=[.G310]*[.J310]" office:value-type="float" office:value="193.401973025209" calcext:value-type="float">
            <text:p>193.40</text:p>
          </table:table-cell>
          <table:table-cell table:formula="of:=RANDBETWEEN(2; 10)* RAND()" office:value-type="float" office:value="1.37164519876035" calcext:value-type="float">
            <text:p>1.37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AVERAGE([.K310:.L310])" office:value-type="float" office:value="31" calcext:value-type="float">
            <text:p>31</text:p>
          </table:table-cell>
          <table:table-cell table:formula="of:=AVERAGE([.M310:.N310])"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310]=1; RANDBETWEEN(4; 7); RANDBETWEEN(1; 5))" office:value-type="float" office:value="1" calcext:value-type="float">
            <text:p>1</text:p>
          </table:table-cell>
          <table:table-cell table:formula="of:=[.S310]*[.T310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5" office:value-type="float" office:value="190" calcext:value-type="float">
            <text:p>190</text:p>
          </table:table-cell>
          <table:table-cell table:style-name="ce17" office:value-type="date" office:date-value="2025-07-19" calcext:value-type="date">
            <text:p>07/19/25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table:formula="of:=[.G311]*[.J311]" office:value-type="float" office:value="995.818244914499" calcext:value-type="float">
            <text:p>995.82</text:p>
          </table:table-cell>
          <table:table-cell table:formula="of:=RANDBETWEEN(2; 10)* RAND()" office:value-type="float" office:value="8.16244463044671" calcext:value-type="float">
            <text:p>8.16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311:.L311])" office:value-type="float" office:value="21.5" calcext:value-type="float">
            <text:p>21.5</text:p>
          </table:table-cell>
          <table:table-cell table:formula="of:=AVERAGE([.M311:.N311])" office:value-type="float" office:value="-23.5" calcext:value-type="float">
            <text:p>-23.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311]=1; RANDBETWEEN(4; 7); RANDBETWEEN(1; 5))" office:value-type="float" office:value="5" calcext:value-type="float">
            <text:p>5</text:p>
          </table:table-cell>
          <table:table-cell table:formula="of:=[.S311]*[.T311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5" office:value-type="float" office:value="194" calcext:value-type="float">
            <text:p>194</text:p>
          </table:table-cell>
          <table:table-cell table:style-name="ce17" office:value-type="date" office:date-value="2025-07-23" calcext:value-type="date">
            <text:p>07/23/25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table:formula="of:=[.G312]*[.J312]" office:value-type="float" office:value="184.252251172977" calcext:value-type="float">
            <text:p>184.25</text:p>
          </table:table-cell>
          <table:table-cell table:formula="of:=RANDBETWEEN(2; 10)* RAND()" office:value-type="float" office:value="2.52400344072571" calcext:value-type="float">
            <text:p>2.52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AVERAGE([.K312:.L312])" office:value-type="float" office:value="10.5" calcext:value-type="float">
            <text:p>10.5</text:p>
          </table:table-cell>
          <table:table-cell table:formula="of:=AVERAGE([.M312:.N312])"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312]=1; RANDBETWEEN(4; 7); RANDBETWEEN(1; 5))" office:value-type="float" office:value="5" calcext:value-type="float">
            <text:p>5</text:p>
          </table:table-cell>
          <table:table-cell table:formula="of:=[.S312]*[.T312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5" office:value-type="float" office:value="195" calcext:value-type="float">
            <text:p>195</text:p>
          </table:table-cell>
          <table:table-cell table:style-name="ce17" office:value-type="date" office:date-value="2025-07-24" calcext:value-type="date">
            <text:p>07/24/25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table:formula="of:=[.G313]*[.J313]" office:value-type="float" office:value="48.1098763072474" calcext:value-type="float">
            <text:p>48.11</text:p>
          </table:table-cell>
          <table:table-cell table:formula="of:=RANDBETWEEN(2; 10)* RAND()" office:value-type="float" office:value="0.418346750497804" calcext:value-type="float">
            <text:p>0.42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AVERAGE([.K313:.L313])" office:value-type="float" office:value="30" calcext:value-type="float">
            <text:p>30</text:p>
          </table:table-cell>
          <table:table-cell table:formula="of:=AVERAGE([.M313:.N313])" office:value-type="float" office:value="-23.5" calcext:value-type="float">
            <text:p>-23.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313]=1; RANDBETWEEN(4; 7); RANDBETWEEN(1; 5))" office:value-type="float" office:value="5" calcext:value-type="float">
            <text:p>5</text:p>
          </table:table-cell>
          <table:table-cell table:formula="of:=[.S313]*[.T313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5" office:value-type="float" office:value="196" calcext:value-type="float">
            <text:p>196</text:p>
          </table:table-cell>
          <table:table-cell table:style-name="ce17" office:value-type="date" office:date-value="2025-07-25" calcext:value-type="date">
            <text:p>07/25/25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table:formula="of:=[.G314]*[.J314]" office:value-type="float" office:value="38.8546989632941" calcext:value-type="float">
            <text:p>38.85</text:p>
          </table:table-cell>
          <table:table-cell table:formula="of:=RANDBETWEEN(2; 10)* RAND()" office:value-type="float" office:value="0.457114105450519" calcext:value-type="float">
            <text:p>0.46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314:.L314])" office:value-type="float" office:value="20.5" calcext:value-type="float">
            <text:p>20.5</text:p>
          </table:table-cell>
          <table:table-cell table:formula="of:=AVERAGE([.M314:.N314])" office:value-type="float" office:value="-28" calcext:value-type="float">
            <text:p>-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314]=1; RANDBETWEEN(4; 7); RANDBETWEEN(1; 5))" office:value-type="float" office:value="6" calcext:value-type="float">
            <text:p>6</text:p>
          </table:table-cell>
          <table:table-cell table:formula="of:=[.S314]*[.T314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5" office:value-type="float" office:value="197" calcext:value-type="float">
            <text:p>197</text:p>
          </table:table-cell>
          <table:table-cell table:style-name="ce17" office:value-type="date" office:date-value="2025-07-26" calcext:value-type="date">
            <text:p>07/26/25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G315]*[.J315]" office:value-type="float" office:value="55.993421460546" calcext:value-type="float">
            <text:p>55.99</text:p>
          </table:table-cell>
          <table:table-cell table:formula="of:=RANDBETWEEN(2; 10)* RAND()" office:value-type="float" office:value="2.15359313309792" calcext:value-type="float">
            <text:p>2.15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AVERAGE([.K315:.L315])" office:value-type="float" office:value="17" calcext:value-type="float">
            <text:p>17</text:p>
          </table:table-cell>
          <table:table-cell table:formula="of:=AVERAGE([.M315:.N315])" office:value-type="float" office:value="-22.5" calcext:value-type="float">
            <text:p>-22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315]=1; RANDBETWEEN(4; 7); RANDBETWEEN(1; 5))" office:value-type="float" office:value="5" calcext:value-type="float">
            <text:p>5</text:p>
          </table:table-cell>
          <table:table-cell table:formula="of:=[.S315]*[.T315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5" office:value-type="float" office:value="198" calcext:value-type="float">
            <text:p>198</text:p>
          </table:table-cell>
          <table:table-cell table:style-name="ce17" office:value-type="date" office:date-value="2025-07-27" calcext:value-type="date">
            <text:p>07/27/25</text:p>
          </table:table-cell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table:formula="of:=[.G316]*[.J316]" office:value-type="float" office:value="545.083243941599" calcext:value-type="float">
            <text:p>545.08</text:p>
          </table:table-cell>
          <table:table-cell table:formula="of:=RANDBETWEEN(2; 10)* RAND()" office:value-type="float" office:value="3.75919478580413" calcext:value-type="float">
            <text:p>3.76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AVERAGE([.K316:.L316])" office:value-type="float" office:value="21.5" calcext:value-type="float">
            <text:p>21.5</text:p>
          </table:table-cell>
          <table:table-cell table:formula="of:=AVERAGE([.M316:.N316])"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316]=1; RANDBETWEEN(4; 7); RANDBETWEEN(1; 5))" office:value-type="float" office:value="6" calcext:value-type="float">
            <text:p>6</text:p>
          </table:table-cell>
          <table:table-cell table:formula="of:=[.S316]*[.T316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5" office:value-type="float" office:value="199" calcext:value-type="float">
            <text:p>199</text:p>
          </table:table-cell>
          <table:table-cell table:style-name="ce17" office:value-type="date" office:date-value="2025-07-28" calcext:value-type="date">
            <text:p>07/28/25</text:p>
          </table:table-cell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table:formula="of:=[.G317]*[.J317]" office:value-type="float" office:value="175.628248120816" calcext:value-type="float">
            <text:p>175.63</text:p>
          </table:table-cell>
          <table:table-cell table:formula="of:=RANDBETWEEN(2; 10)* RAND()" office:value-type="float" office:value="2.11600298940742" calcext:value-type="float">
            <text:p>2.12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317:.L317])" office:value-type="float" office:value="28" calcext:value-type="float">
            <text:p>28</text:p>
          </table:table-cell>
          <table:table-cell table:formula="of:=AVERAGE([.M317:.N317])" office:value-type="float" office:value="-20.5" calcext:value-type="float">
            <text:p>-20.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317]=1; RANDBETWEEN(4; 7); RANDBETWEEN(1; 5))" office:value-type="float" office:value="2" calcext:value-type="float">
            <text:p>2</text:p>
          </table:table-cell>
          <table:table-cell table:formula="of:=[.S317]*[.T317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5" office:value-type="float" office:value="201" calcext:value-type="float">
            <text:p>201</text:p>
          </table:table-cell>
          <table:table-cell table:style-name="ce17" office:value-type="date" office:date-value="2025-07-30" calcext:value-type="date">
            <text:p>07/30/25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table:formula="of:=[.G318]*[.J318]" office:value-type="float" office:value="649.708588110201" calcext:value-type="float">
            <text:p>649.71</text:p>
          </table:table-cell>
          <table:table-cell table:formula="of:=RANDBETWEEN(2; 10)* RAND()" office:value-type="float" office:value="5.85323052351532" calcext:value-type="float">
            <text:p>5.85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318:.L318])" office:value-type="float" office:value="7.5" calcext:value-type="float">
            <text:p>7.5</text:p>
          </table:table-cell>
          <table:table-cell table:formula="of:=AVERAGE([.M318:.N318])" office:value-type="float" office:value="-16.5" calcext:value-type="float">
            <text:p>-16.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318]=1; RANDBETWEEN(4; 7); RANDBETWEEN(1; 5))" office:value-type="float" office:value="4" calcext:value-type="float">
            <text:p>4</text:p>
          </table:table-cell>
          <table:table-cell table:formula="of:=[.S318]*[.T318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5" office:value-type="float" office:value="202" calcext:value-type="float">
            <text:p>202</text:p>
          </table:table-cell>
          <table:table-cell table:style-name="ce17" office:value-type="date" office:date-value="2025-07-31" calcext:value-type="date">
            <text:p>07/31/25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table:formula="of:=[.G319]*[.J319]" office:value-type="float" office:value="2.00661233881269" calcext:value-type="float">
            <text:p>2.01</text:p>
          </table:table-cell>
          <table:table-cell table:formula="of:=RANDBETWEEN(2; 10)* RAND()" office:value-type="float" office:value="0.0260599005040609" calcext:value-type="float">
            <text:p>0.03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319:.L319])" office:value-type="float" office:value="21.5" calcext:value-type="float">
            <text:p>21.5</text:p>
          </table:table-cell>
          <table:table-cell table:formula="of:=AVERAGE([.M319:.N319])" office:value-type="float" office:value="-21" calcext:value-type="float">
            <text:p>-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319]=1; RANDBETWEEN(4; 7); RANDBETWEEN(1; 5))" office:value-type="float" office:value="6" calcext:value-type="float">
            <text:p>6</text:p>
          </table:table-cell>
          <table:table-cell table:formula="of:=[.S319]*[.T319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5" office:value-type="float" office:value="204" calcext:value-type="float">
            <text:p>204</text:p>
          </table:table-cell>
          <table:table-cell table:style-name="ce17" office:value-type="date" office:date-value="2025-08-02" calcext:value-type="date">
            <text:p>08/02/25</text:p>
          </table:table-cell>
          <table:table-cell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table:formula="of:=[.G320]*[.J320]" office:value-type="float" office:value="277.986380224537" calcext:value-type="float">
            <text:p>277.99</text:p>
          </table:table-cell>
          <table:table-cell table:formula="of:=RANDBETWEEN(2; 10)* RAND()" office:value-type="float" office:value="3.65771552927023" calcext:value-type="float">
            <text:p>3.66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AVERAGE([.K320:.L320])" office:value-type="float" office:value="12.5" calcext:value-type="float">
            <text:p>12.5</text:p>
          </table:table-cell>
          <table:table-cell table:formula="of:=AVERAGE([.M320:.N320])" office:value-type="float" office:value="-21.5" calcext:value-type="float">
            <text:p>-21.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320]=1; RANDBETWEEN(4; 7); RANDBETWEEN(1; 5))" office:value-type="float" office:value="5" calcext:value-type="float">
            <text:p>5</text:p>
          </table:table-cell>
          <table:table-cell table:formula="of:=[.S320]*[.T320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5" office:value-type="float" office:value="207" calcext:value-type="float">
            <text:p>207</text:p>
          </table:table-cell>
          <table:table-cell table:style-name="ce17" office:value-type="date" office:date-value="2025-08-05" calcext:value-type="date">
            <text:p>08/05/25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formula="of:=[.G321]*[.J321]" office:value-type="float" office:value="178.038067081599" calcext:value-type="float">
            <text:p>178.04</text:p>
          </table:table-cell>
          <table:table-cell table:formula="of:=RANDBETWEEN(2; 10)* RAND()" office:value-type="float" office:value="3.49094249179605" calcext:value-type="float">
            <text:p>3.49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AVERAGE([.K321:.L321])" office:value-type="float" office:value="26.5" calcext:value-type="float">
            <text:p>26.5</text:p>
          </table:table-cell>
          <table:table-cell table:formula="of:=AVERAGE([.M321:.N321])" office:value-type="float" office:value="-31" calcext:value-type="float">
            <text:p>-3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321]=1; RANDBETWEEN(4; 7); RANDBETWEEN(1; 5))" office:value-type="float" office:value="4" calcext:value-type="float">
            <text:p>4</text:p>
          </table:table-cell>
          <table:table-cell table:formula="of:=[.S321]*[.T321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5" office:value-type="float" office:value="210" calcext:value-type="float">
            <text:p>210</text:p>
          </table:table-cell>
          <table:table-cell table:style-name="ce17" office:value-type="date" office:date-value="2025-08-08" calcext:value-type="date">
            <text:p>08/08/25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table:formula="of:=[.G322]*[.J322]" office:value-type="float" office:value="13.5121492071675" calcext:value-type="float">
            <text:p>13.51</text:p>
          </table:table-cell>
          <table:table-cell table:formula="of:=RANDBETWEEN(2; 10)* RAND()" office:value-type="float" office:value="0.190311960664332" calcext:value-type="float">
            <text:p>0.19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AVERAGE([.K322:.L322])" office:value-type="float" office:value="9" calcext:value-type="float">
            <text:p>9</text:p>
          </table:table-cell>
          <table:table-cell table:formula="of:=AVERAGE([.M322:.N322])"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322]=1; RANDBETWEEN(4; 7); RANDBETWEEN(1; 5))" office:value-type="float" office:value="2" calcext:value-type="float">
            <text:p>2</text:p>
          </table:table-cell>
          <table:table-cell table:formula="of:=[.S322]*[.T322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5" office:value-type="float" office:value="213" calcext:value-type="float">
            <text:p>213</text:p>
          </table:table-cell>
          <table:table-cell table:style-name="ce17" office:value-type="date" office:date-value="2025-08-11" calcext:value-type="date">
            <text:p>08/11/25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table:formula="of:=[.G323]*[.J323]" office:value-type="float" office:value="142.582405428902" calcext:value-type="float">
            <text:p>142.58</text:p>
          </table:table-cell>
          <table:table-cell table:formula="of:=RANDBETWEEN(2; 10)* RAND()" office:value-type="float" office:value="1.3709846675856" calcext:value-type="float">
            <text:p>1.37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AVERAGE([.K323:.L323])" office:value-type="float" office:value="14.5" calcext:value-type="float">
            <text:p>14.5</text:p>
          </table:table-cell>
          <table:table-cell table:formula="of:=AVERAGE([.M323:.N323])" office:value-type="float" office:value="-30.5" calcext:value-type="float">
            <text:p>-30.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323]=1; RANDBETWEEN(4; 7); RANDBETWEEN(1; 5))" office:value-type="float" office:value="3" calcext:value-type="float">
            <text:p>3</text:p>
          </table:table-cell>
          <table:table-cell table:formula="of:=[.S323]*[.T323]" office:value-type="float" office:value="-3" calcext:value-type="float">
            <text:p>-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5" office:value-type="float" office:value="214" calcext:value-type="float">
            <text:p>214</text:p>
          </table:table-cell>
          <table:table-cell table:style-name="ce17" office:value-type="date" office:date-value="2025-08-12" calcext:value-type="date">
            <text:p>08/12/25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formula="of:=[.G324]*[.J324]" office:value-type="float" office:value="71.4728074140281" calcext:value-type="float">
            <text:p>71.47</text:p>
          </table:table-cell>
          <table:table-cell table:formula="of:=RANDBETWEEN(2; 10)* RAND()" office:value-type="float" office:value="3.97071152300156" calcext:value-type="float">
            <text:p>3.97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AVERAGE([.K324:.L324])" office:value-type="float" office:value="22" calcext:value-type="float">
            <text:p>22</text:p>
          </table:table-cell>
          <table:table-cell table:formula="of:=AVERAGE([.M324:.N324])" office:value-type="float" office:value="-23.5" calcext:value-type="float">
            <text:p>-23.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324]=1; RANDBETWEEN(4; 7); RANDBETWEEN(1; 5))" office:value-type="float" office:value="5" calcext:value-type="float">
            <text:p>5</text:p>
          </table:table-cell>
          <table:table-cell table:formula="of:=[.S324]*[.T324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5" office:value-type="float" office:value="216" calcext:value-type="float">
            <text:p>216</text:p>
          </table:table-cell>
          <table:table-cell table:style-name="ce17" office:value-type="date" office:date-value="2025-08-14" calcext:value-type="date">
            <text:p>08/14/25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table:formula="of:=[.G325]*[.J325]" office:value-type="float" office:value="4.78418642421778" calcext:value-type="float">
            <text:p>4.78</text:p>
          </table:table-cell>
          <table:table-cell table:formula="of:=RANDBETWEEN(2; 10)* RAND()" office:value-type="float" office:value="0.0810879054952167" calcext:value-type="float">
            <text:p>0.08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325:.L325])" office:value-type="float" office:value="25.5" calcext:value-type="float">
            <text:p>25.5</text:p>
          </table:table-cell>
          <table:table-cell table:formula="of:=AVERAGE([.M325:.N325])"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325]=1; RANDBETWEEN(4; 7); RANDBETWEEN(1; 5))" office:value-type="float" office:value="4" calcext:value-type="float">
            <text:p>4</text:p>
          </table:table-cell>
          <table:table-cell table:formula="of:=[.S325]*[.T325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5" office:value-type="float" office:value="217" calcext:value-type="float">
            <text:p>217</text:p>
          </table:table-cell>
          <table:table-cell table:style-name="ce17" office:value-type="date" office:date-value="2025-08-15" calcext:value-type="date">
            <text:p>08/15/25</text:p>
          </table:table-cell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formula="of:=[.G326]*[.J326]" office:value-type="float" office:value="106.428684039185" calcext:value-type="float">
            <text:p>106.43</text:p>
          </table:table-cell>
          <table:table-cell table:formula="of:=RANDBETWEEN(2; 10)* RAND()" office:value-type="float" office:value="2.08683694194481" calcext:value-type="float">
            <text:p>2.09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AVERAGE([.K326:.L326])" office:value-type="float" office:value="16" calcext:value-type="float">
            <text:p>16</text:p>
          </table:table-cell>
          <table:table-cell table:formula="of:=AVERAGE([.M326:.N326])" office:value-type="float" office:value="-20.5" calcext:value-type="float">
            <text:p>-20.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326]=1; RANDBETWEEN(4; 7); RANDBETWEEN(1; 5))" office:value-type="float" office:value="5" calcext:value-type="float">
            <text:p>5</text:p>
          </table:table-cell>
          <table:table-cell table:formula="of:=[.S326]*[.T326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5" office:value-type="float" office:value="220" calcext:value-type="float">
            <text:p>220</text:p>
          </table:table-cell>
          <table:table-cell table:style-name="ce17" office:value-type="date" office:date-value="2025-08-18" calcext:value-type="date">
            <text:p>08/18/25</text:p>
          </table:table-cell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89" calcext:value-type="float">
            <text:p>89</text:p>
          </table:table-cell>
          <table:table-cell table:formula="of:=[.G327]*[.J327]" office:value-type="float" office:value="24.758414018268" calcext:value-type="float">
            <text:p>24.76</text:p>
          </table:table-cell>
          <table:table-cell table:formula="of:=RANDBETWEEN(2; 10)* RAND()" office:value-type="float" office:value="0.194948141876126" calcext:value-type="float">
            <text:p>0.19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AVERAGE([.K327:.L327])" office:value-type="float" office:value="17.5" calcext:value-type="float">
            <text:p>17.5</text:p>
          </table:table-cell>
          <table:table-cell table:formula="of:=AVERAGE([.M327:.N327])"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327]=1; RANDBETWEEN(4; 7); RANDBETWEEN(1; 5))" office:value-type="float" office:value="1" calcext:value-type="float">
            <text:p>1</text:p>
          </table:table-cell>
          <table:table-cell table:formula="of:=[.S327]*[.T327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5" office:value-type="float" office:value="222" calcext:value-type="float">
            <text:p>222</text:p>
          </table:table-cell>
          <table:table-cell table:style-name="ce17" office:value-type="date" office:date-value="2025-08-20" calcext:value-type="date">
            <text:p>08/20/25</text:p>
          </table:table-cell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[.G328]*[.J328]" office:value-type="float" office:value="927.16062036632" calcext:value-type="float">
            <text:p>927.16</text:p>
          </table:table-cell>
          <table:table-cell table:formula="of:=RANDBETWEEN(2; 10)* RAND()" office:value-type="float" office:value="8.83010114634591" calcext:value-type="float">
            <text:p>8.83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AVERAGE([.K328:.L328])" office:value-type="float" office:value="23.5" calcext:value-type="float">
            <text:p>23.5</text:p>
          </table:table-cell>
          <table:table-cell table:formula="of:=AVERAGE([.M328:.N328])"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328]=1; RANDBETWEEN(4; 7); RANDBETWEEN(1; 5))" office:value-type="float" office:value="2" calcext:value-type="float">
            <text:p>2</text:p>
          </table:table-cell>
          <table:table-cell table:formula="of:=[.S328]*[.T328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5" office:value-type="float" office:value="223" calcext:value-type="float">
            <text:p>223</text:p>
          </table:table-cell>
          <table:table-cell table:style-name="ce17" office:value-type="date" office:date-value="2025-08-21" calcext:value-type="date">
            <text:p>08/21/25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formula="of:=[.G329]*[.J329]" office:value-type="float" office:value="137.743392058479" calcext:value-type="float">
            <text:p>137.74</text:p>
          </table:table-cell>
          <table:table-cell table:formula="of:=RANDBETWEEN(2; 10)* RAND()" office:value-type="float" office:value="2.15224050091374" calcext:value-type="float">
            <text:p>2.15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AVERAGE([.K329:.L329])" office:value-type="float" office:value="16.5" calcext:value-type="float">
            <text:p>16.5</text:p>
          </table:table-cell>
          <table:table-cell table:formula="of:=AVERAGE([.M329:.N329])" office:value-type="float" office:value="-17" calcext:value-type="float">
            <text:p>-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329]=1; RANDBETWEEN(4; 7); RANDBETWEEN(1; 5))" office:value-type="float" office:value="7" calcext:value-type="float">
            <text:p>7</text:p>
          </table:table-cell>
          <table:table-cell table:formula="of:=[.S329]*[.T329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5" office:value-type="float" office:value="225" calcext:value-type="float">
            <text:p>225</text:p>
          </table:table-cell>
          <table:table-cell table:style-name="ce17" office:value-type="date" office:date-value="2025-08-23" calcext:value-type="date">
            <text:p>08/23/25</text:p>
          </table:table-cell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formula="of:=[.G330]*[.J330]" office:value-type="float" office:value="289.766741528672" calcext:value-type="float">
            <text:p>289.77</text:p>
          </table:table-cell>
          <table:table-cell table:formula="of:=RANDBETWEEN(2; 10)* RAND()" office:value-type="float" office:value="4.82944569214454" calcext:value-type="float">
            <text:p>4.83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AVERAGE([.K330:.L330])" office:value-type="float" office:value="13" calcext:value-type="float">
            <text:p>13</text:p>
          </table:table-cell>
          <table:table-cell table:formula="of:=AVERAGE([.M330:.N330])" office:value-type="float" office:value="-14.5" calcext:value-type="float">
            <text:p>-14.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330]=1; RANDBETWEEN(4; 7); RANDBETWEEN(1; 5))" office:value-type="float" office:value="6" calcext:value-type="float">
            <text:p>6</text:p>
          </table:table-cell>
          <table:table-cell table:formula="of:=[.S330]*[.T330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5" office:value-type="float" office:value="228" calcext:value-type="float">
            <text:p>228</text:p>
          </table:table-cell>
          <table:table-cell table:style-name="ce17" office:value-type="date" office:date-value="2025-08-26" calcext:value-type="date">
            <text:p>08/26/25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formula="of:=[.G331]*[.J331]" office:value-type="float" office:value="272.457780804194" calcext:value-type="float">
            <text:p>272.46</text:p>
          </table:table-cell>
          <table:table-cell table:formula="of:=RANDBETWEEN(2; 10)* RAND()" office:value-type="float" office:value="3.0613233798224" calcext:value-type="float">
            <text:p>3.06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AVERAGE([.K331:.L331])" office:value-type="float" office:value="21" calcext:value-type="float">
            <text:p>21</text:p>
          </table:table-cell>
          <table:table-cell table:formula="of:=AVERAGE([.M331:.N331])" office:value-type="float" office:value="-20.5" calcext:value-type="float">
            <text:p>-20.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331]=1; RANDBETWEEN(4; 7); RANDBETWEEN(1; 5))" office:value-type="float" office:value="4" calcext:value-type="float">
            <text:p>4</text:p>
          </table:table-cell>
          <table:table-cell table:formula="of:=[.S331]*[.T331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5" office:value-type="float" office:value="229" calcext:value-type="float">
            <text:p>229</text:p>
          </table:table-cell>
          <table:table-cell table:style-name="ce17" office:value-type="date" office:date-value="2025-08-27" calcext:value-type="date">
            <text:p>08/27/25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table:formula="of:=[.G332]*[.J332]" office:value-type="float" office:value="161.065576621729" calcext:value-type="float">
            <text:p>161.07</text:p>
          </table:table-cell>
          <table:table-cell table:formula="of:=RANDBETWEEN(2; 10)* RAND()" office:value-type="float" office:value="1.83029064342874" calcext:value-type="float">
            <text:p>1.83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AVERAGE([.K332:.L332])" office:value-type="float" office:value="14" calcext:value-type="float">
            <text:p>14</text:p>
          </table:table-cell>
          <table:table-cell table:formula="of:=AVERAGE([.M332:.N332])" office:value-type="float" office:value="-19.5" calcext:value-type="float">
            <text:p>-19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332]=1; RANDBETWEEN(4; 7); RANDBETWEEN(1; 5))" office:value-type="float" office:value="3" calcext:value-type="float">
            <text:p>3</text:p>
          </table:table-cell>
          <table:table-cell table:formula="of:=[.S332]*[.T332]" office:value-type="float" office:value="-3" calcext:value-type="float">
            <text:p>-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5" office:value-type="float" office:value="230" calcext:value-type="float">
            <text:p>230</text:p>
          </table:table-cell>
          <table:table-cell table:style-name="ce17" office:value-type="date" office:date-value="2025-08-28" calcext:value-type="date">
            <text:p>08/28/25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table:formula="of:=[.G333]*[.J333]" office:value-type="float" office:value="100.123592169743" calcext:value-type="float">
            <text:p>100.12</text:p>
          </table:table-cell>
          <table:table-cell table:formula="of:=RANDBETWEEN(2; 10)* RAND()" office:value-type="float" office:value="0.855757198031991" calcext:value-type="float">
            <text:p>0.86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AVERAGE([.K333:.L333])" office:value-type="float" office:value="19" calcext:value-type="float">
            <text:p>19</text:p>
          </table:table-cell>
          <table:table-cell table:formula="of:=AVERAGE([.M333:.N333])" office:value-type="float" office:value="-29.5" calcext:value-type="float">
            <text:p>-29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333]=1; RANDBETWEEN(4; 7); RANDBETWEEN(1; 5))" office:value-type="float" office:value="6" calcext:value-type="float">
            <text:p>6</text:p>
          </table:table-cell>
          <table:table-cell table:formula="of:=[.S333]*[.T333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5" office:value-type="float" office:value="231" calcext:value-type="float">
            <text:p>231</text:p>
          </table:table-cell>
          <table:table-cell table:style-name="ce17" office:value-type="date" office:date-value="2025-08-29" calcext:value-type="date">
            <text:p>08/29/25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54" calcext:value-type="float">
            <text:p>54</text:p>
          </table:table-cell>
          <table:table-cell table:formula="of:=[.G334]*[.J334]" office:value-type="float" office:value="228.463876594115" calcext:value-type="float">
            <text:p>228.46</text:p>
          </table:table-cell>
          <table:table-cell table:formula="of:=RANDBETWEEN(2; 10)* RAND()" office:value-type="float" office:value="1.85742989100907" calcext:value-type="float">
            <text:p>1.86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AVERAGE([.K334:.L334])" office:value-type="float" office:value="29.5" calcext:value-type="float">
            <text:p>29.5</text:p>
          </table:table-cell>
          <table:table-cell table:formula="of:=AVERAGE([.M334:.N334])" office:value-type="float" office:value="-15" calcext:value-type="float">
            <text:p>-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334]=1; RANDBETWEEN(4; 7); RANDBETWEEN(1; 5))" office:value-type="float" office:value="5" calcext:value-type="float">
            <text:p>5</text:p>
          </table:table-cell>
          <table:table-cell table:formula="of:=[.S334]*[.T334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5" office:value-type="float" office:value="232" calcext:value-type="float">
            <text:p>232</text:p>
          </table:table-cell>
          <table:table-cell table:style-name="ce17" office:value-type="date" office:date-value="2025-08-30" calcext:value-type="date">
            <text:p>08/30/25</text:p>
          </table:table-cell>
          <table:table-cell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formula="of:=[.G335]*[.J335]" office:value-type="float" office:value="92.1740970883126" calcext:value-type="float">
            <text:p>92.17</text:p>
          </table:table-cell>
          <table:table-cell table:formula="of:=RANDBETWEEN(2; 10)* RAND()" office:value-type="float" office:value="0.940552011105231" calcext:value-type="float">
            <text:p>0.94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335:.L335])" office:value-type="float" office:value="16.5" calcext:value-type="float">
            <text:p>16.5</text:p>
          </table:table-cell>
          <table:table-cell table:formula="of:=AVERAGE([.M335:.N335])" office:value-type="float" office:value="-27" calcext:value-type="float">
            <text:p>-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335]=1; RANDBETWEEN(4; 7); RANDBETWEEN(1; 5))" office:value-type="float" office:value="4" calcext:value-type="float">
            <text:p>4</text:p>
          </table:table-cell>
          <table:table-cell table:formula="of:=[.S335]*[.T335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5" office:value-type="float" office:value="233" calcext:value-type="float">
            <text:p>233</text:p>
          </table:table-cell>
          <table:table-cell table:style-name="ce17" office:value-type="date" office:date-value="2025-08-31" calcext:value-type="date">
            <text:p>08/31/25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formula="of:=[.G336]*[.J336]" office:value-type="float" office:value="44.9765870663574" calcext:value-type="float">
            <text:p>44.98</text:p>
          </table:table-cell>
          <table:table-cell table:formula="of:=RANDBETWEEN(2; 10)* RAND()" office:value-type="float" office:value="0.338169827566597" calcext:value-type="float">
            <text:p>0.34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AVERAGE([.K336:.L336])" office:value-type="float" office:value="23" calcext:value-type="float">
            <text:p>23</text:p>
          </table:table-cell>
          <table:table-cell table:formula="of:=AVERAGE([.M336:.N336])" office:value-type="float" office:value="-19.5" calcext:value-type="float">
            <text:p>-19.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336]=1; RANDBETWEEN(4; 7); RANDBETWEEN(1; 5))" office:value-type="float" office:value="5" calcext:value-type="float">
            <text:p>5</text:p>
          </table:table-cell>
          <table:table-cell table:formula="of:=[.S336]*[.T336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5" office:value-type="float" office:value="236" calcext:value-type="float">
            <text:p>236</text:p>
          </table:table-cell>
          <table:table-cell table:style-name="ce17" office:value-type="date" office:date-value="2025-09-03" calcext:value-type="date">
            <text:p>09/03/25</text:p>
          </table:table-cell>
          <table:table-cell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[.G337]*[.J337]" office:value-type="float" office:value="136.027837245464" calcext:value-type="float">
            <text:p>136.03</text:p>
          </table:table-cell>
          <table:table-cell table:formula="of:=RANDBETWEEN(2; 10)* RAND()" office:value-type="float" office:value="5.91425379328103" calcext:value-type="float">
            <text:p>5.91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AVERAGE([.K337:.L337])" office:value-type="float" office:value="25" calcext:value-type="float">
            <text:p>25</text:p>
          </table:table-cell>
          <table:table-cell table:formula="of:=AVERAGE([.M337:.N337])"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337]=1; RANDBETWEEN(4; 7); RANDBETWEEN(1; 5))" office:value-type="float" office:value="1" calcext:value-type="float">
            <text:p>1</text:p>
          </table:table-cell>
          <table:table-cell table:formula="of:=[.S337]*[.T337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5" office:value-type="float" office:value="237" calcext:value-type="float">
            <text:p>237</text:p>
          </table:table-cell>
          <table:table-cell table:style-name="ce17" office:value-type="date" office:date-value="2025-09-04" calcext:value-type="date">
            <text:p>09/04/25</text:p>
          </table:table-cell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table:formula="of:=[.G338]*[.J338]" office:value-type="float" office:value="575.784383870177" calcext:value-type="float">
            <text:p>575.78</text:p>
          </table:table-cell>
          <table:table-cell table:formula="of:=RANDBETWEEN(2; 10)* RAND()" office:value-type="float" office:value="6.12536578585295" calcext:value-type="float">
            <text:p>6.13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AVERAGE([.K338:.L338])" office:value-type="float" office:value="29.5" calcext:value-type="float">
            <text:p>29.5</text:p>
          </table:table-cell>
          <table:table-cell table:formula="of:=AVERAGE([.M338:.N338])"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338]=1; RANDBETWEEN(4; 7); RANDBETWEEN(1; 5))" office:value-type="float" office:value="5" calcext:value-type="float">
            <text:p>5</text:p>
          </table:table-cell>
          <table:table-cell table:formula="of:=[.S338]*[.T338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5" office:value-type="float" office:value="238" calcext:value-type="float">
            <text:p>238</text:p>
          </table:table-cell>
          <table:table-cell table:style-name="ce17" office:value-type="date" office:date-value="2025-09-05" calcext:value-type="date">
            <text:p>09/05/25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formula="of:=[.G339]*[.J339]" office:value-type="float" office:value="158.363119507513" calcext:value-type="float">
            <text:p>158.36</text:p>
          </table:table-cell>
          <table:table-cell table:formula="of:=RANDBETWEEN(2; 10)* RAND()" office:value-type="float" office:value="2.73039861219849" calcext:value-type="float">
            <text:p>2.73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AVERAGE([.K339:.L339])" office:value-type="float" office:value="27" calcext:value-type="float">
            <text:p>27</text:p>
          </table:table-cell>
          <table:table-cell table:formula="of:=AVERAGE([.M339:.N339])" office:value-type="float" office:value="-18" calcext:value-type="float">
            <text:p>-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339]=1; RANDBETWEEN(4; 7); RANDBETWEEN(1; 5))" office:value-type="float" office:value="6" calcext:value-type="float">
            <text:p>6</text:p>
          </table:table-cell>
          <table:table-cell table:formula="of:=[.S339]*[.T339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5" office:value-type="float" office:value="239" calcext:value-type="float">
            <text:p>239</text:p>
          </table:table-cell>
          <table:table-cell table:style-name="ce17" office:value-type="date" office:date-value="2025-09-06" calcext:value-type="date">
            <text:p>09/06/25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table:formula="of:=[.G340]*[.J340]" office:value-type="float" office:value="187.054369922041" calcext:value-type="float">
            <text:p>187.05</text:p>
          </table:table-cell>
          <table:table-cell table:formula="of:=RANDBETWEEN(2; 10)* RAND()" office:value-type="float" office:value="1.68517450380217" calcext:value-type="float">
            <text:p>1.69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AVERAGE([.K340:.L340])" office:value-type="float" office:value="19" calcext:value-type="float">
            <text:p>19</text:p>
          </table:table-cell>
          <table:table-cell table:formula="of:=AVERAGE([.M340:.N340])" office:value-type="float" office:value="-27" calcext:value-type="float">
            <text:p>-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340]=1; RANDBETWEEN(4; 7); RANDBETWEEN(1; 5))" office:value-type="float" office:value="7" calcext:value-type="float">
            <text:p>7</text:p>
          </table:table-cell>
          <table:table-cell table:formula="of:=[.S340]*[.T340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5" office:value-type="float" office:value="240" calcext:value-type="float">
            <text:p>240</text:p>
          </table:table-cell>
          <table:table-cell table:style-name="ce17" office:value-type="date" office:date-value="2025-09-07" calcext:value-type="date">
            <text:p>09/07/25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table:formula="of:=[.G341]*[.J341]" office:value-type="float" office:value="120.024026270985" calcext:value-type="float">
            <text:p>120.02</text:p>
          </table:table-cell>
          <table:table-cell table:formula="of:=RANDBETWEEN(2; 10)* RAND()" office:value-type="float" office:value="1.44607260567452" calcext:value-type="float">
            <text:p>1.45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AVERAGE([.K341:.L341])" office:value-type="float" office:value="23" calcext:value-type="float">
            <text:p>23</text:p>
          </table:table-cell>
          <table:table-cell table:formula="of:=AVERAGE([.M341:.N341])" office:value-type="float" office:value="-18.5" calcext:value-type="float">
            <text:p>-18.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341]=1; RANDBETWEEN(4; 7); RANDBETWEEN(1; 5))" office:value-type="float" office:value="7" calcext:value-type="float">
            <text:p>7</text:p>
          </table:table-cell>
          <table:table-cell table:formula="of:=[.S341]*[.T341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5" office:value-type="float" office:value="241" calcext:value-type="float">
            <text:p>241</text:p>
          </table:table-cell>
          <table:table-cell table:style-name="ce17" office:value-type="date" office:date-value="2025-09-08" calcext:value-type="date">
            <text:p>09/08/25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formula="of:=[.G342]*[.J342]" office:value-type="float" office:value="67.3962841178456" calcext:value-type="float">
            <text:p>67.40</text:p>
          </table:table-cell>
          <table:table-cell table:formula="of:=RANDBETWEEN(2; 10)* RAND()" office:value-type="float" office:value="1.14230990030247" calcext:value-type="float">
            <text:p>1.14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342:.L342])" office:value-type="float" office:value="32.5" calcext:value-type="float">
            <text:p>32.5</text:p>
          </table:table-cell>
          <table:table-cell table:formula="of:=AVERAGE([.M342:.N342])"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342]=1; RANDBETWEEN(4; 7); RANDBETWEEN(1; 5))" office:value-type="float" office:value="5" calcext:value-type="float">
            <text:p>5</text:p>
          </table:table-cell>
          <table:table-cell table:formula="of:=[.S342]*[.T342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5" office:value-type="float" office:value="242" calcext:value-type="float">
            <text:p>242</text:p>
          </table:table-cell>
          <table:table-cell table:style-name="ce17" office:value-type="date" office:date-value="2025-09-09" calcext:value-type="date">
            <text:p>09/09/25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  <table:table-cell table:formula="of:=[.G343]*[.J343]" office:value-type="float" office:value="80.8799692405879" calcext:value-type="float">
            <text:p>80.88</text:p>
          </table:table-cell>
          <table:table-cell table:formula="of:=RANDBETWEEN(2; 10)* RAND()" office:value-type="float" office:value="0.581870282306388" calcext:value-type="float">
            <text:p>0.58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AVERAGE([.K343:.L343])" office:value-type="float" office:value="29.5" calcext:value-type="float">
            <text:p>29.5</text:p>
          </table:table-cell>
          <table:table-cell table:formula="of:=AVERAGE([.M343:.N343])"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343]=1; RANDBETWEEN(4; 7); RANDBETWEEN(1; 5))" office:value-type="float" office:value="5" calcext:value-type="float">
            <text:p>5</text:p>
          </table:table-cell>
          <table:table-cell table:formula="of:=[.S343]*[.T343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5" office:value-type="float" office:value="244" calcext:value-type="float">
            <text:p>244</text:p>
          </table:table-cell>
          <table:table-cell table:style-name="ce17" office:value-type="date" office:date-value="2025-09-11" calcext:value-type="date">
            <text:p>09/11/25</text:p>
          </table:table-cell>
          <table:table-cell office:value-type="string" calcext:value-type="string">
            <text:p>F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table:formula="of:=[.G344]*[.J344]" office:value-type="float" office:value="391.411995344313" calcext:value-type="float">
            <text:p>391.41</text:p>
          </table:table-cell>
          <table:table-cell table:formula="of:=RANDBETWEEN(2; 10)* RAND()" office:value-type="float" office:value="5.36180815540155" calcext:value-type="float">
            <text:p>5.36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AVERAGE([.K344:.L344])" office:value-type="float" office:value="14.5" calcext:value-type="float">
            <text:p>14.5</text:p>
          </table:table-cell>
          <table:table-cell table:formula="of:=AVERAGE([.M344:.N344])" office:value-type="float" office:value="-14" calcext:value-type="float">
            <text:p>-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344]=1; RANDBETWEEN(4; 7); RANDBETWEEN(1; 5))" office:value-type="float" office:value="6" calcext:value-type="float">
            <text:p>6</text:p>
          </table:table-cell>
          <table:table-cell table:formula="of:=[.S344]*[.T344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5" office:value-type="float" office:value="245" calcext:value-type="float">
            <text:p>245</text:p>
          </table:table-cell>
          <table:table-cell table:style-name="ce17" office:value-type="date" office:date-value="2025-09-12" calcext:value-type="date">
            <text:p>09/12/25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 table:formula="of:=[.G345]*[.J345]" office:value-type="float" office:value="899.883172879868" calcext:value-type="float">
            <text:p>899.88</text:p>
          </table:table-cell>
          <table:table-cell table:formula="of:=RANDBETWEEN(2; 10)* RAND()" office:value-type="float" office:value="8.82238404784185" calcext:value-type="float">
            <text:p>8.82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AVERAGE([.K345:.L345])" office:value-type="float" office:value="14.5" calcext:value-type="float">
            <text:p>14.5</text:p>
          </table:table-cell>
          <table:table-cell table:formula="of:=AVERAGE([.M345:.N345])" office:value-type="float" office:value="-24.5" calcext:value-type="float">
            <text:p>-24.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345]=1; RANDBETWEEN(4; 7); RANDBETWEEN(1; 5))" office:value-type="float" office:value="2" calcext:value-type="float">
            <text:p>2</text:p>
          </table:table-cell>
          <table:table-cell table:formula="of:=[.S345]*[.T345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5" office:value-type="float" office:value="248" calcext:value-type="float">
            <text:p>248</text:p>
          </table:table-cell>
          <table:table-cell table:style-name="ce17" office:value-type="date" office:date-value="2025-09-15" calcext:value-type="date">
            <text:p>09/15/25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33" calcext:value-type="float">
            <text:p>33</text:p>
          </table:table-cell>
          <table:table-cell table:formula="of:=[.G346]*[.J346]" office:value-type="float" office:value="407.209022261679" calcext:value-type="float">
            <text:p>407.21</text:p>
          </table:table-cell>
          <table:table-cell table:formula="of:=RANDBETWEEN(2; 10)* RAND()" office:value-type="float" office:value="4.03177249764038" calcext:value-type="float">
            <text:p>4.03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AVERAGE([.K346:.L346])" office:value-type="float" office:value="29" calcext:value-type="float">
            <text:p>29</text:p>
          </table:table-cell>
          <table:table-cell table:formula="of:=AVERAGE([.M346:.N346])" office:value-type="float" office:value="-17.5" calcext:value-type="float">
            <text:p>-17.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346]=1; RANDBETWEEN(4; 7); RANDBETWEEN(1; 5))" office:value-type="float" office:value="7" calcext:value-type="float">
            <text:p>7</text:p>
          </table:table-cell>
          <table:table-cell table:formula="of:=[.S346]*[.T346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5" office:value-type="float" office:value="249" calcext:value-type="float">
            <text:p>249</text:p>
          </table:table-cell>
          <table:table-cell table:style-name="ce17" office:value-type="date" office:date-value="2025-09-16" calcext:value-type="date">
            <text:p>09/16/25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formula="of:=[.G347]*[.J347]" office:value-type="float" office:value="538.491496633716" calcext:value-type="float">
            <text:p>538.49</text:p>
          </table:table-cell>
          <table:table-cell table:formula="of:=RANDBETWEEN(2; 10)* RAND()" office:value-type="float" office:value="6.18955743257145" calcext:value-type="float">
            <text:p>6.19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347:.L347])" office:value-type="float" office:value="24" calcext:value-type="float">
            <text:p>24</text:p>
          </table:table-cell>
          <table:table-cell table:formula="of:=AVERAGE([.M347:.N347])" office:value-type="float" office:value="-19.5" calcext:value-type="float">
            <text:p>-19.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347]=1; RANDBETWEEN(4; 7); RANDBETWEEN(1; 5))" office:value-type="float" office:value="6" calcext:value-type="float">
            <text:p>6</text:p>
          </table:table-cell>
          <table:table-cell table:formula="of:=[.S347]*[.T347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5" office:value-type="float" office:value="252" calcext:value-type="float">
            <text:p>252</text:p>
          </table:table-cell>
          <table:table-cell table:style-name="ce17" office:value-type="date" office:date-value="2025-09-19" calcext:value-type="date">
            <text:p>09/19/25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59" calcext:value-type="float">
            <text:p>59</text:p>
          </table:table-cell>
          <table:table-cell table:formula="of:=[.G348]*[.J348]" office:value-type="float" office:value="992.97492020093" calcext:value-type="float">
            <text:p>992.97</text:p>
          </table:table-cell>
          <table:table-cell table:formula="of:=RANDBETWEEN(2; 10)* RAND()" office:value-type="float" office:value="8.94572000181018" calcext:value-type="float">
            <text:p>8.95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AVERAGE([.K348:.L348])" office:value-type="float" office:value="14" calcext:value-type="float">
            <text:p>14</text:p>
          </table:table-cell>
          <table:table-cell table:formula="of:=AVERAGE([.M348:.N348])" office:value-type="float" office:value="-24" calcext:value-type="float">
            <text:p>-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348]=1; RANDBETWEEN(4; 7); RANDBETWEEN(1; 5))" office:value-type="float" office:value="4" calcext:value-type="float">
            <text:p>4</text:p>
          </table:table-cell>
          <table:table-cell table:formula="of:=[.S348]*[.T348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5" office:value-type="float" office:value="253" calcext:value-type="float">
            <text:p>253</text:p>
          </table:table-cell>
          <table:table-cell table:style-name="ce17" office:value-type="date" office:date-value="2025-09-20" calcext:value-type="date">
            <text:p>09/20/25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table:formula="of:=[.G349]*[.J349]" office:value-type="float" office:value="748.052672474324" calcext:value-type="float">
            <text:p>748.05</text:p>
          </table:table-cell>
          <table:table-cell table:formula="of:=RANDBETWEEN(2; 10)* RAND()" office:value-type="float" office:value="5.5824826304054" calcext:value-type="float">
            <text:p>5.58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AVERAGE([.K349:.L349])" office:value-type="float" office:value="22.5" calcext:value-type="float">
            <text:p>22.5</text:p>
          </table:table-cell>
          <table:table-cell table:formula="of:=AVERAGE([.M349:.N349])" office:value-type="float" office:value="-18.5" calcext:value-type="float">
            <text:p>-18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349]=1; RANDBETWEEN(4; 7); RANDBETWEEN(1; 5))" office:value-type="float" office:value="5" calcext:value-type="float">
            <text:p>5</text:p>
          </table:table-cell>
          <table:table-cell table:formula="of:=[.S349]*[.T349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5" office:value-type="float" office:value="254" calcext:value-type="float">
            <text:p>254</text:p>
          </table:table-cell>
          <table:table-cell table:style-name="ce17" office:value-type="date" office:date-value="2025-09-21" calcext:value-type="date">
            <text:p>09/21/25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3" calcext:value-type="float">
            <text:p>73</text:p>
          </table:table-cell>
          <table:table-cell table:formula="of:=[.G350]*[.J350]" office:value-type="float" office:value="95.5273476331481" calcext:value-type="float">
            <text:p>95.53</text:p>
          </table:table-cell>
          <table:table-cell table:formula="of:=RANDBETWEEN(2; 10)* RAND()" office:value-type="float" office:value="0.837959189764457" calcext:value-type="float">
            <text:p>0.84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350:.L350])" office:value-type="float" office:value="31.5" calcext:value-type="float">
            <text:p>31.5</text:p>
          </table:table-cell>
          <table:table-cell table:formula="of:=AVERAGE([.M350:.N350])" office:value-type="float" office:value="-25.5" calcext:value-type="float">
            <text:p>-25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350]=1; RANDBETWEEN(4; 7); RANDBETWEEN(1; 5))" office:value-type="float" office:value="2" calcext:value-type="float">
            <text:p>2</text:p>
          </table:table-cell>
          <table:table-cell table:formula="of:=[.S350]*[.T350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7" office:value-type="date" office:date-value="2025-09-22" calcext:value-type="date">
            <text:p>09/22/25</text:p>
          </table:table-cell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table:formula="of:=[.G351]*[.J351]" office:value-type="float" office:value="427.650075826174" calcext:value-type="float">
            <text:p>427.65</text:p>
          </table:table-cell>
          <table:table-cell table:formula="of:=RANDBETWEEN(2; 10)* RAND()" office:value-type="float" office:value="6.47954660342688" calcext:value-type="float">
            <text:p>6.48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351:.L351])" office:value-type="float" office:value="23" calcext:value-type="float">
            <text:p>23</text:p>
          </table:table-cell>
          <table:table-cell table:formula="of:=AVERAGE([.M351:.N351])" office:value-type="float" office:value="-18" calcext:value-type="float">
            <text:p>-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351]=1; RANDBETWEEN(4; 7); RANDBETWEEN(1; 5))" office:value-type="float" office:value="7" calcext:value-type="float">
            <text:p>7</text:p>
          </table:table-cell>
          <table:table-cell table:formula="of:=[.S351]*[.T351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5" office:value-type="float" office:value="258" calcext:value-type="float">
            <text:p>258</text:p>
          </table:table-cell>
          <table:table-cell table:style-name="ce17" office:value-type="date" office:date-value="2025-09-25" calcext:value-type="date">
            <text:p>09/25/25</text:p>
          </table:table-cell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formula="of:=[.G352]*[.J352]" office:value-type="float" office:value="351.875718452243" calcext:value-type="float">
            <text:p>351.88</text:p>
          </table:table-cell>
          <table:table-cell table:formula="of:=RANDBETWEEN(2; 10)* RAND()" office:value-type="float" office:value="6.63916449909892" calcext:value-type="float">
            <text:p>6.64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AVERAGE([.K352:.L352])" office:value-type="float" office:value="14.5" calcext:value-type="float">
            <text:p>14.5</text:p>
          </table:table-cell>
          <table:table-cell table:formula="of:=AVERAGE([.M352:.N352])" office:value-type="float" office:value="-24.5" calcext:value-type="float">
            <text:p>-24.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352]=1; RANDBETWEEN(4; 7); RANDBETWEEN(1; 5))" office:value-type="float" office:value="5" calcext:value-type="float">
            <text:p>5</text:p>
          </table:table-cell>
          <table:table-cell table:formula="of:=[.S352]*[.T352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5" office:value-type="float" office:value="259" calcext:value-type="float">
            <text:p>259</text:p>
          </table:table-cell>
          <table:table-cell table:style-name="ce17" office:value-type="date" office:date-value="2025-09-26" calcext:value-type="date">
            <text:p>09/26/25</text:p>
          </table:table-cell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[.G353]*[.J353]" office:value-type="float" office:value="188.010900399842" calcext:value-type="float">
            <text:p>188.01</text:p>
          </table:table-cell>
          <table:table-cell table:formula="of:=RANDBETWEEN(2; 10)* RAND()" office:value-type="float" office:value="4.82079231794468" calcext:value-type="float">
            <text:p>4.82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AVERAGE([.K353:.L353])" office:value-type="float" office:value="25" calcext:value-type="float">
            <text:p>25</text:p>
          </table:table-cell>
          <table:table-cell table:formula="of:=AVERAGE([.M353:.N353])" office:value-type="float" office:value="-26.5" calcext:value-type="float">
            <text:p>-26.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353]=1; RANDBETWEEN(4; 7); RANDBETWEEN(1; 5))" office:value-type="float" office:value="4" calcext:value-type="float">
            <text:p>4</text:p>
          </table:table-cell>
          <table:table-cell table:formula="of:=[.S353]*[.T353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5" office:value-type="float" office:value="260" calcext:value-type="float">
            <text:p>260</text:p>
          </table:table-cell>
          <table:table-cell table:style-name="ce17" office:value-type="date" office:date-value="2025-09-27" calcext:value-type="date">
            <text:p>09/27/25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table:formula="of:=[.G354]*[.J354]" office:value-type="float" office:value="181.473151860663" calcext:value-type="float">
            <text:p>181.47</text:p>
          </table:table-cell>
          <table:table-cell table:formula="of:=RANDBETWEEN(2; 10)* RAND()" office:value-type="float" office:value="1.35427725269151" calcext:value-type="float">
            <text:p>1.35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AVERAGE([.K354:.L354])" office:value-type="float" office:value="12.5" calcext:value-type="float">
            <text:p>12.5</text:p>
          </table:table-cell>
          <table:table-cell table:formula="of:=AVERAGE([.M354:.N354])" office:value-type="float" office:value="-32" calcext:value-type="float">
            <text:p>-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354]=1; RANDBETWEEN(4; 7); RANDBETWEEN(1; 5))" office:value-type="float" office:value="5" calcext:value-type="float">
            <text:p>5</text:p>
          </table:table-cell>
          <table:table-cell table:formula="of:=[.S354]*[.T354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5" office:value-type="float" office:value="261" calcext:value-type="float">
            <text:p>261</text:p>
          </table:table-cell>
          <table:table-cell table:style-name="ce17" office:value-type="date" office:date-value="2025-09-28" calcext:value-type="date">
            <text:p>09/28/25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table:formula="of:=[.G355]*[.J355]" office:value-type="float" office:value="350.578838105966" calcext:value-type="float">
            <text:p>350.58</text:p>
          </table:table-cell>
          <table:table-cell table:formula="of:=RANDBETWEEN(2; 10)* RAND()" office:value-type="float" office:value="2.36877593314842" calcext:value-type="float">
            <text:p>2.37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AVERAGE([.K355:.L355])" office:value-type="float" office:value="22" calcext:value-type="float">
            <text:p>22</text:p>
          </table:table-cell>
          <table:table-cell table:formula="of:=AVERAGE([.M355:.N355])" office:value-type="float" office:value="-17.5" calcext:value-type="float">
            <text:p>-17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355]=1; RANDBETWEEN(4; 7); RANDBETWEEN(1; 5))" office:value-type="float" office:value="4" calcext:value-type="float">
            <text:p>4</text:p>
          </table:table-cell>
          <table:table-cell table:formula="of:=[.S355]*[.T355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15" office:value-type="float" office:value="263" calcext:value-type="float">
            <text:p>263</text:p>
          </table:table-cell>
          <table:table-cell table:style-name="ce17" office:value-type="date" office:date-value="2025-09-30" calcext:value-type="date">
            <text:p>09/30/25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formula="of:=[.G356]*[.J356]" office:value-type="float" office:value="88.4766331063659" calcext:value-type="float">
            <text:p>88.48</text:p>
          </table:table-cell>
          <table:table-cell table:formula="of:=RANDBETWEEN(2; 10)* RAND()" office:value-type="float" office:value="1.66937043596917" calcext:value-type="float">
            <text:p>1.67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AVERAGE([.K356:.L356])" office:value-type="float" office:value="23.5" calcext:value-type="float">
            <text:p>23.5</text:p>
          </table:table-cell>
          <table:table-cell table:formula="of:=AVERAGE([.M356:.N356])" office:value-type="float" office:value="-23" calcext:value-type="float">
            <text:p>-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356]=1; RANDBETWEEN(4; 7); RANDBETWEEN(1; 5))" office:value-type="float" office:value="5" calcext:value-type="float">
            <text:p>5</text:p>
          </table:table-cell>
          <table:table-cell table:formula="of:=[.S356]*[.T356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5" office:value-type="float" office:value="264" calcext:value-type="float">
            <text:p>264</text:p>
          </table:table-cell>
          <table:table-cell table:style-name="ce17" office:value-type="date" office:date-value="2025-10-01" calcext:value-type="date">
            <text:p>10/01/25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table:formula="of:=[.G357]*[.J357]" office:value-type="float" office:value="447.891740321355" calcext:value-type="float">
            <text:p>447.89</text:p>
          </table:table-cell>
          <table:table-cell table:formula="of:=RANDBETWEEN(2; 10)* RAND()" office:value-type="float" office:value="3.19922671658111" calcext:value-type="float">
            <text:p>3.20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AVERAGE([.K357:.L357])" office:value-type="float" office:value="23.5" calcext:value-type="float">
            <text:p>23.5</text:p>
          </table:table-cell>
          <table:table-cell table:formula="of:=AVERAGE([.M357:.N357])"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357]=1; RANDBETWEEN(4; 7); RANDBETWEEN(1; 5))" office:value-type="float" office:value="5" calcext:value-type="float">
            <text:p>5</text:p>
          </table:table-cell>
          <table:table-cell table:formula="of:=[.S357]*[.T357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5" office:value-type="float" office:value="265" calcext:value-type="float">
            <text:p>265</text:p>
          </table:table-cell>
          <table:table-cell table:style-name="ce17" office:value-type="date" office:date-value="2025-10-02" calcext:value-type="date">
            <text:p>10/02/25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table:formula="of:=[.G358]*[.J358]" office:value-type="float" office:value="188.263897210165" calcext:value-type="float">
            <text:p>188.26</text:p>
          </table:table-cell>
          <table:table-cell table:formula="of:=RANDBETWEEN(2; 10)* RAND()" office:value-type="float" office:value="1.82780482728315" calcext:value-type="float">
            <text:p>1.83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AVERAGE([.K358:.L358])" office:value-type="float" office:value="13" calcext:value-type="float">
            <text:p>13</text:p>
          </table:table-cell>
          <table:table-cell table:formula="of:=AVERAGE([.M358:.N358])" office:value-type="float" office:value="-19" calcext:value-type="float">
            <text:p>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358]=1; RANDBETWEEN(4; 7); RANDBETWEEN(1; 5))" office:value-type="float" office:value="5" calcext:value-type="float">
            <text:p>5</text:p>
          </table:table-cell>
          <table:table-cell table:formula="of:=[.S358]*[.T358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5" office:value-type="float" office:value="267" calcext:value-type="float">
            <text:p>267</text:p>
          </table:table-cell>
          <table:table-cell table:style-name="ce17" office:value-type="date" office:date-value="2025-10-04" calcext:value-type="date">
            <text:p>10/04/25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table:formula="of:=[.G359]*[.J359]" office:value-type="float" office:value="398.444620394401" calcext:value-type="float">
            <text:p>398.44</text:p>
          </table:table-cell>
          <table:table-cell table:formula="of:=RANDBETWEEN(2; 10)* RAND()" office:value-type="float" office:value="3.72378149901309" calcext:value-type="float">
            <text:p>3.72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AVERAGE([.K359:.L359])" office:value-type="float" office:value="16" calcext:value-type="float">
            <text:p>16</text:p>
          </table:table-cell>
          <table:table-cell table:formula="of:=AVERAGE([.M359:.N359])" office:value-type="float" office:value="-19.5" calcext:value-type="float">
            <text:p>-19.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359]=1; RANDBETWEEN(4; 7); RANDBETWEEN(1; 5))" office:value-type="float" office:value="5" calcext:value-type="float">
            <text:p>5</text:p>
          </table:table-cell>
          <table:table-cell table:formula="of:=[.S359]*[.T359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5" office:value-type="float" office:value="268" calcext:value-type="float">
            <text:p>268</text:p>
          </table:table-cell>
          <table:table-cell table:style-name="ce17" office:value-type="date" office:date-value="2025-10-05" calcext:value-type="date">
            <text:p>10/05/25</text:p>
          </table:table-cell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  <table:table-cell table:formula="of:=[.G360]*[.J360]" office:value-type="float" office:value="125.486697120285" calcext:value-type="float">
            <text:p>125.49</text:p>
          </table:table-cell>
          <table:table-cell table:formula="of:=RANDBETWEEN(2; 10)* RAND()" office:value-type="float" office:value="1.14078815563895" calcext:value-type="float">
            <text:p>1.14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AVERAGE([.K360:.L360])" office:value-type="float" office:value="19.5" calcext:value-type="float">
            <text:p>19.5</text:p>
          </table:table-cell>
          <table:table-cell table:formula="of:=AVERAGE([.M360:.N360])"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360]=1; RANDBETWEEN(4; 7); RANDBETWEEN(1; 5))" office:value-type="float" office:value="4" calcext:value-type="float">
            <text:p>4</text:p>
          </table:table-cell>
          <table:table-cell table:formula="of:=[.S360]*[.T360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5" office:value-type="float" office:value="269" calcext:value-type="float">
            <text:p>269</text:p>
          </table:table-cell>
          <table:table-cell table:style-name="ce17" office:value-type="date" office:date-value="2025-10-06" calcext:value-type="date">
            <text:p>10/06/25</text:p>
          </table:table-cell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table:formula="of:=[.G361]*[.J361]" office:value-type="float" office:value="641.234147266946" calcext:value-type="float">
            <text:p>641.23</text:p>
          </table:table-cell>
          <table:table-cell table:formula="of:=RANDBETWEEN(2; 10)* RAND()" office:value-type="float" office:value="6.10699187873281" calcext:value-type="float">
            <text:p>6.11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AVERAGE([.K361:.L361])" office:value-type="float" office:value="22.5" calcext:value-type="float">
            <text:p>22.5</text:p>
          </table:table-cell>
          <table:table-cell table:formula="of:=AVERAGE([.M361:.N361])"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361]=1; RANDBETWEEN(4; 7); RANDBETWEEN(1; 5))" office:value-type="float" office:value="1" calcext:value-type="float">
            <text:p>1</text:p>
          </table:table-cell>
          <table:table-cell table:formula="of:=[.S361]*[.T361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5" office:value-type="float" office:value="272" calcext:value-type="float">
            <text:p>272</text:p>
          </table:table-cell>
          <table:table-cell table:style-name="ce17" office:value-type="date" office:date-value="2025-10-09" calcext:value-type="date">
            <text:p>10/09/25</text:p>
          </table:table-cell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table:formula="of:=[.G362]*[.J362]" office:value-type="float" office:value="188.092655655666" calcext:value-type="float">
            <text:p>188.09</text:p>
          </table:table-cell>
          <table:table-cell table:formula="of:=RANDBETWEEN(2; 10)* RAND()" office:value-type="float" office:value="2.11340062534456" calcext:value-type="float">
            <text:p>2.11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AVERAGE([.K362:.L362])" office:value-type="float" office:value="22" calcext:value-type="float">
            <text:p>22</text:p>
          </table:table-cell>
          <table:table-cell table:formula="of:=AVERAGE([.M362:.N362])" office:value-type="float" office:value="-24.5" calcext:value-type="float">
            <text:p>-24.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362]=1; RANDBETWEEN(4; 7); RANDBETWEEN(1; 5))" office:value-type="float" office:value="5" calcext:value-type="float">
            <text:p>5</text:p>
          </table:table-cell>
          <table:table-cell table:formula="of:=[.S362]*[.T362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5" office:value-type="float" office:value="273" calcext:value-type="float">
            <text:p>273</text:p>
          </table:table-cell>
          <table:table-cell table:style-name="ce17" office:value-type="date" office:date-value="2025-10-10" calcext:value-type="date">
            <text:p>10/10/25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table:formula="of:=[.G363]*[.J363]" office:value-type="float" office:value="74.538938638132" calcext:value-type="float">
            <text:p>74.54</text:p>
          </table:table-cell>
          <table:table-cell table:formula="of:=RANDBETWEEN(2; 10)* RAND()" office:value-type="float" office:value="0.95562741843759" calcext:value-type="float">
            <text:p>0.96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AVERAGE([.K363:.L363])" office:value-type="float" office:value="7.5" calcext:value-type="float">
            <text:p>7.5</text:p>
          </table:table-cell>
          <table:table-cell table:formula="of:=AVERAGE([.M363:.N363])"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363]=1; RANDBETWEEN(4; 7); RANDBETWEEN(1; 5))" office:value-type="float" office:value="7" calcext:value-type="float">
            <text:p>7</text:p>
          </table:table-cell>
          <table:table-cell table:formula="of:=[.S363]*[.T363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5" office:value-type="float" office:value="274" calcext:value-type="float">
            <text:p>274</text:p>
          </table:table-cell>
          <table:table-cell table:style-name="ce17" office:value-type="date" office:date-value="2025-10-11" calcext:value-type="date">
            <text:p>10/11/25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table:formula="of:=[.G364]*[.J364]" office:value-type="float" office:value="233.818668508279" calcext:value-type="float">
            <text:p>233.82</text:p>
          </table:table-cell>
          <table:table-cell table:formula="of:=RANDBETWEEN(2; 10)* RAND()" office:value-type="float" office:value="3.54270709861028" calcext:value-type="float">
            <text:p>3.54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364:.L364])" office:value-type="float" office:value="20.5" calcext:value-type="float">
            <text:p>20.5</text:p>
          </table:table-cell>
          <table:table-cell table:formula="of:=AVERAGE([.M364:.N364])"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364]=1; RANDBETWEEN(4; 7); RANDBETWEEN(1; 5))" office:value-type="float" office:value="5" calcext:value-type="float">
            <text:p>5</text:p>
          </table:table-cell>
          <table:table-cell table:formula="of:=[.S364]*[.T364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5" office:value-type="float" office:value="275" calcext:value-type="float">
            <text:p>275</text:p>
          </table:table-cell>
          <table:table-cell table:style-name="ce17" office:value-type="date" office:date-value="2025-10-12" calcext:value-type="date">
            <text:p>10/12/25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table:formula="of:=[.G365]*[.J365]" office:value-type="float" office:value="342.446361047045" calcext:value-type="float">
            <text:p>342.45</text:p>
          </table:table-cell>
          <table:table-cell table:formula="of:=RANDBETWEEN(2; 10)* RAND()" office:value-type="float" office:value="4.75619945898674" calcext:value-type="float">
            <text:p>4.76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365:.L365])" office:value-type="float" office:value="23.5" calcext:value-type="float">
            <text:p>23.5</text:p>
          </table:table-cell>
          <table:table-cell table:formula="of:=AVERAGE([.M365:.N365])"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365]=1; RANDBETWEEN(4; 7); RANDBETWEEN(1; 5))" office:value-type="float" office:value="5" calcext:value-type="float">
            <text:p>5</text:p>
          </table:table-cell>
          <table:table-cell table:formula="of:=[.S365]*[.T365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5" office:value-type="float" office:value="276" calcext:value-type="float">
            <text:p>276</text:p>
          </table:table-cell>
          <table:table-cell table:style-name="ce17" office:value-type="date" office:date-value="2025-10-13" calcext:value-type="date">
            <text:p>10/13/25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table:formula="of:=[.G366]*[.J366]" office:value-type="float" office:value="587.246611187503" calcext:value-type="float">
            <text:p>587.25</text:p>
          </table:table-cell>
          <table:table-cell table:formula="of:=RANDBETWEEN(2; 10)* RAND()" office:value-type="float" office:value="7.52880270753209" calcext:value-type="float">
            <text:p>7.53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366:.L366])" office:value-type="float" office:value="23.5" calcext:value-type="float">
            <text:p>23.5</text:p>
          </table:table-cell>
          <table:table-cell table:formula="of:=AVERAGE([.M366:.N366])"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366]=1; RANDBETWEEN(4; 7); RANDBETWEEN(1; 5))" office:value-type="float" office:value="5" calcext:value-type="float">
            <text:p>5</text:p>
          </table:table-cell>
          <table:table-cell table:formula="of:=[.S366]*[.T366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5" office:value-type="float" office:value="277" calcext:value-type="float">
            <text:p>277</text:p>
          </table:table-cell>
          <table:table-cell table:style-name="ce17" office:value-type="date" office:date-value="2025-10-14" calcext:value-type="date">
            <text:p>10/14/25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table:formula="of:=[.G367]*[.J367]" office:value-type="float" office:value="290.778800333453" calcext:value-type="float">
            <text:p>290.78</text:p>
          </table:table-cell>
          <table:table-cell table:formula="of:=RANDBETWEEN(2; 10)* RAND()" office:value-type="float" office:value="3.54608293089577" calcext:value-type="float">
            <text:p>3.55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AVERAGE([.K367:.L367])" office:value-type="float" office:value="22" calcext:value-type="float">
            <text:p>22</text:p>
          </table:table-cell>
          <table:table-cell table:formula="of:=AVERAGE([.M367:.N367])" office:value-type="float" office:value="-21" calcext:value-type="float">
            <text:p>-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367]=1; RANDBETWEEN(4; 7); RANDBETWEEN(1; 5))" office:value-type="float" office:value="5" calcext:value-type="float">
            <text:p>5</text:p>
          </table:table-cell>
          <table:table-cell table:formula="of:=[.S367]*[.T367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5" office:value-type="float" office:value="279" calcext:value-type="float">
            <text:p>279</text:p>
          </table:table-cell>
          <table:table-cell table:style-name="ce17" office:value-type="date" office:date-value="2025-10-16" calcext:value-type="date">
            <text:p>10/16/25</text:p>
          </table:table-cell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table:formula="of:=[.G368]*[.J368]" office:value-type="float" office:value="1100.35188245751" calcext:value-type="float">
            <text:p>1100.35</text:p>
          </table:table-cell>
          <table:table-cell table:formula="of:=RANDBETWEEN(2; 10)* RAND()" office:value-type="float" office:value="7.74895691871488" calcext:value-type="float">
            <text:p>7.75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AVERAGE([.K368:.L368])" office:value-type="float" office:value="25.5" calcext:value-type="float">
            <text:p>25.5</text:p>
          </table:table-cell>
          <table:table-cell table:formula="of:=AVERAGE([.M368:.N368])" office:value-type="float" office:value="-22.5" calcext:value-type="float">
            <text:p>-22.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368]=1; RANDBETWEEN(4; 7); RANDBETWEEN(1; 5))" office:value-type="float" office:value="5" calcext:value-type="float">
            <text:p>5</text:p>
          </table:table-cell>
          <table:table-cell table:formula="of:=[.S368]*[.T368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5" office:value-type="float" office:value="281" calcext:value-type="float">
            <text:p>281</text:p>
          </table:table-cell>
          <table:table-cell table:style-name="ce17" office:value-type="date" office:date-value="2025-10-18" calcext:value-type="date">
            <text:p>10/18/25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G369]*[.J369]" office:value-type="float" office:value="152.202114014574" calcext:value-type="float">
            <text:p>152.20</text:p>
          </table:table-cell>
          <table:table-cell table:formula="of:=RANDBETWEEN(2; 10)* RAND()" office:value-type="float" office:value="3.10616559213417" calcext:value-type="float">
            <text:p>3.11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369:.L369])" office:value-type="float" office:value="19" calcext:value-type="float">
            <text:p>19</text:p>
          </table:table-cell>
          <table:table-cell table:formula="of:=AVERAGE([.M369:.N369])" office:value-type="float" office:value="-24.5" calcext:value-type="float">
            <text:p>-24.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369]=1; RANDBETWEEN(4; 7); RANDBETWEEN(1; 5))" office:value-type="float" office:value="4" calcext:value-type="float">
            <text:p>4</text:p>
          </table:table-cell>
          <table:table-cell table:formula="of:=[.S369]*[.T369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5" office:value-type="float" office:value="282" calcext:value-type="float">
            <text:p>282</text:p>
          </table:table-cell>
          <table:table-cell table:style-name="ce17" office:value-type="date" office:date-value="2025-10-19" calcext:value-type="date">
            <text:p>10/19/25</text:p>
          </table:table-cell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table:formula="of:=[.G370]*[.J370]" office:value-type="float" office:value="267.243246313449" calcext:value-type="float">
            <text:p>267.24</text:p>
          </table:table-cell>
          <table:table-cell table:formula="of:=RANDBETWEEN(2; 10)* RAND()" office:value-type="float" office:value="1.95068063002518" calcext:value-type="float">
            <text:p>1.95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AVERAGE([.K370:.L370])" office:value-type="float" office:value="22" calcext:value-type="float">
            <text:p>22</text:p>
          </table:table-cell>
          <table:table-cell table:formula="of:=AVERAGE([.M370:.N370])" office:value-type="float" office:value="-31" calcext:value-type="float">
            <text:p>-3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370]=1; RANDBETWEEN(4; 7); RANDBETWEEN(1; 5))" office:value-type="float" office:value="4" calcext:value-type="float">
            <text:p>4</text:p>
          </table:table-cell>
          <table:table-cell table:formula="of:=[.S370]*[.T370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5" office:value-type="float" office:value="283" calcext:value-type="float">
            <text:p>283</text:p>
          </table:table-cell>
          <table:table-cell table:style-name="ce17" office:value-type="date" office:date-value="2025-10-20" calcext:value-type="date">
            <text:p>10/20/25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table:formula="of:=[.G371]*[.J371]" office:value-type="float" office:value="33.2143539330958" calcext:value-type="float">
            <text:p>33.21</text:p>
          </table:table-cell>
          <table:table-cell table:formula="of:=RANDBETWEEN(2; 10)* RAND()" office:value-type="float" office:value="0.219962608828449" calcext:value-type="float">
            <text:p>0.22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371:.L371])" office:value-type="float" office:value="29" calcext:value-type="float">
            <text:p>29</text:p>
          </table:table-cell>
          <table:table-cell table:formula="of:=AVERAGE([.M371:.N371])" office:value-type="float" office:value="-22.5" calcext:value-type="float">
            <text:p>-22.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371]=1; RANDBETWEEN(4; 7); RANDBETWEEN(1; 5))" office:value-type="float" office:value="1" calcext:value-type="float">
            <text:p>1</text:p>
          </table:table-cell>
          <table:table-cell table:formula="of:=[.S371]*[.T371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5" office:value-type="float" office:value="286" calcext:value-type="float">
            <text:p>286</text:p>
          </table:table-cell>
          <table:table-cell table:style-name="ce17" office:value-type="date" office:date-value="2025-10-23" calcext:value-type="date">
            <text:p>10/23/25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[.G372]*[.J372]" office:value-type="float" office:value="602.001792559997" calcext:value-type="float">
            <text:p>602.00</text:p>
          </table:table-cell>
          <table:table-cell table:formula="of:=RANDBETWEEN(2; 10)* RAND()" office:value-type="float" office:value="7.08237403011761" calcext:value-type="float">
            <text:p>7.08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AVERAGE([.K372:.L372])" office:value-type="float" office:value="25" calcext:value-type="float">
            <text:p>25</text:p>
          </table:table-cell>
          <table:table-cell table:formula="of:=AVERAGE([.M372:.N372])"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372]=1; RANDBETWEEN(4; 7); RANDBETWEEN(1; 5))" office:value-type="float" office:value="7" calcext:value-type="float">
            <text:p>7</text:p>
          </table:table-cell>
          <table:table-cell table:formula="of:=[.S372]*[.T372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15" office:value-type="float" office:value="289" calcext:value-type="float">
            <text:p>289</text:p>
          </table:table-cell>
          <table:table-cell table:style-name="ce17" office:value-type="date" office:date-value="2025-10-26" calcext:value-type="date">
            <text:p>10/26/25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G373]*[.J373]" office:value-type="float" office:value="26.7675621071734" calcext:value-type="float">
            <text:p>26.77</text:p>
          </table:table-cell>
          <table:table-cell table:formula="of:=RANDBETWEEN(2; 10)* RAND()" office:value-type="float" office:value="1.11531508779889" calcext:value-type="float">
            <text:p>1.12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AVERAGE([.K373:.L373])" office:value-type="float" office:value="8" calcext:value-type="float">
            <text:p>8</text:p>
          </table:table-cell>
          <table:table-cell table:formula="of:=AVERAGE([.M373:.N373])" office:value-type="float" office:value="-20" calcext:value-type="float">
            <text:p>-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373]=1; RANDBETWEEN(4; 7); RANDBETWEEN(1; 5))" office:value-type="float" office:value="4" calcext:value-type="float">
            <text:p>4</text:p>
          </table:table-cell>
          <table:table-cell table:formula="of:=[.S373]*[.T373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15" office:value-type="float" office:value="292" calcext:value-type="float">
            <text:p>292</text:p>
          </table:table-cell>
          <table:table-cell table:style-name="ce17" office:value-type="date" office:date-value="2025-10-29" calcext:value-type="date">
            <text:p>10/29/25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[.G374]*[.J374]" office:value-type="float" office:value="34.6454196564796" calcext:value-type="float">
            <text:p>34.65</text:p>
          </table:table-cell>
          <table:table-cell table:formula="of:=RANDBETWEEN(2; 10)* RAND()" office:value-type="float" office:value="0.509491465536465" calcext:value-type="float">
            <text:p>0.51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AVERAGE([.K374:.L374])" office:value-type="float" office:value="13.5" calcext:value-type="float">
            <text:p>13.5</text:p>
          </table:table-cell>
          <table:table-cell table:formula="of:=AVERAGE([.M374:.N374])" office:value-type="float" office:value="-22.5" calcext:value-type="float">
            <text:p>-22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374]=1; RANDBETWEEN(4; 7); RANDBETWEEN(1; 5))" office:value-type="float" office:value="7" calcext:value-type="float">
            <text:p>7</text:p>
          </table:table-cell>
          <table:table-cell table:formula="of:=[.S374]*[.T374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15" office:value-type="float" office:value="293" calcext:value-type="float">
            <text:p>293</text:p>
          </table:table-cell>
          <table:table-cell table:style-name="ce17" office:value-type="date" office:date-value="2025-10-30" calcext:value-type="date">
            <text:p>10/30/25</text:p>
          </table:table-cell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table:formula="of:=[.G375]*[.J375]" office:value-type="float" office:value="595.870630682233" calcext:value-type="float">
            <text:p>595.87</text:p>
          </table:table-cell>
          <table:table-cell table:formula="of:=RANDBETWEEN(2; 10)* RAND()" office:value-type="float" office:value="5.13681578174339" calcext:value-type="float">
            <text:p>5.14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AVERAGE([.K375:.L375])" office:value-type="float" office:value="22.5" calcext:value-type="float">
            <text:p>22.5</text:p>
          </table:table-cell>
          <table:table-cell table:formula="of:=AVERAGE([.M375:.N375])"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375]=1; RANDBETWEEN(4; 7); RANDBETWEEN(1; 5))" office:value-type="float" office:value="7" calcext:value-type="float">
            <text:p>7</text:p>
          </table:table-cell>
          <table:table-cell table:formula="of:=[.S375]*[.T375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5" office:value-type="float" office:value="294" calcext:value-type="float">
            <text:p>294</text:p>
          </table:table-cell>
          <table:table-cell table:style-name="ce17" office:value-type="date" office:date-value="2025-10-31" calcext:value-type="date">
            <text:p>10/31/25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table:formula="of:=[.G376]*[.J376]" office:value-type="float" office:value="294.875444568069" calcext:value-type="float">
            <text:p>294.88</text:p>
          </table:table-cell>
          <table:table-cell table:formula="of:=RANDBETWEEN(2; 10)* RAND()" office:value-type="float" office:value="3.68594305710086" calcext:value-type="float">
            <text:p>3.69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376:.L376])" office:value-type="float" office:value="14.5" calcext:value-type="float">
            <text:p>14.5</text:p>
          </table:table-cell>
          <table:table-cell table:formula="of:=AVERAGE([.M376:.N376])" office:value-type="float" office:value="-17.5" calcext:value-type="float">
            <text:p>-17.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376]=1; RANDBETWEEN(4; 7); RANDBETWEEN(1; 5))" office:value-type="float" office:value="5" calcext:value-type="float">
            <text:p>5</text:p>
          </table:table-cell>
          <table:table-cell table:formula="of:=[.S376]*[.T376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5" office:value-type="float" office:value="295" calcext:value-type="float">
            <text:p>295</text:p>
          </table:table-cell>
          <table:table-cell table:style-name="ce17" office:value-type="date" office:date-value="2025-11-01" calcext:value-type="date">
            <text:p>11/01/25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table:formula="of:=[.G377]*[.J377]" office:value-type="float" office:value="389.422511750537" calcext:value-type="float">
            <text:p>389.42</text:p>
          </table:table-cell>
          <table:table-cell table:formula="of:=RANDBETWEEN(2; 10)* RAND()" office:value-type="float" office:value="2.99555778269644" calcext:value-type="float">
            <text:p>3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AVERAGE([.K377:.L377])" office:value-type="float" office:value="29.5" calcext:value-type="float">
            <text:p>29.5</text:p>
          </table:table-cell>
          <table:table-cell table:formula="of:=AVERAGE([.M377:.N377])" office:value-type="float" office:value="-30" calcext:value-type="float">
            <text:p>-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377]=1; RANDBETWEEN(4; 7); RANDBETWEEN(1; 5))" office:value-type="float" office:value="3" calcext:value-type="float">
            <text:p>3</text:p>
          </table:table-cell>
          <table:table-cell table:formula="of:=[.S377]*[.T377]" office:value-type="float" office:value="-3" calcext:value-type="float">
            <text:p>-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5" office:value-type="float" office:value="297" calcext:value-type="float">
            <text:p>297</text:p>
          </table:table-cell>
          <table:table-cell table:style-name="ce17" office:value-type="date" office:date-value="2025-11-03" calcext:value-type="date">
            <text:p>11/03/25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table:formula="of:=[.G378]*[.J378]" office:value-type="float" office:value="182.310769573822" calcext:value-type="float">
            <text:p>182.31</text:p>
          </table:table-cell>
          <table:table-cell table:formula="of:=RANDBETWEEN(2; 10)* RAND()" office:value-type="float" office:value="1.98163879971545" calcext:value-type="float">
            <text:p>1.98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AVERAGE([.K378:.L378])" office:value-type="float" office:value="18" calcext:value-type="float">
            <text:p>18</text:p>
          </table:table-cell>
          <table:table-cell table:formula="of:=AVERAGE([.M378:.N378])" office:value-type="float" office:value="-20.5" calcext:value-type="float">
            <text:p>-20.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378]=1; RANDBETWEEN(4; 7); RANDBETWEEN(1; 5))" office:value-type="float" office:value="4" calcext:value-type="float">
            <text:p>4</text:p>
          </table:table-cell>
          <table:table-cell table:formula="of:=[.S378]*[.T378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5" office:value-type="float" office:value="298" calcext:value-type="float">
            <text:p>298</text:p>
          </table:table-cell>
          <table:table-cell table:style-name="ce17" office:value-type="date" office:date-value="2025-11-04" calcext:value-type="date">
            <text:p>11/04/25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table:formula="of:=[.G379]*[.J379]" office:value-type="float" office:value="254.852747448021" calcext:value-type="float">
            <text:p>254.85</text:p>
          </table:table-cell>
          <table:table-cell table:formula="of:=RANDBETWEEN(2; 10)* RAND()" office:value-type="float" office:value="3.35332562431606" calcext:value-type="float">
            <text:p>3.35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AVERAGE([.K379:.L379])" office:value-type="float" office:value="18" calcext:value-type="float">
            <text:p>18</text:p>
          </table:table-cell>
          <table:table-cell table:formula="of:=AVERAGE([.M379:.N379])"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379]=1; RANDBETWEEN(4; 7); RANDBETWEEN(1; 5))" office:value-type="float" office:value="5" calcext:value-type="float">
            <text:p>5</text:p>
          </table:table-cell>
          <table:table-cell table:formula="of:=[.S379]*[.T379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5" office:value-type="float" office:value="299" calcext:value-type="float">
            <text:p>299</text:p>
          </table:table-cell>
          <table:table-cell table:style-name="ce17" office:value-type="date" office:date-value="2025-11-05" calcext:value-type="date">
            <text:p>11/05/25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  <table:table-cell table:formula="of:=[.G380]*[.J380]" office:value-type="float" office:value="44.9923310958836" calcext:value-type="float">
            <text:p>44.99</text:p>
          </table:table-cell>
          <table:table-cell table:formula="of:=RANDBETWEEN(2; 10)* RAND()" office:value-type="float" office:value="0.338288203728448" calcext:value-type="float">
            <text:p>0.34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AVERAGE([.K380:.L380])" office:value-type="float" office:value="25" calcext:value-type="float">
            <text:p>25</text:p>
          </table:table-cell>
          <table:table-cell table:formula="of:=AVERAGE([.M380:.N380])" office:value-type="float" office:value="-13.5" calcext:value-type="float">
            <text:p>-13.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380]=1; RANDBETWEEN(4; 7); RANDBETWEEN(1; 5))" office:value-type="float" office:value="7" calcext:value-type="float">
            <text:p>7</text:p>
          </table:table-cell>
          <table:table-cell table:formula="of:=[.S380]*[.T380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5" office:value-type="float" office:value="300" calcext:value-type="float">
            <text:p>300</text:p>
          </table:table-cell>
          <table:table-cell table:style-name="ce17" office:value-type="date" office:date-value="2025-11-06" calcext:value-type="date">
            <text:p>11/06/25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table:formula="of:=[.G381]*[.J381]" office:value-type="float" office:value="140.049941030773" calcext:value-type="float">
            <text:p>140.05</text:p>
          </table:table-cell>
          <table:table-cell table:formula="of:=RANDBETWEEN(2; 10)* RAND()" office:value-type="float" office:value="1.15743752917994" calcext:value-type="float">
            <text:p>1.16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AVERAGE([.K381:.L381])" office:value-type="float" office:value="16" calcext:value-type="float">
            <text:p>16</text:p>
          </table:table-cell>
          <table:table-cell table:formula="of:=AVERAGE([.M381:.N381])"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381]=1; RANDBETWEEN(4; 7); RANDBETWEEN(1; 5))" office:value-type="float" office:value="2" calcext:value-type="float">
            <text:p>2</text:p>
          </table:table-cell>
          <table:table-cell table:formula="of:=[.S381]*[.T381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5" office:value-type="float" office:value="302" calcext:value-type="float">
            <text:p>302</text:p>
          </table:table-cell>
          <table:table-cell table:style-name="ce17" office:value-type="date" office:date-value="2025-11-08" calcext:value-type="date">
            <text:p>11/08/25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table:formula="of:=[.G382]*[.J382]" office:value-type="float" office:value="410.851035247383" calcext:value-type="float">
            <text:p>410.85</text:p>
          </table:table-cell>
          <table:table-cell table:formula="of:=RANDBETWEEN(2; 10)* RAND()" office:value-type="float" office:value="4.51484654118003" calcext:value-type="float">
            <text:p>4.51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AVERAGE([.K382:.L382])" office:value-type="float" office:value="21" calcext:value-type="float">
            <text:p>21</text:p>
          </table:table-cell>
          <table:table-cell table:formula="of:=AVERAGE([.M382:.N382])" office:value-type="float" office:value="-24" calcext:value-type="float">
            <text:p>-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382]=1; RANDBETWEEN(4; 7); RANDBETWEEN(1; 5))" office:value-type="float" office:value="1" calcext:value-type="float">
            <text:p>1</text:p>
          </table:table-cell>
          <table:table-cell table:formula="of:=[.S382]*[.T382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15" office:value-type="float" office:value="303" calcext:value-type="float">
            <text:p>303</text:p>
          </table:table-cell>
          <table:table-cell table:style-name="ce17" office:value-type="date" office:date-value="2025-11-09" calcext:value-type="date">
            <text:p>11/09/25</text:p>
          </table:table-cell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table:formula="of:=[.G383]*[.J383]" office:value-type="float" office:value="101.518083906383" calcext:value-type="float">
            <text:p>101.52</text:p>
          </table:table-cell>
          <table:table-cell table:formula="of:=RANDBETWEEN(2; 10)* RAND()" office:value-type="float" office:value="1.09159230006863" calcext:value-type="float">
            <text:p>1.09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AVERAGE([.K383:.L383])" office:value-type="float" office:value="26.5" calcext:value-type="float">
            <text:p>26.5</text:p>
          </table:table-cell>
          <table:table-cell table:formula="of:=AVERAGE([.M383:.N383])" office:value-type="float" office:value="-25" calcext:value-type="float">
            <text:p>-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383]=1; RANDBETWEEN(4; 7); RANDBETWEEN(1; 5))" office:value-type="float" office:value="6" calcext:value-type="float">
            <text:p>6</text:p>
          </table:table-cell>
          <table:table-cell table:formula="of:=[.S383]*[.T383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15" office:value-type="float" office:value="305" calcext:value-type="float">
            <text:p>305</text:p>
          </table:table-cell>
          <table:table-cell table:style-name="ce17" office:value-type="date" office:date-value="2025-11-11" calcext:value-type="date">
            <text:p>11/11/25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table:formula="of:=[.G384]*[.J384]" office:value-type="float" office:value="121.71507495276" calcext:value-type="float">
            <text:p>121.72</text:p>
          </table:table-cell>
          <table:table-cell table:formula="of:=RANDBETWEEN(2; 10)* RAND()" office:value-type="float" office:value="2.06296737208067" calcext:value-type="float">
            <text:p>2.06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AVERAGE([.K384:.L384])" office:value-type="float" office:value="26.5" calcext:value-type="float">
            <text:p>26.5</text:p>
          </table:table-cell>
          <table:table-cell table:formula="of:=AVERAGE([.M384:.N384])" office:value-type="float" office:value="-25" calcext:value-type="float">
            <text:p>-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384]=1; RANDBETWEEN(4; 7); RANDBETWEEN(1; 5))" office:value-type="float" office:value="6" calcext:value-type="float">
            <text:p>6</text:p>
          </table:table-cell>
          <table:table-cell table:formula="of:=[.S384]*[.T384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5" office:value-type="float" office:value="306" calcext:value-type="float">
            <text:p>306</text:p>
          </table:table-cell>
          <table:table-cell table:style-name="ce17" office:value-type="date" office:date-value="2025-11-12" calcext:value-type="date">
            <text:p>11/12/25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table:formula="of:=[.G385]*[.J385]" office:value-type="float" office:value="33.6429642479911" calcext:value-type="float">
            <text:p>33.64</text:p>
          </table:table-cell>
          <table:table-cell table:formula="of:=RANDBETWEEN(2; 10)* RAND()" office:value-type="float" office:value="0.30308976799992" calcext:value-type="float">
            <text:p>0.3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AVERAGE([.K385:.L385])" office:value-type="float" office:value="24.5" calcext:value-type="float">
            <text:p>24.5</text:p>
          </table:table-cell>
          <table:table-cell table:formula="of:=AVERAGE([.M385:.N385])" office:value-type="float" office:value="-24.5" calcext:value-type="float">
            <text:p>-2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385]=1; RANDBETWEEN(4; 7); RANDBETWEEN(1; 5))" office:value-type="float" office:value="1" calcext:value-type="float">
            <text:p>1</text:p>
          </table:table-cell>
          <table:table-cell table:formula="of:=[.S385]*[.T385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15" office:value-type="float" office:value="307" calcext:value-type="float">
            <text:p>307</text:p>
          </table:table-cell>
          <table:table-cell table:style-name="ce17" office:value-type="date" office:date-value="2025-11-13" calcext:value-type="date">
            <text:p>11/13/25</text:p>
          </table:table-cell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table:formula="of:=[.G386]*[.J386]" office:value-type="float" office:value="578.751450610764" calcext:value-type="float">
            <text:p>578.75</text:p>
          </table:table-cell>
          <table:table-cell table:formula="of:=RANDBETWEEN(2; 10)* RAND()" office:value-type="float" office:value="7.71668600814351" calcext:value-type="float">
            <text:p>7.72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AVERAGE([.K386:.L386])" office:value-type="float" office:value="22.5" calcext:value-type="float">
            <text:p>22.5</text:p>
          </table:table-cell>
          <table:table-cell table:formula="of:=AVERAGE([.M386:.N386])" office:value-type="float" office:value="-23.5" calcext:value-type="float">
            <text:p>-23.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386]=1; RANDBETWEEN(4; 7); RANDBETWEEN(1; 5))" office:value-type="float" office:value="7" calcext:value-type="float">
            <text:p>7</text:p>
          </table:table-cell>
          <table:table-cell table:formula="of:=[.S386]*[.T386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5" office:value-type="float" office:value="308" calcext:value-type="float">
            <text:p>308</text:p>
          </table:table-cell>
          <table:table-cell table:style-name="ce17" office:value-type="date" office:date-value="2025-11-14" calcext:value-type="date">
            <text:p>11/14/25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table:formula="of:=[.G387]*[.J387]" office:value-type="float" office:value="716.379708467626" calcext:value-type="float">
            <text:p>716.38</text:p>
          </table:table-cell>
          <table:table-cell table:formula="of:=RANDBETWEEN(2; 10)* RAND()" office:value-type="float" office:value="8.63108082491115" calcext:value-type="float">
            <text:p>8.63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AVERAGE([.K387:.L387])" office:value-type="float" office:value="16.5" calcext:value-type="float">
            <text:p>16.5</text:p>
          </table:table-cell>
          <table:table-cell table:formula="of:=AVERAGE([.M387:.N387])" office:value-type="float" office:value="-29" calcext:value-type="float">
            <text:p>-2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387]=1; RANDBETWEEN(4; 7); RANDBETWEEN(1; 5))" office:value-type="float" office:value="2" calcext:value-type="float">
            <text:p>2</text:p>
          </table:table-cell>
          <table:table-cell table:formula="of:=[.S387]*[.T387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15" office:value-type="float" office:value="309" calcext:value-type="float">
            <text:p>309</text:p>
          </table:table-cell>
          <table:table-cell table:style-name="ce17" office:value-type="date" office:date-value="2025-11-15" calcext:value-type="date">
            <text:p>11/15/25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formula="of:=[.G388]*[.J388]" office:value-type="float" office:value="127.237629267361" calcext:value-type="float">
            <text:p>127.24</text:p>
          </table:table-cell>
          <table:table-cell table:formula="of:=RANDBETWEEN(2; 10)* RAND()" office:value-type="float" office:value="1.79207928545579" calcext:value-type="float">
            <text:p>1.79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388:.L388])" office:value-type="float" office:value="14.5" calcext:value-type="float">
            <text:p>14.5</text:p>
          </table:table-cell>
          <table:table-cell table:formula="of:=AVERAGE([.M388:.N388])" office:value-type="float" office:value="-22.5" calcext:value-type="float">
            <text:p>-22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388]=1; RANDBETWEEN(4; 7); RANDBETWEEN(1; 5))" office:value-type="float" office:value="4" calcext:value-type="float">
            <text:p>4</text:p>
          </table:table-cell>
          <table:table-cell table:formula="of:=[.S388]*[.T388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5" office:value-type="float" office:value="311" calcext:value-type="float">
            <text:p>311</text:p>
          </table:table-cell>
          <table:table-cell table:style-name="ce17" office:value-type="date" office:date-value="2025-11-17" calcext:value-type="date">
            <text:p>11/17/25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table:formula="of:=[.G389]*[.J389]" office:value-type="float" office:value="242.147015565192" calcext:value-type="float">
            <text:p>242.15</text:p>
          </table:table-cell>
          <table:table-cell table:formula="of:=RANDBETWEEN(2; 10)* RAND()" office:value-type="float" office:value="1.66997941769098" calcext:value-type="float">
            <text:p>1.67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389:.L389])" office:value-type="float" office:value="25" calcext:value-type="float">
            <text:p>25</text:p>
          </table:table-cell>
          <table:table-cell table:formula="of:=AVERAGE([.M389:.N389])"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389]=1; RANDBETWEEN(4; 7); RANDBETWEEN(1; 5))" office:value-type="float" office:value="5" calcext:value-type="float">
            <text:p>5</text:p>
          </table:table-cell>
          <table:table-cell table:formula="of:=[.S389]*[.T389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5" office:value-type="float" office:value="312" calcext:value-type="float">
            <text:p>312</text:p>
          </table:table-cell>
          <table:table-cell table:style-name="ce17" office:value-type="date" office:date-value="2025-11-18" calcext:value-type="date">
            <text:p>11/18/25</text:p>
          </table:table-cell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formula="of:=[.G390]*[.J390]" office:value-type="float" office:value="696.656486614373" calcext:value-type="float">
            <text:p>696.66</text:p>
          </table:table-cell>
          <table:table-cell table:formula="of:=RANDBETWEEN(2; 10)* RAND()" office:value-type="float" office:value="6.45052302420716" calcext:value-type="float">
            <text:p>6.45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AVERAGE([.K390:.L390])" office:value-type="float" office:value="24" calcext:value-type="float">
            <text:p>24</text:p>
          </table:table-cell>
          <table:table-cell table:formula="of:=AVERAGE([.M390:.N390])" office:value-type="float" office:value="-20.5" calcext:value-type="float">
            <text:p>-20.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390]=1; RANDBETWEEN(4; 7); RANDBETWEEN(1; 5))" office:value-type="float" office:value="6" calcext:value-type="float">
            <text:p>6</text:p>
          </table:table-cell>
          <table:table-cell table:formula="of:=[.S390]*[.T390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5" office:value-type="float" office:value="314" calcext:value-type="float">
            <text:p>314</text:p>
          </table:table-cell>
          <table:table-cell table:style-name="ce17" office:value-type="date" office:date-value="2025-11-20" calcext:value-type="date">
            <text:p>11/20/25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table:formula="of:=[.G391]*[.J391]" office:value-type="float" office:value="178.507684389991" calcext:value-type="float">
            <text:p>178.51</text:p>
          </table:table-cell>
          <table:table-cell table:formula="of:=RANDBETWEEN(2; 10)* RAND()" office:value-type="float" office:value="1.12979547082273" calcext:value-type="float">
            <text:p>1.13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AVERAGE([.K391:.L391])" office:value-type="float" office:value="30" calcext:value-type="float">
            <text:p>30</text:p>
          </table:table-cell>
          <table:table-cell table:formula="of:=AVERAGE([.M391:.N391])" office:value-type="float" office:value="-33.5" calcext:value-type="float">
            <text:p>-33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391]=1; RANDBETWEEN(4; 7); RANDBETWEEN(1; 5))" office:value-type="float" office:value="5" calcext:value-type="float">
            <text:p>5</text:p>
          </table:table-cell>
          <table:table-cell table:formula="of:=[.S391]*[.T391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5" office:value-type="float" office:value="315" calcext:value-type="float">
            <text:p>315</text:p>
          </table:table-cell>
          <table:table-cell table:style-name="ce17" office:value-type="date" office:date-value="2025-11-21" calcext:value-type="date">
            <text:p>11/21/25</text:p>
          </table:table-cell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table:formula="of:=[.G392]*[.J392]" office:value-type="float" office:value="265.17317858621" calcext:value-type="float">
            <text:p>265.17</text:p>
          </table:table-cell>
          <table:table-cell table:formula="of:=RANDBETWEEN(2; 10)* RAND()" office:value-type="float" office:value="3.44380751410662" calcext:value-type="float">
            <text:p>3.44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AVERAGE([.K392:.L392])" office:value-type="float" office:value="29.5" calcext:value-type="float">
            <text:p>29.5</text:p>
          </table:table-cell>
          <table:table-cell table:formula="of:=AVERAGE([.M392:.N392])" office:value-type="float" office:value="-27.5" calcext:value-type="float">
            <text:p>-27.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392]=1; RANDBETWEEN(4; 7); RANDBETWEEN(1; 5))" office:value-type="float" office:value="4" calcext:value-type="float">
            <text:p>4</text:p>
          </table:table-cell>
          <table:table-cell table:formula="of:=[.S392]*[.T392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5" office:value-type="float" office:value="316" calcext:value-type="float">
            <text:p>316</text:p>
          </table:table-cell>
          <table:table-cell table:style-name="ce17" office:value-type="date" office:date-value="2025-11-22" calcext:value-type="date">
            <text:p>11/22/25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table:formula="of:=[.G393]*[.J393]" office:value-type="float" office:value="176.761230933663" calcext:value-type="float">
            <text:p>176.76</text:p>
          </table:table-cell>
          <table:table-cell table:formula="of:=RANDBETWEEN(2; 10)* RAND()" office:value-type="float" office:value="1.66755878239304" calcext:value-type="float">
            <text:p>1.67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AVERAGE([.K393:.L393])" office:value-type="float" office:value="25" calcext:value-type="float">
            <text:p>25</text:p>
          </table:table-cell>
          <table:table-cell table:formula="of:=AVERAGE([.M393:.N393])" office:value-type="float" office:value="-24.5" calcext:value-type="float">
            <text:p>-24.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393]=1; RANDBETWEEN(4; 7); RANDBETWEEN(1; 5))" office:value-type="float" office:value="6" calcext:value-type="float">
            <text:p>6</text:p>
          </table:table-cell>
          <table:table-cell table:formula="of:=[.S393]*[.T393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5" office:value-type="float" office:value="319" calcext:value-type="float">
            <text:p>319</text:p>
          </table:table-cell>
          <table:table-cell table:style-name="ce17" office:value-type="date" office:date-value="2025-11-25" calcext:value-type="date">
            <text:p>11/25/25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table:formula="of:=[.G394]*[.J394]" office:value-type="float" office:value="605.647079282974" calcext:value-type="float">
            <text:p>605.65</text:p>
          </table:table-cell>
          <table:table-cell table:formula="of:=RANDBETWEEN(2; 10)* RAND()" office:value-type="float" office:value="6.96146068141349" calcext:value-type="float">
            <text:p>6.96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AVERAGE([.K394:.L394])" office:value-type="float" office:value="23.5" calcext:value-type="float">
            <text:p>23.5</text:p>
          </table:table-cell>
          <table:table-cell table:formula="of:=AVERAGE([.M394:.N394])"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394]=1; RANDBETWEEN(4; 7); RANDBETWEEN(1; 5))" office:value-type="float" office:value="6" calcext:value-type="float">
            <text:p>6</text:p>
          </table:table-cell>
          <table:table-cell table:formula="of:=[.S394]*[.T394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5" office:value-type="float" office:value="320" calcext:value-type="float">
            <text:p>320</text:p>
          </table:table-cell>
          <table:table-cell table:style-name="ce17" office:value-type="date" office:date-value="2025-11-26" calcext:value-type="date">
            <text:p>11/26/25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98" calcext:value-type="float">
            <text:p>98</text:p>
          </table:table-cell>
          <table:table-cell table:formula="of:=[.G395]*[.J395]" office:value-type="float" office:value="937.756902246617" calcext:value-type="float">
            <text:p>937.76</text:p>
          </table:table-cell>
          <table:table-cell table:formula="of:=RANDBETWEEN(2; 10)* RAND()" office:value-type="float" office:value="6.01126219388857" calcext:value-type="float">
            <text:p>6.01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395:.L395])" office:value-type="float" office:value="18.5" calcext:value-type="float">
            <text:p>18.5</text:p>
          </table:table-cell>
          <table:table-cell table:formula="of:=AVERAGE([.M395:.N395])" office:value-type="float" office:value="-21.5" calcext:value-type="float">
            <text:p>-21.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395]=1; RANDBETWEEN(4; 7); RANDBETWEEN(1; 5))" office:value-type="float" office:value="5" calcext:value-type="float">
            <text:p>5</text:p>
          </table:table-cell>
          <table:table-cell table:formula="of:=[.S395]*[.T395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5" office:value-type="float" office:value="322" calcext:value-type="float">
            <text:p>322</text:p>
          </table:table-cell>
          <table:table-cell table:style-name="ce17" office:value-type="date" office:date-value="2025-11-28" calcext:value-type="date">
            <text:p>11/28/25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table:formula="of:=[.G396]*[.J396]" office:value-type="float" office:value="45.2905059657543" calcext:value-type="float">
            <text:p>45.29</text:p>
          </table:table-cell>
          <table:table-cell table:formula="of:=RANDBETWEEN(2; 10)* RAND()" office:value-type="float" office:value="0.462148020058717" calcext:value-type="float">
            <text:p>0.46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AVERAGE([.K396:.L396])" office:value-type="float" office:value="24.5" calcext:value-type="float">
            <text:p>24.5</text:p>
          </table:table-cell>
          <table:table-cell table:formula="of:=AVERAGE([.M396:.N396])" office:value-type="float" office:value="-18" calcext:value-type="float">
            <text:p>-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396]=1; RANDBETWEEN(4; 7); RANDBETWEEN(1; 5))" office:value-type="float" office:value="4" calcext:value-type="float">
            <text:p>4</text:p>
          </table:table-cell>
          <table:table-cell table:formula="of:=[.S396]*[.T396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5" office:value-type="float" office:value="324" calcext:value-type="float">
            <text:p>324</text:p>
          </table:table-cell>
          <table:table-cell table:style-name="ce17" office:value-type="date" office:date-value="2025-11-30" calcext:value-type="date">
            <text:p>11/30/25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57" calcext:value-type="float">
            <text:p>57</text:p>
          </table:table-cell>
          <table:table-cell table:formula="of:=[.G397]*[.J397]" office:value-type="float" office:value="5.94953565302546" calcext:value-type="float">
            <text:p>5.95</text:p>
          </table:table-cell>
          <table:table-cell table:formula="of:=RANDBETWEEN(2; 10)* RAND()" office:value-type="float" office:value="0.0483702085611826" calcext:value-type="float">
            <text:p>0.05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AVERAGE([.K397:.L397])" office:value-type="float" office:value="33.5" calcext:value-type="float">
            <text:p>33.5</text:p>
          </table:table-cell>
          <table:table-cell table:formula="of:=AVERAGE([.M397:.N397])"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397]=1; RANDBETWEEN(4; 7); RANDBETWEEN(1; 5))" office:value-type="float" office:value="4" calcext:value-type="float">
            <text:p>4</text:p>
          </table:table-cell>
          <table:table-cell table:formula="of:=[.S397]*[.T397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5" office:value-type="float" office:value="325" calcext:value-type="float">
            <text:p>325</text:p>
          </table:table-cell>
          <table:table-cell table:style-name="ce17" office:value-type="date" office:date-value="2025-12-01" calcext:value-type="date">
            <text:p>12/01/25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table:formula="of:=[.G398]*[.J398]" office:value-type="float" office:value="334.39360072273" calcext:value-type="float">
            <text:p>334.39</text:p>
          </table:table-cell>
          <table:table-cell table:formula="of:=RANDBETWEEN(2; 10)* RAND()" office:value-type="float" office:value="4.02883856292446" calcext:value-type="float">
            <text:p>4.03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AVERAGE([.K398:.L398])" office:value-type="float" office:value="25" calcext:value-type="float">
            <text:p>25</text:p>
          </table:table-cell>
          <table:table-cell table:formula="of:=AVERAGE([.M398:.N398])" office:value-type="float" office:value="-18.5" calcext:value-type="float">
            <text:p>-18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398]=1; RANDBETWEEN(4; 7); RANDBETWEEN(1; 5))" office:value-type="float" office:value="5" calcext:value-type="float">
            <text:p>5</text:p>
          </table:table-cell>
          <table:table-cell table:formula="of:=[.S398]*[.T398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5" office:value-type="float" office:value="330" calcext:value-type="float">
            <text:p>330</text:p>
          </table:table-cell>
          <table:table-cell table:style-name="ce17" office:value-type="date" office:date-value="2025-12-06" calcext:value-type="date">
            <text:p>12/06/25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43" calcext:value-type="float">
            <text:p>43</text:p>
          </table:table-cell>
          <table:table-cell table:formula="of:=[.G399]*[.J399]" office:value-type="float" office:value="715.368230174574" calcext:value-type="float">
            <text:p>715.37</text:p>
          </table:table-cell>
          <table:table-cell table:formula="of:=RANDBETWEEN(2; 10)* RAND()" office:value-type="float" office:value="6.6856843941549" calcext:value-type="float">
            <text:p>6.69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AVERAGE([.K399:.L399])" office:value-type="float" office:value="23" calcext:value-type="float">
            <text:p>23</text:p>
          </table:table-cell>
          <table:table-cell table:formula="of:=AVERAGE([.M399:.N399])"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399]=1; RANDBETWEEN(4; 7); RANDBETWEEN(1; 5))" office:value-type="float" office:value="1" calcext:value-type="float">
            <text:p>1</text:p>
          </table:table-cell>
          <table:table-cell table:formula="of:=[.S399]*[.T399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5" office:value-type="float" office:value="331" calcext:value-type="float">
            <text:p>331</text:p>
          </table:table-cell>
          <table:table-cell table:style-name="ce17" office:value-type="date" office:date-value="2025-12-07" calcext:value-type="date">
            <text:p>12/07/25</text:p>
          </table:table-cell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table:formula="of:=[.G400]*[.J400]" office:value-type="float" office:value="224.532019562131" calcext:value-type="float">
            <text:p>224.53</text:p>
          </table:table-cell>
          <table:table-cell table:formula="of:=RANDBETWEEN(2; 10)* RAND()" office:value-type="float" office:value="2.22308930259536" calcext:value-type="float">
            <text:p>2.22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AVERAGE([.K400:.L400])" office:value-type="float" office:value="20.5" calcext:value-type="float">
            <text:p>20.5</text:p>
          </table:table-cell>
          <table:table-cell table:formula="of:=AVERAGE([.M400:.N400])" office:value-type="float" office:value="-16.5" calcext:value-type="float">
            <text:p>-16.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400]=1; RANDBETWEEN(4; 7); RANDBETWEEN(1; 5))" office:value-type="float" office:value="7" calcext:value-type="float">
            <text:p>7</text:p>
          </table:table-cell>
          <table:table-cell table:formula="of:=[.S400]*[.T400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5" office:value-type="float" office:value="332" calcext:value-type="float">
            <text:p>332</text:p>
          </table:table-cell>
          <table:table-cell table:style-name="ce17" office:value-type="date" office:date-value="2025-12-08" calcext:value-type="date">
            <text:p>12/08/25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table:formula="of:=[.G401]*[.J401]" office:value-type="float" office:value="288.178233884242" calcext:value-type="float">
            <text:p>288.18</text:p>
          </table:table-cell>
          <table:table-cell table:formula="of:=RANDBETWEEN(2; 10)* RAND()" office:value-type="float" office:value="1.88351786852446" calcext:value-type="float">
            <text:p>1.88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AVERAGE([.K401:.L401])" office:value-type="float" office:value="17.5" calcext:value-type="float">
            <text:p>17.5</text:p>
          </table:table-cell>
          <table:table-cell table:formula="of:=AVERAGE([.M401:.N401])"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401]=1; RANDBETWEEN(4; 7); RANDBETWEEN(1; 5))" office:value-type="float" office:value="7" calcext:value-type="float">
            <text:p>7</text:p>
          </table:table-cell>
          <table:table-cell table:formula="of:=[.S401]*[.T401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15" office:value-type="float" office:value="334" calcext:value-type="float">
            <text:p>334</text:p>
          </table:table-cell>
          <table:table-cell table:style-name="ce17" office:value-type="date" office:date-value="2025-12-10" calcext:value-type="date">
            <text:p>12/10/25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table:formula="of:=[.G402]*[.J402]" office:value-type="float" office:value="93.895167381406" calcext:value-type="float">
            <text:p>93.90</text:p>
          </table:table-cell>
          <table:table-cell table:formula="of:=RANDBETWEEN(2; 10)* RAND()" office:value-type="float" office:value="1.0318150261693" calcext:value-type="float">
            <text:p>1.03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AVERAGE([.K402:.L402])" office:value-type="float" office:value="23.5" calcext:value-type="float">
            <text:p>23.5</text:p>
          </table:table-cell>
          <table:table-cell table:formula="of:=AVERAGE([.M402:.N402])"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402]=1; RANDBETWEEN(4; 7); RANDBETWEEN(1; 5))" office:value-type="float" office:value="1" calcext:value-type="float">
            <text:p>1</text:p>
          </table:table-cell>
          <table:table-cell table:formula="of:=[.S402]*[.T402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15" office:value-type="float" office:value="335" calcext:value-type="float">
            <text:p>335</text:p>
          </table:table-cell>
          <table:table-cell table:style-name="ce17" office:value-type="date" office:date-value="2025-12-11" calcext:value-type="date">
            <text:p>12/11/25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97" calcext:value-type="float">
            <text:p>97</text:p>
          </table:table-cell>
          <table:table-cell table:formula="of:=[.G403]*[.J403]" office:value-type="float" office:value="220.04441787854" calcext:value-type="float">
            <text:p>220.04</text:p>
          </table:table-cell>
          <table:table-cell table:formula="of:=RANDBETWEEN(2; 10)* RAND()" office:value-type="float" office:value="1.69264936829646" calcext:value-type="float">
            <text:p>1.69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AVERAGE([.K403:.L403])" office:value-type="float" office:value="22" calcext:value-type="float">
            <text:p>22</text:p>
          </table:table-cell>
          <table:table-cell table:formula="of:=AVERAGE([.M403:.N403])" office:value-type="float" office:value="-20.5" calcext:value-type="float">
            <text:p>-20.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403]=1; RANDBETWEEN(4; 7); RANDBETWEEN(1; 5))" office:value-type="float" office:value="1" calcext:value-type="float">
            <text:p>1</text:p>
          </table:table-cell>
          <table:table-cell table:formula="of:=[.S403]*[.T403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5" office:value-type="float" office:value="337" calcext:value-type="float">
            <text:p>337</text:p>
          </table:table-cell>
          <table:table-cell table:style-name="ce17" office:value-type="date" office:date-value="2025-12-13" calcext:value-type="date">
            <text:p>12/13/25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table:formula="of:=[.G404]*[.J404]" office:value-type="float" office:value="535.216197782723" calcext:value-type="float">
            <text:p>535.22</text:p>
          </table:table-cell>
          <table:table-cell table:formula="of:=RANDBETWEEN(2; 10)* RAND()" office:value-type="float" office:value="6.77488857952814" calcext:value-type="float">
            <text:p>6.77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AVERAGE([.K404:.L404])" office:value-type="float" office:value="22.5" calcext:value-type="float">
            <text:p>22.5</text:p>
          </table:table-cell>
          <table:table-cell table:formula="of:=AVERAGE([.M404:.N404])" office:value-type="float" office:value="-18.5" calcext:value-type="float">
            <text:p>-18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404]=1; RANDBETWEEN(4; 7); RANDBETWEEN(1; 5))" office:value-type="float" office:value="5" calcext:value-type="float">
            <text:p>5</text:p>
          </table:table-cell>
          <table:table-cell table:formula="of:=[.S404]*[.T404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15" office:value-type="float" office:value="339" calcext:value-type="float">
            <text:p>339</text:p>
          </table:table-cell>
          <table:table-cell table:style-name="ce17" office:value-type="date" office:date-value="2025-12-15" calcext:value-type="date">
            <text:p>12/15/25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formula="of:=[.G405]*[.J405]" office:value-type="float" office:value="40.3116442201242" calcext:value-type="float">
            <text:p>40.31</text:p>
          </table:table-cell>
          <table:table-cell table:formula="of:=RANDBETWEEN(2; 10)* RAND()" office:value-type="float" office:value="0.77522392731008" calcext:value-type="float">
            <text:p>0.78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AVERAGE([.K405:.L405])" office:value-type="float" office:value="33" calcext:value-type="float">
            <text:p>33</text:p>
          </table:table-cell>
          <table:table-cell table:formula="of:=AVERAGE([.M405:.N405])"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405]=1; RANDBETWEEN(4; 7); RANDBETWEEN(1; 5))" office:value-type="float" office:value="5" calcext:value-type="float">
            <text:p>5</text:p>
          </table:table-cell>
          <table:table-cell table:formula="of:=[.S405]*[.T405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15" office:value-type="float" office:value="340" calcext:value-type="float">
            <text:p>340</text:p>
          </table:table-cell>
          <table:table-cell table:style-name="ce17" office:value-type="date" office:date-value="2025-12-16" calcext:value-type="date">
            <text:p>12/16/25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table:formula="of:=[.G406]*[.J406]" office:value-type="float" office:value="27.2522267252632" calcext:value-type="float">
            <text:p>27.25</text:p>
          </table:table-cell>
          <table:table-cell table:formula="of:=RANDBETWEEN(2; 10)* RAND()" office:value-type="float" office:value="0.289917305587906" calcext:value-type="float">
            <text:p>0.29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AVERAGE([.K406:.L406])" office:value-type="float" office:value="33" calcext:value-type="float">
            <text:p>33</text:p>
          </table:table-cell>
          <table:table-cell table:formula="of:=AVERAGE([.M406:.N406])" office:value-type="float" office:value="-17" calcext:value-type="float">
            <text:p>-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406]=1; RANDBETWEEN(4; 7); RANDBETWEEN(1; 5))" office:value-type="float" office:value="2" calcext:value-type="float">
            <text:p>2</text:p>
          </table:table-cell>
          <table:table-cell table:formula="of:=[.S406]*[.T406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15" office:value-type="float" office:value="341" calcext:value-type="float">
            <text:p>341</text:p>
          </table:table-cell>
          <table:table-cell table:style-name="ce17" office:value-type="date" office:date-value="2025-12-17" calcext:value-type="date">
            <text:p>12/17/25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table:formula="of:=[.G407]*[.J407]" office:value-type="float" office:value="84.1259219764599" calcext:value-type="float">
            <text:p>84.13</text:p>
          </table:table-cell>
          <table:table-cell table:formula="of:=RANDBETWEEN(2; 10)* RAND()" office:value-type="float" office:value="1.27463518146151" calcext:value-type="float">
            <text:p>1.27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AVERAGE([.K407:.L407])" office:value-type="float" office:value="27.5" calcext:value-type="float">
            <text:p>27.5</text:p>
          </table:table-cell>
          <table:table-cell table:formula="of:=AVERAGE([.M407:.N407])" office:value-type="float" office:value="-28.5" calcext:value-type="float">
            <text:p>-28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407]=1; RANDBETWEEN(4; 7); RANDBETWEEN(1; 5))" office:value-type="float" office:value="5" calcext:value-type="float">
            <text:p>5</text:p>
          </table:table-cell>
          <table:table-cell table:formula="of:=[.S407]*[.T407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15" office:value-type="float" office:value="342" calcext:value-type="float">
            <text:p>342</text:p>
          </table:table-cell>
          <table:table-cell table:style-name="ce17" office:value-type="date" office:date-value="2025-12-18" calcext:value-type="date">
            <text:p>12/18/25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G408]*[.J408]" office:value-type="float" office:value="98.7125310282694" calcext:value-type="float">
            <text:p>98.71</text:p>
          </table:table-cell>
          <table:table-cell table:formula="of:=RANDBETWEEN(2; 10)* RAND()" office:value-type="float" office:value="2.5310905391864" calcext:value-type="float">
            <text:p>2.53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AVERAGE([.K408:.L408])" office:value-type="float" office:value="14" calcext:value-type="float">
            <text:p>14</text:p>
          </table:table-cell>
          <table:table-cell table:formula="of:=AVERAGE([.M408:.N408])" office:value-type="float" office:value="-16" calcext:value-type="float">
            <text:p>-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408]=1; RANDBETWEEN(4; 7); RANDBETWEEN(1; 5))" office:value-type="float" office:value="4" calcext:value-type="float">
            <text:p>4</text:p>
          </table:table-cell>
          <table:table-cell table:formula="of:=[.S408]*[.T408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15" office:value-type="float" office:value="343" calcext:value-type="float">
            <text:p>343</text:p>
          </table:table-cell>
          <table:table-cell table:style-name="ce17" office:value-type="date" office:date-value="2025-12-19" calcext:value-type="date">
            <text:p>12/19/25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formula="of:=[.G409]*[.J409]" office:value-type="float" office:value="98.2158583867396" calcext:value-type="float">
            <text:p>98.22</text:p>
          </table:table-cell>
          <table:table-cell table:formula="of:=RANDBETWEEN(2; 10)* RAND()" office:value-type="float" office:value="2.58462785228262" calcext:value-type="float">
            <text:p>2.58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AVERAGE([.K409:.L409])" office:value-type="float" office:value="19" calcext:value-type="float">
            <text:p>19</text:p>
          </table:table-cell>
          <table:table-cell table:formula="of:=AVERAGE([.M409:.N409])" office:value-type="float" office:value="-31" calcext:value-type="float">
            <text:p>-3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409]=1; RANDBETWEEN(4; 7); RANDBETWEEN(1; 5))" office:value-type="float" office:value="2" calcext:value-type="float">
            <text:p>2</text:p>
          </table:table-cell>
          <table:table-cell table:formula="of:=[.S409]*[.T409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5" office:value-type="float" office:value="345" calcext:value-type="float">
            <text:p>345</text:p>
          </table:table-cell>
          <table:table-cell table:style-name="ce17" office:value-type="date" office:date-value="2025-12-21" calcext:value-type="date">
            <text:p>12/21/25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formula="of:=[.G410]*[.J410]" office:value-type="float" office:value="135.112302239929" calcext:value-type="float">
            <text:p>135.11</text:p>
          </table:table-cell>
          <table:table-cell table:formula="of:=RANDBETWEEN(2; 10)* RAND()" office:value-type="float" office:value="2.75739392326385" calcext:value-type="float">
            <text:p>2.76</text:p>
          </table:table-cell>
          <table:table-cell table:formula="of:=RANDBETWEEN(7;35)" office:value-type="float" office:value="8" calcext:value-type="float">
            <text:p>8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AVERAGE([.K410:.L410])" office:value-type="float" office:value="10" calcext:value-type="float">
            <text:p>10</text:p>
          </table:table-cell>
          <table:table-cell table:formula="of:=AVERAGE([.M410:.N410])" office:value-type="float" office:value="-18" calcext:value-type="float">
            <text:p>-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410]=1; RANDBETWEEN(4; 7); RANDBETWEEN(1; 5))" office:value-type="float" office:value="5" calcext:value-type="float">
            <text:p>5</text:p>
          </table:table-cell>
          <table:table-cell table:formula="of:=[.S410]*[.T410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5" office:value-type="float" office:value="347" calcext:value-type="float">
            <text:p>347</text:p>
          </table:table-cell>
          <table:table-cell table:style-name="ce17" office:value-type="date" office:date-value="2025-12-23" calcext:value-type="date">
            <text:p>12/23/25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table:formula="of:=[.G411]*[.J411]" office:value-type="float" office:value="283.756449633615" calcext:value-type="float">
            <text:p>283.76</text:p>
          </table:table-cell>
          <table:table-cell table:formula="of:=RANDBETWEEN(2; 10)* RAND()" office:value-type="float" office:value="4.43369452552524" calcext:value-type="float">
            <text:p>4.43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AVERAGE([.K411:.L411])" office:value-type="float" office:value="23" calcext:value-type="float">
            <text:p>23</text:p>
          </table:table-cell>
          <table:table-cell table:formula="of:=AVERAGE([.M411:.N411])" office:value-type="float" office:value="-11.5" calcext:value-type="float">
            <text:p>-11.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411]=1; RANDBETWEEN(4; 7); RANDBETWEEN(1; 5))" office:value-type="float" office:value="5" calcext:value-type="float">
            <text:p>5</text:p>
          </table:table-cell>
          <table:table-cell table:formula="of:=[.S411]*[.T411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15" office:value-type="float" office:value="348" calcext:value-type="float">
            <text:p>348</text:p>
          </table:table-cell>
          <table:table-cell table:style-name="ce17" office:value-type="date" office:date-value="2025-12-24" calcext:value-type="date">
            <text:p>12/24/25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table:formula="of:=[.G412]*[.J412]" office:value-type="float" office:value="589.150113162886" calcext:value-type="float">
            <text:p>589.15</text:p>
          </table:table-cell>
          <table:table-cell table:formula="of:=RANDBETWEEN(2; 10)* RAND()" office:value-type="float" office:value="5.61095345869415" calcext:value-type="float">
            <text:p>5.61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AVERAGE([.K412:.L412])" office:value-type="float" office:value="30" calcext:value-type="float">
            <text:p>30</text:p>
          </table:table-cell>
          <table:table-cell table:formula="of:=AVERAGE([.M412:.N412])" office:value-type="float" office:value="-27.5" calcext:value-type="float">
            <text:p>-27.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412]=1; RANDBETWEEN(4; 7); RANDBETWEEN(1; 5))" office:value-type="float" office:value="7" calcext:value-type="float">
            <text:p>7</text:p>
          </table:table-cell>
          <table:table-cell table:formula="of:=[.S412]*[.T412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5" office:value-type="float" office:value="349" calcext:value-type="float">
            <text:p>349</text:p>
          </table:table-cell>
          <table:table-cell table:style-name="ce17" office:value-type="date" office:date-value="2025-12-25" calcext:value-type="date">
            <text:p>12/25/25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table:formula="of:=[.G413]*[.J413]" office:value-type="float" office:value="166.768517152832" calcext:value-type="float">
            <text:p>166.77</text:p>
          </table:table-cell>
          <table:table-cell table:formula="of:=RANDBETWEEN(2; 10)* RAND()" office:value-type="float" office:value="1.9619825547392" calcext:value-type="float">
            <text:p>1.96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AVERAGE([.K413:.L413])" office:value-type="float" office:value="14" calcext:value-type="float">
            <text:p>14</text:p>
          </table:table-cell>
          <table:table-cell table:formula="of:=AVERAGE([.M413:.N413])"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413]=1; RANDBETWEEN(4; 7); RANDBETWEEN(1; 5))" office:value-type="float" office:value="5" calcext:value-type="float">
            <text:p>5</text:p>
          </table:table-cell>
          <table:table-cell table:formula="of:=[.S413]*[.T413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5" office:value-type="float" office:value="350" calcext:value-type="float">
            <text:p>350</text:p>
          </table:table-cell>
          <table:table-cell table:style-name="ce17" office:value-type="date" office:date-value="2025-12-26" calcext:value-type="date">
            <text:p>12/26/25</text:p>
          </table:table-cell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formula="of:=[.G414]*[.J414]" office:value-type="float" office:value="233.079582288645" calcext:value-type="float">
            <text:p>233.08</text:p>
          </table:table-cell>
          <table:table-cell table:formula="of:=RANDBETWEEN(2; 10)* RAND()" office:value-type="float" office:value="3.64186847326008" calcext:value-type="float">
            <text:p>3.64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AVERAGE([.K414:.L414])" office:value-type="float" office:value="27.5" calcext:value-type="float">
            <text:p>27.5</text:p>
          </table:table-cell>
          <table:table-cell table:formula="of:=AVERAGE([.M414:.N414])"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414]=1; RANDBETWEEN(4; 7); RANDBETWEEN(1; 5))" office:value-type="float" office:value="6" calcext:value-type="float">
            <text:p>6</text:p>
          </table:table-cell>
          <table:table-cell table:formula="of:=[.S414]*[.T414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15" office:value-type="float" office:value="351" calcext:value-type="float">
            <text:p>351</text:p>
          </table:table-cell>
          <table:table-cell table:style-name="ce17" office:value-type="date" office:date-value="2025-12-27" calcext:value-type="date">
            <text:p>12/27/25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table:formula="of:=[.G415]*[.J415]" office:value-type="float" office:value="179.695433488852" calcext:value-type="float">
            <text:p>179.70</text:p>
          </table:table-cell>
          <table:table-cell table:formula="of:=RANDBETWEEN(2; 10)* RAND()" office:value-type="float" office:value="2.94582677850576" calcext:value-type="float">
            <text:p>2.95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AVERAGE([.K415:.L415])" office:value-type="float" office:value="18.5" calcext:value-type="float">
            <text:p>18.5</text:p>
          </table:table-cell>
          <table:table-cell table:formula="of:=AVERAGE([.M415:.N415])" office:value-type="float" office:value="-30.5" calcext:value-type="float">
            <text:p>-30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415]=1; RANDBETWEEN(4; 7); RANDBETWEEN(1; 5))" office:value-type="float" office:value="5" calcext:value-type="float">
            <text:p>5</text:p>
          </table:table-cell>
          <table:table-cell table:formula="of:=[.S415]*[.T415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5" office:value-type="float" office:value="353" calcext:value-type="float">
            <text:p>353</text:p>
          </table:table-cell>
          <table:table-cell table:style-name="ce17" office:value-type="date" office:date-value="2025-12-29" calcext:value-type="date">
            <text:p>12/29/25</text:p>
          </table:table-cell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G416]*[.J416]" office:value-type="float" office:value="28.3420864775514" calcext:value-type="float">
            <text:p>28.34</text:p>
          </table:table-cell>
          <table:table-cell table:formula="of:=RANDBETWEEN(2; 10)* RAND()" office:value-type="float" office:value="2.57655331614103" calcext:value-type="float">
            <text:p>2.58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AVERAGE([.K416:.L416])" office:value-type="float" office:value="22" calcext:value-type="float">
            <text:p>22</text:p>
          </table:table-cell>
          <table:table-cell table:formula="of:=AVERAGE([.M416:.N416])" office:value-type="float" office:value="-29.5" calcext:value-type="float">
            <text:p>-29.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416]=1; RANDBETWEEN(4; 7); RANDBETWEEN(1; 5))" office:value-type="float" office:value="7" calcext:value-type="float">
            <text:p>7</text:p>
          </table:table-cell>
          <table:table-cell table:formula="of:=[.S416]*[.T416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15" office:value-type="float" office:value="354" calcext:value-type="float">
            <text:p>354</text:p>
          </table:table-cell>
          <table:table-cell table:style-name="ce17" office:value-type="date" office:date-value="2025-12-30" calcext:value-type="date">
            <text:p>12/30/25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table:formula="of:=[.G417]*[.J417]" office:value-type="float" office:value="212.294843116567" calcext:value-type="float">
            <text:p>212.29</text:p>
          </table:table-cell>
          <table:table-cell table:formula="of:=RANDBETWEEN(2; 10)* RAND()" office:value-type="float" office:value="2.30755264257139" calcext:value-type="float">
            <text:p>2.31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AVERAGE([.K417:.L417])" office:value-type="float" office:value="25" calcext:value-type="float">
            <text:p>25</text:p>
          </table:table-cell>
          <table:table-cell table:formula="of:=AVERAGE([.M417:.N417])" office:value-type="float" office:value="-26.5" calcext:value-type="float">
            <text:p>-26.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417]=1; RANDBETWEEN(4; 7); RANDBETWEEN(1; 5))" office:value-type="float" office:value="4" calcext:value-type="float">
            <text:p>4</text:p>
          </table:table-cell>
          <table:table-cell table:formula="of:=[.S417]*[.T417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15" office:value-type="float" office:value="355" calcext:value-type="float">
            <text:p>355</text:p>
          </table:table-cell>
          <table:table-cell table:style-name="ce17" office:value-type="date" office:date-value="2025-12-31" calcext:value-type="date">
            <text:p>12/31/25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91" calcext:value-type="float">
            <text:p>91</text:p>
          </table:table-cell>
          <table:table-cell table:formula="of:=[.G418]*[.J418]" office:value-type="float" office:value="363.802407712477" calcext:value-type="float">
            <text:p>363.80</text:p>
          </table:table-cell>
          <table:table-cell table:formula="of:=RANDBETWEEN(2; 10)* RAND()" office:value-type="float" office:value="2.91041926169982" calcext:value-type="float">
            <text:p>2.91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AVERAGE([.K418:.L418])" office:value-type="float" office:value="18.5" calcext:value-type="float">
            <text:p>18.5</text:p>
          </table:table-cell>
          <table:table-cell table:formula="of:=AVERAGE([.M418:.N418])"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418]=1; RANDBETWEEN(4; 7); RANDBETWEEN(1; 5))" office:value-type="float" office:value="6" calcext:value-type="float">
            <text:p>6</text:p>
          </table:table-cell>
          <table:table-cell table:formula="of:=[.S418]*[.T418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15" office:value-type="float" office:value="356" calcext:value-type="float">
            <text:p>356</text:p>
          </table:table-cell>
          <table:table-cell table:style-name="ce17" office:value-type="date" office:date-value="2026-01-01" calcext:value-type="date">
            <text:p>01/01/26</text:p>
          </table:table-cell>
          <table:table-cell office:value-type="string" calcext:value-type="string">
            <text:p>F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97" calcext:value-type="float">
            <text:p>97</text:p>
          </table:table-cell>
          <table:table-cell table:formula="of:=[.G419]*[.J419]" office:value-type="float" office:value="856.037097219524" calcext:value-type="float">
            <text:p>856.04</text:p>
          </table:table-cell>
          <table:table-cell table:formula="of:=RANDBETWEEN(2; 10)* RAND()" office:value-type="float" office:value="6.84829677775619" calcext:value-type="float">
            <text:p>6.85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AVERAGE([.K419:.L419])" office:value-type="float" office:value="23" calcext:value-type="float">
            <text:p>23</text:p>
          </table:table-cell>
          <table:table-cell table:formula="of:=AVERAGE([.M419:.N419])"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419]=1; RANDBETWEEN(4; 7); RANDBETWEEN(1; 5))" office:value-type="float" office:value="1" calcext:value-type="float">
            <text:p>1</text:p>
          </table:table-cell>
          <table:table-cell table:formula="of:=[.S419]*[.T419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15" office:value-type="float" office:value="357" calcext:value-type="float">
            <text:p>357</text:p>
          </table:table-cell>
          <table:table-cell table:style-name="ce17" office:value-type="date" office:date-value="2026-01-02" calcext:value-type="date">
            <text:p>01/02/26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[.G420]*[.J420]" office:value-type="float" office:value="72.2069126739271" calcext:value-type="float">
            <text:p>72.21</text:p>
          </table:table-cell>
          <table:table-cell table:formula="of:=RANDBETWEEN(2; 10)* RAND()" office:value-type="float" office:value="0.880572105779598" calcext:value-type="float">
            <text:p>0.88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AVERAGE([.K420:.L420])" office:value-type="float" office:value="24" calcext:value-type="float">
            <text:p>24</text:p>
          </table:table-cell>
          <table:table-cell table:formula="of:=AVERAGE([.M420:.N420])" office:value-type="float" office:value="-9.5" calcext:value-type="float">
            <text:p>-9.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420]=1; RANDBETWEEN(4; 7); RANDBETWEEN(1; 5))" office:value-type="float" office:value="5" calcext:value-type="float">
            <text:p>5</text:p>
          </table:table-cell>
          <table:table-cell table:formula="of:=[.S420]*[.T420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15" office:value-type="float" office:value="358" calcext:value-type="float">
            <text:p>358</text:p>
          </table:table-cell>
          <table:table-cell table:style-name="ce17" office:value-type="date" office:date-value="2026-01-03" calcext:value-type="date">
            <text:p>01/03/26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table:formula="of:=[.G421]*[.J421]" office:value-type="float" office:value="54.6065586286565" calcext:value-type="float">
            <text:p>54.61</text:p>
          </table:table-cell>
          <table:table-cell table:formula="of:=RANDBETWEEN(2; 10)* RAND()" office:value-type="float" office:value="0.737926467954817" calcext:value-type="float">
            <text:p>0.74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AVERAGE([.K421:.L421])" office:value-type="float" office:value="17.5" calcext:value-type="float">
            <text:p>17.5</text:p>
          </table:table-cell>
          <table:table-cell table:formula="of:=AVERAGE([.M421:.N421])" office:value-type="float" office:value="-35" calcext:value-type="float">
            <text:p>-3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421]=1; RANDBETWEEN(4; 7); RANDBETWEEN(1; 5))" office:value-type="float" office:value="2" calcext:value-type="float">
            <text:p>2</text:p>
          </table:table-cell>
          <table:table-cell table:formula="of:=[.S421]*[.T421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5" office:value-type="float" office:value="359" calcext:value-type="float">
            <text:p>359</text:p>
          </table:table-cell>
          <table:table-cell table:style-name="ce17" office:value-type="date" office:date-value="2026-01-04" calcext:value-type="date">
            <text:p>01/04/26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table:formula="of:=[.G422]*[.J422]" office:value-type="float" office:value="438.801213363834" calcext:value-type="float">
            <text:p>438.80</text:p>
          </table:table-cell>
          <table:table-cell table:formula="of:=RANDBETWEEN(2; 10)* RAND()" office:value-type="float" office:value="3.65667677803195" calcext:value-type="float">
            <text:p>3.66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AVERAGE([.K422:.L422])" office:value-type="float" office:value="29.5" calcext:value-type="float">
            <text:p>29.5</text:p>
          </table:table-cell>
          <table:table-cell table:formula="of:=AVERAGE([.M422:.N422])"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422]=1; RANDBETWEEN(4; 7); RANDBETWEEN(1; 5))" office:value-type="float" office:value="2" calcext:value-type="float">
            <text:p>2</text:p>
          </table:table-cell>
          <table:table-cell table:formula="of:=[.S422]*[.T422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5" office:value-type="float" office:value="361" calcext:value-type="float">
            <text:p>361</text:p>
          </table:table-cell>
          <table:table-cell table:style-name="ce17" office:value-type="date" office:date-value="2026-01-06" calcext:value-type="date">
            <text:p>01/06/26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formula="of:=[.G423]*[.J423]" office:value-type="float" office:value="38.2104263387149" calcext:value-type="float">
            <text:p>38.21</text:p>
          </table:table-cell>
          <table:table-cell table:formula="of:=RANDBETWEEN(2; 10)* RAND()" office:value-type="float" office:value="1.00553753522934" calcext:value-type="float">
            <text:p>1.01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AVERAGE([.K423:.L423])" office:value-type="float" office:value="15.5" calcext:value-type="float">
            <text:p>15.5</text:p>
          </table:table-cell>
          <table:table-cell table:formula="of:=AVERAGE([.M423:.N423])"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423]=1; RANDBETWEEN(4; 7); RANDBETWEEN(1; 5))" office:value-type="float" office:value="7" calcext:value-type="float">
            <text:p>7</text:p>
          </table:table-cell>
          <table:table-cell table:formula="of:=[.S423]*[.T423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5" office:value-type="float" office:value="364" calcext:value-type="float">
            <text:p>364</text:p>
          </table:table-cell>
          <table:table-cell table:style-name="ce17" office:value-type="date" office:date-value="2026-01-09" calcext:value-type="date">
            <text:p>01/09/26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table:formula="of:=[.G424]*[.J424]" office:value-type="float" office:value="388.474280445143" calcext:value-type="float">
            <text:p>388.47</text:p>
          </table:table-cell>
          <table:table-cell table:formula="of:=RANDBETWEEN(2; 10)* RAND()" office:value-type="float" office:value="4.04660708797023" calcext:value-type="float">
            <text:p>4.05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AVERAGE([.K424:.L424])" office:value-type="float" office:value="18" calcext:value-type="float">
            <text:p>18</text:p>
          </table:table-cell>
          <table:table-cell table:formula="of:=AVERAGE([.M424:.N424])" office:value-type="float" office:value="-20.5" calcext:value-type="float">
            <text:p>-20.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424]=1; RANDBETWEEN(4; 7); RANDBETWEEN(1; 5))" office:value-type="float" office:value="5" calcext:value-type="float">
            <text:p>5</text:p>
          </table:table-cell>
          <table:table-cell table:formula="of:=[.S424]*[.T424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15" office:value-type="float" office:value="365" calcext:value-type="float">
            <text:p>365</text:p>
          </table:table-cell>
          <table:table-cell table:style-name="ce17" office:value-type="date" office:date-value="2026-01-10" calcext:value-type="date">
            <text:p>01/10/26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table:formula="of:=[.G425]*[.J425]" office:value-type="float" office:value="47.3923495742156" calcext:value-type="float">
            <text:p>47.39</text:p>
          </table:table-cell>
          <table:table-cell table:formula="of:=RANDBETWEEN(2; 10)* RAND()" office:value-type="float" office:value="0.464630878178584" calcext:value-type="float">
            <text:p>0.46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AVERAGE([.K425:.L425])" office:value-type="float" office:value="14" calcext:value-type="float">
            <text:p>14</text:p>
          </table:table-cell>
          <table:table-cell table:formula="of:=AVERAGE([.M425:.N425])" office:value-type="float" office:value="-21.5" calcext:value-type="float">
            <text:p>-21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425]=1; RANDBETWEEN(4; 7); RANDBETWEEN(1; 5))" office:value-type="float" office:value="2" calcext:value-type="float">
            <text:p>2</text:p>
          </table:table-cell>
          <table:table-cell table:formula="of:=[.S425]*[.T425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15" office:value-type="float" office:value="370" calcext:value-type="float">
            <text:p>370</text:p>
          </table:table-cell>
          <table:table-cell table:style-name="ce17" office:value-type="date" office:date-value="2026-01-15" calcext:value-type="date">
            <text:p>01/15/26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90" calcext:value-type="float">
            <text:p>90</text:p>
          </table:table-cell>
          <table:table-cell table:formula="of:=[.G426]*[.J426]" office:value-type="float" office:value="304.390243055657" calcext:value-type="float">
            <text:p>304.39</text:p>
          </table:table-cell>
          <table:table-cell table:formula="of:=RANDBETWEEN(2; 10)* RAND()" office:value-type="float" office:value="2.45476002464239" calcext:value-type="float">
            <text:p>2.45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426:.L426])" office:value-type="float" office:value="26.5" calcext:value-type="float">
            <text:p>26.5</text:p>
          </table:table-cell>
          <table:table-cell table:formula="of:=AVERAGE([.M426:.N426])"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426]=1; RANDBETWEEN(4; 7); RANDBETWEEN(1; 5))" office:value-type="float" office:value="1" calcext:value-type="float">
            <text:p>1</text:p>
          </table:table-cell>
          <table:table-cell table:formula="of:=[.S426]*[.T426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15" office:value-type="float" office:value="372" calcext:value-type="float">
            <text:p>372</text:p>
          </table:table-cell>
          <table:table-cell table:style-name="ce17" office:value-type="date" office:date-value="2026-01-17" calcext:value-type="date">
            <text:p>01/17/26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table:formula="of:=[.G427]*[.J427]" office:value-type="float" office:value="233.223846507653" calcext:value-type="float">
            <text:p>233.22</text:p>
          </table:table-cell>
          <table:table-cell table:formula="of:=RANDBETWEEN(2; 10)* RAND()" office:value-type="float" office:value="1.82206130084104" calcext:value-type="float">
            <text:p>1.82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AVERAGE([.K427:.L427])" office:value-type="float" office:value="17" calcext:value-type="float">
            <text:p>17</text:p>
          </table:table-cell>
          <table:table-cell table:formula="of:=AVERAGE([.M427:.N427])" office:value-type="float" office:value="-28.5" calcext:value-type="float">
            <text:p>-28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427]=1; RANDBETWEEN(4; 7); RANDBETWEEN(1; 5))" office:value-type="float" office:value="4" calcext:value-type="float">
            <text:p>4</text:p>
          </table:table-cell>
          <table:table-cell table:formula="of:=[.S427]*[.T427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15" office:value-type="float" office:value="373" calcext:value-type="float">
            <text:p>373</text:p>
          </table:table-cell>
          <table:table-cell table:style-name="ce17" office:value-type="date" office:date-value="2026-01-18" calcext:value-type="date">
            <text:p>01/18/26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formula="of:=[.G428]*[.J428]" office:value-type="float" office:value="440.640701590069" calcext:value-type="float">
            <text:p>440.64</text:p>
          </table:table-cell>
          <table:table-cell table:formula="of:=RANDBETWEEN(2; 10)* RAND()" office:value-type="float" office:value="5.18400825400081" calcext:value-type="float">
            <text:p>5.18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AVERAGE([.K428:.L428])" office:value-type="float" office:value="25" calcext:value-type="float">
            <text:p>25</text:p>
          </table:table-cell>
          <table:table-cell table:formula="of:=AVERAGE([.M428:.N428])" office:value-type="float" office:value="-28.5" calcext:value-type="float">
            <text:p>-28.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428]=1; RANDBETWEEN(4; 7); RANDBETWEEN(1; 5))" office:value-type="float" office:value="6" calcext:value-type="float">
            <text:p>6</text:p>
          </table:table-cell>
          <table:table-cell table:formula="of:=[.S428]*[.T428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15" office:value-type="float" office:value="375" calcext:value-type="float">
            <text:p>375</text:p>
          </table:table-cell>
          <table:table-cell table:style-name="ce17" office:value-type="date" office:date-value="2026-01-20" calcext:value-type="date">
            <text:p>01/20/26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table:formula="of:=[.G429]*[.J429]" office:value-type="float" office:value="553.435100264078" calcext:value-type="float">
            <text:p>553.44</text:p>
          </table:table-cell>
          <table:table-cell table:formula="of:=RANDBETWEEN(2; 10)* RAND()" office:value-type="float" office:value="6.43529186353579" calcext:value-type="float">
            <text:p>6.44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AVERAGE([.K429:.L429])" office:value-type="float" office:value="25.5" calcext:value-type="float">
            <text:p>25.5</text:p>
          </table:table-cell>
          <table:table-cell table:formula="of:=AVERAGE([.M429:.N429])" office:value-type="float" office:value="-29" calcext:value-type="float">
            <text:p>-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429]=1; RANDBETWEEN(4; 7); RANDBETWEEN(1; 5))" office:value-type="float" office:value="3" calcext:value-type="float">
            <text:p>3</text:p>
          </table:table-cell>
          <table:table-cell table:formula="of:=[.S429]*[.T429]" office:value-type="float" office:value="-3" calcext:value-type="float">
            <text:p>-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15" office:value-type="float" office:value="378" calcext:value-type="float">
            <text:p>378</text:p>
          </table:table-cell>
          <table:table-cell table:style-name="ce17" office:value-type="date" office:date-value="2026-01-23" calcext:value-type="date">
            <text:p>01/23/26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formula="of:=[.G430]*[.J430]" office:value-type="float" office:value="57.8556787186952" calcext:value-type="float">
            <text:p>57.86</text:p>
          </table:table-cell>
          <table:table-cell table:formula="of:=RANDBETWEEN(2; 10)* RAND()" office:value-type="float" office:value="1.56366699239717" calcext:value-type="float">
            <text:p>1.56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AVERAGE([.K430:.L430])" office:value-type="float" office:value="23" calcext:value-type="float">
            <text:p>23</text:p>
          </table:table-cell>
          <table:table-cell table:formula="of:=AVERAGE([.M430:.N430])" office:value-type="float" office:value="-22.5" calcext:value-type="float">
            <text:p>-22.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430]=1; RANDBETWEEN(4; 7); RANDBETWEEN(1; 5))" office:value-type="float" office:value="4" calcext:value-type="float">
            <text:p>4</text:p>
          </table:table-cell>
          <table:table-cell table:formula="of:=[.S430]*[.T430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15" office:value-type="float" office:value="380" calcext:value-type="float">
            <text:p>380</text:p>
          </table:table-cell>
          <table:table-cell table:style-name="ce17" office:value-type="date" office:date-value="2026-01-25" calcext:value-type="date">
            <text:p>01/25/26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table:formula="of:=[.G431]*[.J431]" office:value-type="float" office:value="129.225791074805" calcext:value-type="float">
            <text:p>129.23</text:p>
          </table:table-cell>
          <table:table-cell table:formula="of:=RANDBETWEEN(2; 10)* RAND()" office:value-type="float" office:value="1.61532238843507" calcext:value-type="float">
            <text:p>1.62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431:.L431])" office:value-type="float" office:value="22.5" calcext:value-type="float">
            <text:p>22.5</text:p>
          </table:table-cell>
          <table:table-cell table:formula="of:=AVERAGE([.M431:.N431])"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431]=1; RANDBETWEEN(4; 7); RANDBETWEEN(1; 5))" office:value-type="float" office:value="5" calcext:value-type="float">
            <text:p>5</text:p>
          </table:table-cell>
          <table:table-cell table:formula="of:=[.S431]*[.T431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15" office:value-type="float" office:value="382" calcext:value-type="float">
            <text:p>382</text:p>
          </table:table-cell>
          <table:table-cell table:style-name="ce17" office:value-type="date" office:date-value="2026-01-27" calcext:value-type="date">
            <text:p>01/27/26</text:p>
          </table:table-cell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formula="of:=[.G432]*[.J432]" office:value-type="float" office:value="852.686539039961" calcext:value-type="float">
            <text:p>852.69</text:p>
          </table:table-cell>
          <table:table-cell table:formula="of:=RANDBETWEEN(2; 10)* RAND()" office:value-type="float" office:value="8.97564777936801" calcext:value-type="float">
            <text:p>8.98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432:.L432])" office:value-type="float" office:value="17.5" calcext:value-type="float">
            <text:p>17.5</text:p>
          </table:table-cell>
          <table:table-cell table:formula="of:=AVERAGE([.M432:.N432])"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432]=1; RANDBETWEEN(4; 7); RANDBETWEEN(1; 5))" office:value-type="float" office:value="4" calcext:value-type="float">
            <text:p>4</text:p>
          </table:table-cell>
          <table:table-cell table:formula="of:=[.S432]*[.T432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15" office:value-type="float" office:value="383" calcext:value-type="float">
            <text:p>383</text:p>
          </table:table-cell>
          <table:table-cell table:style-name="ce17" office:value-type="date" office:date-value="2026-01-28" calcext:value-type="date">
            <text:p>01/28/26</text:p>
          </table:table-cell>
          <table:table-cell office:value-type="string" calcext:value-type="string">
            <text:p>F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table:formula="of:=[.G433]*[.J433]" office:value-type="float" office:value="848.68784016919" calcext:value-type="float">
            <text:p>848.69</text:p>
          </table:table-cell>
          <table:table-cell table:formula="of:=RANDBETWEEN(2; 10)* RAND()" office:value-type="float" office:value="6.6303737513218" calcext:value-type="float">
            <text:p>6.63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AVERAGE([.K433:.L433])" office:value-type="float" office:value="30.5" calcext:value-type="float">
            <text:p>30.5</text:p>
          </table:table-cell>
          <table:table-cell table:formula="of:=AVERAGE([.M433:.N433])" office:value-type="float" office:value="-21.5" calcext:value-type="float">
            <text:p>-21.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433]=1; RANDBETWEEN(4; 7); RANDBETWEEN(1; 5))" office:value-type="float" office:value="7" calcext:value-type="float">
            <text:p>7</text:p>
          </table:table-cell>
          <table:table-cell table:formula="of:=[.S433]*[.T433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15" office:value-type="float" office:value="387" calcext:value-type="float">
            <text:p>387</text:p>
          </table:table-cell>
          <table:table-cell table:style-name="ce17" office:value-type="date" office:date-value="2026-02-01" calcext:value-type="date">
            <text:p>02/01/26</text:p>
          </table:table-cell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table:formula="of:=[.G434]*[.J434]" office:value-type="float" office:value="434.966654082066" calcext:value-type="float">
            <text:p>434.97</text:p>
          </table:table-cell>
          <table:table-cell table:formula="of:=RANDBETWEEN(2; 10)* RAND()" office:value-type="float" office:value="7.01559119487203" calcext:value-type="float">
            <text:p>7.02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AVERAGE([.K434:.L434])" office:value-type="float" office:value="15" calcext:value-type="float">
            <text:p>15</text:p>
          </table:table-cell>
          <table:table-cell table:formula="of:=AVERAGE([.M434:.N434])"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434]=1; RANDBETWEEN(4; 7); RANDBETWEEN(1; 5))" office:value-type="float" office:value="7" calcext:value-type="float">
            <text:p>7</text:p>
          </table:table-cell>
          <table:table-cell table:formula="of:=[.S434]*[.T434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15" office:value-type="float" office:value="389" calcext:value-type="float">
            <text:p>389</text:p>
          </table:table-cell>
          <table:table-cell table:style-name="ce17" office:value-type="date" office:date-value="2026-02-03" calcext:value-type="date">
            <text:p>02/03/26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table:formula="of:=[.G435]*[.J435]" office:value-type="float" office:value="80.3866076384664" calcext:value-type="float">
            <text:p>80.39</text:p>
          </table:table-cell>
          <table:table-cell table:formula="of:=RANDBETWEEN(2; 10)* RAND()" office:value-type="float" office:value="0.765586739413966" calcext:value-type="float">
            <text:p>0.77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435:.L435])" office:value-type="float" office:value="14" calcext:value-type="float">
            <text:p>14</text:p>
          </table:table-cell>
          <table:table-cell table:formula="of:=AVERAGE([.M435:.N435])" office:value-type="float" office:value="-19.5" calcext:value-type="float">
            <text:p>-19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435]=1; RANDBETWEEN(4; 7); RANDBETWEEN(1; 5))" office:value-type="float" office:value="6" calcext:value-type="float">
            <text:p>6</text:p>
          </table:table-cell>
          <table:table-cell table:formula="of:=[.S435]*[.T435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5" office:value-type="float" office:value="391" calcext:value-type="float">
            <text:p>391</text:p>
          </table:table-cell>
          <table:table-cell table:style-name="ce17" office:value-type="date" office:date-value="2026-02-05" calcext:value-type="date">
            <text:p>02/05/26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table:formula="of:=[.G436]*[.J436]" office:value-type="float" office:value="468.65479537984" calcext:value-type="float">
            <text:p>468.65</text:p>
          </table:table-cell>
          <table:table-cell table:formula="of:=RANDBETWEEN(2; 10)* RAND()" office:value-type="float" office:value="5.09407386282435" calcext:value-type="float">
            <text:p>5.09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AVERAGE([.K436:.L436])" office:value-type="float" office:value="27.5" calcext:value-type="float">
            <text:p>27.5</text:p>
          </table:table-cell>
          <table:table-cell table:formula="of:=AVERAGE([.M436:.N436])" office:value-type="float" office:value="-13.5" calcext:value-type="float">
            <text:p>-13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436]=1; RANDBETWEEN(4; 7); RANDBETWEEN(1; 5))" office:value-type="float" office:value="7" calcext:value-type="float">
            <text:p>7</text:p>
          </table:table-cell>
          <table:table-cell table:formula="of:=[.S436]*[.T436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15" office:value-type="float" office:value="395" calcext:value-type="float">
            <text:p>395</text:p>
          </table:table-cell>
          <table:table-cell table:style-name="ce17" office:value-type="date" office:date-value="2026-02-09" calcext:value-type="date">
            <text:p>02/09/26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table:formula="of:=[.G437]*[.J437]" office:value-type="float" office:value="42.0891183090668" calcext:value-type="float">
            <text:p>42.09</text:p>
          </table:table-cell>
          <table:table-cell table:formula="of:=RANDBETWEEN(2; 10)* RAND()" office:value-type="float" office:value="0.584571087625928" calcext:value-type="float">
            <text:p>0.58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437:.L437])" office:value-type="float" office:value="24.5" calcext:value-type="float">
            <text:p>24.5</text:p>
          </table:table-cell>
          <table:table-cell table:formula="of:=AVERAGE([.M437:.N437])" office:value-type="float" office:value="-19.5" calcext:value-type="float">
            <text:p>-19.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437]=1; RANDBETWEEN(4; 7); RANDBETWEEN(1; 5))" office:value-type="float" office:value="6" calcext:value-type="float">
            <text:p>6</text:p>
          </table:table-cell>
          <table:table-cell table:formula="of:=[.S437]*[.T437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15" office:value-type="float" office:value="396" calcext:value-type="float">
            <text:p>396</text:p>
          </table:table-cell>
          <table:table-cell table:style-name="ce17" office:value-type="date" office:date-value="2026-02-10" calcext:value-type="date">
            <text:p>02/10/26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formula="of:=[.G438]*[.J438]" office:value-type="float" office:value="6.51021268958262" calcext:value-type="float">
            <text:p>6.51</text:p>
          </table:table-cell>
          <table:table-cell table:formula="of:=RANDBETWEEN(2; 10)* RAND()" office:value-type="float" office:value="0.0793928376778368" calcext:value-type="float">
            <text:p>0.08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438:.L438])" office:value-type="float" office:value="29.5" calcext:value-type="float">
            <text:p>29.5</text:p>
          </table:table-cell>
          <table:table-cell table:formula="of:=AVERAGE([.M438:.N438])" office:value-type="float" office:value="-28.5" calcext:value-type="float">
            <text:p>-28.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438]=1; RANDBETWEEN(4; 7); RANDBETWEEN(1; 5))" office:value-type="float" office:value="2" calcext:value-type="float">
            <text:p>2</text:p>
          </table:table-cell>
          <table:table-cell table:formula="of:=[.S438]*[.T438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5" office:value-type="float" office:value="399" calcext:value-type="float">
            <text:p>399</text:p>
          </table:table-cell>
          <table:table-cell table:style-name="ce17" office:value-type="date" office:date-value="2026-02-13" calcext:value-type="date">
            <text:p>02/13/26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formula="of:=[.G439]*[.J439]" office:value-type="float" office:value="244.161439208975" calcext:value-type="float">
            <text:p>244.16</text:p>
          </table:table-cell>
          <table:table-cell table:formula="of:=RANDBETWEEN(2; 10)* RAND()" office:value-type="float" office:value="4.06935732014959" calcext:value-type="float">
            <text:p>4.07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439:.L439])" office:value-type="float" office:value="18" calcext:value-type="float">
            <text:p>18</text:p>
          </table:table-cell>
          <table:table-cell table:formula="of:=AVERAGE([.M439:.N439])"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439]=1; RANDBETWEEN(4; 7); RANDBETWEEN(1; 5))" office:value-type="float" office:value="7" calcext:value-type="float">
            <text:p>7</text:p>
          </table:table-cell>
          <table:table-cell table:formula="of:=[.S439]*[.T439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5" office:value-type="float" office:value="400" calcext:value-type="float">
            <text:p>400</text:p>
          </table:table-cell>
          <table:table-cell table:style-name="ce17" office:value-type="date" office:date-value="2026-02-14" calcext:value-type="date">
            <text:p>02/14/26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formula="of:=[.G440]*[.J440]" office:value-type="float" office:value="38.1152887507338" calcext:value-type="float">
            <text:p>38.12</text:p>
          </table:table-cell>
          <table:table-cell table:formula="of:=RANDBETWEEN(2; 10)* RAND()" office:value-type="float" office:value="0.907506875017472" calcext:value-type="float">
            <text:p>0.91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AVERAGE([.K440:.L440])" office:value-type="float" office:value="20" calcext:value-type="float">
            <text:p>20</text:p>
          </table:table-cell>
          <table:table-cell table:formula="of:=AVERAGE([.M440:.N440])"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440]=1; RANDBETWEEN(4; 7); RANDBETWEEN(1; 5))" office:value-type="float" office:value="5" calcext:value-type="float">
            <text:p>5</text:p>
          </table:table-cell>
          <table:table-cell table:formula="of:=[.S440]*[.T440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15" office:value-type="float" office:value="402" calcext:value-type="float">
            <text:p>402</text:p>
          </table:table-cell>
          <table:table-cell table:style-name="ce17" office:value-type="date" office:date-value="2026-02-16" calcext:value-type="date">
            <text:p>02/16/26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table:formula="of:=[.G441]*[.J441]" office:value-type="float" office:value="428.340320660544" calcext:value-type="float">
            <text:p>428.34</text:p>
          </table:table-cell>
          <table:table-cell table:formula="of:=RANDBETWEEN(2; 10)* RAND()" office:value-type="float" office:value="5.09928953167314" calcext:value-type="float">
            <text:p>5.10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AVERAGE([.K441:.L441])" office:value-type="float" office:value="16" calcext:value-type="float">
            <text:p>16</text:p>
          </table:table-cell>
          <table:table-cell table:formula="of:=AVERAGE([.M441:.N441])"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441]=1; RANDBETWEEN(4; 7); RANDBETWEEN(1; 5))" office:value-type="float" office:value="7" calcext:value-type="float">
            <text:p>7</text:p>
          </table:table-cell>
          <table:table-cell table:formula="of:=[.S441]*[.T441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15" office:value-type="float" office:value="403" calcext:value-type="float">
            <text:p>403</text:p>
          </table:table-cell>
          <table:table-cell table:style-name="ce17" office:value-type="date" office:date-value="2026-02-17" calcext:value-type="date">
            <text:p>02/17/26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table:formula="of:=[.G442]*[.J442]" office:value-type="float" office:value="164.858590635146" calcext:value-type="float">
            <text:p>164.86</text:p>
          </table:table-cell>
          <table:table-cell table:formula="of:=RANDBETWEEN(2; 10)* RAND()" office:value-type="float" office:value="1.29809913885941" calcext:value-type="float">
            <text:p>1.3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AVERAGE([.K442:.L442])" office:value-type="float" office:value="14" calcext:value-type="float">
            <text:p>14</text:p>
          </table:table-cell>
          <table:table-cell table:formula="of:=AVERAGE([.M442:.N442])" office:value-type="float" office:value="-27" calcext:value-type="float">
            <text:p>-2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442]=1; RANDBETWEEN(4; 7); RANDBETWEEN(1; 5))" office:value-type="float" office:value="4" calcext:value-type="float">
            <text:p>4</text:p>
          </table:table-cell>
          <table:table-cell table:formula="of:=[.S442]*[.T442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5" office:value-type="float" office:value="404" calcext:value-type="float">
            <text:p>404</text:p>
          </table:table-cell>
          <table:table-cell table:style-name="ce17" office:value-type="date" office:date-value="2026-02-18" calcext:value-type="date">
            <text:p>02/18/26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formula="of:=[.G443]*[.J443]" office:value-type="float" office:value="290.321362468837" calcext:value-type="float">
            <text:p>290.32</text:p>
          </table:table-cell>
          <table:table-cell table:formula="of:=RANDBETWEEN(2; 10)* RAND()" office:value-type="float" office:value="3.45620669605759" calcext:value-type="float">
            <text:p>3.46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AVERAGE([.K443:.L443])" office:value-type="float" office:value="21.5" calcext:value-type="float">
            <text:p>21.5</text:p>
          </table:table-cell>
          <table:table-cell table:formula="of:=AVERAGE([.M443:.N443])" office:value-type="float" office:value="-31" calcext:value-type="float">
            <text:p>-3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443]=1; RANDBETWEEN(4; 7); RANDBETWEEN(1; 5))" office:value-type="float" office:value="4" calcext:value-type="float">
            <text:p>4</text:p>
          </table:table-cell>
          <table:table-cell table:formula="of:=[.S443]*[.T443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15" office:value-type="float" office:value="405" calcext:value-type="float">
            <text:p>405</text:p>
          </table:table-cell>
          <table:table-cell table:style-name="ce17" office:value-type="date" office:date-value="2026-02-19" calcext:value-type="date">
            <text:p>02/19/26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table:formula="of:=[.G444]*[.J444]" office:value-type="float" office:value="329.504052609933" calcext:value-type="float">
            <text:p>329.50</text:p>
          </table:table-cell>
          <table:table-cell table:formula="of:=RANDBETWEEN(2; 10)* RAND()" office:value-type="float" office:value="3.13813383438032" calcext:value-type="float">
            <text:p>3.14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AVERAGE([.K444:.L444])" office:value-type="float" office:value="31" calcext:value-type="float">
            <text:p>31</text:p>
          </table:table-cell>
          <table:table-cell table:formula="of:=AVERAGE([.M444:.N444])" office:value-type="float" office:value="-26.5" calcext:value-type="float">
            <text:p>-26.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444]=1; RANDBETWEEN(4; 7); RANDBETWEEN(1; 5))" office:value-type="float" office:value="7" calcext:value-type="float">
            <text:p>7</text:p>
          </table:table-cell>
          <table:table-cell table:formula="of:=[.S444]*[.T444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15" office:value-type="float" office:value="406" calcext:value-type="float">
            <text:p>406</text:p>
          </table:table-cell>
          <table:table-cell table:style-name="ce17" office:value-type="date" office:date-value="2026-02-20" calcext:value-type="date">
            <text:p>02/20/26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G445]*[.J445]" office:value-type="float" office:value="27.6671671568906" calcext:value-type="float">
            <text:p>27.67</text:p>
          </table:table-cell>
          <table:table-cell table:formula="of:=RANDBETWEEN(2; 10)* RAND()" office:value-type="float" office:value="2.51519701426278" calcext:value-type="float">
            <text:p>2.52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AVERAGE([.K445:.L445])" office:value-type="float" office:value="15" calcext:value-type="float">
            <text:p>15</text:p>
          </table:table-cell>
          <table:table-cell table:formula="of:=AVERAGE([.M445:.N445])" office:value-type="float" office:value="-21" calcext:value-type="float">
            <text:p>-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445]=1; RANDBETWEEN(4; 7); RANDBETWEEN(1; 5))" office:value-type="float" office:value="5" calcext:value-type="float">
            <text:p>5</text:p>
          </table:table-cell>
          <table:table-cell table:formula="of:=[.S445]*[.T445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15" office:value-type="float" office:value="407" calcext:value-type="float">
            <text:p>407</text:p>
          </table:table-cell>
          <table:table-cell table:style-name="ce17" office:value-type="date" office:date-value="2026-02-21" calcext:value-type="date">
            <text:p>02/21/26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table:formula="of:=[.G446]*[.J446]" office:value-type="float" office:value="1009.59547617352" calcext:value-type="float">
            <text:p>1009.60</text:p>
          </table:table-cell>
          <table:table-cell table:formula="of:=RANDBETWEEN(2; 10)* RAND()" office:value-type="float" office:value="7.82632152072498" calcext:value-type="float">
            <text:p>7.83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AVERAGE([.K446:.L446])" office:value-type="float" office:value="21.5" calcext:value-type="float">
            <text:p>21.5</text:p>
          </table:table-cell>
          <table:table-cell table:formula="of:=AVERAGE([.M446:.N446])" office:value-type="float" office:value="-20.5" calcext:value-type="float">
            <text:p>-20.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446]=1; RANDBETWEEN(4; 7); RANDBETWEEN(1; 5))" office:value-type="float" office:value="3" calcext:value-type="float">
            <text:p>3</text:p>
          </table:table-cell>
          <table:table-cell table:formula="of:=[.S446]*[.T446]" office:value-type="float" office:value="-3" calcext:value-type="float">
            <text:p>-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5" office:value-type="float" office:value="412" calcext:value-type="float">
            <text:p>412</text:p>
          </table:table-cell>
          <table:table-cell table:style-name="ce17" office:value-type="date" office:date-value="2026-02-26" calcext:value-type="date">
            <text:p>02/26/26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table:formula="of:=[.G447]*[.J447]" office:value-type="float" office:value="43.5786819713453" calcext:value-type="float">
            <text:p>43.58</text:p>
          </table:table-cell>
          <table:table-cell table:formula="of:=RANDBETWEEN(2; 10)* RAND()" office:value-type="float" office:value="0.512690376133474" calcext:value-type="float">
            <text:p>0.51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447:.L447])" office:value-type="float" office:value="15.5" calcext:value-type="float">
            <text:p>15.5</text:p>
          </table:table-cell>
          <table:table-cell table:formula="of:=AVERAGE([.M447:.N447])" office:value-type="float" office:value="-16" calcext:value-type="float">
            <text:p>-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447]=1; RANDBETWEEN(4; 7); RANDBETWEEN(1; 5))" office:value-type="float" office:value="4" calcext:value-type="float">
            <text:p>4</text:p>
          </table:table-cell>
          <table:table-cell table:formula="of:=[.S447]*[.T447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15" office:value-type="float" office:value="413" calcext:value-type="float">
            <text:p>413</text:p>
          </table:table-cell>
          <table:table-cell table:style-name="ce17" office:value-type="date" office:date-value="2026-02-27" calcext:value-type="date">
            <text:p>02/27/26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formula="of:=[.G448]*[.J448]" office:value-type="float" office:value="219.929797741058" calcext:value-type="float">
            <text:p>219.93</text:p>
          </table:table-cell>
          <table:table-cell table:formula="of:=RANDBETWEEN(2; 10)* RAND()" office:value-type="float" office:value="5.36414140831849" calcext:value-type="float">
            <text:p>5.36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AVERAGE([.K448:.L448])" office:value-type="float" office:value="24.5" calcext:value-type="float">
            <text:p>24.5</text:p>
          </table:table-cell>
          <table:table-cell table:formula="of:=AVERAGE([.M448:.N448])" office:value-type="float" office:value="-22" calcext:value-type="float">
            <text:p>-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448]=1; RANDBETWEEN(4; 7); RANDBETWEEN(1; 5))" office:value-type="float" office:value="1" calcext:value-type="float">
            <text:p>1</text:p>
          </table:table-cell>
          <table:table-cell table:formula="of:=[.S448]*[.T448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15" office:value-type="float" office:value="414" calcext:value-type="float">
            <text:p>414</text:p>
          </table:table-cell>
          <table:table-cell table:style-name="ce17" office:value-type="date" office:date-value="2026-02-28" calcext:value-type="date">
            <text:p>02/28/26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table:formula="of:=[.G449]*[.J449]" office:value-type="float" office:value="120.23285042897" calcext:value-type="float">
            <text:p>120.23</text:p>
          </table:table-cell>
          <table:table-cell table:formula="of:=RANDBETWEEN(2; 10)* RAND()" office:value-type="float" office:value="2.03784492252492" calcext:value-type="float">
            <text:p>2.04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-35;-7)" office:value-type="float" office:value="-11" calcext:value-type="float">
            <text:p>-11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AVERAGE([.K449:.L449])" office:value-type="float" office:value="26" calcext:value-type="float">
            <text:p>26</text:p>
          </table:table-cell>
          <table:table-cell table:formula="of:=AVERAGE([.M449:.N449])" office:value-type="float" office:value="-15.5" calcext:value-type="float">
            <text:p>-15.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449]=1; RANDBETWEEN(4; 7); RANDBETWEEN(1; 5))" office:value-type="float" office:value="6" calcext:value-type="float">
            <text:p>6</text:p>
          </table:table-cell>
          <table:table-cell table:formula="of:=[.S449]*[.T449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15" office:value-type="float" office:value="415" calcext:value-type="float">
            <text:p>415</text:p>
          </table:table-cell>
          <table:table-cell table:style-name="ce17" office:value-type="date" office:date-value="2026-03-01" calcext:value-type="date">
            <text:p>03/01/26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formula="of:=[.G450]*[.J450]" office:value-type="float" office:value="176.111887037231" calcext:value-type="float">
            <text:p>176.11</text:p>
          </table:table-cell>
          <table:table-cell table:formula="of:=RANDBETWEEN(2; 10)* RAND()" office:value-type="float" office:value="2.66836192480652" calcext:value-type="float">
            <text:p>2.67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AVERAGE([.K450:.L450])" office:value-type="float" office:value="18" calcext:value-type="float">
            <text:p>18</text:p>
          </table:table-cell>
          <table:table-cell table:formula="of:=AVERAGE([.M450:.N450])" office:value-type="float" office:value="-33.5" calcext:value-type="float">
            <text:p>-33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450]=1; RANDBETWEEN(4; 7); RANDBETWEEN(1; 5))" office:value-type="float" office:value="5" calcext:value-type="float">
            <text:p>5</text:p>
          </table:table-cell>
          <table:table-cell table:formula="of:=[.S450]*[.T450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15" office:value-type="float" office:value="416" calcext:value-type="float">
            <text:p>416</text:p>
          </table:table-cell>
          <table:table-cell table:style-name="ce17" office:value-type="date" office:date-value="2026-03-02" calcext:value-type="date">
            <text:p>03/02/26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formula="of:=[.G451]*[.J451]" office:value-type="float" office:value="152.98326793851" calcext:value-type="float">
            <text:p>152.98</text:p>
          </table:table-cell>
          <table:table-cell table:formula="of:=RANDBETWEEN(2; 10)* RAND()" office:value-type="float" office:value="2.50792242522148" calcext:value-type="float">
            <text:p>2.51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451:.L451])" office:value-type="float" office:value="21" calcext:value-type="float">
            <text:p>21</text:p>
          </table:table-cell>
          <table:table-cell table:formula="of:=AVERAGE([.M451:.N451])" office:value-type="float" office:value="-23.5" calcext:value-type="float">
            <text:p>-23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451]=1; RANDBETWEEN(4; 7); RANDBETWEEN(1; 5))" office:value-type="float" office:value="5" calcext:value-type="float">
            <text:p>5</text:p>
          </table:table-cell>
          <table:table-cell table:formula="of:=[.S451]*[.T451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15" office:value-type="float" office:value="418" calcext:value-type="float">
            <text:p>418</text:p>
          </table:table-cell>
          <table:table-cell table:style-name="ce17" office:value-type="date" office:date-value="2026-03-04" calcext:value-type="date">
            <text:p>03/04/26</text:p>
          </table:table-cell>
          <table:table-cell office:value-type="string" calcext:value-type="string">
            <text:p>F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[.G452]*[.J452]" office:value-type="float" office:value="652.651997577854" calcext:value-type="float">
            <text:p>652.65</text:p>
          </table:table-cell>
          <table:table-cell table:formula="of:=RANDBETWEEN(2; 10)* RAND()" office:value-type="float" office:value="6.52651997577854" calcext:value-type="float">
            <text:p>6.53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AVERAGE([.K452:.L452])" office:value-type="float" office:value="8.5" calcext:value-type="float">
            <text:p>8.5</text:p>
          </table:table-cell>
          <table:table-cell table:formula="of:=AVERAGE([.M452:.N452])" office:value-type="float" office:value="-18" calcext:value-type="float">
            <text:p>-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452]=1; RANDBETWEEN(4; 7); RANDBETWEEN(1; 5))" office:value-type="float" office:value="6" calcext:value-type="float">
            <text:p>6</text:p>
          </table:table-cell>
          <table:table-cell table:formula="of:=[.S452]*[.T452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15" office:value-type="float" office:value="421" calcext:value-type="float">
            <text:p>421</text:p>
          </table:table-cell>
          <table:table-cell table:style-name="ce17" office:value-type="date" office:date-value="2026-03-07" calcext:value-type="date">
            <text:p>03/07/26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table:formula="of:=[.G453]*[.J453]" office:value-type="float" office:value="381.035158410927" calcext:value-type="float">
            <text:p>381.04</text:p>
          </table:table-cell>
          <table:table-cell table:formula="of:=RANDBETWEEN(2; 10)* RAND()" office:value-type="float" office:value="4.53613283822532" calcext:value-type="float">
            <text:p>4.54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453:.L453])" office:value-type="float" office:value="28.5" calcext:value-type="float">
            <text:p>28.5</text:p>
          </table:table-cell>
          <table:table-cell table:formula="of:=AVERAGE([.M453:.N453])" office:value-type="float" office:value="-27" calcext:value-type="float">
            <text:p>-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453]=1; RANDBETWEEN(4; 7); RANDBETWEEN(1; 5))" office:value-type="float" office:value="5" calcext:value-type="float">
            <text:p>5</text:p>
          </table:table-cell>
          <table:table-cell table:formula="of:=[.S453]*[.T453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15" office:value-type="float" office:value="425" calcext:value-type="float">
            <text:p>425</text:p>
          </table:table-cell>
          <table:table-cell table:style-name="ce17" office:value-type="date" office:date-value="2026-03-11" calcext:value-type="date">
            <text:p>03/11/26</text:p>
          </table:table-cell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table:formula="of:=[.G454]*[.J454]" office:value-type="float" office:value="71.0964258239865" calcext:value-type="float">
            <text:p>71.10</text:p>
          </table:table-cell>
          <table:table-cell table:formula="of:=RANDBETWEEN(2; 10)* RAND()" office:value-type="float" office:value="0.789960286933183" calcext:value-type="float">
            <text:p>0.79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454:.L454])" office:value-type="float" office:value="23" calcext:value-type="float">
            <text:p>23</text:p>
          </table:table-cell>
          <table:table-cell table:formula="of:=AVERAGE([.M454:.N454])"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454]=1; RANDBETWEEN(4; 7); RANDBETWEEN(1; 5))" office:value-type="float" office:value="4" calcext:value-type="float">
            <text:p>4</text:p>
          </table:table-cell>
          <table:table-cell table:formula="of:=[.S454]*[.T454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5" office:value-type="float" office:value="427" calcext:value-type="float">
            <text:p>427</text:p>
          </table:table-cell>
          <table:table-cell table:style-name="ce17" office:value-type="date" office:date-value="2026-03-13" calcext:value-type="date">
            <text:p>03/13/26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G455]*[.J455]" office:value-type="float" office:value="85.9963976422247" calcext:value-type="float">
            <text:p>86.00</text:p>
          </table:table-cell>
          <table:table-cell table:formula="of:=RANDBETWEEN(2; 10)* RAND()" office:value-type="float" office:value="1.91103105871611" calcext:value-type="float">
            <text:p>1.91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AVERAGE([.K455:.L455])" office:value-type="float" office:value="12.5" calcext:value-type="float">
            <text:p>12.5</text:p>
          </table:table-cell>
          <table:table-cell table:formula="of:=AVERAGE([.M455:.N455])" office:value-type="float" office:value="-24" calcext:value-type="float">
            <text:p>-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455]=1; RANDBETWEEN(4; 7); RANDBETWEEN(1; 5))" office:value-type="float" office:value="2" calcext:value-type="float">
            <text:p>2</text:p>
          </table:table-cell>
          <table:table-cell table:formula="of:=[.S455]*[.T455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15" office:value-type="float" office:value="428" calcext:value-type="float">
            <text:p>428</text:p>
          </table:table-cell>
          <table:table-cell table:style-name="ce17" office:value-type="date" office:date-value="2026-03-14" calcext:value-type="date">
            <text:p>03/14/26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table:formula="of:=[.G456]*[.J456]" office:value-type="float" office:value="155.856224552752" calcext:value-type="float">
            <text:p>155.86</text:p>
          </table:table-cell>
          <table:table-cell table:formula="of:=RANDBETWEEN(2; 10)* RAND()" office:value-type="float" office:value="1.79145085692819" calcext:value-type="float">
            <text:p>1.79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AVERAGE([.K456:.L456])" office:value-type="float" office:value="18" calcext:value-type="float">
            <text:p>18</text:p>
          </table:table-cell>
          <table:table-cell table:formula="of:=AVERAGE([.M456:.N456])" office:value-type="float" office:value="-17.5" calcext:value-type="float">
            <text:p>-17.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456]=1; RANDBETWEEN(4; 7); RANDBETWEEN(1; 5))" office:value-type="float" office:value="6" calcext:value-type="float">
            <text:p>6</text:p>
          </table:table-cell>
          <table:table-cell table:formula="of:=[.S456]*[.T456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5" office:value-type="float" office:value="429" calcext:value-type="float">
            <text:p>429</text:p>
          </table:table-cell>
          <table:table-cell table:style-name="ce17" office:value-type="date" office:date-value="2026-03-15" calcext:value-type="date">
            <text:p>03/15/26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G457]*[.J457]" office:value-type="float" office:value="42.7713604449303" calcext:value-type="float">
            <text:p>42.77</text:p>
          </table:table-cell>
          <table:table-cell table:formula="of:=RANDBETWEEN(2; 10)* RAND()" office:value-type="float" office:value="7.12856007415505" calcext:value-type="float">
            <text:p>7.13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AVERAGE([.K457:.L457])" office:value-type="float" office:value="21.5" calcext:value-type="float">
            <text:p>21.5</text:p>
          </table:table-cell>
          <table:table-cell table:formula="of:=AVERAGE([.M457:.N457])"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457]=1; RANDBETWEEN(4; 7); RANDBETWEEN(1; 5))" office:value-type="float" office:value="6" calcext:value-type="float">
            <text:p>6</text:p>
          </table:table-cell>
          <table:table-cell table:formula="of:=[.S457]*[.T457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5" office:value-type="float" office:value="430" calcext:value-type="float">
            <text:p>430</text:p>
          </table:table-cell>
          <table:table-cell table:style-name="ce17" office:value-type="date" office:date-value="2026-03-16" calcext:value-type="date">
            <text:p>03/16/26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table:formula="of:=[.G458]*[.J458]" office:value-type="float" office:value="178.976023820572" calcext:value-type="float">
            <text:p>178.98</text:p>
          </table:table-cell>
          <table:table-cell table:formula="of:=RANDBETWEEN(2; 10)* RAND()" office:value-type="float" office:value="1.61239661099615" calcext:value-type="float">
            <text:p>1.61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458:.L458])" office:value-type="float" office:value="29.5" calcext:value-type="float">
            <text:p>29.5</text:p>
          </table:table-cell>
          <table:table-cell table:formula="of:=AVERAGE([.M458:.N458])" office:value-type="float" office:value="-28.5" calcext:value-type="float">
            <text:p>-28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458]=1; RANDBETWEEN(4; 7); RANDBETWEEN(1; 5))" office:value-type="float" office:value="5" calcext:value-type="float">
            <text:p>5</text:p>
          </table:table-cell>
          <table:table-cell table:formula="of:=[.S458]*[.T458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15" office:value-type="float" office:value="431" calcext:value-type="float">
            <text:p>431</text:p>
          </table:table-cell>
          <table:table-cell table:style-name="ce17" office:value-type="date" office:date-value="2026-03-17" calcext:value-type="date">
            <text:p>03/17/26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formula="of:=[.G459]*[.J459]" office:value-type="float" office:value="169.958456587659" calcext:value-type="float">
            <text:p>169.96</text:p>
          </table:table-cell>
          <table:table-cell table:formula="of:=RANDBETWEEN(2; 10)* RAND()" office:value-type="float" office:value="7.72538439034815" calcext:value-type="float">
            <text:p>7.73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459:.L459])" office:value-type="float" office:value="19" calcext:value-type="float">
            <text:p>19</text:p>
          </table:table-cell>
          <table:table-cell table:formula="of:=AVERAGE([.M459:.N459])" office:value-type="float" office:value="-18.5" calcext:value-type="float">
            <text:p>-18.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459]=1; RANDBETWEEN(4; 7); RANDBETWEEN(1; 5))" office:value-type="float" office:value="4" calcext:value-type="float">
            <text:p>4</text:p>
          </table:table-cell>
          <table:table-cell table:formula="of:=[.S459]*[.T459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15" office:value-type="float" office:value="432" calcext:value-type="float">
            <text:p>432</text:p>
          </table:table-cell>
          <table:table-cell table:style-name="ce17" office:value-type="date" office:date-value="2026-03-18" calcext:value-type="date">
            <text:p>03/18/26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formula="of:=[.G460]*[.J460]" office:value-type="float" office:value="4.60252126193554" calcext:value-type="float">
            <text:p>4.60</text:p>
          </table:table-cell>
          <table:table-cell table:formula="of:=RANDBETWEEN(2; 10)* RAND()" office:value-type="float" office:value="0.0554520633968137" calcext:value-type="float">
            <text:p>0.06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460:.L460])" office:value-type="float" office:value="31.5" calcext:value-type="float">
            <text:p>31.5</text:p>
          </table:table-cell>
          <table:table-cell table:formula="of:=AVERAGE([.M460:.N460])" office:value-type="float" office:value="-29" calcext:value-type="float">
            <text:p>-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460]=1; RANDBETWEEN(4; 7); RANDBETWEEN(1; 5))" office:value-type="float" office:value="5" calcext:value-type="float">
            <text:p>5</text:p>
          </table:table-cell>
          <table:table-cell table:formula="of:=[.S460]*[.T460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15" office:value-type="float" office:value="434" calcext:value-type="float">
            <text:p>434</text:p>
          </table:table-cell>
          <table:table-cell table:style-name="ce17" office:value-type="date" office:date-value="2026-03-20" calcext:value-type="date">
            <text:p>03/20/26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table:formula="of:=[.G461]*[.J461]" office:value-type="float" office:value="43.494845187028" calcext:value-type="float">
            <text:p>43.49</text:p>
          </table:table-cell>
          <table:table-cell table:formula="of:=RANDBETWEEN(2; 10)* RAND()" office:value-type="float" office:value="0.395407683518437" calcext:value-type="float">
            <text:p>0.4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AVERAGE([.K461:.L461])" office:value-type="float" office:value="19" calcext:value-type="float">
            <text:p>19</text:p>
          </table:table-cell>
          <table:table-cell table:formula="of:=AVERAGE([.M461:.N461])" office:value-type="float" office:value="-16.5" calcext:value-type="float">
            <text:p>-16.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461]=1; RANDBETWEEN(4; 7); RANDBETWEEN(1; 5))" office:value-type="float" office:value="6" calcext:value-type="float">
            <text:p>6</text:p>
          </table:table-cell>
          <table:table-cell table:formula="of:=[.S461]*[.T461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15" office:value-type="float" office:value="435" calcext:value-type="float">
            <text:p>435</text:p>
          </table:table-cell>
          <table:table-cell table:style-name="ce17" office:value-type="date" office:date-value="2026-03-21" calcext:value-type="date">
            <text:p>03/21/26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table:formula="of:=[.G462]*[.J462]" office:value-type="float" office:value="540.978211948022" calcext:value-type="float">
            <text:p>540.98</text:p>
          </table:table-cell>
          <table:table-cell table:formula="of:=RANDBETWEEN(2; 10)* RAND()" office:value-type="float" office:value="7.02569106426002" calcext:value-type="float">
            <text:p>7.03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AVERAGE([.K462:.L462])" office:value-type="float" office:value="17" calcext:value-type="float">
            <text:p>17</text:p>
          </table:table-cell>
          <table:table-cell table:formula="of:=AVERAGE([.M462:.N462])"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462]=1; RANDBETWEEN(4; 7); RANDBETWEEN(1; 5))" office:value-type="float" office:value="6" calcext:value-type="float">
            <text:p>6</text:p>
          </table:table-cell>
          <table:table-cell table:formula="of:=[.S462]*[.T462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15" office:value-type="float" office:value="439" calcext:value-type="float">
            <text:p>439</text:p>
          </table:table-cell>
          <table:table-cell table:style-name="ce17" office:value-type="date" office:date-value="2026-03-25" calcext:value-type="date">
            <text:p>03/25/26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table:formula="of:=[.G463]*[.J463]" office:value-type="float" office:value="313.012237273984" calcext:value-type="float">
            <text:p>313.01</text:p>
          </table:table-cell>
          <table:table-cell table:formula="of:=RANDBETWEEN(2; 10)* RAND()" office:value-type="float" office:value="4.60312113638211" calcext:value-type="float">
            <text:p>4.6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AVERAGE([.K463:.L463])" office:value-type="float" office:value="30" calcext:value-type="float">
            <text:p>30</text:p>
          </table:table-cell>
          <table:table-cell table:formula="of:=AVERAGE([.M463:.N463])" office:value-type="float" office:value="-24" calcext:value-type="float">
            <text:p>-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463]=1; RANDBETWEEN(4; 7); RANDBETWEEN(1; 5))" office:value-type="float" office:value="4" calcext:value-type="float">
            <text:p>4</text:p>
          </table:table-cell>
          <table:table-cell table:formula="of:=[.S463]*[.T463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15" office:value-type="float" office:value="442" calcext:value-type="float">
            <text:p>442</text:p>
          </table:table-cell>
          <table:table-cell table:style-name="ce17" office:value-type="date" office:date-value="2026-03-28" calcext:value-type="date">
            <text:p>03/28/26</text:p>
          </table:table-cell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table:formula="of:=[.G464]*[.J464]" office:value-type="float" office:value="745.655224100951" calcext:value-type="float">
            <text:p>745.66</text:p>
          </table:table-cell>
          <table:table-cell table:formula="of:=RANDBETWEEN(2; 10)* RAND()" office:value-type="float" office:value="7.84900235895738" calcext:value-type="float">
            <text:p>7.85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AVERAGE([.K464:.L464])" office:value-type="float" office:value="21.5" calcext:value-type="float">
            <text:p>21.5</text:p>
          </table:table-cell>
          <table:table-cell table:formula="of:=AVERAGE([.M464:.N464])" office:value-type="float" office:value="-20.5" calcext:value-type="float">
            <text:p>-20.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464]=1; RANDBETWEEN(4; 7); RANDBETWEEN(1; 5))" office:value-type="float" office:value="4" calcext:value-type="float">
            <text:p>4</text:p>
          </table:table-cell>
          <table:table-cell table:formula="of:=[.S464]*[.T464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15" office:value-type="float" office:value="443" calcext:value-type="float">
            <text:p>443</text:p>
          </table:table-cell>
          <table:table-cell table:style-name="ce17" office:value-type="date" office:date-value="2026-03-29" calcext:value-type="date">
            <text:p>03/29/26</text:p>
          </table:table-cell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formula="of:=[.G465]*[.J465]" office:value-type="float" office:value="159.384171693781" calcext:value-type="float">
            <text:p>159.38</text:p>
          </table:table-cell>
          <table:table-cell table:formula="of:=RANDBETWEEN(2; 10)* RAND()" office:value-type="float" office:value="1.38594931907636" calcext:value-type="float">
            <text:p>1.39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465:.L465])" office:value-type="float" office:value="27.5" calcext:value-type="float">
            <text:p>27.5</text:p>
          </table:table-cell>
          <table:table-cell table:formula="of:=AVERAGE([.M465:.N465])" office:value-type="float" office:value="-21.5" calcext:value-type="float">
            <text:p>-21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465]=1; RANDBETWEEN(4; 7); RANDBETWEEN(1; 5))" office:value-type="float" office:value="5" calcext:value-type="float">
            <text:p>5</text:p>
          </table:table-cell>
          <table:table-cell table:formula="of:=[.S465]*[.T465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15" office:value-type="float" office:value="444" calcext:value-type="float">
            <text:p>444</text:p>
          </table:table-cell>
          <table:table-cell table:style-name="ce17" office:value-type="date" office:date-value="2026-03-30" calcext:value-type="date">
            <text:p>03/30/26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formula="of:=[.G466]*[.J466]" office:value-type="float" office:value="221.956465877076" calcext:value-type="float">
            <text:p>221.96</text:p>
          </table:table-cell>
          <table:table-cell table:formula="of:=RANDBETWEEN(2; 10)* RAND()" office:value-type="float" office:value="2.6112525397303" calcext:value-type="float">
            <text:p>2.61</text:p>
          </table:table-cell>
          <table:table-cell table:formula="of:=RANDBETWEEN(7;35)" office:value-type="float" office:value="24" calcext:value-type="float">
            <text:p>24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AVERAGE([.K466:.L466])" office:value-type="float" office:value="15.5" calcext:value-type="float">
            <text:p>15.5</text:p>
          </table:table-cell>
          <table:table-cell table:formula="of:=AVERAGE([.M466:.N466])"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466]=1; RANDBETWEEN(4; 7); RANDBETWEEN(1; 5))" office:value-type="float" office:value="1" calcext:value-type="float">
            <text:p>1</text:p>
          </table:table-cell>
          <table:table-cell table:formula="of:=[.S466]*[.T466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5" office:value-type="float" office:value="446" calcext:value-type="float">
            <text:p>446</text:p>
          </table:table-cell>
          <table:table-cell table:style-name="ce17" office:value-type="date" office:date-value="2026-04-01" calcext:value-type="date">
            <text:p>04/01/26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table:formula="of:=[.G467]*[.J467]" office:value-type="float" office:value="286.640539514378" calcext:value-type="float">
            <text:p>286.64</text:p>
          </table:table-cell>
          <table:table-cell table:formula="of:=RANDBETWEEN(2; 10)* RAND()" office:value-type="float" office:value="3.72260440927764" calcext:value-type="float">
            <text:p>3.72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AVERAGE([.K467:.L467])" office:value-type="float" office:value="11" calcext:value-type="float">
            <text:p>11</text:p>
          </table:table-cell>
          <table:table-cell table:formula="of:=AVERAGE([.M467:.N467])" office:value-type="float" office:value="-23" calcext:value-type="float">
            <text:p>-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467]=1; RANDBETWEEN(4; 7); RANDBETWEEN(1; 5))" office:value-type="float" office:value="4" calcext:value-type="float">
            <text:p>4</text:p>
          </table:table-cell>
          <table:table-cell table:formula="of:=[.S467]*[.T467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15" office:value-type="float" office:value="447" calcext:value-type="float">
            <text:p>447</text:p>
          </table:table-cell>
          <table:table-cell table:style-name="ce17" office:value-type="date" office:date-value="2026-04-02" calcext:value-type="date">
            <text:p>04/02/26</text:p>
          </table:table-cell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table:formula="of:=[.G468]*[.J468]" office:value-type="float" office:value="74.7834995654086" calcext:value-type="float">
            <text:p>74.78</text:p>
          </table:table-cell>
          <table:table-cell table:formula="of:=RANDBETWEEN(2; 10)* RAND()" office:value-type="float" office:value="0.526644363136681" calcext:value-type="float">
            <text:p>0.53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AVERAGE([.K468:.L468])" office:value-type="float" office:value="23.5" calcext:value-type="float">
            <text:p>23.5</text:p>
          </table:table-cell>
          <table:table-cell table:formula="of:=AVERAGE([.M468:.N468])" office:value-type="float" office:value="-25" calcext:value-type="float">
            <text:p>-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468]=1; RANDBETWEEN(4; 7); RANDBETWEEN(1; 5))" office:value-type="float" office:value="5" calcext:value-type="float">
            <text:p>5</text:p>
          </table:table-cell>
          <table:table-cell table:formula="of:=[.S468]*[.T468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15" office:value-type="float" office:value="448" calcext:value-type="float">
            <text:p>448</text:p>
          </table:table-cell>
          <table:table-cell table:style-name="ce17" office:value-type="date" office:date-value="2026-04-03" calcext:value-type="date">
            <text:p>04/03/26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table:formula="of:=[.G469]*[.J469]" office:value-type="float" office:value="895.837910861388" calcext:value-type="float">
            <text:p>895.84</text:p>
          </table:table-cell>
          <table:table-cell table:formula="of:=RANDBETWEEN(2; 10)* RAND()" office:value-type="float" office:value="9.14120317205498" calcext:value-type="float">
            <text:p>9.14</text:p>
          </table:table-cell>
          <table:table-cell table:formula="of:=RANDBETWEEN(7;35)" office:value-type="float" office:value="9" calcext:value-type="float">
            <text:p>9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AVERAGE([.K469:.L469])" office:value-type="float" office:value="17" calcext:value-type="float">
            <text:p>17</text:p>
          </table:table-cell>
          <table:table-cell table:formula="of:=AVERAGE([.M469:.N469])" office:value-type="float" office:value="-27" calcext:value-type="float">
            <text:p>-2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469]=1; RANDBETWEEN(4; 7); RANDBETWEEN(1; 5))" office:value-type="float" office:value="1" calcext:value-type="float">
            <text:p>1</text:p>
          </table:table-cell>
          <table:table-cell table:formula="of:=[.S469]*[.T469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15" office:value-type="float" office:value="451" calcext:value-type="float">
            <text:p>451</text:p>
          </table:table-cell>
          <table:table-cell table:style-name="ce17" office:value-type="date" office:date-value="2026-04-06" calcext:value-type="date">
            <text:p>04/06/26</text:p>
          </table:table-cell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table:formula="of:=[.G470]*[.J470]" office:value-type="float" office:value="73.3656031872257" calcext:value-type="float">
            <text:p>73.37</text:p>
          </table:table-cell>
          <table:table-cell table:formula="of:=RANDBETWEEN(2; 10)* RAND()" office:value-type="float" office:value="0.928678521357287" calcext:value-type="float">
            <text:p>0.93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-35;-7)" office:value-type="float" office:value="-31" calcext:value-type="float">
            <text:p>-31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AVERAGE([.K470:.L470])" office:value-type="float" office:value="32.5" calcext:value-type="float">
            <text:p>32.5</text:p>
          </table:table-cell>
          <table:table-cell table:formula="of:=AVERAGE([.M470:.N470])" office:value-type="float" office:value="-28" calcext:value-type="float">
            <text:p>-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470]=1; RANDBETWEEN(4; 7); RANDBETWEEN(1; 5))" office:value-type="float" office:value="4" calcext:value-type="float">
            <text:p>4</text:p>
          </table:table-cell>
          <table:table-cell table:formula="of:=[.S470]*[.T470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5" office:value-type="float" office:value="456" calcext:value-type="float">
            <text:p>456</text:p>
          </table:table-cell>
          <table:table-cell table:style-name="ce17" office:value-type="date" office:date-value="2026-04-11" calcext:value-type="date">
            <text:p>04/11/26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92" calcext:value-type="float">
            <text:p>92</text:p>
          </table:table-cell>
          <table:table-cell table:formula="of:=[.G471]*[.J471]" office:value-type="float" office:value="351.804242489256" calcext:value-type="float">
            <text:p>351.80</text:p>
          </table:table-cell>
          <table:table-cell table:formula="of:=RANDBETWEEN(2; 10)* RAND()" office:value-type="float" office:value="2.24079135343475" calcext:value-type="float">
            <text:p>2.24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AVERAGE([.K471:.L471])" office:value-type="float" office:value="22" calcext:value-type="float">
            <text:p>22</text:p>
          </table:table-cell>
          <table:table-cell table:formula="of:=AVERAGE([.M471:.N471])" office:value-type="float" office:value="-23" calcext:value-type="float">
            <text:p>-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471]=1; RANDBETWEEN(4; 7); RANDBETWEEN(1; 5))" office:value-type="float" office:value="5" calcext:value-type="float">
            <text:p>5</text:p>
          </table:table-cell>
          <table:table-cell table:formula="of:=[.S471]*[.T471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15" office:value-type="float" office:value="458" calcext:value-type="float">
            <text:p>458</text:p>
          </table:table-cell>
          <table:table-cell table:style-name="ce17" office:value-type="date" office:date-value="2026-04-13" calcext:value-type="date">
            <text:p>04/13/26</text:p>
          </table:table-cell>
          <table:table-cell office:value-type="string" calcext:value-type="string">
            <text:p>F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table:formula="of:=[.G472]*[.J472]" office:value-type="float" office:value="61.7203945918045" calcext:value-type="float">
            <text:p>61.72</text:p>
          </table:table-cell>
          <table:table-cell table:formula="of:=RANDBETWEEN(2; 10)* RAND()" office:value-type="float" office:value="0.781270817617779" calcext:value-type="float">
            <text:p>0.78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RANDBETWEEN(-35;-7)" office:value-type="float" office:value="-28" calcext:value-type="float">
            <text:p>-28.00</text:p>
          </table:table-cell>
          <table:table-cell table:formula="of:=AVERAGE([.K472:.L472])" office:value-type="float" office:value="18" calcext:value-type="float">
            <text:p>18</text:p>
          </table:table-cell>
          <table:table-cell table:formula="of:=AVERAGE([.M472:.N472])" office:value-type="float" office:value="-26.5" calcext:value-type="float">
            <text:p>-26.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472]=1; RANDBETWEEN(4; 7); RANDBETWEEN(1; 5))" office:value-type="float" office:value="5" calcext:value-type="float">
            <text:p>5</text:p>
          </table:table-cell>
          <table:table-cell table:formula="of:=[.S472]*[.T472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5" office:value-type="float" office:value="459" calcext:value-type="float">
            <text:p>459</text:p>
          </table:table-cell>
          <table:table-cell table:style-name="ce17" office:value-type="date" office:date-value="2026-04-14" calcext:value-type="date">
            <text:p>04/14/26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table:formula="of:=[.G473]*[.J473]" office:value-type="float" office:value="148.820401078517" calcext:value-type="float">
            <text:p>148.82</text:p>
          </table:table-cell>
          <table:table-cell table:formula="of:=RANDBETWEEN(2; 10)* RAND()" office:value-type="float" office:value="1.41733715312873" calcext:value-type="float">
            <text:p>1.42</text:p>
          </table:table-cell>
          <table:table-cell table:formula="of:=RANDBETWEEN(7;35)" office:value-type="float" office:value="31" calcext:value-type="float">
            <text:p>31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-35;-7)" office:value-type="float" office:value="-20" calcext:value-type="float">
            <text:p>-20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AVERAGE([.K473:.L473])" office:value-type="float" office:value="28" calcext:value-type="float">
            <text:p>28</text:p>
          </table:table-cell>
          <table:table-cell table:formula="of:=AVERAGE([.M473:.N473])" office:value-type="float" office:value="-24.5" calcext:value-type="float">
            <text:p>-2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473]=1; RANDBETWEEN(4; 7); RANDBETWEEN(1; 5))" office:value-type="float" office:value="5" calcext:value-type="float">
            <text:p>5</text:p>
          </table:table-cell>
          <table:table-cell table:formula="of:=[.S473]*[.T473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5" office:value-type="float" office:value="460" calcext:value-type="float">
            <text:p>460</text:p>
          </table:table-cell>
          <table:table-cell table:style-name="ce17" office:value-type="date" office:date-value="2026-04-15" calcext:value-type="date">
            <text:p>04/15/26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[.G474]*[.J474]" office:value-type="float" office:value="245.812041449687" calcext:value-type="float">
            <text:p>245.81</text:p>
          </table:table-cell>
          <table:table-cell table:formula="of:=RANDBETWEEN(2; 10)* RAND()" office:value-type="float" office:value="9.45430928652642" calcext:value-type="float">
            <text:p>9.45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AVERAGE([.K474:.L474])" office:value-type="float" office:value="15.5" calcext:value-type="float">
            <text:p>15.5</text:p>
          </table:table-cell>
          <table:table-cell table:formula="of:=AVERAGE([.M474:.N474])" office:value-type="float" office:value="-13" calcext:value-type="float">
            <text:p>-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474]=1; RANDBETWEEN(4; 7); RANDBETWEEN(1; 5))" office:value-type="float" office:value="4" calcext:value-type="float">
            <text:p>4</text:p>
          </table:table-cell>
          <table:table-cell table:formula="of:=[.S474]*[.T474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15" office:value-type="float" office:value="462" calcext:value-type="float">
            <text:p>462</text:p>
          </table:table-cell>
          <table:table-cell table:style-name="ce17" office:value-type="date" office:date-value="2026-04-17" calcext:value-type="date">
            <text:p>04/17/26</text:p>
          </table:table-cell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formula="of:=[.G475]*[.J475]" office:value-type="float" office:value="147.711526043598" calcext:value-type="float">
            <text:p>147.71</text:p>
          </table:table-cell>
          <table:table-cell table:formula="of:=RANDBETWEEN(2; 10)* RAND()" office:value-type="float" office:value="3.21112013138256" calcext:value-type="float">
            <text:p>3.21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AVERAGE([.K475:.L475])" office:value-type="float" office:value="30.5" calcext:value-type="float">
            <text:p>30.5</text:p>
          </table:table-cell>
          <table:table-cell table:formula="of:=AVERAGE([.M475:.N475])"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475]=1; RANDBETWEEN(4; 7); RANDBETWEEN(1; 5))" office:value-type="float" office:value="5" calcext:value-type="float">
            <text:p>5</text:p>
          </table:table-cell>
          <table:table-cell table:formula="of:=[.S475]*[.T475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15" office:value-type="float" office:value="463" calcext:value-type="float">
            <text:p>463</text:p>
          </table:table-cell>
          <table:table-cell table:style-name="ce17" office:value-type="date" office:date-value="2026-04-18" calcext:value-type="date">
            <text:p>04/18/26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formula="of:=[.G476]*[.J476]" office:value-type="float" office:value="9.63052701103886" calcext:value-type="float">
            <text:p>9.63</text:p>
          </table:table-cell>
          <table:table-cell table:formula="of:=RANDBETWEEN(2; 10)* RAND()" office:value-type="float" office:value="0.300953969094964" calcext:value-type="float">
            <text:p>0.30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-35;-7)" office:value-type="float" office:value="-17" calcext:value-type="float">
            <text:p>-17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AVERAGE([.K476:.L476])" office:value-type="float" office:value="14.5" calcext:value-type="float">
            <text:p>14.5</text:p>
          </table:table-cell>
          <table:table-cell table:formula="of:=AVERAGE([.M476:.N476])" office:value-type="float" office:value="-21" calcext:value-type="float">
            <text:p>-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476]=1; RANDBETWEEN(4; 7); RANDBETWEEN(1; 5))" office:value-type="float" office:value="4" calcext:value-type="float">
            <text:p>4</text:p>
          </table:table-cell>
          <table:table-cell table:formula="of:=[.S476]*[.T476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15" office:value-type="float" office:value="464" calcext:value-type="float">
            <text:p>464</text:p>
          </table:table-cell>
          <table:table-cell table:style-name="ce17" office:value-type="date" office:date-value="2026-04-19" calcext:value-type="date">
            <text:p>04/19/26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table:formula="of:=[.G477]*[.J477]" office:value-type="float" office:value="206.711064105985" calcext:value-type="float">
            <text:p>206.71</text:p>
          </table:table-cell>
          <table:table-cell table:formula="of:=RANDBETWEEN(2; 10)* RAND()" office:value-type="float" office:value="2.91142343811246" calcext:value-type="float">
            <text:p>2.91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477:.L477])" office:value-type="float" office:value="20" calcext:value-type="float">
            <text:p>20</text:p>
          </table:table-cell>
          <table:table-cell table:formula="of:=AVERAGE([.M477:.N477])"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477]=1; RANDBETWEEN(4; 7); RANDBETWEEN(1; 5))" office:value-type="float" office:value="7" calcext:value-type="float">
            <text:p>7</text:p>
          </table:table-cell>
          <table:table-cell table:formula="of:=[.S477]*[.T477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15" office:value-type="float" office:value="465" calcext:value-type="float">
            <text:p>465</text:p>
          </table:table-cell>
          <table:table-cell table:style-name="ce17" office:value-type="date" office:date-value="2026-04-20" calcext:value-type="date">
            <text:p>04/20/26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table:formula="of:=[.G478]*[.J478]" office:value-type="float" office:value="290.024818773445" calcext:value-type="float">
            <text:p>290.02</text:p>
          </table:table-cell>
          <table:table-cell table:formula="of:=RANDBETWEEN(2; 10)* RAND()" office:value-type="float" office:value="2.87153285914302" calcext:value-type="float">
            <text:p>2.87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-35;-7)" office:value-type="float" office:value="-22" calcext:value-type="float">
            <text:p>-22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478:.L478])" office:value-type="float" office:value="23.5" calcext:value-type="float">
            <text:p>23.5</text:p>
          </table:table-cell>
          <table:table-cell table:formula="of:=AVERAGE([.M478:.N478])" office:value-type="float" office:value="-27.5" calcext:value-type="float">
            <text:p>-27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478]=1; RANDBETWEEN(4; 7); RANDBETWEEN(1; 5))" office:value-type="float" office:value="1" calcext:value-type="float">
            <text:p>1</text:p>
          </table:table-cell>
          <table:table-cell table:formula="of:=[.S478]*[.T478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15" office:value-type="float" office:value="469" calcext:value-type="float">
            <text:p>469</text:p>
          </table:table-cell>
          <table:table-cell table:style-name="ce17" office:value-type="date" office:date-value="2026-04-24" calcext:value-type="date">
            <text:p>04/24/26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97" calcext:value-type="float">
            <text:p>97</text:p>
          </table:table-cell>
          <table:table-cell table:formula="of:=[.G479]*[.J479]" office:value-type="float" office:value="365.421237551251" calcext:value-type="float">
            <text:p>365.42</text:p>
          </table:table-cell>
          <table:table-cell table:formula="of:=RANDBETWEEN(2; 10)* RAND()" office:value-type="float" office:value="2.40408708915297" calcext:value-type="float">
            <text:p>2.4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AVERAGE([.K479:.L479])" office:value-type="float" office:value="25" calcext:value-type="float">
            <text:p>25</text:p>
          </table:table-cell>
          <table:table-cell table:formula="of:=AVERAGE([.M479:.N479])" office:value-type="float" office:value="-26" calcext:value-type="float">
            <text:p>-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479]=1; RANDBETWEEN(4; 7); RANDBETWEEN(1; 5))" office:value-type="float" office:value="7" calcext:value-type="float">
            <text:p>7</text:p>
          </table:table-cell>
          <table:table-cell table:formula="of:=[.S479]*[.T479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15" office:value-type="float" office:value="470" calcext:value-type="float">
            <text:p>470</text:p>
          </table:table-cell>
          <table:table-cell table:style-name="ce17" office:value-type="date" office:date-value="2026-04-25" calcext:value-type="date">
            <text:p>04/25/26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[.G480]*[.J480]" office:value-type="float" office:value="318.710334959962" calcext:value-type="float">
            <text:p>318.71</text:p>
          </table:table-cell>
          <table:table-cell table:formula="of:=RANDBETWEEN(2; 10)* RAND()" office:value-type="float" office:value="6.37420669919924" calcext:value-type="float">
            <text:p>6.37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AVERAGE([.K480:.L480])" office:value-type="float" office:value="15.5" calcext:value-type="float">
            <text:p>15.5</text:p>
          </table:table-cell>
          <table:table-cell table:formula="of:=AVERAGE([.M480:.N480])" office:value-type="float" office:value="-25.5" calcext:value-type="float">
            <text:p>-25.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480]=1; RANDBETWEEN(4; 7); RANDBETWEEN(1; 5))" office:value-type="float" office:value="5" calcext:value-type="float">
            <text:p>5</text:p>
          </table:table-cell>
          <table:table-cell table:formula="of:=[.S480]*[.T480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15" office:value-type="float" office:value="471" calcext:value-type="float">
            <text:p>471</text:p>
          </table:table-cell>
          <table:table-cell table:style-name="ce17" office:value-type="date" office:date-value="2026-04-26" calcext:value-type="date">
            <text:p>04/26/26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formula="of:=[.G481]*[.J481]" office:value-type="float" office:value="480.151683442266" calcext:value-type="float">
            <text:p>480.15</text:p>
          </table:table-cell>
          <table:table-cell table:formula="of:=RANDBETWEEN(2; 10)* RAND()" office:value-type="float" office:value="8.42371374460116" calcext:value-type="float">
            <text:p>8.42</text:p>
          </table:table-cell>
          <table:table-cell table:formula="of:=RANDBETWEEN(7;35)" office:value-type="float" office:value="19" calcext:value-type="float">
            <text:p>19.00</text:p>
          </table:table-cell>
          <table:table-cell table:formula="of:=RANDBETWEEN(7;35)" office:value-type="float" office:value="7" calcext:value-type="float">
            <text:p>7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AVERAGE([.K481:.L481])" office:value-type="float" office:value="13" calcext:value-type="float">
            <text:p>13</text:p>
          </table:table-cell>
          <table:table-cell table:formula="of:=AVERAGE([.M481:.N481])" office:value-type="float" office:value="-30.5" calcext:value-type="float">
            <text:p>-30.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481]=1; RANDBETWEEN(4; 7); RANDBETWEEN(1; 5))" office:value-type="float" office:value="5" calcext:value-type="float">
            <text:p>5</text:p>
          </table:table-cell>
          <table:table-cell table:formula="of:=[.S481]*[.T481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15" office:value-type="float" office:value="472" calcext:value-type="float">
            <text:p>472</text:p>
          </table:table-cell>
          <table:table-cell table:style-name="ce17" office:value-type="date" office:date-value="2026-04-27" calcext:value-type="date">
            <text:p>04/27/26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[.G482]*[.J482]" office:value-type="float" office:value="86.2611871743794" calcext:value-type="float">
            <text:p>86.26</text:p>
          </table:table-cell>
          <table:table-cell table:formula="of:=RANDBETWEEN(2; 10)* RAND()" office:value-type="float" office:value="2.61397536892059" calcext:value-type="float">
            <text:p>2.61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-35;-7)" office:value-type="float" office:value="-33" calcext:value-type="float">
            <text:p>-33.00</text:p>
          </table:table-cell>
          <table:table-cell table:formula="of:=RANDBETWEEN(-35;-7)" office:value-type="float" office:value="-9" calcext:value-type="float">
            <text:p>-9.00</text:p>
          </table:table-cell>
          <table:table-cell table:formula="of:=AVERAGE([.K482:.L482])" office:value-type="float" office:value="15" calcext:value-type="float">
            <text:p>15</text:p>
          </table:table-cell>
          <table:table-cell table:formula="of:=AVERAGE([.M482:.N482])" office:value-type="float" office:value="-21" calcext:value-type="float">
            <text:p>-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482]=1; RANDBETWEEN(4; 7); RANDBETWEEN(1; 5))" office:value-type="float" office:value="4" calcext:value-type="float">
            <text:p>4</text:p>
          </table:table-cell>
          <table:table-cell table:formula="of:=[.S482]*[.T482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15" office:value-type="float" office:value="473" calcext:value-type="float">
            <text:p>473</text:p>
          </table:table-cell>
          <table:table-cell table:style-name="ce17" office:value-type="date" office:date-value="2026-04-28" calcext:value-type="date">
            <text:p>04/28/26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formula="of:=[.G483]*[.J483]" office:value-type="float" office:value="305.644711347469" calcext:value-type="float">
            <text:p>305.64</text:p>
          </table:table-cell>
          <table:table-cell table:formula="of:=RANDBETWEEN(2; 10)* RAND()" office:value-type="float" office:value="3.47323535622124" calcext:value-type="float">
            <text:p>3.47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RANDBETWEEN(-35;-7)" office:value-type="float" office:value="-10" calcext:value-type="float">
            <text:p>-10.00</text:p>
          </table:table-cell>
          <table:table-cell table:formula="of:=AVERAGE([.K483:.L483])" office:value-type="float" office:value="12" calcext:value-type="float">
            <text:p>12</text:p>
          </table:table-cell>
          <table:table-cell table:formula="of:=AVERAGE([.M483:.N483])" office:value-type="float" office:value="-16.5" calcext:value-type="float">
            <text:p>-16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483]=1; RANDBETWEEN(4; 7); RANDBETWEEN(1; 5))" office:value-type="float" office:value="5" calcext:value-type="float">
            <text:p>5</text:p>
          </table:table-cell>
          <table:table-cell table:formula="of:=[.S483]*[.T483]" office:value-type="float" office:value="5" calcext:value-type="float">
            <text:p>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15" office:value-type="float" office:value="474" calcext:value-type="float">
            <text:p>474</text:p>
          </table:table-cell>
          <table:table-cell table:style-name="ce17" office:value-type="date" office:date-value="2026-04-29" calcext:value-type="date">
            <text:p>04/29/26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formula="of:=[.G484]*[.J484]" office:value-type="float" office:value="453.055717346533" calcext:value-type="float">
            <text:p>453.06</text:p>
          </table:table-cell>
          <table:table-cell table:formula="of:=RANDBETWEEN(2; 10)* RAND()" office:value-type="float" office:value="3.12452218859678" calcext:value-type="float">
            <text:p>3.12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-35;-7)" office:value-type="float" office:value="-34" calcext:value-type="float">
            <text:p>-34.00</text:p>
          </table:table-cell>
          <table:table-cell table:formula="of:=RANDBETWEEN(-35;-7)" office:value-type="float" office:value="-24" calcext:value-type="float">
            <text:p>-24.00</text:p>
          </table:table-cell>
          <table:table-cell table:formula="of:=AVERAGE([.K484:.L484])" office:value-type="float" office:value="19" calcext:value-type="float">
            <text:p>19</text:p>
          </table:table-cell>
          <table:table-cell table:formula="of:=AVERAGE([.M484:.N484])"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484]=1; RANDBETWEEN(4; 7); RANDBETWEEN(1; 5))" office:value-type="float" office:value="3" calcext:value-type="float">
            <text:p>3</text:p>
          </table:table-cell>
          <table:table-cell table:formula="of:=[.S484]*[.T484]" office:value-type="float" office:value="-3" calcext:value-type="float">
            <text:p>-3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15" office:value-type="float" office:value="475" calcext:value-type="float">
            <text:p>475</text:p>
          </table:table-cell>
          <table:table-cell table:style-name="ce17" office:value-type="date" office:date-value="2026-04-30" calcext:value-type="date">
            <text:p>04/30/26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table:formula="of:=[.G485]*[.J485]" office:value-type="float" office:value="454.457710642176" calcext:value-type="float">
            <text:p>454.46</text:p>
          </table:table-cell>
          <table:table-cell table:formula="of:=RANDBETWEEN(2; 10)* RAND()" office:value-type="float" office:value="5.10626641170984" calcext:value-type="float">
            <text:p>5.11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RANDBETWEEN(-35;-7)" office:value-type="float" office:value="-25" calcext:value-type="float">
            <text:p>-25.00</text:p>
          </table:table-cell>
          <table:table-cell table:formula="of:=AVERAGE([.K485:.L485])" office:value-type="float" office:value="25.5" calcext:value-type="float">
            <text:p>25.5</text:p>
          </table:table-cell>
          <table:table-cell table:formula="of:=AVERAGE([.M485:.N485])" office:value-type="float" office:value="-27.5" calcext:value-type="float">
            <text:p>-27.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485]=1; RANDBETWEEN(4; 7); RANDBETWEEN(1; 5))" office:value-type="float" office:value="5" calcext:value-type="float">
            <text:p>5</text:p>
          </table:table-cell>
          <table:table-cell table:formula="of:=[.S485]*[.T485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15" office:value-type="float" office:value="476" calcext:value-type="float">
            <text:p>476</text:p>
          </table:table-cell>
          <table:table-cell table:style-name="ce17" office:value-type="date" office:date-value="2026-05-01" calcext:value-type="date">
            <text:p>05/01/26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table:formula="of:=[.G486]*[.J486]" office:value-type="float" office:value="227.374116270826" calcext:value-type="float">
            <text:p>227.37</text:p>
          </table:table-cell>
          <table:table-cell table:formula="of:=RANDBETWEEN(2; 10)* RAND()" office:value-type="float" office:value="2.73944718398586" calcext:value-type="float">
            <text:p>2.74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-35;-7)" office:value-type="float" office:value="-18" calcext:value-type="float">
            <text:p>-18.00</text:p>
          </table:table-cell>
          <table:table-cell table:formula="of:=RANDBETWEEN(-35;-7)" office:value-type="float" office:value="-15" calcext:value-type="float">
            <text:p>-15.00</text:p>
          </table:table-cell>
          <table:table-cell table:formula="of:=AVERAGE([.K486:.L486])" office:value-type="float" office:value="16.5" calcext:value-type="float">
            <text:p>16.5</text:p>
          </table:table-cell>
          <table:table-cell table:formula="of:=AVERAGE([.M486:.N486])" office:value-type="float" office:value="-16.5" calcext:value-type="float">
            <text:p>-16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S486]=1; RANDBETWEEN(4; 7); RANDBETWEEN(1; 5))" office:value-type="float" office:value="6" calcext:value-type="float">
            <text:p>6</text:p>
          </table:table-cell>
          <table:table-cell table:formula="of:=[.S486]*[.T486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15" office:value-type="float" office:value="477" calcext:value-type="float">
            <text:p>477</text:p>
          </table:table-cell>
          <table:table-cell table:style-name="ce17" office:value-type="date" office:date-value="2026-05-02" calcext:value-type="date">
            <text:p>05/02/26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table:formula="of:=[.G487]*[.J487]" office:value-type="float" office:value="403.056669764466" calcext:value-type="float">
            <text:p>403.06</text:p>
          </table:table-cell>
          <table:table-cell table:formula="of:=RANDBETWEEN(2; 10)* RAND()" office:value-type="float" office:value="5.03820837205582" calcext:value-type="float">
            <text:p>5.04</text:p>
          </table:table-cell>
          <table:table-cell table:formula="of:=RANDBETWEEN(7;35)" office:value-type="float" office:value="17" calcext:value-type="float">
            <text:p>17.00</text:p>
          </table:table-cell>
          <table:table-cell table:formula="of:=RANDBETWEEN(7;35)" office:value-type="float" office:value="26" calcext:value-type="float">
            <text:p>26.00</text:p>
          </table:table-cell>
          <table:table-cell table:formula="of:=RANDBETWEEN(-35;-7)" office:value-type="float" office:value="-30" calcext:value-type="float">
            <text:p>-30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487:.L487])" office:value-type="float" office:value="21.5" calcext:value-type="float">
            <text:p>21.5</text:p>
          </table:table-cell>
          <table:table-cell table:formula="of:=AVERAGE([.M487:.N487])" office:value-type="float" office:value="-26.5" calcext:value-type="float">
            <text:p>-26.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487]=1; RANDBETWEEN(4; 7); RANDBETWEEN(1; 5))" office:value-type="float" office:value="4" calcext:value-type="float">
            <text:p>4</text:p>
          </table:table-cell>
          <table:table-cell table:formula="of:=[.S487]*[.T487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15" office:value-type="float" office:value="478" calcext:value-type="float">
            <text:p>478</text:p>
          </table:table-cell>
          <table:table-cell table:style-name="ce17" office:value-type="date" office:date-value="2026-05-03" calcext:value-type="date">
            <text:p>05/03/26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formula="of:=[.G488]*[.J488]" office:value-type="float" office:value="36.3933532941309" calcext:value-type="float">
            <text:p>36.39</text:p>
          </table:table-cell>
          <table:table-cell table:formula="of:=RANDBETWEEN(2; 10)* RAND()" office:value-type="float" office:value="0.330848666310281" calcext:value-type="float">
            <text:p>0.33</text:p>
          </table:table-cell>
          <table:table-cell table:formula="of:=RANDBETWEEN(7;35)" office:value-type="float" office:value="33" calcext:value-type="float">
            <text:p>33.00</text:p>
          </table:table-cell>
          <table:table-cell table:formula="of:=RANDBETWEEN(7;35)" office:value-type="float" office:value="29" calcext:value-type="float">
            <text:p>29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AVERAGE([.K488:.L488])" office:value-type="float" office:value="31" calcext:value-type="float">
            <text:p>31</text:p>
          </table:table-cell>
          <table:table-cell table:formula="of:=AVERAGE([.M488:.N488])"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IF([.S488]=1; RANDBETWEEN(4; 7); RANDBETWEEN(1; 5))" office:value-type="float" office:value="4" calcext:value-type="float">
            <text:p>4</text:p>
          </table:table-cell>
          <table:table-cell table:formula="of:=[.S488]*[.T488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5" office:value-type="float" office:value="480" calcext:value-type="float">
            <text:p>480</text:p>
          </table:table-cell>
          <table:table-cell table:style-name="ce17" office:value-type="date" office:date-value="2026-05-05" calcext:value-type="date">
            <text:p>05/05/26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table:formula="of:=[.G489]*[.J489]" office:value-type="float" office:value="639.429078962664" calcext:value-type="float">
            <text:p>639.43</text:p>
          </table:table-cell>
          <table:table-cell table:formula="of:=RANDBETWEEN(2; 10)* RAND()" office:value-type="float" office:value="8.75930245154335" calcext:value-type="float">
            <text:p>8.76</text:p>
          </table:table-cell>
          <table:table-cell table:formula="of:=RANDBETWEEN(7;35)" office:value-type="float" office:value="30" calcext:value-type="float">
            <text:p>30.00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23" calcext:value-type="float">
            <text:p>-23.00</text:p>
          </table:table-cell>
          <table:table-cell table:formula="of:=AVERAGE([.K489:.L489])" office:value-type="float" office:value="27.5" calcext:value-type="float">
            <text:p>27.5</text:p>
          </table:table-cell>
          <table:table-cell table:formula="of:=AVERAGE([.M489:.N489])" office:value-type="float" office:value="-26" calcext:value-type="float">
            <text:p>-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489]=1; RANDBETWEEN(4; 7); RANDBETWEEN(1; 5))" office:value-type="float" office:value="6" calcext:value-type="float">
            <text:p>6</text:p>
          </table:table-cell>
          <table:table-cell table:formula="of:=[.S489]*[.T489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5" office:value-type="float" office:value="481" calcext:value-type="float">
            <text:p>481</text:p>
          </table:table-cell>
          <table:table-cell table:style-name="ce17" office:value-type="date" office:date-value="2026-05-06" calcext:value-type="date">
            <text:p>05/06/26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table:formula="of:=[.G490]*[.J490]" office:value-type="float" office:value="171.745194413412" calcext:value-type="float">
            <text:p>171.75</text:p>
          </table:table-cell>
          <table:table-cell table:formula="of:=RANDBETWEEN(2; 10)* RAND()" office:value-type="float" office:value="1.30109995767736" calcext:value-type="float">
            <text:p>1.30</text:p>
          </table:table-cell>
          <table:table-cell table:formula="of:=RANDBETWEEN(7;35)" office:value-type="float" office:value="23" calcext:value-type="float">
            <text:p>23.00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AVERAGE([.K490:.L490])" office:value-type="float" office:value="19" calcext:value-type="float">
            <text:p>19</text:p>
          </table:table-cell>
          <table:table-cell table:formula="of:=AVERAGE([.M490:.N490])"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490]=1; RANDBETWEEN(4; 7); RANDBETWEEN(1; 5))" office:value-type="float" office:value="5" calcext:value-type="float">
            <text:p>5</text:p>
          </table:table-cell>
          <table:table-cell table:formula="of:=[.S490]*[.T490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15" office:value-type="float" office:value="484" calcext:value-type="float">
            <text:p>484</text:p>
          </table:table-cell>
          <table:table-cell table:style-name="ce17" office:value-type="date" office:date-value="2026-05-09" calcext:value-type="date">
            <text:p>05/09/26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formula="of:=[.G491]*[.J491]" office:value-type="float" office:value="44.2291734309805" calcext:value-type="float">
            <text:p>44.23</text:p>
          </table:table-cell>
          <table:table-cell table:formula="of:=RANDBETWEEN(2; 10)* RAND()" office:value-type="float" office:value="1.47430578103268" calcext:value-type="float">
            <text:p>1.47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AVERAGE([.K491:.L491])" office:value-type="float" office:value="20" calcext:value-type="float">
            <text:p>20</text:p>
          </table:table-cell>
          <table:table-cell table:formula="of:=AVERAGE([.M491:.N491])" office:value-type="float" office:value="-21" calcext:value-type="float">
            <text:p>-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491]=1; RANDBETWEEN(4; 7); RANDBETWEEN(1; 5))" office:value-type="float" office:value="4" calcext:value-type="float">
            <text:p>4</text:p>
          </table:table-cell>
          <table:table-cell table:formula="of:=[.S491]*[.T491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15" office:value-type="float" office:value="485" calcext:value-type="float">
            <text:p>485</text:p>
          </table:table-cell>
          <table:table-cell table:style-name="ce17" office:value-type="date" office:date-value="2026-05-10" calcext:value-type="date">
            <text:p>05/10/26</text:p>
          </table:table-cell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table:formula="of:=[.G492]*[.J492]" office:value-type="float" office:value="593.698739300354" calcext:value-type="float">
            <text:p>593.70</text:p>
          </table:table-cell>
          <table:table-cell table:formula="of:=RANDBETWEEN(2; 10)* RAND()" office:value-type="float" office:value="6.67077235168938" calcext:value-type="float">
            <text:p>6.67</text:p>
          </table:table-cell>
          <table:table-cell table:formula="of:=RANDBETWEEN(7;35)" office:value-type="float" office:value="25" calcext:value-type="float">
            <text:p>25.00</text:p>
          </table:table-cell>
          <table:table-cell table:formula="of:=RANDBETWEEN(7;35)" office:value-type="float" office:value="35" calcext:value-type="float">
            <text:p>35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RANDBETWEEN(-35;-7)" office:value-type="float" office:value="-19" calcext:value-type="float">
            <text:p>-19.00</text:p>
          </table:table-cell>
          <table:table-cell table:formula="of:=AVERAGE([.K492:.L492])" office:value-type="float" office:value="30" calcext:value-type="float">
            <text:p>30</text:p>
          </table:table-cell>
          <table:table-cell table:formula="of:=AVERAGE([.M492:.N492])" office:value-type="float" office:value="-27" calcext:value-type="float">
            <text:p>-2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S492]=1; RANDBETWEEN(4; 7); RANDBETWEEN(1; 5))" office:value-type="float" office:value="6" calcext:value-type="float">
            <text:p>6</text:p>
          </table:table-cell>
          <table:table-cell table:formula="of:=[.S492]*[.T492]" office:value-type="float" office:value="6" calcext:value-type="float">
            <text:p>6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15" office:value-type="float" office:value="487" calcext:value-type="float">
            <text:p>487</text:p>
          </table:table-cell>
          <table:table-cell table:style-name="ce17" office:value-type="date" office:date-value="2026-05-12" calcext:value-type="date">
            <text:p>05/12/26</text:p>
          </table:table-cell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table:formula="of:=[.G493]*[.J493]" office:value-type="float" office:value="472.70098761415" calcext:value-type="float">
            <text:p>472.70</text:p>
          </table:table-cell>
          <table:table-cell table:formula="of:=RANDBETWEEN(2; 10)* RAND()" office:value-type="float" office:value="6.38785118397501" calcext:value-type="float">
            <text:p>6.39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7;35)" office:value-type="float" office:value="28" calcext:value-type="float">
            <text:p>28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RANDBETWEEN(-35;-7)" office:value-type="float" office:value="-32" calcext:value-type="float">
            <text:p>-32.00</text:p>
          </table:table-cell>
          <table:table-cell table:formula="of:=AVERAGE([.K493:.L493])" office:value-type="float" office:value="21" calcext:value-type="float">
            <text:p>21</text:p>
          </table:table-cell>
          <table:table-cell table:formula="of:=AVERAGE([.M493:.N493])" office:value-type="float" office:value="-19.5" calcext:value-type="float">
            <text:p>-19.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493]=1; RANDBETWEEN(4; 7); RANDBETWEEN(1; 5))" office:value-type="float" office:value="4" calcext:value-type="float">
            <text:p>4</text:p>
          </table:table-cell>
          <table:table-cell table:formula="of:=[.S493]*[.T493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15" office:value-type="float" office:value="490" calcext:value-type="float">
            <text:p>490</text:p>
          </table:table-cell>
          <table:table-cell table:style-name="ce17" office:value-type="date" office:date-value="2026-05-15" calcext:value-type="date">
            <text:p>05/15/26</text:p>
          </table:table-cell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97" calcext:value-type="float">
            <text:p>97</text:p>
          </table:table-cell>
          <table:table-cell table:formula="of:=[.G494]*[.J494]" office:value-type="float" office:value="32.3257121999378" calcext:value-type="float">
            <text:p>32.33</text:p>
          </table:table-cell>
          <table:table-cell table:formula="of:=RANDBETWEEN(2; 10)* RAND()" office:value-type="float" office:value="0.212669159210117" calcext:value-type="float">
            <text:p>0.21</text:p>
          </table:table-cell>
          <table:table-cell table:formula="of:=RANDBETWEEN(7;35)" office:value-type="float" office:value="13" calcext:value-type="float">
            <text:p>13.00</text:p>
          </table:table-cell>
          <table:table-cell table:formula="of:=RANDBETWEEN(7;35)" office:value-type="float" office:value="12" calcext:value-type="float">
            <text:p>12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AVERAGE([.K494:.L494])" office:value-type="float" office:value="12.5" calcext:value-type="float">
            <text:p>12.5</text:p>
          </table:table-cell>
          <table:table-cell table:formula="of:=AVERAGE([.M494:.N494])" office:value-type="float" office:value="-20.5" calcext:value-type="float">
            <text:p>-20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494]=1; RANDBETWEEN(4; 7); RANDBETWEEN(1; 5))" office:value-type="float" office:value="1" calcext:value-type="float">
            <text:p>1</text:p>
          </table:table-cell>
          <table:table-cell table:formula="of:=[.S494]*[.T494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15" office:value-type="float" office:value="491" calcext:value-type="float">
            <text:p>491</text:p>
          </table:table-cell>
          <table:table-cell table:style-name="ce17" office:value-type="date" office:date-value="2026-05-16" calcext:value-type="date">
            <text:p>05/16/26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table:formula="of:=[.G495]*[.J495]" office:value-type="float" office:value="85.3544624055896" calcext:value-type="float">
            <text:p>85.35</text:p>
          </table:table-cell>
          <table:table-cell table:formula="of:=RANDBETWEEN(2; 10)* RAND()" office:value-type="float" office:value="0.812899641957996" calcext:value-type="float">
            <text:p>0.81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7;35)" office:value-type="float" office:value="16" calcext:value-type="float">
            <text:p>16.00</text:p>
          </table:table-cell>
          <table:table-cell table:formula="of:=RANDBETWEEN(-35;-7)" office:value-type="float" office:value="-14" calcext:value-type="float">
            <text:p>-14.00</text:p>
          </table:table-cell>
          <table:table-cell table:formula="of:=RANDBETWEEN(-35;-7)" office:value-type="float" office:value="-21" calcext:value-type="float">
            <text:p>-21.00</text:p>
          </table:table-cell>
          <table:table-cell table:formula="of:=AVERAGE([.K495:.L495])" office:value-type="float" office:value="18.5" calcext:value-type="float">
            <text:p>18.5</text:p>
          </table:table-cell>
          <table:table-cell table:formula="of:=AVERAGE([.M495:.N495])" office:value-type="float" office:value="-17.5" calcext:value-type="float">
            <text:p>-17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495]=1; RANDBETWEEN(4; 7); RANDBETWEEN(1; 5))" office:value-type="float" office:value="5" calcext:value-type="float">
            <text:p>5</text:p>
          </table:table-cell>
          <table:table-cell table:formula="of:=[.S495]*[.T495]" office:value-type="float" office:value="-5" calcext:value-type="float">
            <text:p>-5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15" office:value-type="float" office:value="492" calcext:value-type="float">
            <text:p>492</text:p>
          </table:table-cell>
          <table:table-cell table:style-name="ce17" office:value-type="date" office:date-value="2026-05-17" calcext:value-type="date">
            <text:p>05/17/26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table:formula="of:=[.G496]*[.J496]" office:value-type="float" office:value="164.33926247789" calcext:value-type="float">
            <text:p>164.34</text:p>
          </table:table-cell>
          <table:table-cell table:formula="of:=RANDBETWEEN(2; 10)* RAND()" office:value-type="float" office:value="1.71186731747802" calcext:value-type="float">
            <text:p>1.71</text:p>
          </table:table-cell>
          <table:table-cell table:formula="of:=RANDBETWEEN(7;35)" office:value-type="float" office:value="22" calcext:value-type="float">
            <text:p>22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RANDBETWEEN(-35;-7)" office:value-type="float" office:value="-35" calcext:value-type="float">
            <text:p>-35.00</text:p>
          </table:table-cell>
          <table:table-cell table:formula="of:=AVERAGE([.K496:.L496])" office:value-type="float" office:value="16.5" calcext:value-type="float">
            <text:p>16.5</text:p>
          </table:table-cell>
          <table:table-cell table:formula="of:=AVERAGE([.M496:.N496])" office:value-type="float" office:value="-30.5" calcext:value-type="float">
            <text:p>-3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496]=1; RANDBETWEEN(4; 7); RANDBETWEEN(1; 5))" office:value-type="float" office:value="7" calcext:value-type="float">
            <text:p>7</text:p>
          </table:table-cell>
          <table:table-cell table:formula="of:=[.S496]*[.T496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15" office:value-type="float" office:value="493" calcext:value-type="float">
            <text:p>493</text:p>
          </table:table-cell>
          <table:table-cell table:style-name="ce17" office:value-type="date" office:date-value="2026-05-18" calcext:value-type="date">
            <text:p>05/18/26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table:formula="of:=[.G497]*[.J497]" office:value-type="float" office:value="48.7817240394714" calcext:value-type="float">
            <text:p>48.78</text:p>
          </table:table-cell>
          <table:table-cell table:formula="of:=RANDBETWEEN(2; 10)* RAND()" office:value-type="float" office:value="0.554337773175811" calcext:value-type="float">
            <text:p>0.55</text:p>
          </table:table-cell>
          <table:table-cell table:formula="of:=RANDBETWEEN(7;35)" office:value-type="float" office:value="18" calcext:value-type="float">
            <text:p>18.00</text:p>
          </table:table-cell>
          <table:table-cell table:formula="of:=RANDBETWEEN(7;35)" office:value-type="float" office:value="14" calcext:value-type="float">
            <text:p>14.00</text:p>
          </table:table-cell>
          <table:table-cell table:formula="of:=RANDBETWEEN(-35;-7)" office:value-type="float" office:value="-13" calcext:value-type="float">
            <text:p>-13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AVERAGE([.K497:.L497])" office:value-type="float" office:value="16" calcext:value-type="float">
            <text:p>16</text:p>
          </table:table-cell>
          <table:table-cell table:formula="of:=AVERAGE([.M497:.N497])" office:value-type="float" office:value="-12.5" calcext:value-type="float">
            <text:p>-12.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S497]=1; RANDBETWEEN(4; 7); RANDBETWEEN(1; 5))" office:value-type="float" office:value="4" calcext:value-type="float">
            <text:p>4</text:p>
          </table:table-cell>
          <table:table-cell table:formula="of:=[.S497]*[.T497]" office:value-type="float" office:value="4" calcext:value-type="float">
            <text:p>4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15" office:value-type="float" office:value="494" calcext:value-type="float">
            <text:p>494</text:p>
          </table:table-cell>
          <table:table-cell table:style-name="ce17" office:value-type="date" office:date-value="2026-05-19" calcext:value-type="date">
            <text:p>05/19/26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formula="of:=[.G498]*[.J498]" office:value-type="float" office:value="423.344420975963" calcext:value-type="float">
            <text:p>423.34</text:p>
          </table:table-cell>
          <table:table-cell table:formula="of:=RANDBETWEEN(2; 10)* RAND()" office:value-type="float" office:value="6.13542639095599" calcext:value-type="float">
            <text:p>6.14</text:p>
          </table:table-cell>
          <table:table-cell table:formula="of:=RANDBETWEEN(7;35)" office:value-type="float" office:value="15" calcext:value-type="float">
            <text:p>15.00</text:p>
          </table:table-cell>
          <table:table-cell table:formula="of:=RANDBETWEEN(7;35)" office:value-type="float" office:value="11" calcext:value-type="float">
            <text:p>11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RANDBETWEEN(-35;-7)" office:value-type="float" office:value="-27" calcext:value-type="float">
            <text:p>-27.00</text:p>
          </table:table-cell>
          <table:table-cell table:formula="of:=AVERAGE([.K498:.L498])" office:value-type="float" office:value="13" calcext:value-type="float">
            <text:p>13</text:p>
          </table:table-cell>
          <table:table-cell table:formula="of:=AVERAGE([.M498:.N498])" office:value-type="float" office:value="-27" calcext:value-type="float">
            <text:p>-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S498]=1; RANDBETWEEN(4; 7); RANDBETWEEN(1; 5))" office:value-type="float" office:value="7" calcext:value-type="float">
            <text:p>7</text:p>
          </table:table-cell>
          <table:table-cell table:formula="of:=[.S498]*[.T498]" office:value-type="float" office:value="7" calcext:value-type="float">
            <text:p>7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5" office:value-type="float" office:value="497" calcext:value-type="float">
            <text:p>497</text:p>
          </table:table-cell>
          <table:table-cell table:style-name="ce17" office:value-type="date" office:date-value="2026-05-22" calcext:value-type="date">
            <text:p>05/22/26</text:p>
          </table:table-cell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table:formula="of:=[.G499]*[.J499]" office:value-type="float" office:value="397.060781262702" calcext:value-type="float">
            <text:p>397.06</text:p>
          </table:table-cell>
          <table:table-cell table:formula="of:=RANDBETWEEN(2; 10)* RAND()" office:value-type="float" office:value="6.84587553901211" calcext:value-type="float">
            <text:p>6.85</text:p>
          </table:table-cell>
          <table:table-cell table:formula="of:=RANDBETWEEN(7;35)" office:value-type="float" office:value="32" calcext:value-type="float">
            <text:p>32.00</text:p>
          </table:table-cell>
          <table:table-cell table:formula="of:=RANDBETWEEN(7;35)" office:value-type="float" office:value="20" calcext:value-type="float">
            <text:p>20.00</text:p>
          </table:table-cell>
          <table:table-cell table:formula="of:=RANDBETWEEN(-35;-7)" office:value-type="float" office:value="-26" calcext:value-type="float">
            <text:p>-26.00</text:p>
          </table:table-cell>
          <table:table-cell table:formula="of:=RANDBETWEEN(-35;-7)" office:value-type="float" office:value="-16" calcext:value-type="float">
            <text:p>-16.00</text:p>
          </table:table-cell>
          <table:table-cell table:formula="of:=AVERAGE([.K499:.L499])" office:value-type="float" office:value="26" calcext:value-type="float">
            <text:p>26</text:p>
          </table:table-cell>
          <table:table-cell table:formula="of:=AVERAGE([.M499:.N499])"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F([.S499]=1; RANDBETWEEN(4; 7); RANDBETWEEN(1; 5))" office:value-type="float" office:value="2" calcext:value-type="float">
            <text:p>2</text:p>
          </table:table-cell>
          <table:table-cell table:formula="of:=[.S499]*[.T499]" office:value-type="float" office:value="-2" calcext:value-type="float">
            <text:p>-2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15" office:value-type="float" office:value="498" calcext:value-type="float">
            <text:p>498</text:p>
          </table:table-cell>
          <table:table-cell table:style-name="ce17" office:value-type="date" office:date-value="2026-05-23" calcext:value-type="date">
            <text:p>05/23/26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table:formula="of:=[.G500]*[.J500]" office:value-type="float" office:value="384.051527954363" calcext:value-type="float">
            <text:p>384.05</text:p>
          </table:table-cell>
          <table:table-cell table:formula="of:=RANDBETWEEN(2; 10)* RAND()" office:value-type="float" office:value="3.12237014597043" calcext:value-type="float">
            <text:p>3.12</text:p>
          </table:table-cell>
          <table:table-cell table:formula="of:=RANDBETWEEN(7;35)" office:value-type="float" office:value="34" calcext:value-type="float">
            <text:p>34.00</text:p>
          </table:table-cell>
          <table:table-cell table:formula="of:=RANDBETWEEN(7;35)" office:value-type="float" office:value="21" calcext:value-type="float">
            <text:p>21.00</text:p>
          </table:table-cell>
          <table:table-cell table:formula="of:=RANDBETWEEN(-35;-7)" office:value-type="float" office:value="-12" calcext:value-type="float">
            <text:p>-12.00</text:p>
          </table:table-cell>
          <table:table-cell table:formula="of:=RANDBETWEEN(-35;-7)" office:value-type="float" office:value="-8" calcext:value-type="float">
            <text:p>-8.00</text:p>
          </table:table-cell>
          <table:table-cell table:formula="of:=AVERAGE([.K500:.L500])" office:value-type="float" office:value="27.5" calcext:value-type="float">
            <text:p>27.5</text:p>
          </table:table-cell>
          <table:table-cell table:formula="of:=AVERAGE([.M500:.N500])"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F([.S500]=1; RANDBETWEEN(4; 7); RANDBETWEEN(1; 5))" office:value-type="float" office:value="1" calcext:value-type="float">
            <text:p>1</text:p>
          </table:table-cell>
          <table:table-cell table:formula="of:=[.S500]*[.T500]" office:value-type="float" office:value="-1" calcext:value-type="float">
            <text:p>-1</text:p>
          </table:table-cell>
          <table:table-cell table:number-columns-repeated="42"/>
          <table:table-cell table:style-name="ce7" table:number-columns-repeated="16321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15" office:value-type="float" office:value="499" calcext:value-type="float">
            <text:p>499</text:p>
          </table:table-cell>
          <table:table-cell table:style-name="ce17" office:value-type="date" office:date-value="2026-05-24" calcext:value-type="date">
            <text:p>05/24/26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table:formula="of:=[.G501]*[.J501]" office:value-type="float" office:value="230.179325864955" calcext:value-type="float">
            <text:p>230.18</text:p>
          </table:table-cell>
          <table:table-cell table:formula="of:=RANDBETWEEN(2; 10)* RAND()" office:value-type="float" office:value="3.90134450618568" calcext:value-type="float">
            <text:p>3.90</text:p>
          </table:table-cell>
          <table:table-cell table:formula="of:=RANDBETWEEN(7;35)" office:value-type="float" office:value="27" calcext:value-type="float">
            <text:p>27.00</text:p>
          </table:table-cell>
          <table:table-cell table:formula="of:=RANDBETWEEN(7;35)" office:value-type="float" office:value="10" calcext:value-type="float">
            <text:p>10.00</text:p>
          </table:table-cell>
          <table:table-cell table:formula="of:=RANDBETWEEN(-35;-7)" office:value-type="float" office:value="-29" calcext:value-type="float">
            <text:p>-29.00</text:p>
          </table:table-cell>
          <table:table-cell table:formula="of:=RANDBETWEEN(-35;-7)" office:value-type="float" office:value="-7" calcext:value-type="float">
            <text:p>-7.00</text:p>
          </table:table-cell>
          <table:table-cell table:formula="of:=AVERAGE([.K501:.L501])" office:value-type="float" office:value="18.5" calcext:value-type="float">
            <text:p>18.5</text:p>
          </table:table-cell>
          <table:table-cell table:formula="of:=AVERAGE([.M501:.N501])"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S501]=1; RANDBETWEEN(4; 7); RANDBETWEEN(1; 5))" office:value-type="float" office:value="4" calcext:value-type="float">
            <text:p>4</text:p>
          </table:table-cell>
          <table:table-cell table:formula="of:=[.S501]*[.T501]" office:value-type="float" office:value="-4" calcext:value-type="float">
            <text:p>-4</text:p>
          </table:table-cell>
          <table:table-cell table:number-columns-repeated="42"/>
          <table:table-cell table:style-name="ce7" table:number-columns-repeated="16321"/>
        </table:table-row>
        <table:table-row table:style-name="ro1" table:number-rows-repeated="1048074">
          <table:table-cell table:number-columns-repeated="63"/>
          <table:table-cell table:style-name="ce7" table:number-columns-repeated="16321"/>
        </table:table-row>
        <table:table-row table:style-name="ro1">
          <table:table-cell table:number-columns-repeated="63"/>
          <table:table-cell table:style-name="ce7" table:number-columns-repeated="16321"/>
        </table:table-row>
      </table:table>
      <table:named-expressions/>
      <table:database-ranges>
        <table:database-range table:name="__Anonymous_Sheet_DB__0" table:target-range-address="GENERAL.A1:GENERAL.BD50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0119" number:language="en" number:country="GB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 style:data-style-name="N2" text:time-value="13:12:19.6854584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9T09:08:11.850453083</meta:creation-date>
    <meta:editing-duration>PT4H7M12S</meta:editing-duration>
    <meta:editing-cycles>37</meta:editing-cycles>
    <meta:generator>LibreOffice/25.8.1.1$Linux_X86_64 LibreOffice_project/54047653041915e595ad4e45cccea684809c77b5</meta:generator>
    <dc:date>2026-01-01T13:19:06.837787406</dc:date>
    <meta:document-statistic meta:table-count="1" meta:cell-count="10556" meta:object-count="0"/>
  </office:meta>
</office:document-meta>
</file>